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591cm" fo:margin-left="0.175cm" fo:margin-top="0cm" fo:margin-bottom="0cm" table:align="left" style:writing-mode="lr-tb"/>
    </style:style>
    <style:style style:name="Table1.A" style:family="table-column">
      <style:table-column-properties style:column-width="2.372cm"/>
    </style:style>
    <style:style style:name="Table1.B" style:family="table-column">
      <style:table-column-properties style:column-width="2.044cm"/>
    </style:style>
    <style:style style:name="Table1.C" style:family="table-column">
      <style:table-column-properties style:column-width="1.997cm"/>
    </style:style>
    <style:style style:name="Table1.D" style:family="table-column">
      <style:table-column-properties style:column-width="8.684cm"/>
    </style:style>
    <style:style style:name="Table1.E" style:family="table-column">
      <style:table-column-properties style:column-width="3.494cm"/>
    </style:style>
    <style:style style:name="Table1.1" style:family="table-row">
      <style:table-row-properties style:row-height="1.588cm" fo:keep-together="auto"/>
    </style:style>
    <style:style style:name="Table1.A1" style:family="table-cell">
      <style:table-cell-properties fo:padding-left="0.012cm" fo:padding-right="0cm" fo:padding-top="0cm" fo:padding-bottom="0cm" fo:border-left="0.75pt solid #7f7f7f" fo:border-right="0.1pt solid #7f7f7f" fo:border-top="0.75pt solid #7f7f7f" fo:border-bottom="0.1pt solid #7f7f7f"/>
    </style:style>
    <style:style style:name="Table1.B1" style:family="table-cell">
      <style:table-cell-properties fo:padding-left="0.012cm" fo:padding-right="0cm" fo:padding-top="0cm" fo:padding-bottom="0cm" fo:border-left="0.1pt solid #7f7f7f" fo:border-right="0.1pt solid #7f7f7f" fo:border-top="0.75pt solid #7f7f7f" fo:border-bottom="0.1pt solid #7f7f7f"/>
    </style:style>
    <style:style style:name="Table1.E1" style:family="table-cell">
      <style:table-cell-properties fo:padding-left="0.012cm" fo:padding-right="0cm" fo:padding-top="0cm" fo:padding-bottom="0cm" fo:border-left="0.1pt solid #7f7f7f" fo:border-right="0.75pt solid #7f7f7f" fo:border-top="0.75pt solid #7f7f7f" fo:border-bottom="0.1pt solid #7f7f7f"/>
    </style:style>
    <style:style style:name="Table1.2" style:family="table-row">
      <style:table-row-properties style:row-height="1.573cm" fo:keep-together="auto"/>
    </style:style>
    <style:style style:name="Table1.A2" style:family="table-cell">
      <style:table-cell-properties fo:padding-left="0.012cm" fo:padding-right="0cm" fo:padding-top="0cm" fo:padding-bottom="0cm" fo:border-left="0.75pt solid #7f7f7f" fo:border-right="0.1pt solid #7f7f7f" fo:border-top="0.1pt solid #7f7f7f" fo:border-bottom="0.1pt solid #7f7f7f"/>
    </style:style>
    <style:style style:name="Table1.B2" style:family="table-cell">
      <style:table-cell-properties fo:padding-left="0.012cm" fo:padding-right="0cm" fo:padding-top="0cm" fo:padding-bottom="0cm" fo:border="0.1pt solid #7f7f7f"/>
    </style:style>
    <style:style style:name="Table1.E2" style:family="table-cell">
      <style:table-cell-properties fo:padding-left="0.012cm" fo:padding-right="0cm" fo:padding-top="0cm" fo:padding-bottom="0cm" fo:border-left="0.1pt solid #7f7f7f" fo:border-right="0.75pt solid #7f7f7f" fo:border-top="0.1pt solid #7f7f7f" fo:border-bottom="0.1pt solid #7f7f7f"/>
    </style:style>
    <style:style style:name="Table1.4" style:family="table-row">
      <style:table-row-properties style:row-height="1.584cm" fo:keep-together="auto"/>
    </style:style>
    <style:style style:name="Table1.A4" style:family="table-cell">
      <style:table-cell-properties fo:padding-left="0.012cm" fo:padding-right="0cm" fo:padding-top="0cm" fo:padding-bottom="0cm" fo:border-left="0.75pt solid #7f7f7f" fo:border-right="0.1pt solid #7f7f7f" fo:border-top="0.1pt solid #7f7f7f" fo:border-bottom="0.75pt solid #7f7f7f"/>
    </style:style>
    <style:style style:name="Table1.B4" style:family="table-cell">
      <style:table-cell-properties fo:padding-left="0.012cm" fo:padding-right="0cm" fo:padding-top="0cm" fo:padding-bottom="0cm" fo:border-left="0.1pt solid #7f7f7f" fo:border-right="0.1pt solid #7f7f7f" fo:border-top="0.1pt solid #7f7f7f" fo:border-bottom="0.75pt solid #7f7f7f"/>
    </style:style>
    <style:style style:name="Table1.E4" style:family="table-cell">
      <style:table-cell-properties fo:padding-left="0.012cm" fo:padding-right="0cm" fo:padding-top="0cm" fo:padding-bottom="0cm" fo:border-left="0.1pt solid #7f7f7f" fo:border-right="0.75pt solid #7f7f7f" fo:border-top="0.1pt solid #7f7f7f" fo:border-bottom="0.75pt solid #7f7f7f"/>
    </style:style>
    <style:style style:name="Table2" style:family="table">
      <style:table-properties style:width="18.591cm" fo:margin-left="0.175cm" fo:margin-top="0cm" fo:margin-bottom="0cm" table:align="left" style:writing-mode="lr-tb"/>
    </style:style>
    <style:style style:name="Table2.A" style:family="table-column">
      <style:table-column-properties style:column-width="0.695cm"/>
    </style:style>
    <style:style style:name="Table2.B" style:family="table-column">
      <style:table-column-properties style:column-width="4.935cm"/>
    </style:style>
    <style:style style:name="Table2.C" style:family="table-column">
      <style:table-column-properties style:column-width="12.961cm"/>
    </style:style>
    <style:style style:name="Table2.1" style:family="table-row">
      <style:table-row-properties style:row-height="1.101cm" fo:keep-together="auto"/>
    </style:style>
    <style:style style:name="Table2.A1" style:family="table-cell">
      <style:table-cell-properties fo:padding-left="0.012cm" fo:padding-right="0cm" fo:padding-top="0cm" fo:padding-bottom="0cm" fo:border-left="0.75pt solid #7f7f7f" fo:border-right="0.1pt solid #7f7f7f" fo:border-top="0.75pt solid #7f7f7f" fo:border-bottom="0.1pt solid #7f7f7f"/>
    </style:style>
    <style:style style:name="Table2.B1" style:family="table-cell">
      <style:table-cell-properties fo:padding-left="0.012cm" fo:padding-right="0cm" fo:padding-top="0cm" fo:padding-bottom="0cm" fo:border-left="0.1pt solid #7f7f7f" fo:border-right="0.1pt solid #7f7f7f" fo:border-top="0.75pt solid #7f7f7f" fo:border-bottom="0.1pt solid #7f7f7f"/>
    </style:style>
    <style:style style:name="Table2.C1" style:family="table-cell">
      <style:table-cell-properties fo:padding-left="0.012cm" fo:padding-right="0cm" fo:padding-top="0cm" fo:padding-bottom="0cm" fo:border-left="0.1pt solid #7f7f7f" fo:border-right="0.75pt solid #7f7f7f" fo:border-top="0.75pt solid #7f7f7f" fo:border-bottom="0.1pt solid #7f7f7f"/>
    </style:style>
    <style:style style:name="Table2.2" style:family="table-row">
      <style:table-row-properties style:row-height="3.034cm" fo:keep-together="auto"/>
    </style:style>
    <style:style style:name="Table2.A2" style:family="table-cell">
      <style:table-cell-properties fo:padding-left="0.012cm" fo:padding-right="0cm" fo:padding-top="0cm" fo:padding-bottom="0cm" fo:border-left="0.75pt solid #7f7f7f" fo:border-right="0.1pt solid #7f7f7f" fo:border-top="0.1pt solid #7f7f7f" fo:border-bottom="0.1pt solid #7f7f7f"/>
    </style:style>
    <style:style style:name="Table2.B2" style:family="table-cell">
      <style:table-cell-properties fo:padding-left="0.012cm" fo:padding-right="0cm" fo:padding-top="0cm" fo:padding-bottom="0cm" fo:border="0.1pt solid #7f7f7f"/>
    </style:style>
    <style:style style:name="Table2.C2" style:family="table-cell">
      <style:table-cell-properties fo:padding-left="0.012cm" fo:padding-right="0cm" fo:padding-top="0cm" fo:padding-bottom="0cm" fo:border-left="0.1pt solid #7f7f7f" fo:border-right="0.75pt solid #7f7f7f" fo:border-top="0.1pt solid #7f7f7f" fo:border-bottom="0.1pt solid #7f7f7f"/>
    </style:style>
    <style:style style:name="Table2.3" style:family="table-row">
      <style:table-row-properties style:row-height="0.586cm" fo:keep-together="auto"/>
    </style:style>
    <style:style style:name="Table3" style:family="table" style:master-page-name="Converted1">
      <style:table-properties style:width="18.591cm" fo:margin-left="0.185cm" fo:margin-top="0cm" fo:margin-bottom="0cm" style:page-number="auto" table:align="left" style:writing-mode="lr-tb"/>
    </style:style>
    <style:style style:name="Table3.A" style:family="table-column">
      <style:table-column-properties style:column-width="0.695cm"/>
    </style:style>
    <style:style style:name="Table3.B" style:family="table-column">
      <style:table-column-properties style:column-width="4.935cm"/>
    </style:style>
    <style:style style:name="Table3.C" style:family="table-column">
      <style:table-column-properties style:column-width="12.961cm"/>
    </style:style>
    <style:style style:name="Table3.1" style:family="table-row">
      <style:table-row-properties style:row-height="1.087cm" fo:keep-together="auto"/>
    </style:style>
    <style:style style:name="Table3.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3.B1" style:family="table-cell">
      <style:table-cell-properties fo:padding-left="0.002cm" fo:padding-right="0cm" fo:padding-top="0cm" fo:padding-bottom="0cm" fo:border="0.1pt solid #7f7f7f"/>
    </style:style>
    <style:style style:name="Table3.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3.2" style:family="table-row">
      <style:table-row-properties style:row-height="2.06cm" fo:keep-together="auto"/>
    </style:style>
    <style:style style:name="Table3.5" style:family="table-row">
      <style:table-row-properties style:row-height="4.981cm" fo:keep-together="auto"/>
    </style:style>
    <style:style style:name="Table3.6" style:family="table-row">
      <style:table-row-properties style:row-height="5.468cm" fo:keep-together="auto"/>
    </style:style>
    <style:style style:name="Table3.7" style:family="table-row">
      <style:table-row-properties style:row-height="7.426cm" fo:keep-together="auto"/>
    </style:style>
    <style:style style:name="Table3.A7" style:family="table-cell">
      <style:table-cell-properties fo:padding-left="0.002cm" fo:padding-right="0cm" fo:padding-top="0cm" fo:padding-bottom="0cm" fo:border-left="0.75pt solid #7f7f7f" fo:border-right="0.1pt solid #7f7f7f" fo:border-top="0.1pt solid #7f7f7f" fo:border-bottom="0.75pt solid #7f7f7f"/>
    </style:style>
    <style:style style:name="Table3.B7" style:family="table-cell">
      <style:table-cell-properties fo:padding-left="0.002cm" fo:padding-right="0cm" fo:padding-top="0cm" fo:padding-bottom="0cm" fo:border-left="0.1pt solid #7f7f7f" fo:border-right="0.1pt solid #7f7f7f" fo:border-top="0.1pt solid #7f7f7f" fo:border-bottom="0.75pt solid #7f7f7f"/>
    </style:style>
    <style:style style:name="Table3.C7" style:family="table-cell">
      <style:table-cell-properties fo:padding-left="0.002cm" fo:padding-right="0cm" fo:padding-top="0cm" fo:padding-bottom="0cm" fo:border-left="0.1pt solid #7f7f7f" fo:border-right="0.75pt solid #7f7f7f" fo:border-top="0.1pt solid #7f7f7f" fo:border-bottom="0.75pt solid #7f7f7f"/>
    </style:style>
    <style:style style:name="Table4" style:family="table">
      <style:table-properties style:width="18.591cm" fo:margin-left="0.175cm" fo:margin-top="0cm" fo:margin-bottom="0cm" table:align="left" style:writing-mode="lr-tb"/>
    </style:style>
    <style:style style:name="Table4.A" style:family="table-column">
      <style:table-column-properties style:column-width="0.903cm"/>
    </style:style>
    <style:style style:name="Table4.B" style:family="table-column">
      <style:table-column-properties style:column-width="4.256cm"/>
    </style:style>
    <style:style style:name="Table4.C" style:family="table-column">
      <style:table-column-properties style:column-width="13.432cm"/>
    </style:style>
    <style:style style:name="Table4.1" style:family="table-row">
      <style:table-row-properties style:row-height="1.101cm" fo:keep-together="auto"/>
    </style:style>
    <style:style style:name="Table4.A1" style:family="table-cell">
      <style:table-cell-properties fo:padding-left="0.012cm" fo:padding-right="0cm" fo:padding-top="0cm" fo:padding-bottom="0cm" fo:border-left="0.75pt solid #7f7f7f" fo:border-right="0.1pt solid #7f7f7f" fo:border-top="0.75pt solid #7f7f7f" fo:border-bottom="0.1pt solid #7f7f7f"/>
    </style:style>
    <style:style style:name="Table4.B1" style:family="table-cell">
      <style:table-cell-properties fo:padding-left="0.012cm" fo:padding-right="0cm" fo:padding-top="0cm" fo:padding-bottom="0cm" fo:border-left="0.1pt solid #7f7f7f" fo:border-right="0.1pt solid #7f7f7f" fo:border-top="0.75pt solid #7f7f7f" fo:border-bottom="0.1pt solid #7f7f7f"/>
    </style:style>
    <style:style style:name="Table4.C1" style:family="table-cell">
      <style:table-cell-properties fo:padding-left="0.012cm" fo:padding-right="0cm" fo:padding-top="0cm" fo:padding-bottom="0cm" fo:border-left="0.1pt solid #7f7f7f" fo:border-right="0.75pt solid #7f7f7f" fo:border-top="0.75pt solid #7f7f7f" fo:border-bottom="0.1pt solid #7f7f7f"/>
    </style:style>
    <style:style style:name="Table4.2" style:family="table-row">
      <style:table-row-properties style:row-height="0.586cm" fo:keep-together="auto"/>
    </style:style>
    <style:style style:name="Table4.A2" style:family="table-cell">
      <style:table-cell-properties fo:padding-left="0.012cm" fo:padding-right="0cm" fo:padding-top="0cm" fo:padding-bottom="0cm" fo:border-left="0.75pt solid #7f7f7f" fo:border-right="0.1pt solid #7f7f7f" fo:border-top="0.1pt solid #7f7f7f" fo:border-bottom="0.1pt solid #7f7f7f"/>
    </style:style>
    <style:style style:name="Table4.B2" style:family="table-cell">
      <style:table-cell-properties fo:padding-left="0.012cm" fo:padding-right="0cm" fo:padding-top="0cm" fo:padding-bottom="0cm" fo:border="0.1pt solid #7f7f7f"/>
    </style:style>
    <style:style style:name="Table4.C2" style:family="table-cell">
      <style:table-cell-properties fo:padding-left="0.012cm" fo:padding-right="0cm" fo:padding-top="0cm" fo:padding-bottom="0cm" fo:border-left="0.1pt solid #7f7f7f" fo:border-right="0.75pt solid #7f7f7f" fo:border-top="0.1pt solid #7f7f7f" fo:border-bottom="0.1pt solid #7f7f7f"/>
    </style:style>
    <style:style style:name="Table5" style:family="table" style:master-page-name="Converted2">
      <style:table-properties style:width="18.591cm" fo:margin-left="0.185cm" fo:margin-top="0cm" fo:margin-bottom="0cm" style:page-number="auto" table:align="left" style:writing-mode="lr-tb"/>
    </style:style>
    <style:style style:name="Table5.A" style:family="table-column">
      <style:table-column-properties style:column-width="0.903cm"/>
    </style:style>
    <style:style style:name="Table5.B" style:family="table-column">
      <style:table-column-properties style:column-width="4.256cm"/>
    </style:style>
    <style:style style:name="Table5.C" style:family="table-column">
      <style:table-column-properties style:column-width="13.432cm"/>
    </style:style>
    <style:style style:name="Table5.1" style:family="table-row">
      <style:table-row-properties style:row-height="4.008cm" fo:keep-together="auto"/>
    </style:style>
    <style:style style:name="Table5.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5.B1" style:family="table-cell">
      <style:table-cell-properties fo:padding-left="0.002cm" fo:padding-right="0cm" fo:padding-top="0cm" fo:padding-bottom="0cm" fo:border="0.1pt solid #7f7f7f"/>
    </style:style>
    <style:style style:name="Table5.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5.2" style:family="table-row">
      <style:table-row-properties style:row-height="0.542cm" fo:keep-together="auto"/>
    </style:style>
    <style:style style:name="Table5.A2" style:family="table-cell">
      <style:table-cell-properties fo:padding-left="0.002cm" fo:padding-right="0cm" fo:padding-top="0cm" fo:padding-bottom="0cm" fo:border-left="0.75pt solid #7f7f7f" fo:border-right="0.1pt solid #7f7f7f" fo:border-top="0.1pt solid #7f7f7f" fo:border-bottom="none"/>
    </style:style>
    <style:style style:name="Table5.B2" style:family="table-cell">
      <style:table-cell-properties fo:padding-left="0.002cm" fo:padding-right="0cm" fo:padding-top="0cm" fo:padding-bottom="0cm" fo:border-left="0.1pt solid #7f7f7f" fo:border-right="0.1pt solid #7f7f7f" fo:border-top="0.1pt solid #7f7f7f" fo:border-bottom="none"/>
    </style:style>
    <style:style style:name="Table5.C2" style:family="table-cell">
      <style:table-cell-properties fo:padding-left="0.002cm" fo:padding-right="0cm" fo:padding-top="0cm" fo:padding-bottom="0cm" fo:border-left="0.1pt solid #7f7f7f" fo:border-right="0.75pt solid #7f7f7f" fo:border-top="0.1pt solid #7f7f7f" fo:border-bottom="none"/>
    </style:style>
    <style:style style:name="Table5.3" style:family="table-row">
      <style:table-row-properties style:row-height="0.487cm" fo:keep-together="auto"/>
    </style:style>
    <style:style style:name="Table5.A3" style:family="table-cell">
      <style:table-cell-properties fo:padding-left="0.002cm" fo:padding-right="0cm" fo:padding-top="0cm" fo:padding-bottom="0cm" fo:border-left="0.75pt solid #7f7f7f" fo:border-right="0.1pt solid #7f7f7f" fo:border-top="none" fo:border-bottom="none"/>
    </style:style>
    <style:style style:name="Table5.B3" style:family="table-cell">
      <style:table-cell-properties fo:padding-left="0.002cm" fo:padding-right="0cm" fo:padding-top="0cm" fo:padding-bottom="0cm" fo:border-left="0.1pt solid #7f7f7f" fo:border-right="0.1pt solid #7f7f7f" fo:border-top="none" fo:border-bottom="none"/>
    </style:style>
    <style:style style:name="Table5.C3" style:family="table-cell">
      <style:table-cell-properties fo:padding-left="0.002cm" fo:padding-right="0cm" fo:padding-top="0cm" fo:padding-bottom="0cm" fo:border-left="0.1pt solid #7f7f7f" fo:border-right="0.75pt solid #7f7f7f" fo:border-top="none" fo:border-bottom="none"/>
    </style:style>
    <style:style style:name="Table5.19" style:family="table-row">
      <style:table-row-properties style:row-height="3.895cm" fo:keep-together="auto"/>
    </style:style>
    <style:style style:name="Table5.36" style:family="table-row">
      <style:table-row-properties style:row-height="1.032cm" fo:keep-together="auto"/>
    </style:style>
    <style:style style:name="Table5.A36" style:family="table-cell">
      <style:table-cell-properties fo:padding-left="0.002cm" fo:padding-right="0cm" fo:padding-top="0cm" fo:padding-bottom="0cm" fo:border-left="0.75pt solid #7f7f7f" fo:border-right="0.1pt solid #7f7f7f" fo:border-top="none" fo:border-bottom="0.1pt solid #7f7f7f"/>
    </style:style>
    <style:style style:name="Table5.B36" style:family="table-cell">
      <style:table-cell-properties fo:padding-left="0.002cm" fo:padding-right="0cm" fo:padding-top="0cm" fo:padding-bottom="0cm" fo:border-left="0.1pt solid #7f7f7f" fo:border-right="0.1pt solid #7f7f7f" fo:border-top="none" fo:border-bottom="0.1pt solid #7f7f7f"/>
    </style:style>
    <style:style style:name="Table5.C36" style:family="table-cell">
      <style:table-cell-properties fo:padding-left="0.002cm" fo:padding-right="0cm" fo:padding-top="0cm" fo:padding-bottom="0cm" fo:border-left="0.1pt solid #7f7f7f" fo:border-right="0.75pt solid #7f7f7f" fo:border-top="none" fo:border-bottom="0.1pt solid #7f7f7f"/>
    </style:style>
    <style:style style:name="Table5.37" style:family="table-row">
      <style:table-row-properties style:row-height="0.586cm" fo:keep-together="auto"/>
    </style:style>
    <style:style style:name="Table6" style:family="table" style:master-page-name="Converted3">
      <style:table-properties style:width="18.591cm" fo:margin-left="0.185cm" fo:margin-top="0cm" fo:margin-bottom="0cm" style:page-number="auto" table:align="left" style:writing-mode="lr-tb"/>
    </style:style>
    <style:style style:name="Table6.A" style:family="table-column">
      <style:table-column-properties style:column-width="0.903cm"/>
    </style:style>
    <style:style style:name="Table6.B" style:family="table-column">
      <style:table-column-properties style:column-width="4.256cm"/>
    </style:style>
    <style:style style:name="Table6.C" style:family="table-column">
      <style:table-column-properties style:column-width="13.432cm"/>
    </style:style>
    <style:style style:name="Table6.1" style:family="table-row">
      <style:table-row-properties style:row-height="5.468cm" fo:keep-together="auto"/>
    </style:style>
    <style:style style:name="Table6.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6.B1" style:family="table-cell">
      <style:table-cell-properties fo:padding-left="0.002cm" fo:padding-right="0cm" fo:padding-top="0cm" fo:padding-bottom="0cm" fo:border="0.1pt solid #7f7f7f"/>
    </style:style>
    <style:style style:name="Table6.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6.2" style:family="table-row">
      <style:table-row-properties style:row-height="6.442cm" fo:keep-together="auto"/>
    </style:style>
    <style:style style:name="Table6.3" style:family="table-row">
      <style:table-row-properties style:row-height="2.547cm" fo:keep-together="auto"/>
    </style:style>
    <style:style style:name="Table6.4" style:family="table-row">
      <style:table-row-properties style:row-height="5.955cm" fo:keep-together="auto"/>
    </style:style>
    <style:style style:name="Table6.5" style:family="table-row">
      <style:table-row-properties style:row-height="4.008cm" fo:keep-together="auto"/>
    </style:style>
    <style:style style:name="Table6.6" style:family="table-row">
      <style:table-row-properties style:row-height="1.087cm" fo:keep-together="auto"/>
    </style:style>
    <style:style style:name="Table7" style:family="table" style:master-page-name="Converted4">
      <style:table-properties style:width="18.591cm" fo:margin-left="0.185cm" fo:margin-top="0cm" fo:margin-bottom="0cm" style:page-number="auto" table:align="left" style:writing-mode="lr-tb"/>
    </style:style>
    <style:style style:name="Table7.A" style:family="table-column">
      <style:table-column-properties style:column-width="0.903cm"/>
    </style:style>
    <style:style style:name="Table7.B" style:family="table-column">
      <style:table-column-properties style:column-width="4.256cm"/>
    </style:style>
    <style:style style:name="Table7.C" style:family="table-column">
      <style:table-column-properties style:column-width="13.432cm"/>
    </style:style>
    <style:style style:name="Table7.1" style:family="table-row">
      <style:table-row-properties style:row-height="20.56cm" fo:keep-together="auto"/>
    </style:style>
    <style:style style:name="Table7.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7.B1" style:family="table-cell">
      <style:table-cell-properties fo:padding-left="0.002cm" fo:padding-right="0cm" fo:padding-top="0cm" fo:padding-bottom="0cm" fo:border="0.1pt solid #7f7f7f"/>
    </style:style>
    <style:style style:name="Table7.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7.2" style:family="table-row">
      <style:table-row-properties style:row-height="4.008cm" fo:keep-together="auto"/>
    </style:style>
    <style:style style:name="Table7.3" style:family="table-row">
      <style:table-row-properties style:row-height="1.087cm" fo:keep-together="auto"/>
    </style:style>
    <style:style style:name="Table8" style:family="table" style:master-page-name="Converted5">
      <style:table-properties style:width="18.591cm" fo:margin-left="0.185cm" fo:margin-top="0cm" fo:margin-bottom="0cm" style:page-number="auto" table:align="left" style:writing-mode="lr-tb"/>
    </style:style>
    <style:style style:name="Table8.A" style:family="table-column">
      <style:table-column-properties style:column-width="0.903cm"/>
    </style:style>
    <style:style style:name="Table8.B" style:family="table-column">
      <style:table-column-properties style:column-width="4.256cm"/>
    </style:style>
    <style:style style:name="Table8.C" style:family="table-column">
      <style:table-column-properties style:column-width="13.432cm"/>
    </style:style>
    <style:style style:name="Table8.1" style:family="table-row">
      <style:table-row-properties style:row-height="1.087cm" fo:keep-together="auto"/>
    </style:style>
    <style:style style:name="Table8.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8.B1" style:family="table-cell">
      <style:table-cell-properties fo:padding-left="0.002cm" fo:padding-right="0cm" fo:padding-top="0cm" fo:padding-bottom="0cm" fo:border="0.1pt solid #7f7f7f"/>
    </style:style>
    <style:style style:name="Table8.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8.2" style:family="table-row">
      <style:table-row-properties style:row-height="0.542cm" fo:keep-together="auto"/>
    </style:style>
    <style:style style:name="Table8.A2" style:family="table-cell">
      <style:table-cell-properties fo:padding-left="0.002cm" fo:padding-right="0cm" fo:padding-top="0cm" fo:padding-bottom="0cm" fo:border-left="0.75pt solid #7f7f7f" fo:border-right="0.1pt solid #7f7f7f" fo:border-top="0.1pt solid #7f7f7f" fo:border-bottom="none"/>
    </style:style>
    <style:style style:name="Table8.B2" style:family="table-cell">
      <style:table-cell-properties fo:padding-left="0.002cm" fo:padding-right="0cm" fo:padding-top="0cm" fo:padding-bottom="0cm" fo:border-left="0.1pt solid #7f7f7f" fo:border-right="0.1pt solid #7f7f7f" fo:border-top="0.1pt solid #7f7f7f" fo:border-bottom="none"/>
    </style:style>
    <style:style style:name="Table8.C2" style:family="table-cell">
      <style:table-cell-properties fo:padding-left="0.002cm" fo:padding-right="0cm" fo:padding-top="0cm" fo:padding-bottom="0cm" fo:border-left="0.1pt solid #7f7f7f" fo:border-right="0.75pt solid #7f7f7f" fo:border-top="0.1pt solid #7f7f7f" fo:border-bottom="none"/>
    </style:style>
    <style:style style:name="Table8.3" style:family="table-row">
      <style:table-row-properties style:row-height="0.487cm" fo:keep-together="auto"/>
    </style:style>
    <style:style style:name="Table8.A3" style:family="table-cell">
      <style:table-cell-properties fo:padding-left="0.002cm" fo:padding-right="0cm" fo:padding-top="0cm" fo:padding-bottom="0cm" fo:border-left="0.75pt solid #7f7f7f" fo:border-right="0.1pt solid #7f7f7f" fo:border-top="none" fo:border-bottom="none"/>
    </style:style>
    <style:style style:name="Table8.B3" style:family="table-cell">
      <style:table-cell-properties fo:padding-left="0.002cm" fo:padding-right="0cm" fo:padding-top="0cm" fo:padding-bottom="0cm" fo:border-left="0.1pt solid #7f7f7f" fo:border-right="0.1pt solid #7f7f7f" fo:border-top="none" fo:border-bottom="none"/>
    </style:style>
    <style:style style:name="Table8.C3" style:family="table-cell">
      <style:table-cell-properties fo:padding-left="0.002cm" fo:padding-right="0cm" fo:padding-top="0cm" fo:padding-bottom="0cm" fo:border-left="0.1pt solid #7f7f7f" fo:border-right="0.75pt solid #7f7f7f" fo:border-top="none" fo:border-bottom="none"/>
    </style:style>
    <style:style style:name="Table8.12" style:family="table-row">
      <style:table-row-properties style:row-height="1.032cm" fo:keep-together="auto"/>
    </style:style>
    <style:style style:name="Table8.A12" style:family="table-cell">
      <style:table-cell-properties fo:padding-left="0.002cm" fo:padding-right="0cm" fo:padding-top="0cm" fo:padding-bottom="0cm" fo:border-left="0.75pt solid #7f7f7f" fo:border-right="0.1pt solid #7f7f7f" fo:border-top="none" fo:border-bottom="0.1pt solid #7f7f7f"/>
    </style:style>
    <style:style style:name="Table8.B12" style:family="table-cell">
      <style:table-cell-properties fo:padding-left="0.002cm" fo:padding-right="0cm" fo:padding-top="0cm" fo:padding-bottom="0cm" fo:border-left="0.1pt solid #7f7f7f" fo:border-right="0.1pt solid #7f7f7f" fo:border-top="none" fo:border-bottom="0.1pt solid #7f7f7f"/>
    </style:style>
    <style:style style:name="Table8.C12" style:family="table-cell">
      <style:table-cell-properties fo:padding-left="0.002cm" fo:padding-right="0cm" fo:padding-top="0cm" fo:padding-bottom="0cm" fo:border-left="0.1pt solid #7f7f7f" fo:border-right="0.75pt solid #7f7f7f" fo:border-top="none" fo:border-bottom="0.1pt solid #7f7f7f"/>
    </style:style>
    <style:style style:name="Table8.13" style:family="table-row">
      <style:table-row-properties style:row-height="1.573cm" fo:keep-together="auto"/>
    </style:style>
    <style:style style:name="Table8.15" style:family="table-row">
      <style:table-row-properties style:row-height="2.06cm" fo:keep-together="auto"/>
    </style:style>
    <style:style style:name="Table8.21" style:family="table-row">
      <style:table-row-properties style:row-height="0.863cm" fo:keep-together="auto"/>
    </style:style>
    <style:style style:name="Table8.22" style:family="table-row">
      <style:table-row-properties style:row-height="1.046cm" fo:keep-together="auto"/>
    </style:style>
    <style:style style:name="Table8.23" style:family="table-row">
      <style:table-row-properties style:row-height="0.593cm" fo:keep-together="auto"/>
    </style:style>
    <style:style style:name="Table8.28" style:family="table-row">
      <style:table-row-properties style:row-height="0.861cm" fo:keep-together="auto"/>
    </style:style>
    <style:style style:name="Table8.29" style:family="table-row">
      <style:table-row-properties style:row-height="1.044cm" fo:keep-together="auto"/>
    </style:style>
    <style:style style:name="Table8.36" style:family="table-row">
      <style:table-row-properties style:row-height="0.737cm" fo:keep-together="auto"/>
    </style:style>
    <style:style style:name="Table8.37" style:family="table-row">
      <style:table-row-properties style:row-height="0.781cm" fo:keep-together="auto"/>
    </style:style>
    <style:style style:name="Table9" style:family="table" style:master-page-name="Converted6">
      <style:table-properties style:width="18.591cm" fo:margin-left="0.185cm" fo:margin-top="0cm" fo:margin-bottom="0cm" style:page-number="auto" table:align="left" style:writing-mode="lr-tb"/>
    </style:style>
    <style:style style:name="Table9.A" style:family="table-column">
      <style:table-column-properties style:column-width="0.903cm"/>
    </style:style>
    <style:style style:name="Table9.B" style:family="table-column">
      <style:table-column-properties style:column-width="4.256cm"/>
    </style:style>
    <style:style style:name="Table9.C" style:family="table-column">
      <style:table-column-properties style:column-width="13.432cm"/>
    </style:style>
    <style:style style:name="Table9.1" style:family="table-row">
      <style:table-row-properties style:row-height="19.974cm" fo:keep-together="auto"/>
    </style:style>
    <style:style style:name="Table9.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9.B1" style:family="table-cell">
      <style:table-cell-properties fo:padding-left="0.002cm" fo:padding-right="0cm" fo:padding-top="0cm" fo:padding-bottom="0cm" fo:border="0.1pt solid #7f7f7f"/>
    </style:style>
    <style:style style:name="Table9.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9.2" style:family="table-row">
      <style:table-row-properties style:row-height="5.454cm" fo:keep-together="auto"/>
    </style:style>
    <style:style style:name="Table10" style:family="table" style:master-page-name="Converted7">
      <style:table-properties style:width="18.591cm" fo:margin-left="0.185cm" fo:margin-top="0cm" fo:margin-bottom="0cm" style:page-number="auto" table:align="left" style:writing-mode="lr-tb"/>
    </style:style>
    <style:style style:name="Table10.A" style:family="table-column">
      <style:table-column-properties style:column-width="0.903cm"/>
    </style:style>
    <style:style style:name="Table10.B" style:family="table-column">
      <style:table-column-properties style:column-width="4.256cm"/>
    </style:style>
    <style:style style:name="Table10.C" style:family="table-column">
      <style:table-column-properties style:column-width="13.432cm"/>
    </style:style>
    <style:style style:name="Table10.1" style:family="table-row">
      <style:table-row-properties style:row-height="1.087cm" fo:keep-together="auto"/>
    </style:style>
    <style:style style:name="Table10.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10.B1" style:family="table-cell">
      <style:table-cell-properties fo:padding-left="0.002cm" fo:padding-right="0cm" fo:padding-top="0cm" fo:padding-bottom="0cm" fo:border="0.1pt solid #7f7f7f"/>
    </style:style>
    <style:style style:name="Table10.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10.2" style:family="table-row">
      <style:table-row-properties style:row-height="1.573cm" fo:keep-together="auto"/>
    </style:style>
    <style:style style:name="Table10.4" style:family="table-row">
      <style:table-row-properties style:row-height="2.06cm" fo:keep-together="auto"/>
    </style:style>
    <style:style style:name="Table10.6" style:family="table-row">
      <style:table-row-properties style:row-height="4.494cm" fo:keep-together="auto"/>
    </style:style>
    <style:style style:name="Table10.7" style:family="table-row">
      <style:table-row-properties style:row-height="6.442cm" fo:keep-together="auto"/>
    </style:style>
    <style:style style:name="Table10.8" style:family="table-row">
      <style:table-row-properties style:row-height="3.034cm" fo:keep-together="auto"/>
    </style:style>
    <style:style style:name="Table10.9" style:family="table-row">
      <style:table-row-properties style:row-height="3.521cm" fo:keep-together="auto"/>
    </style:style>
    <style:style style:name="Table11" style:family="table" style:master-page-name="Converted8">
      <style:table-properties style:width="18.591cm" fo:margin-left="0.175cm" fo:margin-top="0cm" fo:margin-bottom="0cm" style:page-number="auto" table:align="left" style:writing-mode="lr-tb"/>
    </style:style>
    <style:style style:name="Table11.A" style:family="table-column">
      <style:table-column-properties style:column-width="0.903cm"/>
    </style:style>
    <style:style style:name="Table11.B" style:family="table-column">
      <style:table-column-properties style:column-width="4.256cm"/>
    </style:style>
    <style:style style:name="Table11.C" style:family="table-column">
      <style:table-column-properties style:column-width="13.432cm"/>
    </style:style>
    <style:style style:name="Table11.1" style:family="table-row">
      <style:table-row-properties style:row-height="11.31cm" fo:keep-together="auto"/>
    </style:style>
    <style:style style:name="Table11.A1" style:family="table-cell">
      <style:table-cell-properties fo:padding-left="0.012cm" fo:padding-right="0cm" fo:padding-top="0cm" fo:padding-bottom="0cm" fo:border-left="0.75pt solid #7f7f7f" fo:border-right="0.1pt solid #7f7f7f" fo:border-top="0.75pt solid #7f7f7f" fo:border-bottom="0.75pt solid #7f7f7f"/>
    </style:style>
    <style:style style:name="Table11.B1" style:family="table-cell">
      <style:table-cell-properties fo:padding-left="0.012cm" fo:padding-right="0cm" fo:padding-top="0cm" fo:padding-bottom="0cm" fo:border-left="0.1pt solid #7f7f7f" fo:border-right="0.1pt solid #7f7f7f" fo:border-top="0.75pt solid #7f7f7f" fo:border-bottom="0.75pt solid #7f7f7f"/>
    </style:style>
    <style:style style:name="Table11.C1" style:family="table-cell">
      <style:table-cell-properties fo:padding-left="0.012cm" fo:padding-right="0cm" fo:padding-top="0cm" fo:padding-bottom="0cm" fo:border-left="0.1pt solid #7f7f7f" fo:border-right="0.75pt solid #7f7f7f" fo:border-top="0.75pt solid #7f7f7f" fo:border-bottom="0.75pt solid #7f7f7f"/>
    </style:style>
    <style:style style:name="Table12" style:family="table">
      <style:table-properties style:width="18.591cm" fo:margin-left="0.175cm" fo:margin-top="0cm" fo:margin-bottom="0cm" table:align="left" style:writing-mode="lr-tb"/>
    </style:style>
    <style:style style:name="Table12.A" style:family="table-column">
      <style:table-column-properties style:column-width="1.005cm"/>
    </style:style>
    <style:style style:name="Table12.B" style:family="table-column">
      <style:table-column-properties style:column-width="16.02cm"/>
    </style:style>
    <style:style style:name="Table12.C" style:family="table-column">
      <style:table-column-properties style:column-width="1.566cm"/>
    </style:style>
    <style:style style:name="Table12.1" style:family="table-row">
      <style:table-row-properties style:row-height="1.101cm" fo:keep-together="auto"/>
    </style:style>
    <style:style style:name="Table12.A1" style:family="table-cell">
      <style:table-cell-properties fo:padding-left="0.012cm" fo:padding-right="0cm" fo:padding-top="0cm" fo:padding-bottom="0cm" fo:border-left="0.75pt solid #7f7f7f" fo:border-right="0.1pt solid #7f7f7f" fo:border-top="0.75pt solid #7f7f7f" fo:border-bottom="0.1pt solid #7f7f7f"/>
    </style:style>
    <style:style style:name="Table12.B1" style:family="table-cell">
      <style:table-cell-properties fo:padding-left="0.012cm" fo:padding-right="0cm" fo:padding-top="0cm" fo:padding-bottom="0cm" fo:border-left="0.1pt solid #7f7f7f" fo:border-right="0.1pt solid #7f7f7f" fo:border-top="0.75pt solid #7f7f7f" fo:border-bottom="0.1pt solid #7f7f7f"/>
    </style:style>
    <style:style style:name="Table12.C1" style:family="table-cell">
      <style:table-cell-properties fo:padding-left="0.012cm" fo:padding-right="0cm" fo:padding-top="0cm" fo:padding-bottom="0cm" fo:border-left="0.1pt solid #7f7f7f" fo:border-right="0.75pt solid #7f7f7f" fo:border-top="0.75pt solid #7f7f7f" fo:border-bottom="0.1pt solid #7f7f7f"/>
    </style:style>
    <style:style style:name="Table12.2" style:family="table-row">
      <style:table-row-properties style:row-height="1.573cm" fo:keep-together="auto"/>
    </style:style>
    <style:style style:name="Table12.A2" style:family="table-cell">
      <style:table-cell-properties fo:padding-left="0.012cm" fo:padding-right="0cm" fo:padding-top="0cm" fo:padding-bottom="0cm" fo:border-left="0.75pt solid #7f7f7f" fo:border-right="0.1pt solid #7f7f7f" fo:border-top="0.1pt solid #7f7f7f" fo:border-bottom="0.1pt solid #7f7f7f"/>
    </style:style>
    <style:style style:name="Table12.B2" style:family="table-cell">
      <style:table-cell-properties fo:padding-left="0.012cm" fo:padding-right="0cm" fo:padding-top="0cm" fo:padding-bottom="0cm" fo:border="0.1pt solid #7f7f7f"/>
    </style:style>
    <style:style style:name="Table12.C2" style:family="table-cell">
      <style:table-cell-properties fo:padding-left="0.012cm" fo:padding-right="0cm" fo:padding-top="0cm" fo:padding-bottom="0cm" fo:border-left="0.1pt solid #7f7f7f" fo:border-right="0.75pt solid #7f7f7f" fo:border-top="0.1pt solid #7f7f7f" fo:border-bottom="0.1pt solid #7f7f7f"/>
    </style:style>
    <style:style style:name="Table12.3" style:family="table-row">
      <style:table-row-properties style:row-height="1.087cm" fo:keep-together="auto"/>
    </style:style>
    <style:style style:name="Table13" style:family="table" style:master-page-name="Converted9">
      <style:table-properties style:width="18.591cm" fo:margin-left="0.185cm" fo:margin-top="0cm" fo:margin-bottom="0cm" style:page-number="auto" table:align="left" style:writing-mode="lr-tb"/>
    </style:style>
    <style:style style:name="Table13.A" style:family="table-column">
      <style:table-column-properties style:column-width="1.005cm"/>
    </style:style>
    <style:style style:name="Table13.B" style:family="table-column">
      <style:table-column-properties style:column-width="16.02cm"/>
    </style:style>
    <style:style style:name="Table13.C" style:family="table-column">
      <style:table-column-properties style:column-width="1.566cm"/>
    </style:style>
    <style:style style:name="Table13.1" style:family="table-row">
      <style:table-row-properties style:row-height="1.087cm" fo:keep-together="auto"/>
    </style:style>
    <style:style style:name="Table13.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13.B1" style:family="table-cell">
      <style:table-cell-properties fo:padding-left="0.002cm" fo:padding-right="0cm" fo:padding-top="0cm" fo:padding-bottom="0cm" fo:border="0.1pt solid #7f7f7f"/>
    </style:style>
    <style:style style:name="Table13.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13.24" style:family="table-row">
      <style:table-row-properties style:row-height="0.586cm" fo:keep-together="auto"/>
    </style:style>
    <style:style style:name="Table14" style:family="table" style:master-page-name="Converted10">
      <style:table-properties style:width="18.591cm" fo:margin-left="0.185cm" fo:margin-top="0cm" fo:margin-bottom="0cm" style:page-number="auto" table:align="left" style:writing-mode="lr-tb"/>
    </style:style>
    <style:style style:name="Table14.A" style:family="table-column">
      <style:table-column-properties style:column-width="1.005cm"/>
    </style:style>
    <style:style style:name="Table14.B" style:family="table-column">
      <style:table-column-properties style:column-width="16.02cm"/>
    </style:style>
    <style:style style:name="Table14.C" style:family="table-column">
      <style:table-column-properties style:column-width="1.566cm"/>
    </style:style>
    <style:style style:name="Table14.1" style:family="table-row">
      <style:table-row-properties style:row-height="1.087cm" fo:keep-together="auto"/>
    </style:style>
    <style:style style:name="Table14.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14.B1" style:family="table-cell">
      <style:table-cell-properties fo:padding-left="0.002cm" fo:padding-right="0cm" fo:padding-top="0cm" fo:padding-bottom="0cm" fo:border="0.1pt solid #7f7f7f"/>
    </style:style>
    <style:style style:name="Table14.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14.24" style:family="table-row">
      <style:table-row-properties style:row-height="0.586cm" fo:keep-together="auto"/>
    </style:style>
    <style:style style:name="Table15" style:family="table" style:master-page-name="Converted11">
      <style:table-properties style:width="18.591cm" fo:margin-left="0.185cm" fo:margin-top="0cm" fo:margin-bottom="0cm" style:page-number="auto" table:align="left" style:writing-mode="lr-tb"/>
    </style:style>
    <style:style style:name="Table15.A" style:family="table-column">
      <style:table-column-properties style:column-width="1.005cm"/>
    </style:style>
    <style:style style:name="Table15.B" style:family="table-column">
      <style:table-column-properties style:column-width="16.02cm"/>
    </style:style>
    <style:style style:name="Table15.C" style:family="table-column">
      <style:table-column-properties style:column-width="1.566cm"/>
    </style:style>
    <style:style style:name="Table15.1" style:family="table-row">
      <style:table-row-properties style:row-height="1.087cm" fo:keep-together="auto"/>
    </style:style>
    <style:style style:name="Table15.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15.B1" style:family="table-cell">
      <style:table-cell-properties fo:padding-left="0.002cm" fo:padding-right="0cm" fo:padding-top="0cm" fo:padding-bottom="0cm" fo:border="0.1pt solid #7f7f7f"/>
    </style:style>
    <style:style style:name="Table15.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15.15" style:family="table-row">
      <style:table-row-properties style:row-height="1.097cm" fo:keep-together="auto"/>
    </style:style>
    <style:style style:name="Table15.A15" style:family="table-cell">
      <style:table-cell-properties fo:padding-left="0.002cm" fo:padding-right="0cm" fo:padding-top="0cm" fo:padding-bottom="0cm" fo:border-left="0.75pt solid #7f7f7f" fo:border-right="0.1pt solid #7f7f7f" fo:border-top="0.1pt solid #7f7f7f" fo:border-bottom="0.75pt solid #7f7f7f"/>
    </style:style>
    <style:style style:name="Table15.B15" style:family="table-cell">
      <style:table-cell-properties fo:padding-left="0.002cm" fo:padding-right="0cm" fo:padding-top="0cm" fo:padding-bottom="0cm" fo:border-left="0.1pt solid #7f7f7f" fo:border-right="0.1pt solid #7f7f7f" fo:border-top="0.1pt solid #7f7f7f" fo:border-bottom="0.75pt solid #7f7f7f"/>
    </style:style>
    <style:style style:name="Table15.C15" style:family="table-cell">
      <style:table-cell-properties fo:padding-left="0.002cm" fo:padding-right="0cm" fo:padding-top="0cm" fo:padding-bottom="0cm" fo:border-left="0.1pt solid #7f7f7f" fo:border-right="0.75pt solid #7f7f7f" fo:border-top="0.1pt solid #7f7f7f" fo:border-bottom="0.75pt solid #7f7f7f"/>
    </style:style>
    <style:style style:name="Table16" style:family="table">
      <style:table-properties style:width="18.591cm" fo:margin-left="0.175cm" fo:margin-top="0cm" fo:margin-bottom="0cm" table:align="left" style:writing-mode="lr-tb"/>
    </style:style>
    <style:style style:name="Table16.A" style:family="table-column">
      <style:table-column-properties style:column-width="0.908cm"/>
    </style:style>
    <style:style style:name="Table16.B" style:family="table-column">
      <style:table-column-properties style:column-width="5.62cm"/>
    </style:style>
    <style:style style:name="Table16.C" style:family="table-column">
      <style:table-column-properties style:column-width="12.063cm"/>
    </style:style>
    <style:style style:name="Table16.1" style:family="table-row">
      <style:table-row-properties style:row-height="1.101cm" fo:keep-together="auto"/>
    </style:style>
    <style:style style:name="Table16.A1" style:family="table-cell">
      <style:table-cell-properties fo:padding-left="0.012cm" fo:padding-right="0cm" fo:padding-top="0cm" fo:padding-bottom="0cm" fo:border-left="0.75pt solid #7f7f7f" fo:border-right="0.1pt solid #7f7f7f" fo:border-top="0.75pt solid #7f7f7f" fo:border-bottom="0.1pt solid #7f7f7f"/>
    </style:style>
    <style:style style:name="Table16.B1" style:family="table-cell">
      <style:table-cell-properties fo:padding-left="0.012cm" fo:padding-right="0cm" fo:padding-top="0cm" fo:padding-bottom="0cm" fo:border-left="0.1pt solid #7f7f7f" fo:border-right="0.1pt solid #7f7f7f" fo:border-top="0.75pt solid #7f7f7f" fo:border-bottom="0.1pt solid #7f7f7f"/>
    </style:style>
    <style:style style:name="Table16.C1" style:family="table-cell">
      <style:table-cell-properties fo:padding-left="0.012cm" fo:padding-right="0cm" fo:padding-top="0cm" fo:padding-bottom="0cm" fo:border-left="0.1pt solid #7f7f7f" fo:border-right="0.75pt solid #7f7f7f" fo:border-top="0.75pt solid #7f7f7f" fo:border-bottom="0.1pt solid #7f7f7f"/>
    </style:style>
    <style:style style:name="Table16.2" style:family="table-row">
      <style:table-row-properties style:row-height="2.547cm" fo:keep-together="auto"/>
    </style:style>
    <style:style style:name="Table16.A2" style:family="table-cell">
      <style:table-cell-properties fo:padding-left="0.012cm" fo:padding-right="0cm" fo:padding-top="0cm" fo:padding-bottom="0cm" fo:border-left="0.75pt solid #7f7f7f" fo:border-right="0.1pt solid #7f7f7f" fo:border-top="0.1pt solid #7f7f7f" fo:border-bottom="0.1pt solid #7f7f7f"/>
    </style:style>
    <style:style style:name="Table16.B2" style:family="table-cell">
      <style:table-cell-properties fo:padding-left="0.012cm" fo:padding-right="0cm" fo:padding-top="0cm" fo:padding-bottom="0cm" fo:border="0.1pt solid #7f7f7f"/>
    </style:style>
    <style:style style:name="Table16.C2" style:family="table-cell">
      <style:table-cell-properties fo:padding-left="0.012cm" fo:padding-right="0cm" fo:padding-top="0cm" fo:padding-bottom="0cm" fo:border-left="0.1pt solid #7f7f7f" fo:border-right="0.75pt solid #7f7f7f" fo:border-top="0.1pt solid #7f7f7f" fo:border-bottom="0.1pt solid #7f7f7f"/>
    </style:style>
    <style:style style:name="Table16.3" style:family="table-row">
      <style:table-row-properties style:row-height="1.087cm" fo:keep-together="auto"/>
    </style:style>
    <style:style style:name="Table16.4" style:family="table-row">
      <style:table-row-properties style:row-height="3.507cm" fo:keep-together="auto"/>
    </style:style>
    <style:style style:name="Table17" style:family="table" style:master-page-name="Converted12">
      <style:table-properties style:width="18.591cm" fo:margin-left="0.185cm" fo:margin-top="0cm" fo:margin-bottom="0cm" style:page-number="auto" table:align="left" style:writing-mode="lr-tb"/>
    </style:style>
    <style:style style:name="Table17.A" style:family="table-column">
      <style:table-column-properties style:column-width="0.908cm"/>
    </style:style>
    <style:style style:name="Table17.B" style:family="table-column">
      <style:table-column-properties style:column-width="5.62cm"/>
    </style:style>
    <style:style style:name="Table17.C" style:family="table-column">
      <style:table-column-properties style:column-width="12.063cm"/>
    </style:style>
    <style:style style:name="Table17.1" style:family="table-row">
      <style:table-row-properties style:row-height="1.087cm" fo:keep-together="auto"/>
    </style:style>
    <style:style style:name="Table17.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17.B1" style:family="table-cell">
      <style:table-cell-properties fo:padding-left="0.002cm" fo:padding-right="0cm" fo:padding-top="0cm" fo:padding-bottom="0cm" fo:border="0.1pt solid #7f7f7f"/>
    </style:style>
    <style:style style:name="Table17.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17.2" style:family="table-row">
      <style:table-row-properties style:row-height="3.034cm" fo:keep-together="auto"/>
    </style:style>
    <style:style style:name="Table17.3" style:family="table-row">
      <style:table-row-properties style:row-height="2.06cm" fo:keep-together="auto"/>
    </style:style>
    <style:style style:name="Table17.5" style:family="table-row">
      <style:table-row-properties style:row-height="2.547cm" fo:keep-together="auto"/>
    </style:style>
    <style:style style:name="Table17.6" style:family="table-row">
      <style:table-row-properties style:row-height="4.008cm" fo:keep-together="auto"/>
    </style:style>
    <style:style style:name="Table17.7" style:family="table-row">
      <style:table-row-properties style:row-height="1.573cm" fo:keep-together="auto"/>
    </style:style>
    <style:style style:name="Table17.12" style:family="table-row">
      <style:table-row-properties style:row-height="1.097cm" fo:keep-together="auto"/>
    </style:style>
    <style:style style:name="Table17.A12" style:family="table-cell">
      <style:table-cell-properties fo:padding-left="0.002cm" fo:padding-right="0cm" fo:padding-top="0cm" fo:padding-bottom="0cm" fo:border-left="0.75pt solid #7f7f7f" fo:border-right="0.1pt solid #7f7f7f" fo:border-top="0.1pt solid #7f7f7f" fo:border-bottom="0.75pt solid #7f7f7f"/>
    </style:style>
    <style:style style:name="Table17.B12" style:family="table-cell">
      <style:table-cell-properties fo:padding-left="0.002cm" fo:padding-right="0cm" fo:padding-top="0cm" fo:padding-bottom="0cm" fo:border-left="0.1pt solid #7f7f7f" fo:border-right="0.1pt solid #7f7f7f" fo:border-top="0.1pt solid #7f7f7f" fo:border-bottom="0.35pt solid #7f7f7f"/>
    </style:style>
    <style:style style:name="Table17.C12" style:family="table-cell">
      <style:table-cell-properties fo:padding-left="0.002cm" fo:padding-right="0cm" fo:padding-top="0cm" fo:padding-bottom="0cm" fo:border-left="0.1pt solid #7f7f7f" fo:border-right="0.75pt solid #7f7f7f" fo:border-top="0.1pt solid #7f7f7f" fo:border-bottom="0.75pt solid #7f7f7f"/>
    </style:style>
    <style:style style:name="Table18" style:family="table" style:master-page-name="Converted13">
      <style:table-properties style:width="18.591cm" fo:margin-left="0.175cm" fo:margin-top="0cm" fo:margin-bottom="0cm" style:page-number="auto" table:align="left" style:writing-mode="lr-tb"/>
    </style:style>
    <style:style style:name="Table18.A" style:family="table-column">
      <style:table-column-properties style:column-width="0.908cm"/>
    </style:style>
    <style:style style:name="Table18.B" style:family="table-column">
      <style:table-column-properties style:column-width="5.62cm"/>
    </style:style>
    <style:style style:name="Table18.C" style:family="table-column">
      <style:table-column-properties style:column-width="12.063cm"/>
    </style:style>
    <style:style style:name="Table18.1" style:family="table-row">
      <style:table-row-properties style:row-height="4.494cm" fo:keep-together="auto"/>
    </style:style>
    <style:style style:name="Table18.A1" style:family="table-cell">
      <style:table-cell-properties fo:padding-left="0.012cm" fo:padding-right="0cm" fo:padding-top="0cm" fo:padding-bottom="0cm" fo:border-left="0.75pt solid #7f7f7f" fo:border-right="0.1pt solid #7f7f7f" fo:border-top="0.75pt solid #7f7f7f" fo:border-bottom="0.75pt solid #7f7f7f"/>
    </style:style>
    <style:style style:name="Table18.B1" style:family="table-cell">
      <style:table-cell-properties fo:padding-left="0.012cm" fo:padding-right="0cm" fo:padding-top="0cm" fo:padding-bottom="0cm" fo:border-left="0.1pt solid #7f7f7f" fo:border-right="0.1pt solid #7f7f7f" fo:border-top="0.75pt solid #7f7f7f" fo:border-bottom="0.35pt solid #7f7f7f"/>
    </style:style>
    <style:style style:name="Table18.C1" style:family="table-cell">
      <style:table-cell-properties fo:padding-left="0.012cm" fo:padding-right="0cm" fo:padding-top="0cm" fo:padding-bottom="0cm" fo:border-left="0.1pt solid #7f7f7f" fo:border-right="0.75pt solid #7f7f7f" fo:border-top="0.75pt solid #7f7f7f" fo:border-bottom="0.75pt solid #7f7f7f"/>
    </style:style>
    <style:style style:name="Table19" style:family="table">
      <style:table-properties style:width="18.591cm" fo:margin-left="0.175cm" fo:margin-top="0cm" fo:margin-bottom="0cm" table:align="left" style:writing-mode="lr-tb"/>
    </style:style>
    <style:style style:name="Table19.A" style:family="table-column">
      <style:table-column-properties style:column-width="0.699cm"/>
    </style:style>
    <style:style style:name="Table19.B" style:family="table-column">
      <style:table-column-properties style:column-width="5.306cm"/>
    </style:style>
    <style:style style:name="Table19.C" style:family="table-column">
      <style:table-column-properties style:column-width="12.587cm"/>
    </style:style>
    <style:style style:name="Table19.1" style:family="table-row">
      <style:table-row-properties style:row-height="1.101cm" fo:keep-together="auto"/>
    </style:style>
    <style:style style:name="Table19.A1" style:family="table-cell">
      <style:table-cell-properties fo:padding-left="0.012cm" fo:padding-right="0cm" fo:padding-top="0cm" fo:padding-bottom="0cm" fo:border-left="0.75pt solid #7f7f7f" fo:border-right="0.1pt solid #7f7f7f" fo:border-top="0.75pt solid #7f7f7f" fo:border-bottom="0.1pt solid #7f7f7f"/>
    </style:style>
    <style:style style:name="Table19.B1" style:family="table-cell">
      <style:table-cell-properties fo:padding-left="0.012cm" fo:padding-right="0cm" fo:padding-top="0cm" fo:padding-bottom="0cm" fo:border-left="0.1pt solid #7f7f7f" fo:border-right="0.1pt solid #7f7f7f" fo:border-top="0.75pt solid #7f7f7f" fo:border-bottom="0.1pt solid #7f7f7f"/>
    </style:style>
    <style:style style:name="Table19.C1" style:family="table-cell">
      <style:table-cell-properties fo:padding-left="0.012cm" fo:padding-right="0cm" fo:padding-top="0cm" fo:padding-bottom="0cm" fo:border-left="0.1pt solid #7f7f7f" fo:border-right="0.75pt solid #7f7f7f" fo:border-top="0.75pt solid #7f7f7f" fo:border-bottom="0.1pt solid #7f7f7f"/>
    </style:style>
    <style:style style:name="Table19.2" style:family="table-row">
      <style:table-row-properties style:row-height="1.573cm" fo:keep-together="auto"/>
    </style:style>
    <style:style style:name="Table19.A2" style:family="table-cell">
      <style:table-cell-properties fo:padding-left="0.012cm" fo:padding-right="0cm" fo:padding-top="0cm" fo:padding-bottom="0cm" fo:border-left="0.75pt solid #7f7f7f" fo:border-right="0.1pt solid #7f7f7f" fo:border-top="0.1pt solid #7f7f7f" fo:border-bottom="0.1pt solid #7f7f7f"/>
    </style:style>
    <style:style style:name="Table19.B2" style:family="table-cell">
      <style:table-cell-properties fo:padding-left="0.012cm" fo:padding-right="0cm" fo:padding-top="0cm" fo:padding-bottom="0cm" fo:border="0.1pt solid #7f7f7f"/>
    </style:style>
    <style:style style:name="Table19.C2" style:family="table-cell">
      <style:table-cell-properties fo:padding-left="0.012cm" fo:padding-right="0cm" fo:padding-top="0cm" fo:padding-bottom="0cm" fo:border-left="0.1pt solid #7f7f7f" fo:border-right="0.75pt solid #7f7f7f" fo:border-top="0.1pt solid #7f7f7f" fo:border-bottom="0.1pt solid #7f7f7f"/>
    </style:style>
    <style:style style:name="Table19.3" style:family="table-row">
      <style:table-row-properties style:row-height="5.468cm" fo:keep-together="auto"/>
    </style:style>
    <style:style style:name="Table19.4" style:family="table-row">
      <style:table-row-properties style:row-height="6.442cm" fo:keep-together="auto"/>
    </style:style>
    <style:style style:name="Table19.5" style:family="table-row">
      <style:table-row-properties style:row-height="4.494cm" fo:keep-together="auto"/>
    </style:style>
    <style:style style:name="Table19.6" style:family="table-row">
      <style:table-row-properties style:row-height="1.087cm" fo:keep-together="auto"/>
    </style:style>
    <style:style style:name="Table20" style:family="table" style:master-page-name="Converted14">
      <style:table-properties style:width="18.591cm" fo:margin-left="0.185cm" fo:margin-top="0cm" fo:margin-bottom="0cm" style:page-number="auto" table:align="left" style:writing-mode="lr-tb"/>
    </style:style>
    <style:style style:name="Table20.A" style:family="table-column">
      <style:table-column-properties style:column-width="0.699cm"/>
    </style:style>
    <style:style style:name="Table20.B" style:family="table-column">
      <style:table-column-properties style:column-width="5.306cm"/>
    </style:style>
    <style:style style:name="Table20.C" style:family="table-column">
      <style:table-column-properties style:column-width="12.587cm"/>
    </style:style>
    <style:style style:name="Table20.1" style:family="table-row">
      <style:table-row-properties style:row-height="3.034cm" fo:keep-together="auto"/>
    </style:style>
    <style:style style:name="Table20.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20.B1" style:family="table-cell">
      <style:table-cell-properties fo:padding-left="0.002cm" fo:padding-right="0cm" fo:padding-top="0cm" fo:padding-bottom="0cm" fo:border="0.1pt solid #7f7f7f"/>
    </style:style>
    <style:style style:name="Table20.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20.2" style:family="table-row">
      <style:table-row-properties style:row-height="4.008cm" fo:keep-together="auto"/>
    </style:style>
    <style:style style:name="Table20.3" style:family="table-row">
      <style:table-row-properties style:row-height="4.992cm" fo:keep-together="auto"/>
    </style:style>
    <style:style style:name="Table20.A3" style:family="table-cell">
      <style:table-cell-properties fo:padding-left="0.002cm" fo:padding-right="0cm" fo:padding-top="0cm" fo:padding-bottom="0cm" fo:border-left="0.75pt solid #7f7f7f" fo:border-right="0.1pt solid #7f7f7f" fo:border-top="0.1pt solid #7f7f7f" fo:border-bottom="0.75pt solid #7f7f7f"/>
    </style:style>
    <style:style style:name="Table20.B3" style:family="table-cell">
      <style:table-cell-properties fo:padding-left="0.002cm" fo:padding-right="0cm" fo:padding-top="0cm" fo:padding-bottom="0cm" fo:border-left="0.1pt solid #7f7f7f" fo:border-right="0.1pt solid #7f7f7f" fo:border-top="0.1pt solid #7f7f7f" fo:border-bottom="0.35pt solid #7f7f7f"/>
    </style:style>
    <style:style style:name="Table20.C3" style:family="table-cell">
      <style:table-cell-properties fo:padding-left="0.002cm" fo:padding-right="0cm" fo:padding-top="0cm" fo:padding-bottom="0cm" fo:border-left="0.1pt solid #7f7f7f" fo:border-right="0.75pt solid #7f7f7f" fo:border-top="0.1pt solid #7f7f7f" fo:border-bottom="0.75pt solid #7f7f7f"/>
    </style:style>
    <style:style style:name="Table21" style:family="table">
      <style:table-properties style:width="18.591cm" fo:margin-left="0.175cm" fo:margin-top="0cm" fo:margin-bottom="0cm" table:align="left" style:writing-mode="lr-tb"/>
    </style:style>
    <style:style style:name="Table21.A" style:family="table-column">
      <style:table-column-properties style:column-width="0.908cm"/>
    </style:style>
    <style:style style:name="Table21.B" style:family="table-column">
      <style:table-column-properties style:column-width="7.341cm"/>
    </style:style>
    <style:style style:name="Table21.C" style:family="table-column">
      <style:table-column-properties style:column-width="10.342cm"/>
    </style:style>
    <style:style style:name="Table21.1" style:family="table-row">
      <style:table-row-properties style:row-height="1.101cm" fo:keep-together="auto"/>
    </style:style>
    <style:style style:name="Table21.A1" style:family="table-cell">
      <style:table-cell-properties fo:padding-left="0.012cm" fo:padding-right="0cm" fo:padding-top="0cm" fo:padding-bottom="0cm" fo:border-left="0.75pt solid #7f7f7f" fo:border-right="0.1pt solid #7f7f7f" fo:border-top="0.75pt solid #7f7f7f" fo:border-bottom="0.1pt solid #7f7f7f"/>
    </style:style>
    <style:style style:name="Table21.B1" style:family="table-cell">
      <style:table-cell-properties fo:padding-left="0.012cm" fo:padding-right="0cm" fo:padding-top="0cm" fo:padding-bottom="0cm" fo:border-left="0.1pt solid #7f7f7f" fo:border-right="0.1pt solid #7f7f7f" fo:border-top="0.35pt solid #7f7f7f" fo:border-bottom="0.1pt solid #7f7f7f"/>
    </style:style>
    <style:style style:name="Table21.C1" style:family="table-cell">
      <style:table-cell-properties fo:padding-left="0.012cm" fo:padding-right="0cm" fo:padding-top="0cm" fo:padding-bottom="0cm" fo:border-left="0.1pt solid #7f7f7f" fo:border-right="0.75pt solid #7f7f7f" fo:border-top="0.75pt solid #7f7f7f" fo:border-bottom="0.1pt solid #7f7f7f"/>
    </style:style>
    <style:style style:name="Table21.2" style:family="table-row">
      <style:table-row-properties style:row-height="2.06cm" fo:keep-together="auto"/>
    </style:style>
    <style:style style:name="Table21.A2" style:family="table-cell">
      <style:table-cell-properties fo:padding-left="0.012cm" fo:padding-right="0cm" fo:padding-top="0cm" fo:padding-bottom="0cm" fo:border-left="0.75pt solid #7f7f7f" fo:border-right="0.1pt solid #7f7f7f" fo:border-top="0.1pt solid #7f7f7f" fo:border-bottom="0.1pt solid #7f7f7f"/>
    </style:style>
    <style:style style:name="Table21.B2" style:family="table-cell">
      <style:table-cell-properties fo:padding-left="0.012cm" fo:padding-right="0cm" fo:padding-top="0cm" fo:padding-bottom="0cm" fo:border="0.1pt solid #7f7f7f"/>
    </style:style>
    <style:style style:name="Table21.C2" style:family="table-cell">
      <style:table-cell-properties fo:padding-left="0.012cm" fo:padding-right="0cm" fo:padding-top="0cm" fo:padding-bottom="0cm" fo:border-left="0.1pt solid #7f7f7f" fo:border-right="0.75pt solid #7f7f7f" fo:border-top="0.1pt solid #7f7f7f" fo:border-bottom="0.1pt solid #7f7f7f"/>
    </style:style>
    <style:style style:name="Table21.4" style:family="table-row">
      <style:table-row-properties style:row-height="1.573cm" fo:keep-together="auto"/>
    </style:style>
    <style:style style:name="Table21.6" style:family="table-row">
      <style:table-row-properties style:row-height="2.558cm" fo:keep-together="auto"/>
    </style:style>
    <style:style style:name="Table22" style:family="table" style:master-page-name="Converted15">
      <style:table-properties style:width="18.591cm" fo:margin-left="0.185cm" fo:margin-top="0cm" fo:margin-bottom="0cm" style:page-number="auto" table:align="left" style:writing-mode="lr-tb"/>
    </style:style>
    <style:style style:name="Table22.A" style:family="table-column">
      <style:table-column-properties style:column-width="0.908cm"/>
    </style:style>
    <style:style style:name="Table22.B" style:family="table-column">
      <style:table-column-properties style:column-width="7.341cm"/>
    </style:style>
    <style:style style:name="Table22.C" style:family="table-column">
      <style:table-column-properties style:column-width="10.342cm"/>
    </style:style>
    <style:style style:name="Table22.1" style:family="table-row">
      <style:table-row-properties style:row-height="6.929cm" fo:keep-together="auto"/>
    </style:style>
    <style:style style:name="Table22.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22.B1" style:family="table-cell">
      <style:table-cell-properties fo:padding-left="0.002cm" fo:padding-right="0cm" fo:padding-top="0cm" fo:padding-bottom="0cm" fo:border="0.1pt solid #7f7f7f"/>
    </style:style>
    <style:style style:name="Table22.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22.2" style:family="table-row">
      <style:table-row-properties style:row-height="1.573cm" fo:keep-together="auto"/>
    </style:style>
    <style:style style:name="Table22.4" style:family="table-row">
      <style:table-row-properties style:row-height="3.521cm" fo:keep-together="auto"/>
    </style:style>
    <style:style style:name="Table22.5" style:family="table-row">
      <style:table-row-properties style:row-height="5.468cm" fo:keep-together="auto"/>
    </style:style>
    <style:style style:name="Table22.8" style:family="table-row">
      <style:table-row-properties style:row-height="2.071cm" fo:keep-together="auto"/>
    </style:style>
    <style:style style:name="Table22.A8" style:family="table-cell">
      <style:table-cell-properties fo:padding-left="0.002cm" fo:padding-right="0cm" fo:padding-top="0cm" fo:padding-bottom="0cm" fo:border-left="0.75pt solid #7f7f7f" fo:border-right="0.1pt solid #7f7f7f" fo:border-top="0.1pt solid #7f7f7f" fo:border-bottom="0.75pt solid #7f7f7f"/>
    </style:style>
    <style:style style:name="Table22.B8" style:family="table-cell">
      <style:table-cell-properties fo:padding-left="0.002cm" fo:padding-right="0cm" fo:padding-top="0cm" fo:padding-bottom="0cm" fo:border-left="0.1pt solid #7f7f7f" fo:border-right="0.1pt solid #7f7f7f" fo:border-top="0.1pt solid #7f7f7f" fo:border-bottom="0.75pt solid #7f7f7f"/>
    </style:style>
    <style:style style:name="Table22.C8" style:family="table-cell">
      <style:table-cell-properties fo:padding-left="0.002cm" fo:padding-right="0cm" fo:padding-top="0cm" fo:padding-bottom="0cm" fo:border-left="0.1pt solid #7f7f7f" fo:border-right="0.75pt solid #7f7f7f" fo:border-top="0.1pt solid #7f7f7f" fo:border-bottom="0.75pt solid #7f7f7f"/>
    </style:style>
    <style:style style:name="Table23" style:family="table">
      <style:table-properties style:width="18.591cm" fo:margin-left="0.175cm" fo:margin-top="0cm" fo:margin-bottom="0cm" table:align="left" style:writing-mode="lr-tb"/>
    </style:style>
    <style:style style:name="Table23.A" style:family="table-column">
      <style:table-column-properties style:column-width="0.908cm"/>
    </style:style>
    <style:style style:name="Table23.B" style:family="table-column">
      <style:table-column-properties style:column-width="6.772cm"/>
    </style:style>
    <style:style style:name="Table23.C" style:family="table-column">
      <style:table-column-properties style:column-width="10.911cm"/>
    </style:style>
    <style:style style:name="Table23.1" style:family="table-row">
      <style:table-row-properties style:row-height="0.6cm" fo:keep-together="auto"/>
    </style:style>
    <style:style style:name="Table23.A1" style:family="table-cell">
      <style:table-cell-properties fo:padding-left="0.012cm" fo:padding-right="0cm" fo:padding-top="0cm" fo:padding-bottom="0cm" fo:border-left="0.75pt solid #7f7f7f" fo:border-right="0.1pt solid #7f7f7f" fo:border-top="0.75pt solid #7f7f7f" fo:border-bottom="0.1pt solid #7f7f7f"/>
    </style:style>
    <style:style style:name="Table23.B1" style:family="table-cell">
      <style:table-cell-properties fo:padding-left="0.012cm" fo:padding-right="0cm" fo:padding-top="0cm" fo:padding-bottom="0cm" fo:border-left="0.1pt solid #7f7f7f" fo:border-right="0.1pt solid #7f7f7f" fo:border-top="0.75pt solid #7f7f7f" fo:border-bottom="0.1pt solid #7f7f7f"/>
    </style:style>
    <style:style style:name="Table23.C1" style:family="table-cell">
      <style:table-cell-properties fo:padding-left="0.012cm" fo:padding-right="0cm" fo:padding-top="0cm" fo:padding-bottom="0cm" fo:border-left="0.1pt solid #7f7f7f" fo:border-right="0.75pt solid #7f7f7f" fo:border-top="0.75pt solid #7f7f7f" fo:border-bottom="0.1pt solid #7f7f7f"/>
    </style:style>
    <style:style style:name="Table24" style:family="table" style:master-page-name="Converted16">
      <style:table-properties style:width="18.591cm" fo:margin-left="0.175cm" fo:margin-top="0cm" fo:margin-bottom="0cm" style:page-number="auto" table:align="left" style:writing-mode="lr-tb"/>
    </style:style>
    <style:style style:name="Table24.A" style:family="table-column">
      <style:table-column-properties style:column-width="0.908cm"/>
    </style:style>
    <style:style style:name="Table24.B" style:family="table-column">
      <style:table-column-properties style:column-width="6.772cm"/>
    </style:style>
    <style:style style:name="Table24.C" style:family="table-column">
      <style:table-column-properties style:column-width="10.911cm"/>
    </style:style>
    <style:style style:name="Table24.1" style:family="table-row">
      <style:table-row-properties style:row-height="1.101cm" fo:keep-together="auto"/>
    </style:style>
    <style:style style:name="Table24.A1" style:family="table-cell">
      <style:table-cell-properties fo:padding-left="0.012cm" fo:padding-right="0cm" fo:padding-top="0cm" fo:padding-bottom="0cm" fo:border-left="0.75pt solid #7f7f7f" fo:border-right="0.1pt solid #7f7f7f" fo:border-top="0.75pt solid #7f7f7f" fo:border-bottom="0.1pt solid #7f7f7f"/>
    </style:style>
    <style:style style:name="Table24.B1" style:family="table-cell">
      <style:table-cell-properties fo:padding-left="0.012cm" fo:padding-right="0cm" fo:padding-top="0cm" fo:padding-bottom="0cm" fo:border-left="0.1pt solid #7f7f7f" fo:border-right="0.1pt solid #7f7f7f" fo:border-top="0.75pt solid #7f7f7f" fo:border-bottom="0.1pt solid #7f7f7f"/>
    </style:style>
    <style:style style:name="Table24.C1" style:family="table-cell">
      <style:table-cell-properties fo:padding-left="0.012cm" fo:padding-right="0cm" fo:padding-top="0cm" fo:padding-bottom="0cm" fo:border-left="0.1pt solid #7f7f7f" fo:border-right="0.75pt solid #7f7f7f" fo:border-top="0.75pt solid #7f7f7f" fo:border-bottom="0.1pt solid #7f7f7f"/>
    </style:style>
    <style:style style:name="Table24.2" style:family="table-row">
      <style:table-row-properties style:row-height="1.573cm" fo:keep-together="auto"/>
    </style:style>
    <style:style style:name="Table24.A2" style:family="table-cell">
      <style:table-cell-properties fo:padding-left="0.012cm" fo:padding-right="0cm" fo:padding-top="0cm" fo:padding-bottom="0cm" fo:border-left="0.75pt solid #7f7f7f" fo:border-right="0.1pt solid #7f7f7f" fo:border-top="0.1pt solid #7f7f7f" fo:border-bottom="0.1pt solid #7f7f7f"/>
    </style:style>
    <style:style style:name="Table24.B2" style:family="table-cell">
      <style:table-cell-properties fo:padding-left="0.012cm" fo:padding-right="0cm" fo:padding-top="0cm" fo:padding-bottom="0cm" fo:border="0.1pt solid #7f7f7f"/>
    </style:style>
    <style:style style:name="Table24.C2" style:family="table-cell">
      <style:table-cell-properties fo:padding-left="0.012cm" fo:padding-right="0cm" fo:padding-top="0cm" fo:padding-bottom="0cm" fo:border-left="0.1pt solid #7f7f7f" fo:border-right="0.75pt solid #7f7f7f" fo:border-top="0.1pt solid #7f7f7f" fo:border-bottom="0.1pt solid #7f7f7f"/>
    </style:style>
    <style:style style:name="Table24.3" style:family="table-row">
      <style:table-row-properties style:row-height="2.06cm" fo:keep-together="auto"/>
    </style:style>
    <style:style style:name="Table24.17" style:family="table-row">
      <style:table-row-properties style:row-height="0.586cm" fo:keep-together="auto"/>
    </style:style>
    <style:style style:name="Table25" style:family="table" style:master-page-name="Converted17">
      <style:table-properties style:width="18.591cm" fo:margin-left="0.185cm" fo:margin-top="0cm" fo:margin-bottom="0cm" style:page-number="auto" table:align="left" style:writing-mode="lr-tb"/>
    </style:style>
    <style:style style:name="Table25.A" style:family="table-column">
      <style:table-column-properties style:column-width="0.908cm"/>
    </style:style>
    <style:style style:name="Table25.B" style:family="table-column">
      <style:table-column-properties style:column-width="6.772cm"/>
    </style:style>
    <style:style style:name="Table25.C" style:family="table-column">
      <style:table-column-properties style:column-width="10.911cm"/>
    </style:style>
    <style:style style:name="Table25.1" style:family="table-row">
      <style:table-row-properties style:row-height="1.573cm" fo:keep-together="auto"/>
    </style:style>
    <style:style style:name="Table25.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25.B1" style:family="table-cell">
      <style:table-cell-properties fo:padding-left="0.002cm" fo:padding-right="0cm" fo:padding-top="0cm" fo:padding-bottom="0cm" fo:border="0.1pt solid #7f7f7f"/>
    </style:style>
    <style:style style:name="Table25.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25.2" style:family="table-row">
      <style:table-row-properties style:row-height="5.468cm" fo:keep-together="auto"/>
    </style:style>
    <style:style style:name="Table25.3" style:family="table-row">
      <style:table-row-properties style:row-height="2.547cm" fo:keep-together="auto"/>
    </style:style>
    <style:style style:name="Table25.4" style:family="table-row">
      <style:table-row-properties style:row-height="1.087cm" fo:keep-together="auto"/>
    </style:style>
    <style:style style:name="Table25.5" style:family="table-row">
      <style:table-row-properties style:row-height="3.521cm" fo:keep-together="auto"/>
    </style:style>
    <style:style style:name="Table25.7" style:family="table-row">
      <style:table-row-properties style:row-height="4.981cm" fo:keep-together="auto"/>
    </style:style>
    <style:style style:name="Table26" style:family="table" style:master-page-name="Converted18">
      <style:table-properties style:width="18.591cm" fo:margin-left="0.185cm" fo:margin-top="0cm" fo:margin-bottom="0cm" style:page-number="auto" table:align="left" style:writing-mode="lr-tb"/>
    </style:style>
    <style:style style:name="Table26.A" style:family="table-column">
      <style:table-column-properties style:column-width="0.908cm"/>
    </style:style>
    <style:style style:name="Table26.B" style:family="table-column">
      <style:table-column-properties style:column-width="6.772cm"/>
    </style:style>
    <style:style style:name="Table26.C" style:family="table-column">
      <style:table-column-properties style:column-width="10.911cm"/>
    </style:style>
    <style:style style:name="Table26.1" style:family="table-row">
      <style:table-row-properties style:row-height="1.087cm" fo:keep-together="auto"/>
    </style:style>
    <style:style style:name="Table26.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26.B1" style:family="table-cell">
      <style:table-cell-properties fo:padding-left="0.002cm" fo:padding-right="0cm" fo:padding-top="0cm" fo:padding-bottom="0cm" fo:border="0.1pt solid #7f7f7f"/>
    </style:style>
    <style:style style:name="Table26.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26.2" style:family="table-row">
      <style:table-row-properties style:row-height="3.521cm" fo:keep-together="auto"/>
    </style:style>
    <style:style style:name="Table26.3" style:family="table-row">
      <style:table-row-properties style:row-height="4.494cm" fo:keep-together="auto"/>
    </style:style>
    <style:style style:name="Table26.4" style:family="table-row">
      <style:table-row-properties style:row-height="4.008cm" fo:keep-together="auto"/>
    </style:style>
    <style:style style:name="Table26.6" style:family="table-row">
      <style:table-row-properties style:row-height="2.06cm" fo:keep-together="auto"/>
    </style:style>
    <style:style style:name="Table26.7" style:family="table-row">
      <style:table-row-properties style:row-height="1.573cm" fo:keep-together="auto"/>
    </style:style>
    <style:style style:name="Table27" style:family="table" style:master-page-name="Converted19">
      <style:table-properties style:width="18.591cm" fo:margin-left="0.185cm" fo:margin-top="0cm" fo:margin-bottom="0cm" style:page-number="auto" table:align="left" style:writing-mode="lr-tb"/>
    </style:style>
    <style:style style:name="Table27.A" style:family="table-column">
      <style:table-column-properties style:column-width="0.908cm"/>
    </style:style>
    <style:style style:name="Table27.B" style:family="table-column">
      <style:table-column-properties style:column-width="6.772cm"/>
    </style:style>
    <style:style style:name="Table27.C" style:family="table-column">
      <style:table-column-properties style:column-width="10.911cm"/>
    </style:style>
    <style:style style:name="Table27.1" style:family="table-row">
      <style:table-row-properties style:row-height="2.06cm" fo:keep-together="auto"/>
    </style:style>
    <style:style style:name="Table27.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27.B1" style:family="table-cell">
      <style:table-cell-properties fo:padding-left="0.002cm" fo:padding-right="0cm" fo:padding-top="0cm" fo:padding-bottom="0cm" fo:border="0.1pt solid #7f7f7f"/>
    </style:style>
    <style:style style:name="Table27.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27.2" style:family="table-row">
      <style:table-row-properties style:row-height="1.573cm" fo:keep-together="auto"/>
    </style:style>
    <style:style style:name="Table27.3" style:family="table-row">
      <style:table-row-properties style:row-height="3.521cm" fo:keep-together="auto"/>
    </style:style>
    <style:style style:name="Table27.4" style:family="table-row">
      <style:table-row-properties style:row-height="3.044cm" fo:keep-together="auto"/>
    </style:style>
    <style:style style:name="Table27.A4" style:family="table-cell">
      <style:table-cell-properties fo:padding-left="0.002cm" fo:padding-right="0cm" fo:padding-top="0cm" fo:padding-bottom="0cm" fo:border-left="0.75pt solid #7f7f7f" fo:border-right="0.1pt solid #7f7f7f" fo:border-top="0.1pt solid #7f7f7f" fo:border-bottom="0.75pt solid #7f7f7f"/>
    </style:style>
    <style:style style:name="Table27.B4" style:family="table-cell">
      <style:table-cell-properties fo:padding-left="0.002cm" fo:padding-right="0cm" fo:padding-top="0cm" fo:padding-bottom="0cm" fo:border-left="0.1pt solid #7f7f7f" fo:border-right="0.1pt solid #7f7f7f" fo:border-top="0.1pt solid #7f7f7f" fo:border-bottom="0.75pt solid #7f7f7f"/>
    </style:style>
    <style:style style:name="Table27.C4" style:family="table-cell">
      <style:table-cell-properties fo:padding-left="0.002cm" fo:padding-right="0cm" fo:padding-top="0cm" fo:padding-bottom="0cm" fo:border-left="0.1pt solid #7f7f7f" fo:border-right="0.75pt solid #7f7f7f" fo:border-top="0.1pt solid #7f7f7f" fo:border-bottom="0.75pt solid #7f7f7f"/>
    </style:style>
    <style:style style:name="Table28" style:family="table">
      <style:table-properties style:width="18.591cm" fo:margin-left="0.175cm" fo:margin-top="0cm" fo:margin-bottom="0cm" table:align="left" style:writing-mode="lr-tb"/>
    </style:style>
    <style:style style:name="Table28.A" style:family="table-column">
      <style:table-column-properties style:column-width="0.73cm"/>
    </style:style>
    <style:style style:name="Table28.B" style:family="table-column">
      <style:table-column-properties style:column-width="16.295cm"/>
    </style:style>
    <style:style style:name="Table28.C" style:family="table-column">
      <style:table-column-properties style:column-width="1.566cm"/>
    </style:style>
    <style:style style:name="Table28.1" style:family="table-row">
      <style:table-row-properties style:row-height="1.101cm" fo:keep-together="auto"/>
    </style:style>
    <style:style style:name="Table28.A1" style:family="table-cell">
      <style:table-cell-properties fo:padding-left="0.012cm" fo:padding-right="0cm" fo:padding-top="0cm" fo:padding-bottom="0cm" fo:border-left="0.75pt solid #7f7f7f" fo:border-right="0.1pt solid #7f7f7f" fo:border-top="0.75pt solid #7f7f7f" fo:border-bottom="0.1pt solid #7f7f7f"/>
    </style:style>
    <style:style style:name="Table28.B1" style:family="table-cell">
      <style:table-cell-properties fo:padding-left="0.012cm" fo:padding-right="0cm" fo:padding-top="0cm" fo:padding-bottom="0cm" fo:border-left="0.1pt solid #7f7f7f" fo:border-right="0.1pt solid #7f7f7f" fo:border-top="0.75pt solid #7f7f7f" fo:border-bottom="0.1pt solid #7f7f7f"/>
    </style:style>
    <style:style style:name="Table28.C1" style:family="table-cell">
      <style:table-cell-properties fo:padding-left="0.012cm" fo:padding-right="0cm" fo:padding-top="0cm" fo:padding-bottom="0cm" fo:border-left="0.1pt solid #7f7f7f" fo:border-right="0.75pt solid #7f7f7f" fo:border-top="0.75pt solid #7f7f7f" fo:border-bottom="0.1pt solid #7f7f7f"/>
    </style:style>
    <style:style style:name="Table28.2" style:family="table-row">
      <style:table-row-properties style:row-height="2.06cm" fo:keep-together="auto"/>
    </style:style>
    <style:style style:name="Table28.A2" style:family="table-cell">
      <style:table-cell-properties fo:padding-left="0.012cm" fo:padding-right="0cm" fo:padding-top="0cm" fo:padding-bottom="0cm" fo:border-left="0.75pt solid #7f7f7f" fo:border-right="0.1pt solid #7f7f7f" fo:border-top="0.1pt solid #7f7f7f" fo:border-bottom="0.1pt solid #7f7f7f"/>
    </style:style>
    <style:style style:name="Table28.B2" style:family="table-cell">
      <style:table-cell-properties fo:padding-left="0.012cm" fo:padding-right="0cm" fo:padding-top="0cm" fo:padding-bottom="0cm" fo:border="0.1pt solid #7f7f7f"/>
    </style:style>
    <style:style style:name="Table28.C2" style:family="table-cell">
      <style:table-cell-properties fo:padding-left="0.012cm" fo:padding-right="0cm" fo:padding-top="0cm" fo:padding-bottom="0cm" fo:border-left="0.1pt solid #7f7f7f" fo:border-right="0.75pt solid #7f7f7f" fo:border-top="0.1pt solid #7f7f7f" fo:border-bottom="0.1pt solid #7f7f7f"/>
    </style:style>
    <style:style style:name="Table28.5" style:family="table-row">
      <style:table-row-properties style:row-height="1.584cm" fo:keep-together="auto"/>
    </style:style>
    <style:style style:name="Table28.A5" style:family="table-cell">
      <style:table-cell-properties fo:padding-left="0.012cm" fo:padding-right="0cm" fo:padding-top="0cm" fo:padding-bottom="0cm" fo:border-left="0.75pt solid #7f7f7f" fo:border-right="0.1pt solid #7f7f7f" fo:border-top="0.1pt solid #7f7f7f" fo:border-bottom="0.75pt solid #7f7f7f"/>
    </style:style>
    <style:style style:name="Table28.B5" style:family="table-cell">
      <style:table-cell-properties fo:padding-left="0.012cm" fo:padding-right="0cm" fo:padding-top="0cm" fo:padding-bottom="0cm" fo:border-left="0.1pt solid #7f7f7f" fo:border-right="0.1pt solid #7f7f7f" fo:border-top="0.1pt solid #7f7f7f" fo:border-bottom="0.75pt solid #7f7f7f"/>
    </style:style>
    <style:style style:name="Table28.C5" style:family="table-cell">
      <style:table-cell-properties fo:padding-left="0.012cm" fo:padding-right="0cm" fo:padding-top="0cm" fo:padding-bottom="0cm" fo:border-left="0.1pt solid #7f7f7f" fo:border-right="0.75pt solid #7f7f7f" fo:border-top="0.1pt solid #7f7f7f" fo:border-bottom="0.75pt solid #7f7f7f"/>
    </style:style>
    <style:style style:name="Table29" style:family="table">
      <style:table-properties style:width="18.591cm" fo:margin-left="0.175cm" fo:margin-top="0cm" fo:margin-bottom="0cm" table:align="left" style:writing-mode="lr-tb"/>
    </style:style>
    <style:style style:name="Table29.A" style:family="table-column">
      <style:table-column-properties style:column-width="1.005cm"/>
    </style:style>
    <style:style style:name="Table29.B" style:family="table-column">
      <style:table-column-properties style:column-width="16.02cm"/>
    </style:style>
    <style:style style:name="Table29.C" style:family="table-column">
      <style:table-column-properties style:column-width="1.566cm"/>
    </style:style>
    <style:style style:name="Table29.1" style:family="table-row">
      <style:table-row-properties style:row-height="1.101cm" fo:keep-together="auto"/>
    </style:style>
    <style:style style:name="Table29.A1" style:family="table-cell">
      <style:table-cell-properties fo:padding-left="0.012cm" fo:padding-right="0cm" fo:padding-top="0cm" fo:padding-bottom="0cm" fo:border-left="0.75pt solid #7f7f7f" fo:border-right="0.1pt solid #7f7f7f" fo:border-top="0.75pt solid #7f7f7f" fo:border-bottom="0.1pt solid #7f7f7f"/>
    </style:style>
    <style:style style:name="Table29.B1" style:family="table-cell">
      <style:table-cell-properties fo:padding-left="0.012cm" fo:padding-right="0cm" fo:padding-top="0cm" fo:padding-bottom="0cm" fo:border-left="0.1pt solid #7f7f7f" fo:border-right="0.1pt solid #7f7f7f" fo:border-top="0.75pt solid #7f7f7f" fo:border-bottom="0.1pt solid #7f7f7f"/>
    </style:style>
    <style:style style:name="Table29.C1" style:family="table-cell">
      <style:table-cell-properties fo:padding-left="0.012cm" fo:padding-right="0cm" fo:padding-top="0cm" fo:padding-bottom="0cm" fo:border-left="0.1pt solid #7f7f7f" fo:border-right="0.75pt solid #7f7f7f" fo:border-top="0.75pt solid #7f7f7f" fo:border-bottom="0.1pt solid #7f7f7f"/>
    </style:style>
    <style:style style:name="Table29.2" style:family="table-row">
      <style:table-row-properties style:row-height="1.087cm" fo:keep-together="auto"/>
    </style:style>
    <style:style style:name="Table29.A2" style:family="table-cell">
      <style:table-cell-properties fo:padding-left="0.012cm" fo:padding-right="0cm" fo:padding-top="0cm" fo:padding-bottom="0cm" fo:border-left="0.75pt solid #7f7f7f" fo:border-right="0.1pt solid #7f7f7f" fo:border-top="0.1pt solid #7f7f7f" fo:border-bottom="0.1pt solid #7f7f7f"/>
    </style:style>
    <style:style style:name="Table29.B2" style:family="table-cell">
      <style:table-cell-properties fo:padding-left="0.012cm" fo:padding-right="0cm" fo:padding-top="0cm" fo:padding-bottom="0cm" fo:border="0.1pt solid #7f7f7f"/>
    </style:style>
    <style:style style:name="Table29.C2" style:family="table-cell">
      <style:table-cell-properties fo:padding-left="0.012cm" fo:padding-right="0cm" fo:padding-top="0cm" fo:padding-bottom="0cm" fo:border-left="0.1pt solid #7f7f7f" fo:border-right="0.75pt solid #7f7f7f" fo:border-top="0.1pt solid #7f7f7f" fo:border-bottom="0.1pt solid #7f7f7f"/>
    </style:style>
    <style:style style:name="Table29.5" style:family="table-row">
      <style:table-row-properties style:row-height="0.586cm" fo:keep-together="auto"/>
    </style:style>
    <style:style style:name="Table30" style:family="table" style:master-page-name="Converted20">
      <style:table-properties style:width="18.591cm" fo:margin-left="0.185cm" fo:margin-top="0cm" fo:margin-bottom="0cm" style:page-number="auto" table:align="left" style:writing-mode="lr-tb"/>
    </style:style>
    <style:style style:name="Table30.A" style:family="table-column">
      <style:table-column-properties style:column-width="1.005cm"/>
    </style:style>
    <style:style style:name="Table30.B" style:family="table-column">
      <style:table-column-properties style:column-width="16.02cm"/>
    </style:style>
    <style:style style:name="Table30.C" style:family="table-column">
      <style:table-column-properties style:column-width="1.566cm"/>
    </style:style>
    <style:style style:name="Table30.1" style:family="table-row">
      <style:table-row-properties style:row-height="1.087cm" fo:keep-together="auto"/>
    </style:style>
    <style:style style:name="Table30.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30.B1" style:family="table-cell">
      <style:table-cell-properties fo:padding-left="0.002cm" fo:padding-right="0cm" fo:padding-top="0cm" fo:padding-bottom="0cm" fo:border="0.1pt solid #7f7f7f"/>
    </style:style>
    <style:style style:name="Table30.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30.12" style:family="table-row">
      <style:table-row-properties style:row-height="1.584cm" fo:keep-together="auto"/>
    </style:style>
    <style:style style:name="Table30.A12" style:family="table-cell">
      <style:table-cell-properties fo:padding-left="0.002cm" fo:padding-right="0cm" fo:padding-top="0cm" fo:padding-bottom="0cm" fo:border-left="0.75pt solid #7f7f7f" fo:border-right="0.1pt solid #7f7f7f" fo:border-top="0.1pt solid #7f7f7f" fo:border-bottom="0.75pt solid #7f7f7f"/>
    </style:style>
    <style:style style:name="Table30.B12" style:family="table-cell">
      <style:table-cell-properties fo:padding-left="0.002cm" fo:padding-right="0cm" fo:padding-top="0cm" fo:padding-bottom="0cm" fo:border-left="0.1pt solid #7f7f7f" fo:border-right="0.1pt solid #7f7f7f" fo:border-top="0.1pt solid #7f7f7f" fo:border-bottom="0.75pt solid #7f7f7f"/>
    </style:style>
    <style:style style:name="Table30.C12" style:family="table-cell">
      <style:table-cell-properties fo:padding-left="0.002cm" fo:padding-right="0cm" fo:padding-top="0cm" fo:padding-bottom="0cm" fo:border-left="0.1pt solid #7f7f7f" fo:border-right="0.75pt solid #7f7f7f" fo:border-top="0.1pt solid #7f7f7f" fo:border-bottom="0.75pt solid #7f7f7f"/>
    </style:style>
    <style:style style:name="Table31" style:family="table">
      <style:table-properties style:width="18.591cm" fo:margin-left="0.175cm" fo:margin-top="0cm" fo:margin-bottom="0cm" table:align="left" style:writing-mode="lr-tb"/>
    </style:style>
    <style:style style:name="Table31.A" style:family="table-column">
      <style:table-column-properties style:column-width="0.919cm"/>
    </style:style>
    <style:style style:name="Table31.B" style:family="table-column">
      <style:table-column-properties style:column-width="16.104cm"/>
    </style:style>
    <style:style style:name="Table31.C" style:family="table-column">
      <style:table-column-properties style:column-width="1.568cm"/>
    </style:style>
    <style:style style:name="Table31.1" style:family="table-row">
      <style:table-row-properties style:row-height="1.101cm" fo:keep-together="auto"/>
    </style:style>
    <style:style style:name="Table31.A1" style:family="table-cell">
      <style:table-cell-properties fo:padding-left="0.012cm" fo:padding-right="0cm" fo:padding-top="0cm" fo:padding-bottom="0cm" fo:border-left="0.75pt solid #7f7f7f" fo:border-right="0.1pt solid #7f7f7f" fo:border-top="0.75pt solid #7f7f7f" fo:border-bottom="0.1pt solid #7f7f7f"/>
    </style:style>
    <style:style style:name="Table31.B1" style:family="table-cell">
      <style:table-cell-properties fo:padding-left="0.012cm" fo:padding-right="0cm" fo:padding-top="0cm" fo:padding-bottom="0cm" fo:border-left="0.1pt solid #7f7f7f" fo:border-right="0.1pt solid #7f7f7f" fo:border-top="0.75pt solid #7f7f7f" fo:border-bottom="0.1pt solid #7f7f7f"/>
    </style:style>
    <style:style style:name="Table31.C1" style:family="table-cell">
      <style:table-cell-properties fo:padding-left="0.012cm" fo:padding-right="0cm" fo:padding-top="0cm" fo:padding-bottom="0cm" fo:border-left="0.1pt solid #7f7f7f" fo:border-right="0.75pt solid #7f7f7f" fo:border-top="0.75pt solid #7f7f7f" fo:border-bottom="0.1pt solid #7f7f7f"/>
    </style:style>
    <style:style style:name="Table31.2" style:family="table-row">
      <style:table-row-properties style:row-height="1.573cm" fo:keep-together="auto"/>
    </style:style>
    <style:style style:name="Table31.A2" style:family="table-cell">
      <style:table-cell-properties fo:padding-left="0.012cm" fo:padding-right="0cm" fo:padding-top="0cm" fo:padding-bottom="0cm" fo:border-left="0.75pt solid #7f7f7f" fo:border-right="0.1pt solid #7f7f7f" fo:border-top="0.1pt solid #7f7f7f" fo:border-bottom="0.1pt solid #7f7f7f"/>
    </style:style>
    <style:style style:name="Table31.B2" style:family="table-cell">
      <style:table-cell-properties fo:padding-left="0.012cm" fo:padding-right="0cm" fo:padding-top="0cm" fo:padding-bottom="0cm" fo:border="0.1pt solid #7f7f7f"/>
    </style:style>
    <style:style style:name="Table31.C2" style:family="table-cell">
      <style:table-cell-properties fo:padding-left="0.012cm" fo:padding-right="0cm" fo:padding-top="0cm" fo:padding-bottom="0cm" fo:border-left="0.1pt solid #7f7f7f" fo:border-right="0.75pt solid #7f7f7f" fo:border-top="0.1pt solid #7f7f7f" fo:border-bottom="0.1pt solid #7f7f7f"/>
    </style:style>
    <style:style style:name="Table31.3" style:family="table-row">
      <style:table-row-properties style:row-height="2.06cm" fo:keep-together="auto"/>
    </style:style>
    <style:style style:name="Table31.5" style:family="table-row">
      <style:table-row-properties style:row-height="1.087cm" fo:keep-together="auto"/>
    </style:style>
    <style:style style:name="Table31.7" style:family="table-row">
      <style:table-row-properties style:row-height="1.559cm" fo:keep-together="auto"/>
    </style:style>
    <style:style style:name="Table32" style:family="table" style:master-page-name="Converted21">
      <style:table-properties style:width="18.591cm" fo:margin-left="0.185cm" fo:margin-top="0cm" fo:margin-bottom="0cm" style:page-number="auto" table:align="left" style:writing-mode="lr-tb"/>
    </style:style>
    <style:style style:name="Table32.A" style:family="table-column">
      <style:table-column-properties style:column-width="0.919cm"/>
    </style:style>
    <style:style style:name="Table32.B" style:family="table-column">
      <style:table-column-properties style:column-width="16.104cm"/>
    </style:style>
    <style:style style:name="Table32.C" style:family="table-column">
      <style:table-column-properties style:column-width="1.568cm"/>
    </style:style>
    <style:style style:name="Table32.1" style:family="table-row">
      <style:table-row-properties style:row-height="2.06cm" fo:keep-together="auto"/>
    </style:style>
    <style:style style:name="Table32.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32.B1" style:family="table-cell">
      <style:table-cell-properties fo:padding-left="0.002cm" fo:padding-right="0cm" fo:padding-top="0cm" fo:padding-bottom="0cm" fo:border="0.1pt solid #7f7f7f"/>
    </style:style>
    <style:style style:name="Table32.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32.2" style:family="table-row">
      <style:table-row-properties style:row-height="1.573cm" fo:keep-together="auto"/>
    </style:style>
    <style:style style:name="Table32.3" style:family="table-row">
      <style:table-row-properties style:row-height="1.584cm" fo:keep-together="auto"/>
    </style:style>
    <style:style style:name="Table32.A3" style:family="table-cell">
      <style:table-cell-properties fo:padding-left="0.002cm" fo:padding-right="0cm" fo:padding-top="0cm" fo:padding-bottom="0cm" fo:border-left="0.75pt solid #7f7f7f" fo:border-right="0.1pt solid #7f7f7f" fo:border-top="0.1pt solid #7f7f7f" fo:border-bottom="0.75pt solid #7f7f7f"/>
    </style:style>
    <style:style style:name="Table32.B3" style:family="table-cell">
      <style:table-cell-properties fo:padding-left="0.002cm" fo:padding-right="0cm" fo:padding-top="0cm" fo:padding-bottom="0cm" fo:border-left="0.1pt solid #7f7f7f" fo:border-right="0.1pt solid #7f7f7f" fo:border-top="0.1pt solid #7f7f7f" fo:border-bottom="0.75pt solid #7f7f7f"/>
    </style:style>
    <style:style style:name="Table32.C3" style:family="table-cell">
      <style:table-cell-properties fo:padding-left="0.002cm" fo:padding-right="0cm" fo:padding-top="0cm" fo:padding-bottom="0cm" fo:border-left="0.1pt solid #7f7f7f" fo:border-right="0.75pt solid #7f7f7f" fo:border-top="0.1pt solid #7f7f7f" fo:border-bottom="0.75pt solid #7f7f7f"/>
    </style:style>
    <style:style style:name="Table33" style:family="table">
      <style:table-properties style:width="18.591cm" fo:margin-left="0.175cm" fo:margin-top="0cm" fo:margin-bottom="0cm" table:align="left" style:writing-mode="lr-tb"/>
    </style:style>
    <style:style style:name="Table33.A" style:family="table-column">
      <style:table-column-properties style:column-width="11.673cm"/>
    </style:style>
    <style:style style:name="Table33.B" style:family="table-column">
      <style:table-column-properties style:column-width="4.496cm"/>
    </style:style>
    <style:style style:name="Table33.C" style:family="table-column">
      <style:table-column-properties style:column-width="2.422cm"/>
    </style:style>
    <style:style style:name="Table33.1" style:family="table-row">
      <style:table-row-properties style:row-height="1.588cm" fo:keep-together="auto"/>
    </style:style>
    <style:style style:name="Table33.A1" style:family="table-cell">
      <style:table-cell-properties fo:padding-left="0.012cm" fo:padding-right="0cm" fo:padding-top="0cm" fo:padding-bottom="0cm" fo:border-left="0.75pt solid #7f7f7f" fo:border-right="0.1pt solid #7f7f7f" fo:border-top="0.75pt solid #7f7f7f" fo:border-bottom="0.1pt solid #7f7f7f"/>
    </style:style>
    <style:style style:name="Table33.B1" style:family="table-cell">
      <style:table-cell-properties fo:padding-left="0.012cm" fo:padding-right="0cm" fo:padding-top="0cm" fo:padding-bottom="0cm" fo:border-left="0.1pt solid #7f7f7f" fo:border-right="0.1pt solid #7f7f7f" fo:border-top="0.75pt solid #7f7f7f" fo:border-bottom="0.1pt solid #7f7f7f"/>
    </style:style>
    <style:style style:name="Table33.C1" style:family="table-cell">
      <style:table-cell-properties fo:padding-left="0.012cm" fo:padding-right="0cm" fo:padding-top="0cm" fo:padding-bottom="0cm" fo:border-left="0.1pt solid #7f7f7f" fo:border-right="0.75pt solid #7f7f7f" fo:border-top="0.75pt solid #7f7f7f" fo:border-bottom="0.1pt solid #7f7f7f"/>
    </style:style>
    <style:style style:name="Table33.2" style:family="table-row">
      <style:table-row-properties style:row-height="1.573cm" fo:keep-together="auto"/>
    </style:style>
    <style:style style:name="Table33.A2" style:family="table-cell">
      <style:table-cell-properties fo:padding-left="0.012cm" fo:padding-right="0cm" fo:padding-top="0cm" fo:padding-bottom="0cm" fo:border-left="0.75pt solid #7f7f7f" fo:border-right="0.1pt solid #7f7f7f" fo:border-top="0.1pt solid #7f7f7f" fo:border-bottom="0.1pt solid #7f7f7f"/>
    </style:style>
    <style:style style:name="Table33.B2" style:family="table-cell">
      <style:table-cell-properties fo:padding-left="0.012cm" fo:padding-right="0cm" fo:padding-top="0cm" fo:padding-bottom="0cm" fo:border="0.1pt solid #7f7f7f"/>
    </style:style>
    <style:style style:name="Table33.C2" style:family="table-cell">
      <style:table-cell-properties fo:padding-left="0.012cm" fo:padding-right="0cm" fo:padding-top="0cm" fo:padding-bottom="0cm" fo:border-left="0.1pt solid #7f7f7f" fo:border-right="0.75pt solid #7f7f7f" fo:border-top="0.1pt solid #7f7f7f" fo:border-bottom="0.1pt solid #7f7f7f"/>
    </style:style>
    <style:style style:name="Table33.3" style:family="table-row">
      <style:table-row-properties style:row-height="1.584cm" fo:keep-together="auto"/>
    </style:style>
    <style:style style:name="Table33.A3" style:family="table-cell">
      <style:table-cell-properties fo:padding-left="0.012cm" fo:padding-right="0cm" fo:padding-top="0cm" fo:padding-bottom="0cm" fo:border-left="0.75pt solid #7f7f7f" fo:border-right="0.1pt solid #7f7f7f" fo:border-top="0.1pt solid #7f7f7f" fo:border-bottom="0.75pt solid #7f7f7f"/>
    </style:style>
    <style:style style:name="Table33.B3" style:family="table-cell">
      <style:table-cell-properties fo:padding-left="0.012cm" fo:padding-right="0cm" fo:padding-top="0cm" fo:padding-bottom="0cm" fo:border-left="0.1pt solid #7f7f7f" fo:border-right="0.1pt solid #7f7f7f" fo:border-top="0.1pt solid #7f7f7f" fo:border-bottom="0.75pt solid #7f7f7f"/>
    </style:style>
    <style:style style:name="Table33.C3" style:family="table-cell">
      <style:table-cell-properties fo:padding-left="0.012cm" fo:padding-right="0cm" fo:padding-top="0cm" fo:padding-bottom="0cm" fo:border-left="0.1pt solid #7f7f7f" fo:border-right="0.75pt solid #7f7f7f" fo:border-top="0.1pt solid #7f7f7f" fo:border-bottom="0.75pt solid #7f7f7f"/>
    </style:style>
    <style:style style:name="P1" style:family="paragraph" style:parent-style-name="Table_20_Paragraph">
      <style:paragraph-properties fo:margin-left="0.049cm" fo:margin-right="0cm" fo:margin-top="0.002cm" fo:margin-bottom="0cm" loext:contextual-spacing="false" fo:text-indent="0cm" style:auto-text-indent="false"/>
    </style:style>
    <style:style style:name="P2" style:family="paragraph" style:parent-style-name="Text_20_body" style:master-page-name="Standard">
      <style:paragraph-properties fo:margin-top="0.12cm" fo:margin-bottom="0cm" loext:contextual-spacing="false" style:page-number="auto"/>
    </style:style>
    <style:style style:name="P3" style:family="paragraph" style:parent-style-name="Text_20_body">
      <style:paragraph-properties fo:margin-left="0.203cm" fo:margin-right="3.972cm" fo:text-indent="0cm" style:auto-text-indent="false"/>
    </style:style>
    <style:style style:name="P4" style:family="paragraph" style:parent-style-name="Text_20_body">
      <style:paragraph-properties fo:margin-left="0cm" fo:margin-right="0cm" fo:margin-top="0.014cm" fo:margin-bottom="0cm" loext:contextual-spacing="false" fo:text-indent="0cm" style:auto-text-indent="false"/>
      <style:text-properties fo:font-size="18pt" style:font-size-asian="18pt"/>
    </style:style>
    <style:style style:name="P5" style:family="paragraph" style:parent-style-name="Text_20_body">
      <style:paragraph-properties fo:margin-left="0cm" fo:margin-right="0cm" fo:text-indent="0cm" style:auto-text-indent="false"/>
      <style:text-properties fo:font-size="17.5pt" style:font-size-asian="17.5pt"/>
    </style:style>
    <style:style style:name="P6" style:family="paragraph" style:parent-style-name="Text_20_body">
      <style:paragraph-properties fo:margin-left="0cm" fo:margin-right="0cm" fo:margin-top="0.004cm" fo:margin-bottom="0.002cm" loext:contextual-spacing="false" fo:text-indent="0cm" style:auto-text-indent="false"/>
      <style:text-properties fo:font-size="4.5pt" fo:font-weight="bold" style:font-size-asian="4.5pt" style:font-weight-asian="bold"/>
    </style:style>
    <style:style style:name="P7" style:family="paragraph" style:parent-style-name="Text_20_body">
      <style:paragraph-properties fo:margin-left="0cm" fo:margin-right="0cm" fo:margin-top="0.005cm" fo:margin-bottom="0cm" loext:contextual-spacing="false" fo:text-indent="0cm" style:auto-text-indent="false"/>
      <style:text-properties fo:font-size="4.5pt" fo:font-weight="bold" style:font-size-asian="4.5pt" style:font-weight-asian="bold"/>
    </style:style>
    <style:style style:name="P8" style:family="paragraph" style:parent-style-name="Text_20_body">
      <style:paragraph-properties fo:margin-left="0cm" fo:margin-right="0cm" fo:margin-top="0.005cm" fo:margin-bottom="0.002cm" loext:contextual-spacing="false" fo:text-indent="0cm" style:auto-text-indent="false"/>
      <style:text-properties fo:font-size="7pt" fo:font-weight="bold" style:font-size-asian="7pt" style:font-weight-asian="bold"/>
    </style:style>
    <style:style style:name="P9" style:family="paragraph" style:parent-style-name="Text_20_body">
      <style:paragraph-properties fo:margin-top="0.106cm" fo:margin-bottom="0cm" loext:contextual-spacing="false"/>
    </style:style>
    <style:style style:name="P10" style:family="paragraph" style:parent-style-name="Text_20_body">
      <style:paragraph-properties fo:margin-left="0.203cm" fo:margin-right="15.296cm" fo:text-indent="0cm" style:auto-text-indent="false"/>
    </style:style>
    <style:style style:name="P11" style:family="paragraph" style:parent-style-name="Text_20_body">
      <style:paragraph-properties fo:margin-left="0.203cm" fo:margin-right="6.454cm" fo:text-indent="0cm" style:auto-text-indent="false"/>
    </style:style>
    <style:style style:name="P12" style:family="paragraph" style:parent-style-name="Text_20_body">
      <style:paragraph-properties fo:margin-left="0.203cm" fo:margin-right="13.236cm" fo:text-indent="0cm" style:auto-text-indent="false"/>
    </style:style>
    <style:style style:name="P13" style:family="paragraph" style:parent-style-name="Text_20_body">
      <style:paragraph-properties fo:margin-left="0.203cm" fo:margin-right="17.388cm" fo:text-indent="0cm" style:auto-text-indent="false"/>
    </style:style>
    <style:style style:name="P14" style:family="paragraph" style:parent-style-name="Text_20_body">
      <style:paragraph-properties fo:margin-left="0.203cm" fo:margin-right="11.439cm" fo:text-indent="0cm" style:auto-text-indent="false"/>
    </style:style>
    <style:style style:name="P15" style:family="paragraph" style:parent-style-name="Standard">
      <style:text-properties fo:font-size="12pt" style:font-size-asian="12pt"/>
    </style:style>
    <style:style style:name="P16" style:family="paragraph" style:parent-style-name="Standard">
      <style:paragraph-properties fo:text-align="center" style:justify-single-word="false"/>
      <style:text-properties fo:font-size="12pt" style:font-size-asian="12pt"/>
    </style:style>
    <style:style style:name="P17" style:family="paragraph" style:parent-style-name="Standard">
      <style:paragraph-properties fo:margin-left="0.203cm" fo:margin-right="0cm" fo:margin-top="0.423cm" fo:margin-bottom="0cm" loext:contextual-spacing="false" fo:text-indent="0cm" style:auto-text-indent="false"/>
    </style:style>
    <style:style style:name="P18" style:family="paragraph" style:parent-style-name="Standard">
      <style:paragraph-properties fo:margin-left="0.203cm" fo:margin-right="0cm" fo:text-indent="0cm" style:auto-text-indent="false"/>
    </style:style>
    <style:style style:name="P19" style:family="paragraph" style:parent-style-name="Heading_20_1">
      <style:paragraph-properties fo:margin-top="0.243cm" fo:margin-bottom="0cm" loext:contextual-spacing="false"/>
    </style:style>
    <style:style style:name="P20" style:family="paragraph" style:parent-style-name="Heading_20_1">
      <style:paragraph-properties fo:margin-top="0.259cm" fo:margin-bottom="0cm" loext:contextual-spacing="false"/>
    </style:style>
    <style:style style:name="P21" style:family="paragraph" style:parent-style-name="List_20_Paragraph" style:list-style-name="WWNum2">
      <style:paragraph-properties>
        <style:tab-stops>
          <style:tab-stop style:position="0.557cm"/>
        </style:tab-stops>
      </style:paragraph-properties>
    </style:style>
    <style:style style:name="P22" style:family="paragraph" style:parent-style-name="List_20_Paragraph" style:list-style-name="WWNum2">
      <style:paragraph-properties fo:margin-top="0.423cm" fo:margin-bottom="0cm" loext:contextual-spacing="false">
        <style:tab-stops>
          <style:tab-stop style:position="0.557cm"/>
        </style:tab-stops>
      </style:paragraph-properties>
    </style:style>
    <style:style style:name="P23" style:family="paragraph" style:parent-style-name="List_20_Paragraph" style:list-style-name="WWNum2">
      <style:paragraph-properties fo:margin-top="0.224cm" fo:margin-bottom="0cm" loext:contextual-spacing="false">
        <style:tab-stops>
          <style:tab-stop style:position="0.557cm"/>
        </style:tab-stops>
      </style:paragraph-properties>
    </style:style>
    <style:style style:name="P24" style:family="paragraph" style:parent-style-name="List_20_Paragraph" style:list-style-name="WWNum2">
      <style:paragraph-properties fo:margin-top="0.21cm" fo:margin-bottom="0cm" loext:contextual-spacing="false">
        <style:tab-stops>
          <style:tab-stop style:position="0.557cm"/>
        </style:tab-stops>
      </style:paragraph-properties>
    </style:style>
    <style:style style:name="P25" style:family="paragraph" style:parent-style-name="List_20_Paragraph" style:list-style-name="WWNum2">
      <style:paragraph-properties fo:margin-left="0.734cm" fo:margin-right="0cm" fo:text-indent="-0.529cm" style:auto-text-indent="false">
        <style:tab-stops>
          <style:tab-stop style:position="0.734cm"/>
        </style:tab-stops>
      </style:paragraph-properties>
    </style:style>
    <style:style style:name="P26" style:family="paragraph" style:parent-style-name="Table_20_Paragraph">
      <style:paragraph-properties fo:margin-left="0.683cm" fo:margin-right="0cm" fo:margin-top="0.289cm" fo:margin-bottom="0cm" loext:contextual-spacing="false" fo:text-indent="0cm" style:auto-text-indent="false"/>
    </style:style>
    <style:style style:name="P27" style:family="paragraph" style:parent-style-name="Table_20_Paragraph">
      <style:paragraph-properties fo:margin-left="0.494cm" fo:margin-right="0.452cm" fo:margin-top="0.046cm" fo:margin-bottom="0cm" loext:contextual-spacing="false" fo:text-indent="0.127cm" style:auto-text-indent="false"/>
    </style:style>
    <style:style style:name="P28" style:family="paragraph" style:parent-style-name="Table_20_Paragraph">
      <style:paragraph-properties fo:margin-left="0.469cm" fo:margin-right="0.43cm" fo:margin-top="0.046cm" fo:margin-bottom="0cm" loext:contextual-spacing="false" fo:text-indent="0.095cm" style:auto-text-indent="false"/>
    </style:style>
    <style:style style:name="P29" style:family="paragraph" style:parent-style-name="Table_20_Paragraph">
      <style:paragraph-properties fo:margin-left="3.376cm" fo:margin-right="3.374cm" fo:margin-top="0.289cm" fo:margin-bottom="0cm" loext:contextual-spacing="false" fo:text-align="center" style:justify-single-word="false" fo:text-indent="0cm" style:auto-text-indent="false"/>
    </style:style>
    <style:style style:name="P30" style:family="paragraph" style:parent-style-name="Table_20_Paragraph">
      <style:paragraph-properties fo:margin-left="0.374cm" fo:margin-right="0cm" fo:margin-top="0.289cm" fo:margin-bottom="0cm" loext:contextual-spacing="false" fo:text-indent="0cm" style:auto-text-indent="false"/>
    </style:style>
    <style:style style:name="P31" style:family="paragraph" style:parent-style-name="Table_20_Paragraph">
      <style:paragraph-properties fo:margin-left="0.037cm" fo:margin-right="0.734cm" fo:text-indent="0cm" style:auto-text-indent="false"/>
    </style:style>
    <style:style style:name="P32" style:family="paragraph" style:parent-style-name="Table_20_Paragraph">
      <style:paragraph-properties fo:margin-left="0.051cm" fo:margin-right="0cm" fo:margin-top="0.288cm" fo:margin-bottom="0cm" loext:contextual-spacing="false" fo:text-indent="0cm" style:auto-text-indent="false"/>
    </style:style>
    <style:style style:name="P33" style:family="paragraph" style:parent-style-name="Table_20_Paragraph">
      <style:paragraph-properties fo:margin-left="0.051cm" fo:margin-right="0cm" fo:text-indent="0cm" style:auto-text-indent="false"/>
    </style:style>
    <style:style style:name="P34" style:family="paragraph" style:parent-style-name="Table_20_Paragraph">
      <style:paragraph-properties fo:margin-left="0.051cm" fo:margin-right="0cm" fo:text-align="justify" style:justify-single-word="false" fo:text-indent="0cm" style:auto-text-indent="false"/>
    </style:style>
    <style:style style:name="P35" style:family="paragraph" style:parent-style-name="Table_20_Paragraph">
      <style:paragraph-properties fo:margin-left="0.051cm" fo:margin-right="0cm" fo:margin-top="0.002cm" fo:margin-bottom="0cm" loext:contextual-spacing="false" fo:text-indent="0cm" style:auto-text-indent="false"/>
    </style:style>
    <style:style style:name="P36" style:family="paragraph" style:parent-style-name="Table_20_Paragraph">
      <style:paragraph-properties fo:margin-left="0.051cm" fo:margin-right="0cm" fo:margin-top="0cm" fo:margin-bottom="0cm" loext:contextual-spacing="false" fo:text-indent="0cm" style:auto-text-indent="false"/>
    </style:style>
    <style:style style:name="P37" style:family="paragraph" style:parent-style-name="Table_20_Paragraph">
      <style:paragraph-properties fo:margin-left="0.051cm" fo:margin-right="0cm" fo:margin-top="0cm" fo:margin-bottom="0cm" loext:contextual-spacing="false" fo:line-height="0.478cm" fo:text-indent="0cm" style:auto-text-indent="false"/>
    </style:style>
    <style:style style:name="P38" style:family="paragraph" style:parent-style-name="Table_20_Paragraph">
      <style:paragraph-properties fo:margin-left="0.051cm" fo:margin-right="0cm" fo:margin-top="0.051cm" fo:margin-bottom="0cm" loext:contextual-spacing="false" fo:text-indent="0cm" style:auto-text-indent="false"/>
    </style:style>
    <style:style style:name="P39" style:family="paragraph" style:parent-style-name="Table_20_Paragraph">
      <style:paragraph-properties fo:margin-left="0.051cm" fo:margin-right="0cm" fo:margin-top="0.291cm" fo:margin-bottom="0cm" loext:contextual-spacing="false" fo:text-indent="0cm" style:auto-text-indent="false"/>
    </style:style>
    <style:style style:name="P40" style:family="paragraph" style:parent-style-name="Table_20_Paragraph">
      <style:paragraph-properties fo:margin-left="0.049cm" fo:margin-right="0cm" fo:margin-top="0.288cm" fo:margin-bottom="0cm" loext:contextual-spacing="false" fo:text-indent="0cm" style:auto-text-indent="false"/>
    </style:style>
    <style:style style:name="P41" style:family="paragraph" style:parent-style-name="Table_20_Paragraph">
      <style:paragraph-properties fo:margin-left="0.049cm" fo:margin-right="0cm" fo:margin-top="0cm" fo:margin-bottom="0cm" loext:contextual-spacing="false" fo:text-indent="0cm" style:auto-text-indent="false"/>
    </style:style>
    <style:style style:name="P42" style:family="paragraph" style:parent-style-name="Table_20_Paragraph">
      <style:paragraph-properties fo:margin-left="0.049cm" fo:margin-right="0cm" fo:margin-top="0cm" fo:margin-bottom="0cm" loext:contextual-spacing="false" fo:line-height="0.478cm" fo:text-indent="0cm" style:auto-text-indent="false"/>
    </style:style>
    <style:style style:name="P43" style:family="paragraph" style:parent-style-name="Table_20_Paragraph">
      <style:paragraph-properties fo:margin-left="0.049cm" fo:margin-right="0cm" fo:text-indent="0cm" style:auto-text-indent="false"/>
    </style:style>
    <style:style style:name="P44" style:family="paragraph" style:parent-style-name="Table_20_Paragraph">
      <style:paragraph-properties fo:margin-left="0.049cm" fo:margin-right="0cm" fo:margin-top="0.002cm" fo:margin-bottom="0cm" loext:contextual-spacing="false" fo:text-indent="0cm" style:auto-text-indent="false"/>
    </style:style>
    <style:style style:name="P45" style:family="paragraph" style:parent-style-name="Table_20_Paragraph">
      <style:paragraph-properties fo:margin-left="0.049cm" fo:margin-right="0cm" fo:margin-top="0.409cm" fo:margin-bottom="0cm" loext:contextual-spacing="false" fo:text-indent="0cm" style:auto-text-indent="false"/>
    </style:style>
    <style:style style:name="P46" style:family="paragraph" style:parent-style-name="Table_20_Paragraph">
      <style:paragraph-properties fo:margin-left="0.049cm" fo:margin-right="0cm" fo:margin-top="0.363cm" fo:margin-bottom="0cm" loext:contextual-spacing="false" fo:text-indent="0cm" style:auto-text-indent="false"/>
    </style:style>
    <style:style style:name="P47" style:family="paragraph" style:parent-style-name="Table_20_Paragraph">
      <style:paragraph-properties fo:margin-left="0.049cm" fo:margin-right="0cm" fo:margin-top="0.095cm" fo:margin-bottom="0cm" loext:contextual-spacing="false" fo:text-indent="0cm" style:auto-text-indent="false"/>
    </style:style>
    <style:style style:name="P48" style:family="paragraph" style:parent-style-name="Table_20_Paragraph">
      <style:paragraph-properties fo:margin-left="0.049cm" fo:margin-right="0cm" fo:margin-top="0.362cm" fo:margin-bottom="0cm" loext:contextual-spacing="false" fo:text-indent="0cm" style:auto-text-indent="false"/>
    </style:style>
    <style:style style:name="P49" style:family="paragraph" style:parent-style-name="Table_20_Paragraph">
      <style:paragraph-properties fo:margin-left="0.049cm" fo:margin-right="0cm" fo:margin-top="0.242cm" fo:margin-bottom="0cm" loext:contextual-spacing="false" fo:text-indent="0cm" style:auto-text-indent="false"/>
    </style:style>
    <style:style style:name="P50" style:family="paragraph" style:parent-style-name="Table_20_Paragraph">
      <style:paragraph-properties fo:margin-left="0.049cm" fo:margin-right="0cm" fo:margin-top="0.503cm" fo:margin-bottom="0cm" loext:contextual-spacing="false" fo:text-indent="0cm" style:auto-text-indent="false"/>
    </style:style>
    <style:style style:name="P51" style:family="paragraph" style:parent-style-name="Table_20_Paragraph">
      <style:paragraph-properties fo:margin-left="0.049cm" fo:margin-right="0cm" fo:margin-top="0.386cm" fo:margin-bottom="0cm" loext:contextual-spacing="false" fo:text-indent="0cm" style:auto-text-indent="false"/>
    </style:style>
    <style:style style:name="P52" style:family="paragraph" style:parent-style-name="Table_20_Paragraph">
      <style:paragraph-properties fo:margin-left="0.049cm" fo:margin-right="0cm" fo:margin-top="0.291cm" fo:margin-bottom="0cm" loext:contextual-spacing="false" fo:text-indent="0cm" style:auto-text-indent="false"/>
    </style:style>
    <style:style style:name="P53" style:family="paragraph" style:parent-style-name="Table_20_Paragraph">
      <style:paragraph-properties fo:margin-left="0.049cm" fo:margin-right="2.985cm" fo:text-indent="0cm" style:auto-text-indent="false"/>
    </style:style>
    <style:style style:name="P54" style:family="paragraph" style:parent-style-name="Table_20_Paragraph">
      <style:paragraph-properties fo:margin-left="0.049cm" fo:margin-right="0.393cm" fo:text-indent="0cm" style:auto-text-indent="false"/>
    </style:style>
    <style:style style:name="P55" style:family="paragraph" style:parent-style-name="Table_20_Paragraph">
      <style:paragraph-properties fo:margin-left="0.049cm" fo:margin-right="2.953cm" fo:text-indent="0cm" style:auto-text-indent="false"/>
    </style:style>
    <style:style style:name="P56" style:family="paragraph" style:parent-style-name="Table_20_Paragraph">
      <style:paragraph-properties fo:margin-top="0.046cm" fo:margin-bottom="0cm" loext:contextual-spacing="false" fo:text-align="center" style:justify-single-word="false"/>
    </style:style>
    <style:style style:name="P57" style:family="paragraph" style:parent-style-name="Table_20_Paragraph">
      <style:paragraph-properties fo:margin-left="1.621cm" fo:margin-right="1.614cm" fo:margin-top="0.046cm" fo:margin-bottom="0cm" loext:contextual-spacing="false" fo:text-align="center" style:justify-single-word="false" fo:text-indent="0cm" style:auto-text-indent="false"/>
    </style:style>
    <style:style style:name="P58" style:family="paragraph" style:parent-style-name="Table_20_Paragraph">
      <style:paragraph-properties fo:margin-left="5.75cm" fo:margin-right="5.736cm" fo:margin-top="0.046cm" fo:margin-bottom="0cm" loext:contextual-spacing="false" fo:text-align="center" style:justify-single-word="false" fo:text-indent="0cm" style:auto-text-indent="false"/>
    </style:style>
    <style:style style:name="P59" style:family="paragraph" style:parent-style-name="Table_20_Paragraph">
      <style:paragraph-properties fo:margin-top="0cm" fo:margin-bottom="0cm" loext:contextual-spacing="false"/>
      <style:text-properties fo:font-size="13pt" fo:font-weight="bold" style:font-size-asian="13pt" style:font-weight-asian="bold"/>
    </style:style>
    <style:style style:name="P60" style:family="paragraph" style:parent-style-name="Table_20_Paragraph">
      <style:paragraph-properties fo:margin-top="0cm" fo:margin-bottom="0cm" loext:contextual-spacing="false"/>
      <style:text-properties fo:font-size="11.5pt" fo:font-weight="bold" style:font-size-asian="11.5pt" style:font-weight-asian="bold"/>
    </style:style>
    <style:style style:name="P61" style:family="paragraph" style:parent-style-name="Table_20_Paragraph">
      <style:paragraph-properties fo:margin-top="0.004cm" fo:margin-bottom="0cm" loext:contextual-spacing="false"/>
      <style:text-properties fo:font-size="12pt" fo:font-weight="bold" style:font-size-asian="12pt" style:font-weight-asian="bold"/>
    </style:style>
    <style:style style:name="P62" style:family="paragraph" style:parent-style-name="Table_20_Paragraph">
      <style:paragraph-properties fo:margin-top="0.004cm" fo:margin-bottom="0cm" loext:contextual-spacing="false"/>
      <style:text-properties fo:font-size="16pt" fo:font-weight="bold" style:font-size-asian="16pt" style:font-weight-asian="bold"/>
    </style:style>
    <style:style style:name="P63" style:family="paragraph" style:parent-style-name="Table_20_Paragraph">
      <style:paragraph-properties fo:margin-top="0.004cm" fo:margin-bottom="0cm" loext:contextual-spacing="false"/>
      <style:text-properties fo:font-size="14pt" fo:font-weight="bold" style:font-size-asian="14pt" style:font-weight-asian="bold"/>
    </style:style>
    <style:style style:name="P64" style:family="paragraph" style:parent-style-name="Table_20_Paragraph">
      <style:paragraph-properties fo:margin-top="0.004cm" fo:margin-bottom="0cm" loext:contextual-spacing="false"/>
      <style:text-properties fo:font-size="15pt" fo:font-weight="bold" style:font-size-asian="15pt" style:font-weight-asian="bold"/>
    </style:style>
    <style:style style:name="P65" style:family="paragraph" style:parent-style-name="Table_20_Paragraph">
      <style:paragraph-properties fo:margin-top="0.004cm" fo:margin-bottom="0cm" loext:contextual-spacing="false"/>
      <style:text-properties fo:font-weight="bold" style:font-weight-asian="bold"/>
    </style:style>
    <style:style style:name="P66" style:family="paragraph" style:parent-style-name="Table_20_Paragraph">
      <style:paragraph-properties fo:margin-top="0.004cm" fo:margin-bottom="0cm" loext:contextual-spacing="false"/>
      <style:text-properties fo:font-size="17pt" fo:font-weight="bold" style:font-size-asian="17pt" style:font-weight-asian="bold"/>
    </style:style>
    <style:style style:name="P67" style:family="paragraph" style:parent-style-name="Table_20_Paragraph">
      <style:paragraph-properties fo:margin-top="0.004cm" fo:margin-bottom="0cm" loext:contextual-spacing="false"/>
      <style:text-properties fo:font-size="18pt" fo:font-weight="bold" style:font-size-asian="18pt" style:font-weight-asian="bold"/>
    </style:style>
    <style:style style:name="P68" style:family="paragraph" style:parent-style-name="Table_20_Paragraph">
      <style:paragraph-properties fo:margin-left="0.004cm" fo:margin-right="0.074cm" fo:margin-top="0cm" fo:margin-bottom="0cm" loext:contextual-spacing="false" fo:text-align="center" style:justify-single-word="false" fo:text-indent="0cm" style:auto-text-indent="false"/>
    </style:style>
    <style:style style:name="P69" style:family="paragraph" style:parent-style-name="Table_20_Paragraph">
      <style:paragraph-properties fo:margin-left="0.004cm" fo:margin-right="0.074cm" fo:text-align="center" style:justify-single-word="false" fo:text-indent="0cm" style:auto-text-indent="false"/>
    </style:style>
    <style:style style:name="P70" style:family="paragraph" style:parent-style-name="Table_20_Paragraph">
      <style:paragraph-properties fo:margin-left="0.004cm" fo:margin-right="0.074cm" fo:margin-top="0.002cm" fo:margin-bottom="0cm" loext:contextual-spacing="false" fo:text-align="center" style:justify-single-word="false" fo:text-indent="0cm" style:auto-text-indent="false"/>
    </style:style>
    <style:style style:name="P71" style:family="paragraph" style:parent-style-name="Table_20_Paragraph">
      <style:paragraph-properties fo:margin-left="0.004cm" fo:margin-right="0.074cm" fo:margin-top="0.409cm" fo:margin-bottom="0cm" loext:contextual-spacing="false" fo:text-align="center" style:justify-single-word="false" fo:text-indent="0cm" style:auto-text-indent="false"/>
    </style:style>
    <style:style style:name="P72" style:family="paragraph" style:parent-style-name="Table_20_Paragraph">
      <style:paragraph-properties fo:margin-left="0.051cm" fo:margin-right="0.051cm" fo:text-indent="0cm" style:auto-text-indent="false"/>
    </style:style>
    <style:style style:name="P73" style:family="paragraph" style:parent-style-name="Table_20_Paragraph">
      <style:paragraph-properties fo:margin-left="0.051cm" fo:margin-right="0.051cm" fo:margin-top="0.021cm" fo:margin-bottom="0cm" loext:contextual-spacing="false" fo:text-indent="0cm" style:auto-text-indent="false"/>
    </style:style>
    <style:style style:name="P74" style:family="paragraph" style:parent-style-name="Table_20_Paragraph">
      <style:paragraph-properties fo:margin-top="0.002cm" fo:margin-bottom="0cm" loext:contextual-spacing="false"/>
      <style:text-properties fo:font-size="13pt" fo:font-weight="bold" style:font-size-asian="13pt" style:font-weight-asian="bold"/>
    </style:style>
    <style:style style:name="P75" style:family="paragraph" style:parent-style-name="Table_20_Paragraph">
      <style:paragraph-properties fo:margin-top="0.002cm" fo:margin-bottom="0cm" loext:contextual-spacing="false"/>
      <style:text-properties fo:font-size="19pt" fo:font-weight="bold" style:font-size-asian="19pt" style:font-weight-asian="bold"/>
    </style:style>
    <style:style style:name="P76" style:family="paragraph" style:parent-style-name="Table_20_Paragraph">
      <style:paragraph-properties fo:margin-left="0.051cm" fo:margin-right="0.263cm" fo:text-align="justify" style:justify-single-word="false" fo:text-indent="0cm" style:auto-text-indent="false"/>
    </style:style>
    <style:style style:name="P77" style:family="paragraph" style:parent-style-name="Table_20_Paragraph">
      <style:paragraph-properties fo:margin-left="0.051cm" fo:margin-right="0.108cm" fo:text-indent="0cm" style:auto-text-indent="false"/>
    </style:style>
    <style:style style:name="P78" style:family="paragraph" style:parent-style-name="Table_20_Paragraph">
      <style:paragraph-properties fo:margin-left="0.051cm" fo:margin-right="0.072cm" fo:text-indent="0cm" style:auto-text-indent="false"/>
    </style:style>
    <style:style style:name="P79" style:family="paragraph" style:parent-style-name="Table_20_Paragraph">
      <style:paragraph-properties fo:margin-left="0.051cm" fo:margin-right="0.176cm" fo:margin-top="0.328cm" fo:margin-bottom="0cm" loext:contextual-spacing="false" fo:text-indent="0cm" style:auto-text-indent="false"/>
    </style:style>
    <style:style style:name="P80" style:family="paragraph" style:parent-style-name="Table_20_Paragraph">
      <style:paragraph-properties fo:margin-left="0.049cm" fo:margin-right="0.233cm" fo:text-indent="0cm" style:auto-text-indent="false"/>
    </style:style>
    <style:style style:name="P81" style:family="paragraph" style:parent-style-name="Table_20_Paragraph">
      <style:paragraph-properties fo:margin-left="0cm" fo:margin-right="0.339cm" fo:margin-top="0.046cm" fo:margin-bottom="0cm" loext:contextual-spacing="false" fo:text-align="end" style:justify-single-word="false" fo:text-indent="0cm" style:auto-text-indent="false"/>
    </style:style>
    <style:style style:name="P82" style:family="paragraph" style:parent-style-name="Table_20_Paragraph">
      <style:paragraph-properties fo:margin-left="1.321cm" fo:margin-right="0cm" fo:margin-top="0.046cm" fo:margin-bottom="0cm" loext:contextual-spacing="false" fo:text-indent="0cm" style:auto-text-indent="false"/>
    </style:style>
    <style:style style:name="P83" style:family="paragraph" style:parent-style-name="Table_20_Paragraph">
      <style:paragraph-properties fo:margin-left="5.987cm" fo:margin-right="5.969cm" fo:margin-top="0.046cm" fo:margin-bottom="0cm" loext:contextual-spacing="false" fo:text-align="center" style:justify-single-word="false" fo:text-indent="0cm" style:auto-text-indent="false"/>
    </style:style>
    <style:style style:name="P84" style:family="paragraph" style:parent-style-name="Table_20_Paragraph">
      <style:paragraph-properties fo:margin-left="0cm" fo:margin-right="0.316cm" fo:text-align="end" style:justify-single-word="false" fo:text-indent="0cm" style:auto-text-indent="false"/>
    </style:style>
    <style:style style:name="P85" style:family="paragraph" style:parent-style-name="Table_20_Paragraph">
      <style:paragraph-properties fo:margin-left="0.051cm" fo:margin-right="0.065cm" fo:text-indent="0cm" style:auto-text-indent="false"/>
    </style:style>
    <style:style style:name="P86" style:family="paragraph" style:parent-style-name="Table_20_Paragraph">
      <style:paragraph-properties fo:margin-left="0.051cm" fo:margin-right="0.065cm" fo:margin-top="0cm" fo:margin-bottom="0cm" loext:contextual-spacing="false" fo:text-indent="0cm" style:auto-text-indent="false"/>
    </style:style>
    <style:style style:name="P87" style:family="paragraph" style:parent-style-name="Table_20_Paragraph">
      <style:paragraph-properties fo:margin-left="0.051cm" fo:margin-right="0.758cm" fo:margin-top="0cm" fo:margin-bottom="0cm" loext:contextual-spacing="false" fo:text-indent="0cm" style:auto-text-indent="false"/>
    </style:style>
    <style:style style:name="P88" style:family="paragraph" style:parent-style-name="Table_20_Paragraph">
      <style:paragraph-properties fo:margin-left="0.051cm" fo:margin-right="0.758cm" fo:text-indent="0cm" style:auto-text-indent="false"/>
    </style:style>
    <style:style style:name="P89" style:family="paragraph" style:parent-style-name="Table_20_Paragraph">
      <style:paragraph-properties fo:margin-top="0.011cm" fo:margin-bottom="0cm" loext:contextual-spacing="false"/>
      <style:text-properties fo:font-size="15.5pt" fo:font-weight="bold" style:font-size-asian="15.5pt" style:font-weight-asian="bold"/>
    </style:style>
    <style:style style:name="P90" style:family="paragraph" style:parent-style-name="Table_20_Paragraph">
      <style:paragraph-properties fo:margin-top="0.011cm" fo:margin-bottom="0cm" loext:contextual-spacing="false"/>
      <style:text-properties fo:font-size="12pt" fo:font-weight="bold" style:font-size-asian="12pt" style:font-weight-asian="bold"/>
    </style:style>
    <style:style style:name="P91" style:family="paragraph" style:parent-style-name="Table_20_Paragraph">
      <style:paragraph-properties fo:margin-left="0.037cm" fo:margin-right="0cm" fo:margin-top="0cm" fo:margin-bottom="0cm" loext:contextual-spacing="false" fo:text-indent="0cm" style:auto-text-indent="false"/>
    </style:style>
    <style:style style:name="P92" style:family="paragraph" style:parent-style-name="Table_20_Paragraph">
      <style:paragraph-properties fo:margin-left="0.037cm" fo:margin-right="0cm" fo:text-indent="0cm" style:auto-text-indent="false"/>
    </style:style>
    <style:style style:name="P93" style:family="paragraph" style:parent-style-name="Table_20_Paragraph">
      <style:paragraph-properties fo:margin-left="0.037cm" fo:margin-right="0cm" fo:margin-top="0.002cm" fo:margin-bottom="0cm" loext:contextual-spacing="false" fo:text-indent="0cm" style:auto-text-indent="false"/>
    </style:style>
    <style:style style:name="P94" style:family="paragraph" style:parent-style-name="Table_20_Paragraph">
      <style:paragraph-properties fo:margin-left="0.037cm" fo:margin-right="0cm" fo:margin-top="0.369cm" fo:margin-bottom="0cm" loext:contextual-spacing="false" fo:text-indent="0cm" style:auto-text-indent="false"/>
    </style:style>
    <style:style style:name="P95" style:family="paragraph" style:parent-style-name="Table_20_Paragraph">
      <style:paragraph-properties fo:margin-left="0.037cm" fo:margin-right="0cm" fo:margin-top="0.386cm" fo:margin-bottom="0cm" loext:contextual-spacing="false" fo:text-indent="0cm" style:auto-text-indent="false"/>
    </style:style>
    <style:style style:name="P96" style:family="paragraph" style:parent-style-name="Table_20_Paragraph">
      <style:paragraph-properties fo:margin-left="0.037cm" fo:margin-right="0cm" fo:margin-top="0.288cm" fo:margin-bottom="0cm" loext:contextual-spacing="false" fo:text-indent="0cm" style:auto-text-indent="false"/>
    </style:style>
    <style:style style:name="P97" style:family="paragraph" style:parent-style-name="Table_20_Paragraph">
      <style:paragraph-properties fo:margin-left="0.037cm" fo:margin-right="0cm" fo:margin-top="0.328cm" fo:margin-bottom="0cm" loext:contextual-spacing="false" fo:text-indent="0cm" style:auto-text-indent="false"/>
    </style:style>
    <style:style style:name="P98" style:family="paragraph" style:parent-style-name="Table_20_Paragraph">
      <style:paragraph-properties fo:margin-left="0.037cm" fo:margin-right="0cm" fo:margin-top="0.048cm" fo:margin-bottom="0cm" loext:contextual-spacing="false" fo:text-indent="0cm" style:auto-text-indent="false"/>
    </style:style>
    <style:style style:name="P99" style:family="paragraph" style:parent-style-name="Table_20_Paragraph">
      <style:paragraph-properties fo:margin-left="0.051cm" fo:margin-right="0.7cm" fo:margin-top="0.235cm" fo:margin-bottom="0cm" loext:contextual-spacing="false" fo:text-indent="0cm" style:auto-text-indent="false"/>
    </style:style>
    <style:style style:name="P100" style:family="paragraph" style:parent-style-name="Table_20_Paragraph">
      <style:paragraph-properties fo:margin-left="0.049cm" fo:margin-right="0.071cm" fo:margin-top="0cm" fo:margin-bottom="0cm" loext:contextual-spacing="false" fo:text-indent="0cm" style:auto-text-indent="false"/>
    </style:style>
    <style:style style:name="P101" style:family="paragraph" style:parent-style-name="Table_20_Paragraph">
      <style:paragraph-properties fo:margin-left="0.049cm" fo:margin-right="0.071cm" fo:text-indent="0cm" style:auto-text-indent="false"/>
    </style:style>
    <style:style style:name="P102" style:family="paragraph" style:parent-style-name="Table_20_Paragraph">
      <style:paragraph-properties fo:margin-left="0.049cm" fo:margin-right="0.044cm" fo:margin-top="0cm" fo:margin-bottom="0cm" loext:contextual-spacing="false" fo:text-indent="0cm" style:auto-text-indent="false"/>
    </style:style>
    <style:style style:name="P103" style:family="paragraph" style:parent-style-name="Table_20_Paragraph">
      <style:paragraph-properties fo:margin-left="0.051cm" fo:margin-right="0.076cm" fo:margin-top="0cm" fo:margin-bottom="0cm" loext:contextual-spacing="false" fo:text-indent="0cm" style:auto-text-indent="false"/>
    </style:style>
    <style:style style:name="P104" style:family="paragraph" style:parent-style-name="Table_20_Paragraph">
      <style:paragraph-properties fo:margin-left="0.051cm" fo:margin-right="0.076cm" fo:text-indent="0cm" style:auto-text-indent="false"/>
    </style:style>
    <style:style style:name="P105" style:family="paragraph" style:parent-style-name="Table_20_Paragraph">
      <style:paragraph-properties fo:margin-left="0.051cm" fo:margin-right="0.628cm" fo:margin-top="0cm" fo:margin-bottom="0cm" loext:contextual-spacing="false" fo:text-indent="0cm" style:auto-text-indent="false"/>
    </style:style>
    <style:style style:name="P106" style:family="paragraph" style:parent-style-name="Table_20_Paragraph">
      <style:paragraph-properties fo:margin-left="0.049cm" fo:margin-right="0.049cm" fo:text-indent="0cm" style:auto-text-indent="false"/>
    </style:style>
    <style:style style:name="P107" style:family="paragraph" style:parent-style-name="Table_20_Paragraph">
      <style:paragraph-properties fo:margin-left="0.049cm" fo:margin-right="0.265cm" fo:text-indent="0cm" style:auto-text-indent="false"/>
    </style:style>
    <style:style style:name="P108" style:family="paragraph" style:parent-style-name="Table_20_Paragraph">
      <style:paragraph-properties fo:margin-left="0.051cm" fo:margin-right="0.453cm" fo:margin-top="0cm" fo:margin-bottom="0cm" loext:contextual-spacing="false" fo:text-indent="0cm" style:auto-text-indent="false"/>
    </style:style>
    <style:style style:name="P109" style:family="paragraph" style:parent-style-name="Table_20_Paragraph">
      <style:paragraph-properties fo:margin-left="0.049cm" fo:margin-right="0.351cm" fo:text-indent="0cm" style:auto-text-indent="false"/>
    </style:style>
    <style:style style:name="P110" style:family="paragraph" style:parent-style-name="Table_20_Paragraph">
      <style:paragraph-properties fo:margin-left="0.049cm" fo:margin-right="0.316cm" fo:margin-top="0cm" fo:margin-bottom="0cm" loext:contextual-spacing="false" fo:text-indent="0cm" style:auto-text-indent="false"/>
    </style:style>
    <style:style style:name="P111" style:family="paragraph" style:parent-style-name="Table_20_Paragraph">
      <style:paragraph-properties fo:margin-left="0.051cm" fo:margin-right="0.277cm" fo:text-indent="0cm" style:auto-text-indent="false"/>
    </style:style>
    <style:style style:name="P112" style:family="paragraph" style:parent-style-name="Table_20_Paragraph">
      <style:paragraph-properties fo:margin-left="0.049cm" fo:margin-right="0.385cm" fo:margin-top="0.002cm" fo:margin-bottom="0cm" loext:contextual-spacing="false" fo:text-indent="0cm" style:auto-text-indent="false"/>
    </style:style>
    <style:style style:name="P113" style:family="paragraph" style:parent-style-name="Table_20_Paragraph">
      <style:paragraph-properties fo:margin-left="0.049cm" fo:margin-right="0.055cm" fo:text-indent="0cm" style:auto-text-indent="false"/>
    </style:style>
    <style:style style:name="P114" style:family="paragraph" style:parent-style-name="Table_20_Paragraph">
      <style:paragraph-properties fo:margin-left="0.049cm" fo:margin-right="0.152cm" fo:margin-top="0cm" fo:margin-bottom="0cm" loext:contextual-spacing="false" fo:text-indent="0cm" style:auto-text-indent="false"/>
    </style:style>
    <style:style style:name="P115" style:family="paragraph" style:parent-style-name="Table_20_Paragraph">
      <style:paragraph-properties fo:margin-left="0.049cm" fo:margin-right="0.041cm" fo:margin-top="0cm" fo:margin-bottom="0cm" loext:contextual-spacing="false" fo:text-indent="0cm" style:auto-text-indent="false"/>
    </style:style>
    <style:style style:name="P116" style:family="paragraph" style:parent-style-name="Table_20_Paragraph">
      <style:paragraph-properties fo:margin-left="0.051cm" fo:margin-right="0.194cm" fo:text-indent="0cm" style:auto-text-indent="false"/>
    </style:style>
    <style:style style:name="P117" style:family="paragraph" style:parent-style-name="Table_20_Paragraph">
      <style:paragraph-properties fo:margin-left="0cm" fo:margin-right="0.083cm" fo:margin-top="0cm" fo:margin-bottom="0cm" loext:contextual-spacing="false" fo:line-height="0.478cm" fo:text-align="center" style:justify-single-word="false" fo:text-indent="0cm" style:auto-text-indent="false"/>
    </style:style>
    <style:style style:name="P118" style:family="paragraph" style:parent-style-name="Table_20_Paragraph">
      <style:paragraph-properties fo:margin-left="0cm" fo:margin-right="0.067cm" fo:margin-top="0.288cm" fo:margin-bottom="0cm" loext:contextual-spacing="false" fo:text-align="center" style:justify-single-word="false" fo:text-indent="0cm" style:auto-text-indent="false"/>
    </style:style>
    <style:style style:name="P119" style:family="paragraph" style:parent-style-name="Table_20_Paragraph">
      <style:paragraph-properties fo:margin-left="0cm" fo:margin-right="0.067cm" fo:margin-top="0.002cm" fo:margin-bottom="0cm" loext:contextual-spacing="false" fo:text-align="center" style:justify-single-word="false" fo:text-indent="0cm" style:auto-text-indent="false"/>
    </style:style>
    <style:style style:name="P120" style:family="paragraph" style:parent-style-name="Table_20_Paragraph">
      <style:paragraph-properties fo:margin-left="0cm" fo:margin-right="0.067cm" fo:text-align="center" style:justify-single-word="false" fo:text-indent="0cm" style:auto-text-indent="false"/>
    </style:style>
    <style:style style:name="P121" style:family="paragraph" style:parent-style-name="Table_20_Paragraph">
      <style:paragraph-properties fo:margin-left="0cm" fo:margin-right="0.067cm" fo:margin-top="0cm" fo:margin-bottom="0cm" loext:contextual-spacing="false" fo:text-align="center" style:justify-single-word="false" fo:text-indent="0cm" style:auto-text-indent="false"/>
    </style:style>
    <style:style style:name="P122" style:family="paragraph" style:parent-style-name="Table_20_Paragraph">
      <style:paragraph-properties fo:margin-left="0.051cm" fo:margin-right="1.311cm" fo:text-indent="0cm" style:auto-text-indent="false"/>
    </style:style>
    <style:style style:name="P123" style:family="paragraph" style:parent-style-name="Table_20_Paragraph">
      <style:paragraph-properties fo:margin-left="0.051cm" fo:margin-right="0.111cm" fo:text-indent="0cm" style:auto-text-indent="false"/>
    </style:style>
    <style:style style:name="P124" style:family="paragraph" style:parent-style-name="Table_20_Paragraph">
      <style:paragraph-properties fo:margin-left="0.049cm" fo:margin-right="0.328cm" fo:text-indent="0cm" style:auto-text-indent="false"/>
    </style:style>
    <style:style style:name="P125" style:family="paragraph" style:parent-style-name="Table_20_Paragraph">
      <style:paragraph-properties fo:margin-left="0.049cm" fo:margin-right="0.328cm" fo:margin-top="0.288cm" fo:margin-bottom="0cm" loext:contextual-spacing="false" fo:text-indent="0cm" style:auto-text-indent="false"/>
    </style:style>
    <style:style style:name="P126" style:family="paragraph" style:parent-style-name="Table_20_Paragraph">
      <style:paragraph-properties fo:margin-top="0.014cm" fo:margin-bottom="0cm" loext:contextual-spacing="false"/>
      <style:text-properties fo:font-size="12pt" fo:font-weight="bold" style:font-size-asian="12pt" style:font-weight-asian="bold"/>
    </style:style>
    <style:style style:name="P127" style:family="paragraph" style:parent-style-name="Table_20_Paragraph" style:list-style-name="WWNum1">
      <style:paragraph-properties fo:margin-left="0.051cm" fo:margin-right="0.72cm" fo:margin-top="0cm" fo:margin-bottom="0cm" loext:contextual-spacing="false" fo:text-indent="0cm" style:auto-text-indent="false">
        <style:tab-stops>
          <style:tab-stop style:position="0.51cm"/>
        </style:tab-stops>
      </style:paragraph-properties>
    </style:style>
    <style:style style:name="P128" style:family="paragraph" style:parent-style-name="Table_20_Paragraph" style:list-style-name="WWNum1">
      <style:paragraph-properties fo:margin-left="0.051cm" fo:margin-right="0.474cm" fo:margin-top="0cm" fo:margin-bottom="0cm" loext:contextual-spacing="false" fo:text-indent="0cm" style:auto-text-indent="false">
        <style:tab-stops>
          <style:tab-stop style:position="0.489cm"/>
        </style:tab-stops>
      </style:paragraph-properties>
    </style:style>
    <style:style style:name="P129" style:family="paragraph" style:parent-style-name="Table_20_Paragraph">
      <style:paragraph-properties fo:margin-top="0.018cm" fo:margin-bottom="0cm" loext:contextual-spacing="false"/>
      <style:text-properties fo:font-size="18pt" fo:font-weight="bold" style:font-size-asian="18pt" style:font-weight-asian="bold"/>
    </style:style>
    <style:style style:name="P130" style:family="paragraph" style:parent-style-name="Table_20_Paragraph">
      <style:paragraph-properties fo:margin-left="0.049cm" fo:margin-right="1.723cm" fo:margin-top="0.208cm" fo:margin-bottom="0cm" loext:contextual-spacing="false" fo:text-indent="0cm" style:auto-text-indent="false"/>
    </style:style>
    <style:style style:name="P131" style:family="paragraph" style:parent-style-name="Table_20_Paragraph">
      <style:paragraph-properties fo:margin-left="0.051cm" fo:margin-right="0.217cm" fo:text-indent="0cm" style:auto-text-indent="false"/>
    </style:style>
    <style:style style:name="P132" style:family="paragraph" style:parent-style-name="Table_20_Paragraph">
      <style:paragraph-properties fo:margin-left="0.049cm" fo:margin-right="0.12cm" fo:text-indent="0cm" style:auto-text-indent="false"/>
    </style:style>
    <style:style style:name="P133" style:family="paragraph" style:parent-style-name="Table_20_Paragraph">
      <style:paragraph-properties fo:margin-left="0.051cm" fo:margin-right="0.557cm" fo:text-indent="0cm" style:auto-text-indent="false"/>
    </style:style>
    <style:style style:name="P134" style:family="paragraph" style:parent-style-name="Table_20_Paragraph">
      <style:paragraph-properties fo:margin-left="0.051cm" fo:margin-right="0.288cm" fo:text-indent="0cm" style:auto-text-indent="false"/>
    </style:style>
    <style:style style:name="P135" style:family="paragraph" style:parent-style-name="Table_20_Paragraph">
      <style:paragraph-properties fo:margin-left="0.051cm" fo:margin-right="0.141cm" fo:text-indent="0cm" style:auto-text-indent="false"/>
    </style:style>
    <style:style style:name="P136" style:family="paragraph" style:parent-style-name="Table_20_Paragraph">
      <style:paragraph-properties fo:margin-left="0.051cm" fo:margin-right="0.441cm" fo:text-indent="0cm" style:auto-text-indent="false"/>
    </style:style>
    <style:style style:name="P137" style:family="paragraph" style:parent-style-name="Table_20_Paragraph">
      <style:paragraph-properties fo:margin-left="0.051cm" fo:margin-right="0.335cm" fo:text-indent="0cm" style:auto-text-indent="false"/>
    </style:style>
    <style:style style:name="P138" style:family="paragraph" style:parent-style-name="Table_20_Paragraph">
      <style:paragraph-properties fo:margin-left="7.163cm" fo:margin-right="7.156cm" fo:margin-top="0.046cm" fo:margin-bottom="0cm" loext:contextual-spacing="false" fo:text-align="center" style:justify-single-word="false" fo:text-indent="0cm" style:auto-text-indent="false"/>
    </style:style>
    <style:style style:name="P139" style:family="paragraph" style:parent-style-name="Table_20_Paragraph">
      <style:paragraph-properties fo:margin-left="0.09cm" fo:margin-right="0cm" fo:margin-top="0.046cm" fo:margin-bottom="0cm" loext:contextual-spacing="false" fo:text-indent="0cm" style:auto-text-indent="false"/>
    </style:style>
    <style:style style:name="P140" style:family="paragraph" style:parent-style-name="Table_20_Paragraph">
      <style:paragraph-properties fo:margin-left="0.005cm" fo:margin-right="0.173cm" fo:text-align="center" style:justify-single-word="false" fo:text-indent="0cm" style:auto-text-indent="false"/>
    </style:style>
    <style:style style:name="P141" style:family="paragraph" style:parent-style-name="Table_20_Paragraph">
      <style:paragraph-properties fo:margin-left="0cm" fo:margin-right="0.342cm" fo:margin-top="0.046cm" fo:margin-bottom="0cm" loext:contextual-spacing="false" fo:text-align="end" style:justify-single-word="false" fo:text-indent="0cm" style:auto-text-indent="false"/>
    </style:style>
    <style:style style:name="P142" style:family="paragraph" style:parent-style-name="Table_20_Paragraph">
      <style:paragraph-properties fo:margin-left="1.963cm" fo:margin-right="1.956cm" fo:margin-top="0.046cm" fo:margin-bottom="0cm" loext:contextual-spacing="false" fo:text-align="center" style:justify-single-word="false" fo:text-indent="0cm" style:auto-text-indent="false"/>
    </style:style>
    <style:style style:name="P143" style:family="paragraph" style:parent-style-name="Table_20_Paragraph">
      <style:paragraph-properties fo:margin-left="5.302cm" fo:margin-right="5.285cm" fo:margin-top="0.046cm" fo:margin-bottom="0cm" loext:contextual-spacing="false" fo:text-align="center" style:justify-single-word="false" fo:text-indent="0cm" style:auto-text-indent="false"/>
    </style:style>
    <style:style style:name="P144" style:family="paragraph" style:parent-style-name="Table_20_Paragraph">
      <style:paragraph-properties fo:margin-left="0cm" fo:margin-right="0.323cm" fo:margin-top="0.002cm" fo:margin-bottom="0cm" loext:contextual-spacing="false" fo:text-align="end" style:justify-single-word="false" fo:text-indent="0cm" style:auto-text-indent="false"/>
    </style:style>
    <style:style style:name="P145" style:family="paragraph" style:parent-style-name="Table_20_Paragraph">
      <style:paragraph-properties fo:margin-left="0cm" fo:margin-right="0.323cm" fo:text-align="end" style:justify-single-word="false" fo:text-indent="0cm" style:auto-text-indent="false"/>
    </style:style>
    <style:style style:name="P146" style:family="paragraph" style:parent-style-name="Table_20_Paragraph">
      <style:paragraph-properties fo:margin-left="0cm" fo:margin-right="0.323cm" fo:margin-top="0.288cm" fo:margin-bottom="0cm" loext:contextual-spacing="false" fo:text-align="end" style:justify-single-word="false" fo:text-indent="0cm" style:auto-text-indent="false"/>
    </style:style>
    <style:style style:name="P147" style:family="paragraph" style:parent-style-name="Table_20_Paragraph">
      <style:paragraph-properties fo:margin-left="0cm" fo:margin-right="0.323cm" fo:margin-top="0.291cm" fo:margin-bottom="0cm" loext:contextual-spacing="false" fo:text-align="end" style:justify-single-word="false" fo:text-indent="0cm" style:auto-text-indent="false"/>
    </style:style>
    <style:style style:name="P148" style:family="paragraph" style:parent-style-name="Table_20_Paragraph">
      <style:paragraph-properties fo:margin-left="0.051cm" fo:margin-right="0.392cm" fo:text-indent="0cm" style:auto-text-indent="false"/>
    </style:style>
    <style:style style:name="P149" style:family="paragraph" style:parent-style-name="Table_20_Paragraph">
      <style:paragraph-properties fo:margin-left="0.051cm" fo:margin-right="0.145cm" fo:text-indent="0cm" style:auto-text-indent="false"/>
    </style:style>
    <style:style style:name="P150" style:family="paragraph" style:parent-style-name="Table_20_Paragraph">
      <style:paragraph-properties fo:margin-left="0.051cm" fo:margin-right="0.896cm" fo:text-indent="0cm" style:auto-text-indent="false"/>
    </style:style>
    <style:style style:name="P151" style:family="paragraph" style:parent-style-name="Table_20_Paragraph">
      <style:paragraph-properties fo:margin-left="0.051cm" fo:margin-right="0.016cm" fo:text-indent="0cm" style:auto-text-indent="false"/>
    </style:style>
    <style:style style:name="P152" style:family="paragraph" style:parent-style-name="Table_20_Paragraph">
      <style:paragraph-properties fo:margin-left="0.051cm" fo:margin-right="0.499cm" fo:margin-top="0cm" fo:margin-bottom="0cm" loext:contextual-spacing="false" fo:text-align="justify" style:justify-single-word="false" fo:text-indent="0cm" style:auto-text-indent="false"/>
    </style:style>
    <style:style style:name="P153" style:family="paragraph" style:parent-style-name="Table_20_Paragraph">
      <style:paragraph-properties fo:margin-left="0.051cm" fo:margin-right="0.767cm" fo:text-indent="0cm" style:auto-text-indent="false"/>
    </style:style>
    <style:style style:name="P154" style:family="paragraph" style:parent-style-name="Table_20_Paragraph">
      <style:paragraph-properties fo:margin-left="0.051cm" fo:margin-right="0.697cm" fo:text-indent="0cm" style:auto-text-indent="false"/>
    </style:style>
    <style:style style:name="P155" style:family="paragraph" style:parent-style-name="Table_20_Paragraph">
      <style:paragraph-properties fo:margin-left="0.051cm" fo:margin-right="0.556cm" fo:text-indent="0cm" style:auto-text-indent="false"/>
    </style:style>
    <style:style style:name="P156" style:family="paragraph" style:parent-style-name="Table_20_Paragraph">
      <style:paragraph-properties fo:margin-left="0.049cm" fo:margin-right="0.004cm" fo:text-indent="0cm" style:auto-text-indent="false"/>
    </style:style>
    <style:style style:name="P157" style:family="paragraph" style:parent-style-name="Table_20_Paragraph">
      <style:paragraph-properties fo:margin-left="0.051cm" fo:margin-right="0.109cm" fo:margin-top="0cm" fo:margin-bottom="0cm" loext:contextual-spacing="false" fo:text-indent="0cm" style:auto-text-indent="false"/>
    </style:style>
    <style:style style:name="P158" style:family="paragraph" style:parent-style-name="Table_20_Paragraph">
      <style:paragraph-properties fo:margin-left="0.049cm" fo:margin-right="0.028cm" fo:margin-top="0.021cm" fo:margin-bottom="0cm" loext:contextual-spacing="false" fo:text-indent="0cm" style:auto-text-indent="false"/>
    </style:style>
    <style:style style:name="P159" style:family="paragraph" style:parent-style-name="Table_20_Paragraph">
      <style:paragraph-properties fo:margin-left="0cm" fo:margin-right="0.004cm" fo:margin-top="0.046cm" fo:margin-bottom="0cm" loext:contextual-spacing="false" fo:text-align="center" style:justify-single-word="false" fo:text-indent="0cm" style:auto-text-indent="false"/>
    </style:style>
    <style:style style:name="P160" style:family="paragraph" style:parent-style-name="Table_20_Paragraph">
      <style:paragraph-properties fo:margin-left="1.804cm" fo:margin-right="1.801cm" fo:margin-top="0.046cm" fo:margin-bottom="0cm" loext:contextual-spacing="false" fo:text-align="center" style:justify-single-word="false" fo:text-indent="0cm" style:auto-text-indent="false"/>
    </style:style>
    <style:style style:name="P161" style:family="paragraph" style:parent-style-name="Table_20_Paragraph">
      <style:paragraph-properties fo:margin-left="5.563cm" fo:margin-right="5.549cm" fo:margin-top="0.046cm" fo:margin-bottom="0cm" loext:contextual-spacing="false" fo:text-align="center" style:justify-single-word="false" fo:text-indent="0cm" style:auto-text-indent="false"/>
    </style:style>
    <style:style style:name="P162" style:family="paragraph" style:parent-style-name="Table_20_Paragraph">
      <style:paragraph-properties fo:margin-left="0.004cm" fo:margin-right="0.078cm" fo:margin-top="0.288cm" fo:margin-bottom="0cm" loext:contextual-spacing="false" fo:text-align="center" style:justify-single-word="false" fo:text-indent="0cm" style:auto-text-indent="false"/>
    </style:style>
    <style:style style:name="P163" style:family="paragraph" style:parent-style-name="Table_20_Paragraph">
      <style:paragraph-properties fo:margin-left="0.004cm" fo:margin-right="0.078cm" fo:margin-top="0cm" fo:margin-bottom="0cm" loext:contextual-spacing="false" fo:text-align="center" style:justify-single-word="false" fo:text-indent="0cm" style:auto-text-indent="false"/>
    </style:style>
    <style:style style:name="P164" style:family="paragraph" style:parent-style-name="Table_20_Paragraph">
      <style:paragraph-properties fo:margin-left="0.004cm" fo:margin-right="0.078cm" fo:text-align="center" style:justify-single-word="false" fo:text-indent="0cm" style:auto-text-indent="false"/>
    </style:style>
    <style:style style:name="P165" style:family="paragraph" style:parent-style-name="Table_20_Paragraph">
      <style:paragraph-properties fo:margin-left="0.004cm" fo:margin-right="0.078cm" fo:margin-top="0.409cm" fo:margin-bottom="0cm" loext:contextual-spacing="false" fo:text-align="center" style:justify-single-word="false" fo:text-indent="0cm" style:auto-text-indent="false"/>
    </style:style>
    <style:style style:name="P166" style:family="paragraph" style:parent-style-name="Table_20_Paragraph">
      <style:paragraph-properties fo:margin-left="0.004cm" fo:margin-right="0.078cm" fo:margin-top="0.002cm" fo:margin-bottom="0cm" loext:contextual-spacing="false" fo:text-align="center" style:justify-single-word="false" fo:text-indent="0cm" style:auto-text-indent="false"/>
    </style:style>
    <style:style style:name="P167" style:family="paragraph" style:parent-style-name="Table_20_Paragraph">
      <style:paragraph-properties fo:margin-left="0.051cm" fo:margin-right="0.03cm" fo:text-indent="0cm" style:auto-text-indent="false"/>
    </style:style>
    <style:style style:name="P168" style:family="paragraph" style:parent-style-name="Table_20_Paragraph">
      <style:paragraph-properties fo:margin-left="0.051cm" fo:margin-right="0.03cm" fo:margin-top="0.409cm" fo:margin-bottom="0cm" loext:contextual-spacing="false" fo:text-indent="0cm" style:auto-text-indent="false"/>
    </style:style>
    <style:style style:name="P169" style:family="paragraph" style:parent-style-name="Table_20_Paragraph">
      <style:paragraph-properties fo:margin-left="0.051cm" fo:margin-right="0.03cm" fo:margin-top="0cm" fo:margin-bottom="0cm" loext:contextual-spacing="false" fo:text-indent="0cm" style:auto-text-indent="false"/>
    </style:style>
    <style:style style:name="P170" style:family="paragraph" style:parent-style-name="Table_20_Paragraph">
      <style:paragraph-properties fo:margin-left="0.049cm" fo:margin-right="0.039cm" fo:text-indent="0cm" style:auto-text-indent="false"/>
    </style:style>
    <style:style style:name="P171" style:family="paragraph" style:parent-style-name="Table_20_Paragraph">
      <style:paragraph-properties fo:margin-left="0.049cm" fo:margin-right="0.023cm" fo:text-indent="0cm" style:auto-text-indent="false"/>
    </style:style>
    <style:style style:name="P172" style:family="paragraph" style:parent-style-name="Table_20_Paragraph">
      <style:paragraph-properties fo:margin-left="0.049cm" fo:margin-right="0.143cm" fo:margin-top="0cm" fo:margin-bottom="0cm" loext:contextual-spacing="false" fo:text-indent="0cm" style:auto-text-indent="false"/>
    </style:style>
    <style:style style:name="P173" style:family="paragraph" style:parent-style-name="Table_20_Paragraph">
      <style:paragraph-properties fo:margin-left="0.051cm" fo:margin-right="0.171cm" fo:margin-top="0.002cm" fo:margin-bottom="0cm" loext:contextual-spacing="false" fo:text-indent="0cm" style:auto-text-indent="false"/>
    </style:style>
    <style:style style:name="P174" style:family="paragraph" style:parent-style-name="Table_20_Paragraph">
      <style:paragraph-properties fo:margin-left="0.049cm" fo:margin-right="0.095cm" fo:text-indent="0cm" style:auto-text-indent="false"/>
    </style:style>
    <style:style style:name="P175" style:family="paragraph" style:parent-style-name="Table_20_Paragraph">
      <style:paragraph-properties fo:margin-left="0.051cm" fo:margin-right="0.032cm" fo:text-indent="0cm" style:auto-text-indent="false"/>
    </style:style>
    <style:style style:name="P176" style:family="paragraph" style:parent-style-name="Table_20_Paragraph">
      <style:paragraph-properties fo:margin-left="0.051cm" fo:margin-right="0.115cm" fo:margin-top="0cm" fo:margin-bottom="0cm" loext:contextual-spacing="false" fo:text-indent="0cm" style:auto-text-indent="false"/>
    </style:style>
    <style:style style:name="P177" style:family="paragraph" style:parent-style-name="Table_20_Paragraph">
      <style:paragraph-properties fo:margin-left="0.051cm" fo:margin-right="0.092cm" fo:text-indent="0cm" style:auto-text-indent="false"/>
    </style:style>
    <style:style style:name="P178" style:family="paragraph" style:parent-style-name="Table_20_Paragraph">
      <style:paragraph-properties fo:margin-left="0.051cm" fo:margin-right="0.092cm" fo:margin-top="0cm" fo:margin-bottom="0cm" loext:contextual-spacing="false" fo:text-indent="0cm" style:auto-text-indent="false"/>
    </style:style>
    <style:style style:name="P179" style:family="paragraph" style:parent-style-name="Table_20_Paragraph">
      <style:paragraph-properties fo:margin-left="2.824cm" fo:margin-right="2.817cm" fo:margin-top="0.053cm" fo:margin-bottom="0cm" loext:contextual-spacing="false" fo:text-align="center" style:justify-single-word="false" fo:text-indent="0cm" style:auto-text-indent="false"/>
    </style:style>
    <style:style style:name="P180" style:family="paragraph" style:parent-style-name="Table_20_Paragraph">
      <style:paragraph-properties fo:margin-left="4.441cm" fo:margin-right="4.424cm" fo:margin-top="0.046cm" fo:margin-bottom="0cm" loext:contextual-spacing="false" fo:text-align="center" style:justify-single-word="false" fo:text-indent="0cm" style:auto-text-indent="false"/>
    </style:style>
    <style:style style:name="P181" style:family="paragraph" style:parent-style-name="Table_20_Paragraph">
      <style:paragraph-properties fo:margin-left="0.049cm" fo:margin-right="0.561cm" fo:text-align="justify" style:justify-single-word="false" fo:text-indent="0cm" style:auto-text-indent="false"/>
    </style:style>
    <style:style style:name="P182" style:family="paragraph" style:parent-style-name="Table_20_Paragraph">
      <style:paragraph-properties fo:margin-left="0.051cm" fo:margin-right="0.891cm" fo:margin-top="0cm" fo:margin-bottom="0cm" loext:contextual-spacing="false" fo:text-indent="0cm" style:auto-text-indent="false"/>
    </style:style>
    <style:style style:name="P183" style:family="paragraph" style:parent-style-name="Table_20_Paragraph">
      <style:paragraph-properties fo:margin-top="0.009cm" fo:margin-bottom="0cm" loext:contextual-spacing="false"/>
      <style:text-properties fo:font-size="19pt" fo:font-weight="bold" style:font-size-asian="19pt" style:font-weight-asian="bold"/>
    </style:style>
    <style:style style:name="P184" style:family="paragraph" style:parent-style-name="Table_20_Paragraph">
      <style:paragraph-properties fo:margin-left="0.051cm" fo:margin-right="0.984cm" fo:margin-top="0.048cm" fo:margin-bottom="0cm" loext:contextual-spacing="false" fo:text-indent="0cm" style:auto-text-indent="false"/>
    </style:style>
    <style:style style:name="P185" style:family="paragraph" style:parent-style-name="Table_20_Paragraph">
      <style:paragraph-properties fo:margin-left="0.049cm" fo:margin-right="0.058cm" fo:text-indent="0cm" style:auto-text-indent="false"/>
    </style:style>
    <style:style style:name="P186" style:family="paragraph" style:parent-style-name="Table_20_Paragraph">
      <style:paragraph-properties fo:margin-left="0.051cm" fo:margin-right="0.069cm" fo:text-indent="0cm" style:auto-text-indent="false"/>
    </style:style>
    <style:style style:name="P187" style:family="paragraph" style:parent-style-name="Table_20_Paragraph">
      <style:paragraph-properties fo:margin-left="0.049cm" fo:margin-right="0.111cm" fo:text-indent="0cm" style:auto-text-indent="false"/>
    </style:style>
    <style:style style:name="P188" style:family="paragraph" style:parent-style-name="Table_20_Paragraph">
      <style:paragraph-properties fo:margin-left="0.051cm" fo:margin-right="0.397cm" fo:text-align="justify" style:justify-single-word="false" fo:text-indent="0cm" style:auto-text-indent="false"/>
    </style:style>
    <style:style style:name="P189" style:family="paragraph" style:parent-style-name="Table_20_Paragraph">
      <style:paragraph-properties fo:margin-left="2.538cm" fo:margin-right="2.531cm" fo:margin-top="0.046cm" fo:margin-bottom="0cm" loext:contextual-spacing="false" fo:text-align="center" style:justify-single-word="false" fo:text-indent="0cm" style:auto-text-indent="false"/>
    </style:style>
    <style:style style:name="P190" style:family="paragraph" style:parent-style-name="Table_20_Paragraph">
      <style:paragraph-properties fo:margin-left="4.727cm" fo:margin-right="4.71cm" fo:margin-top="0.046cm" fo:margin-bottom="0cm" loext:contextual-spacing="false" fo:text-align="center" style:justify-single-word="false" fo:text-indent="0cm" style:auto-text-indent="false"/>
    </style:style>
    <style:style style:name="P191" style:family="paragraph" style:parent-style-name="Table_20_Paragraph">
      <style:paragraph-properties fo:margin-left="0.051cm" fo:margin-right="0.988cm" fo:text-indent="0cm" style:auto-text-indent="false"/>
    </style:style>
    <style:style style:name="P192" style:family="paragraph" style:parent-style-name="Table_20_Paragraph">
      <style:paragraph-properties fo:margin-left="0.051cm" fo:margin-right="0.249cm" fo:text-indent="0cm" style:auto-text-indent="false"/>
    </style:style>
    <style:style style:name="P193" style:family="paragraph" style:parent-style-name="Table_20_Paragraph">
      <style:paragraph-properties fo:margin-left="0.051cm" fo:margin-right="1.025cm" fo:margin-top="0.409cm" fo:margin-bottom="0cm" loext:contextual-spacing="false" fo:text-indent="0cm" style:auto-text-indent="false"/>
    </style:style>
    <style:style style:name="P194" style:family="paragraph" style:parent-style-name="Table_20_Paragraph">
      <style:paragraph-properties fo:margin-left="0.049cm" fo:margin-right="0.005cm" fo:text-indent="0cm" style:auto-text-indent="false"/>
    </style:style>
    <style:style style:name="P195" style:family="paragraph" style:parent-style-name="Table_20_Paragraph">
      <style:paragraph-properties fo:margin-left="0.051cm" fo:margin-right="0.319cm" fo:text-indent="0cm" style:auto-text-indent="false"/>
    </style:style>
    <style:style style:name="P196" style:family="paragraph" style:parent-style-name="Table_20_Paragraph">
      <style:paragraph-properties fo:margin-left="0.049cm" fo:margin-right="0.042cm" fo:text-indent="0cm" style:auto-text-indent="false"/>
    </style:style>
    <style:style style:name="P197" style:family="paragraph" style:parent-style-name="Table_20_Paragraph">
      <style:paragraph-properties fo:margin-left="0.051cm" fo:margin-right="0.166cm" fo:margin-top="0.002cm" fo:margin-bottom="0cm" loext:contextual-spacing="false" fo:text-indent="0cm" style:auto-text-indent="false"/>
    </style:style>
    <style:style style:name="P198" style:family="paragraph" style:parent-style-name="Table_20_Paragraph">
      <style:paragraph-properties fo:margin-left="0.051cm" fo:margin-right="0.166cm" fo:text-indent="0cm" style:auto-text-indent="false"/>
    </style:style>
    <style:style style:name="P199" style:family="paragraph" style:parent-style-name="Table_20_Paragraph">
      <style:paragraph-properties fo:margin-left="0.049cm" fo:margin-right="0.113cm" fo:text-indent="0cm" style:auto-text-indent="false"/>
    </style:style>
    <style:style style:name="P200" style:family="paragraph" style:parent-style-name="Table_20_Paragraph">
      <style:paragraph-properties fo:margin-left="0.051cm" fo:margin-right="0.026cm" fo:margin-top="0cm" fo:margin-bottom="0cm" loext:contextual-spacing="false" fo:text-indent="0cm" style:auto-text-indent="false"/>
    </style:style>
    <style:style style:name="P201" style:family="paragraph" style:parent-style-name="Table_20_Paragraph">
      <style:paragraph-properties fo:margin-left="0.051cm" fo:margin-right="0.612cm" fo:margin-top="0.002cm" fo:margin-bottom="0cm" loext:contextual-spacing="false" fo:text-indent="0cm" style:auto-text-indent="false"/>
    </style:style>
    <style:style style:name="P202" style:family="paragraph" style:parent-style-name="Table_20_Paragraph">
      <style:paragraph-properties fo:margin-left="0.051cm" fo:margin-right="0.085cm" fo:text-indent="0cm" style:auto-text-indent="false"/>
    </style:style>
    <style:style style:name="P203" style:family="paragraph" style:parent-style-name="Table_20_Paragraph">
      <style:paragraph-properties fo:margin-left="0.051cm" fo:margin-right="0.942cm" fo:margin-top="0cm" fo:margin-bottom="0cm" loext:contextual-spacing="false" fo:text-indent="0cm" style:auto-text-indent="false"/>
    </style:style>
    <style:style style:name="P204" style:family="paragraph" style:parent-style-name="Table_20_Paragraph">
      <style:paragraph-properties fo:margin-left="0.051cm" fo:margin-right="0.542cm" fo:margin-top="0cm" fo:margin-bottom="0cm" loext:contextual-spacing="false" fo:text-indent="0cm" style:auto-text-indent="false"/>
    </style:style>
    <style:style style:name="P205" style:family="paragraph" style:parent-style-name="Table_20_Paragraph">
      <style:paragraph-properties fo:margin-left="0.051cm" fo:margin-right="0.295cm" fo:text-indent="0cm" style:auto-text-indent="false"/>
    </style:style>
    <style:style style:name="P206" style:family="paragraph" style:parent-style-name="Table_20_Paragraph">
      <style:paragraph-properties fo:margin-left="0.051cm" fo:margin-right="0.143cm" fo:text-indent="0cm" style:auto-text-indent="false"/>
    </style:style>
    <style:style style:name="P207" style:family="paragraph" style:parent-style-name="Table_20_Paragraph">
      <style:paragraph-properties fo:margin-left="0.051cm" fo:margin-right="0.025cm" fo:text-indent="0cm" style:auto-text-indent="false"/>
    </style:style>
    <style:style style:name="P208" style:family="paragraph" style:parent-style-name="Table_20_Paragraph">
      <style:paragraph-properties fo:margin-left="0.051cm" fo:margin-right="0.014cm" fo:text-indent="0cm" style:auto-text-indent="false"/>
    </style:style>
    <style:style style:name="P209" style:family="paragraph" style:parent-style-name="Table_20_Paragraph">
      <style:paragraph-properties fo:margin-left="0.051cm" fo:margin-right="0.637cm" fo:text-indent="0cm" style:auto-text-indent="false"/>
    </style:style>
    <style:style style:name="P210" style:family="paragraph" style:parent-style-name="Table_20_Paragraph">
      <style:paragraph-properties fo:margin-left="0.051cm" fo:margin-right="0.73cm" fo:text-indent="0cm" style:auto-text-indent="false"/>
    </style:style>
    <style:style style:name="P211" style:family="paragraph" style:parent-style-name="Table_20_Paragraph">
      <style:paragraph-properties fo:margin-left="7.297cm" fo:margin-right="7.297cm" fo:margin-top="0.046cm" fo:margin-bottom="0cm" loext:contextual-spacing="false" fo:text-align="center" style:justify-single-word="false" fo:text-indent="0cm" style:auto-text-indent="false"/>
    </style:style>
    <style:style style:name="P212" style:family="paragraph" style:parent-style-name="Table_20_Paragraph">
      <style:paragraph-properties fo:margin-left="0.004cm" fo:margin-right="0.109cm" fo:margin-top="0.002cm" fo:margin-bottom="0cm" loext:contextual-spacing="false" fo:text-align="center" style:justify-single-word="false" fo:text-indent="0cm" style:auto-text-indent="false"/>
    </style:style>
    <style:style style:name="P213" style:family="paragraph" style:parent-style-name="Table_20_Paragraph">
      <style:paragraph-properties fo:margin-left="0.004cm" fo:margin-right="0.109cm" fo:margin-top="0.288cm" fo:margin-bottom="0cm" loext:contextual-spacing="false" fo:text-align="center" style:justify-single-word="false" fo:text-indent="0cm" style:auto-text-indent="false"/>
    </style:style>
    <style:style style:name="P214" style:family="paragraph" style:parent-style-name="Table_20_Paragraph">
      <style:paragraph-properties fo:margin-left="0.051cm" fo:margin-right="0.146cm" fo:text-indent="0cm" style:auto-text-indent="false"/>
    </style:style>
    <style:style style:name="P215" style:family="paragraph" style:parent-style-name="Table_20_Paragraph">
      <style:paragraph-properties fo:margin-left="0cm" fo:margin-right="0.388cm" fo:margin-top="0.046cm" fo:margin-bottom="0cm" loext:contextual-spacing="false" fo:text-align="end" style:justify-single-word="false" fo:text-indent="0cm" style:auto-text-indent="false"/>
    </style:style>
    <style:style style:name="P216" style:family="paragraph" style:parent-style-name="Table_20_Paragraph">
      <style:paragraph-properties fo:margin-left="0cm" fo:margin-right="0.418cm" fo:text-align="end" style:justify-single-word="false" fo:text-indent="0cm" style:auto-text-indent="false"/>
    </style:style>
    <style:style style:name="P217" style:family="paragraph" style:parent-style-name="Table_20_Paragraph">
      <style:paragraph-properties fo:margin-left="7.202cm" fo:margin-right="7.202cm" fo:margin-top="0.046cm" fo:margin-bottom="0cm" loext:contextual-spacing="false" fo:text-align="center" style:justify-single-word="false" fo:text-indent="0cm" style:auto-text-indent="false"/>
    </style:style>
    <style:style style:name="P218" style:family="paragraph" style:parent-style-name="Table_20_Paragraph">
      <style:paragraph-properties fo:margin-left="0.004cm" fo:margin-right="0.088cm" fo:margin-top="0.288cm" fo:margin-bottom="0cm" loext:contextual-spacing="false" fo:text-align="center" style:justify-single-word="false" fo:text-indent="0cm" style:auto-text-indent="false"/>
    </style:style>
    <style:style style:name="P219" style:family="paragraph" style:parent-style-name="Table_20_Paragraph">
      <style:paragraph-properties fo:margin-left="0.004cm" fo:margin-right="0.088cm" fo:margin-top="0.002cm" fo:margin-bottom="0cm" loext:contextual-spacing="false" fo:text-align="center" style:justify-single-word="false" fo:text-indent="0cm" style:auto-text-indent="false"/>
    </style:style>
    <style:style style:name="P220" style:family="paragraph" style:parent-style-name="Table_20_Paragraph">
      <style:paragraph-properties fo:margin-left="0.004cm" fo:margin-right="0.088cm" fo:text-align="center" style:justify-single-word="false" fo:text-indent="0cm" style:auto-text-indent="false"/>
    </style:style>
    <style:style style:name="P221" style:family="paragraph" style:parent-style-name="Table_20_Paragraph">
      <style:paragraph-properties fo:margin-left="0.051cm" fo:margin-right="0.132cm" fo:text-indent="0cm" style:auto-text-indent="false"/>
    </style:style>
    <style:style style:name="P222" style:family="paragraph" style:parent-style-name="Table_20_Paragraph">
      <style:paragraph-properties fo:margin-left="0.051cm" fo:margin-right="0.748cm" fo:text-indent="0cm" style:auto-text-indent="false"/>
    </style:style>
    <style:style style:name="P223" style:family="paragraph" style:parent-style-name="Table_20_Paragraph">
      <style:paragraph-properties fo:margin-left="4.743cm" fo:margin-right="4.748cm" fo:margin-top="0.293cm" fo:margin-bottom="0cm" loext:contextual-spacing="false" fo:text-align="center" style:justify-single-word="false" fo:text-indent="0cm" style:auto-text-indent="false"/>
    </style:style>
    <style:style style:name="P224" style:family="paragraph" style:parent-style-name="Table_20_Paragraph">
      <style:paragraph-properties fo:margin-left="1.326cm" fo:margin-right="0cm" fo:margin-top="0.293cm" fo:margin-bottom="0cm" loext:contextual-spacing="false" fo:text-indent="0cm" style:auto-text-indent="false"/>
    </style:style>
    <style:style style:name="P225" style:family="paragraph" style:parent-style-name="Table_20_Paragraph">
      <style:paragraph-properties fo:margin-left="0.788cm" fo:margin-right="0cm" fo:margin-top="0.049cm" fo:margin-bottom="0cm" loext:contextual-spacing="false" fo:text-indent="-0.261cm" style:auto-text-indent="false"/>
    </style:style>
    <style:style style:name="P226" style:family="paragraph" style:parent-style-name="Table_20_Paragraph">
      <style:paragraph-properties fo:margin-left="0.049cm" fo:margin-right="1.623cm" fo:margin-top="0.048cm" fo:margin-bottom="0cm" loext:contextual-spacing="false" fo:text-indent="0cm" style:auto-text-indent="false"/>
    </style:style>
    <style:style style:name="T1" style:family="text">
      <style:text-properties fo:font-size="12pt" style:font-size-asian="12pt"/>
    </style:style>
    <style:style style:name="T2" style:family="text">
      <style:text-properties fo:font-size="10pt" fo:font-weight="bold" style:font-size-asian="10pt" style:font-weight-asian="bold"/>
    </style:style>
    <style:style style:name="T3" style:family="text">
      <style:text-properties fo:font-size="10pt" fo:letter-spacing="-0.016cm" fo:font-weight="bold" style:font-size-asian="10pt" style:font-weight-asian="bold"/>
    </style:style>
    <style:style style:name="T4" style:family="text">
      <style:text-properties fo:font-size="10pt" fo:letter-spacing="-0.048cm" fo:font-weight="bold" style:font-size-asian="10pt" style:font-weight-asian="bold"/>
    </style:style>
    <style:style style:name="T5" style:family="text">
      <style:text-properties fo:font-size="10pt" fo:letter-spacing="-0.025cm" fo:font-weight="bold" style:font-size-asian="10pt" style:font-weight-asian="bold"/>
    </style:style>
    <style:style style:name="T6" style:family="text">
      <style:text-properties fo:font-size="10pt" fo:letter-spacing="-0.009cm" fo:font-weight="bold" style:font-size-asian="10pt" style:font-weight-asian="bold"/>
    </style:style>
    <style:style style:name="T7" style:family="text">
      <style:text-properties fo:font-size="10pt" fo:letter-spacing="-0.005cm" fo:font-weight="bold" style:font-size-asian="10pt" style:font-weight-asian="bold"/>
    </style:style>
    <style:style style:name="T8" style:family="text">
      <style:text-properties fo:font-size="10pt" fo:letter-spacing="-0.021cm" fo:font-weight="bold" style:font-size-asian="10pt" style:font-weight-asian="bold"/>
    </style:style>
    <style:style style:name="T9" style:family="text">
      <style:text-properties fo:font-size="10pt" fo:letter-spacing="-0.041cm" fo:font-weight="bold" style:font-size-asian="10pt" style:font-weight-asian="bold"/>
    </style:style>
    <style:style style:name="T10" style:family="text">
      <style:text-properties fo:font-size="12pt" fo:font-weight="bold" style:font-size-asian="12pt" style:font-weight-asian="bold"/>
    </style:style>
    <style:style style:name="T11" style:family="text">
      <style:text-properties fo:font-size="12pt" style:font-size-asian="12pt"/>
    </style:style>
    <style:style style:name="T12" style:family="text">
      <style:text-properties fo:font-size="12pt" fo:letter-spacing="-0.018cm" style:font-size-asian="12pt"/>
    </style:style>
    <style:style style:name="T13" style:family="text">
      <style:text-properties fo:font-size="12pt" fo:letter-spacing="-0.019cm" style:font-size-asian="12pt"/>
    </style:style>
    <style:style style:name="T14" style:family="text">
      <style:text-properties fo:font-size="12pt" fo:letter-spacing="-0.009cm" style:font-size-asian="12pt"/>
    </style:style>
    <style:style style:name="T15" style:family="text">
      <style:text-properties fo:font-size="12pt" fo:letter-spacing="-0.016cm" style:font-size-asian="12pt"/>
    </style:style>
    <style:style style:name="T16" style:family="text">
      <style:text-properties fo:font-size="12pt" fo:letter-spacing="-0.023cm" style:font-size-asian="12pt"/>
    </style:style>
    <style:style style:name="T17" style:family="text">
      <style:text-properties fo:font-size="12pt" fo:letter-spacing="-0.011cm" style:font-size-asian="12pt"/>
    </style:style>
    <style:style style:name="T18" style:family="text">
      <style:text-properties fo:font-size="12pt" fo:letter-spacing="-0.051cm" style:font-size-asian="12pt"/>
    </style:style>
    <style:style style:name="T19" style:family="text">
      <style:text-properties fo:font-size="12pt" fo:letter-spacing="-0.034cm" style:font-size-asian="12pt"/>
    </style:style>
    <style:style style:name="T20" style:family="text">
      <style:text-properties fo:font-size="12pt" fo:letter-spacing="-0.004cm" style:font-size-asian="12pt"/>
    </style:style>
    <style:style style:name="T21" style:family="text">
      <style:text-properties fo:font-size="12pt" fo:letter-spacing="-0.002cm" style:font-size-asian="12pt"/>
    </style:style>
    <style:style style:name="T22" style:family="text">
      <style:text-properties fo:font-size="12pt" fo:letter-spacing="-0.025cm" style:font-size-asian="12pt"/>
    </style:style>
    <style:style style:name="T23" style:family="text">
      <style:text-properties fo:font-size="12pt" fo:letter-spacing="-0.028cm" style:font-size-asian="12pt"/>
    </style:style>
    <style:style style:name="T24" style:family="text">
      <style:text-properties fo:font-size="12pt" fo:letter-spacing="-0.005cm" style:font-size-asian="12pt"/>
    </style:style>
    <style:style style:name="T25" style:family="text">
      <style:text-properties fo:font-size="12pt" fo:letter-spacing="-0.055cm" style:font-size-asian="12pt"/>
    </style:style>
    <style:style style:name="T26" style:family="text">
      <style:text-properties fo:font-size="12pt" fo:letter-spacing="-0.064cm" style:font-size-asian="12pt"/>
    </style:style>
    <style:style style:name="T27" style:family="text">
      <style:text-properties fo:font-size="12pt" fo:font-style="italic" style:font-size-asian="12pt" style:font-style-asian="italic"/>
    </style:style>
    <style:style style:name="T28" style:family="text">
      <style:text-properties fo:font-size="12pt" fo:letter-spacing="-0.032cm" style:font-size-asian="12pt"/>
    </style:style>
    <style:style style:name="T29" style:family="text">
      <style:text-properties fo:font-size="12pt" fo:letter-spacing="-0.03cm" style:font-size-asian="12pt"/>
    </style:style>
    <style:style style:name="T30" style:family="text">
      <style:text-properties fo:font-size="12pt" fo:letter-spacing="-0.079cm" style:font-size-asian="12pt"/>
    </style:style>
    <style:style style:name="T31" style:family="text">
      <style:text-properties fo:font-size="12pt" fo:letter-spacing="-0.012cm" style:font-size-asian="12pt"/>
    </style:style>
    <style:style style:name="T32" style:family="text">
      <style:text-properties fo:font-size="12pt" fo:letter-spacing="-0.042cm" style:font-size-asian="12pt"/>
    </style:style>
    <style:style style:name="T33" style:family="text">
      <style:text-properties fo:font-size="12pt" fo:letter-spacing="-0.026cm" style:font-size-asian="12pt"/>
    </style:style>
    <style:style style:name="T34" style:family="text">
      <style:text-properties fo:font-size="12pt" fo:letter-spacing="-0.014cm" style:font-size-asian="12pt"/>
    </style:style>
    <style:style style:name="T35" style:family="text">
      <style:text-properties fo:font-size="12pt" fo:letter-spacing="-0.037cm" style:font-size-asian="12pt"/>
    </style:style>
    <style:style style:name="T36" style:family="text">
      <style:text-properties fo:font-size="14pt" fo:font-weight="bold" style:font-size-asian="14pt" style:font-weight-asian="bold"/>
    </style:style>
    <style:style style:name="T37" style:family="text">
      <style:text-properties style:text-position="-42% 100%" fo:font-size="9.5pt" style:font-size-asian="9.5pt"/>
    </style:style>
    <style:style style:name="T38" style:family="text">
      <style:text-properties style:text-position="47% 100%" fo:font-size="9.5pt" style:font-size-asian="9.5pt"/>
    </style:style>
    <style:style style:name="T39" style:family="text">
      <style:text-properties fo:font-size="9.5pt" style:font-size-asian="9.5pt"/>
    </style:style>
    <style:style style:name="T40" style:family="text">
      <style:text-properties fo:color="#666666" fo:font-size="12pt" style:font-size-asian="12pt"/>
    </style:style>
    <style:style style:name="T41" style:family="text">
      <style:text-properties fo:color="#666666" fo:font-size="12pt" fo:font-style="italic" style:font-size-asian="12pt" style:font-style-asian="italic"/>
    </style:style>
    <style:style style:name="T42" style:family="text">
      <style:text-properties fo:color="#666666" fo:font-size="12pt" fo:font-weight="bold" style:font-size-asian="12pt" style:font-weight-asian="bold"/>
    </style:style>
    <style:style style:name="T43" style:family="text">
      <style:text-properties style:font-name="Arial" fo:language="en" fo:country="none" style:font-name-complex="Arial1"/>
    </style:style>
    <style:style style:name="Sect1" style:family="section">
      <style:section-properties style:editable="false">
        <style:columns fo:column-count="1" fo:column-gap="0cm"/>
      </style:section-properties>
    </style:style>
  </office:automatic-styles>
  <office:body>
    <office:text text:use-soft-page-breaks="true">
      <text:tracked-changes>
        <text:changed-region xml:id="ct94174836992672" text:id="ct94174836992672">
          <text:insertion>
            <office:change-info>
              <dc:creator>Kristine VanAarsen</dc:creator>
              <dc:date>2017-05-02T14:51:00</dc:date>
            </office:change-info>
          </text:insertion>
        </text:changed-region>
        <text:changed-region xml:id="ct94174836407776" text:id="ct94174836407776">
          <text:deletion>
            <office:change-info>
              <dc:creator>Kristine VanAarsen</dc:creator>
              <dc:date>2017-05-02T14:51:00</dc:date>
            </office:change-info>
            <text:p text:style-name="P1"><text:span text:style-name="T1">Will be registered at clinicaltrials.gov</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FileNo: 107952</text:p>
        <text:p text:style-name="P3">Title: Calibration and Validation of High Quality Low-Cost 3D Printed Pulse Oximeter Start Date: 01/05/2016</text:p>
        <text:p text:style-name="Text_20_body">End Date: 01/05/2017</text:p>
        <text:p text:style-name="Text_20_body">Keywords: Pulse oximetry,emergency department,new medical device</text:p>
        <text:p text:style-name="P4"/>
        <text:h text:style-name="Heading_20_1" text:outline-level="1"><text:bookmark text:name="Project_Members"/>Project Members</text:h>
        <text:p text:style-name="P17"><text:bookmark text:name="Principal_Investigator"/><text:span text:style-name="T2">Principal Investigator</text:span></text:p>
        <text:p text:style-name="P9">Prefix: Dr.</text:p>
        <text:p text:style-name="P10">Last Name: Loubani First Name: Tarek<text:bookmark text:name="_GoBack"/></text:p>
        <text:p text:style-name="P11">Affiliation: Schulich School of Medicine and Dentistry\Emergency Rank: Assistant Professor</text:p>
        <text:p text:style-name="Text_20_body">Gender: Unspecified</text:p>
        <text:p text:style-name="P12">Email: <text:a xlink:type="simple" xlink:href="mailto:tarek.loubani@lhsc.on.ca" text:style-name="ListLabel_20_3" text:visited-style-name="ListLabel_20_3">tarek.loubani@lhsc.on.ca</text:a> Phone1: 79130</text:p>
        <text:p text:style-name="P13">Phone2: Fax:</text:p>
        <text:p text:style-name="Text_20_body">Mailing Address: LHSC-VH</text:p>
        <text:p text:style-name="P14">Institution: London Health Sciences Centre Country: Canada</text:p>
        <text:p text:style-name="Text_20_body">Comments:</text:p>
        <text:p text:style-name="P5"/>
        <text:p text:style-name="P18"><text:bookmark text:name="Others"/><text:span text:style-name="T2">Others</text:span></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6"><text:span text:style-name="T10">Rank</text:span></text:p>
            </table:table-cell>
            <table:table-cell table:style-name="Table1.B1" office:value-type="string">
              <text:p text:style-name="P27"><text:span text:style-name="T10">Last Name</text:span></text:p>
            </table:table-cell>
            <table:table-cell table:style-name="Table1.B1" office:value-type="string">
              <text:p text:style-name="P28"><text:span text:style-name="T10">First Name</text:span></text:p>
            </table:table-cell>
            <table:table-cell table:style-name="Table1.B1" office:value-type="string">
              <text:p text:style-name="P29"><text:span text:style-name="T10">Affiliation</text:span></text:p>
            </table:table-cell>
            <table:table-cell table:style-name="Table1.E1" office:value-type="string">
              <text:p text:style-name="P30"><text:span text:style-name="T10">Role In Project</text:span></text:p>
            </table:table-cell>
          </table:table-row>
          <table:table-row table:style-name="Table1.2">
            <table:table-cell table:style-name="Table1.A2" office:value-type="string">
              <text:p text:style-name="P31"><text:span text:style-name="T1">Research Staff</text:span></text:p>
            </table:table-cell>
            <table:table-cell table:style-name="Table1.B2" office:value-type="string">
              <text:p text:style-name="P32"><text:span text:style-name="T1">Columbus</text:span></text:p>
            </table:table-cell>
            <table:table-cell table:style-name="Table1.B2" office:value-type="string">
              <text:p text:style-name="P40"><text:span text:style-name="T1">Melanie</text:span></text:p>
            </table:table-cell>
            <table:table-cell table:style-name="Table1.B2" office:value-type="string">
              <text:p text:style-name="P53"><text:span text:style-name="T1">Schulich School of Medicine and Dentistry\Medicine-Dept of</text:span></text:p>
            </table:table-cell>
            <table:table-cell table:style-name="Table1.E2" office:value-type="string">
              <text:p text:style-name="P54"><text:span text:style-name="T1">Research Support Staff</text:span></text:p>
            </table:table-cell>
          </table:table-row>
          <table:table-row table:style-name="Table1.2">
            <table:table-cell table:style-name="Table1.A2" office:value-type="string">
              <text:p text:style-name="P31"><text:span text:style-name="T1">Research Staff</text:span></text:p>
            </table:table-cell>
            <table:table-cell table:style-name="Table1.B2" office:value-type="string">
              <text:p text:style-name="P32"><text:span text:style-name="T1">Wood</text:span></text:p>
            </table:table-cell>
            <table:table-cell table:style-name="Table1.B2" office:value-type="string">
              <text:p text:style-name="P40"><text:span text:style-name="T1">Kevin</text:span></text:p>
            </table:table-cell>
            <table:table-cell table:style-name="Table1.B2" office:value-type="string">
              <text:p text:style-name="P40"><text:span text:style-name="T1">London Health Sciences Centre</text:span></text:p>
            </table:table-cell>
            <table:table-cell table:style-name="Table1.E2" office:value-type="string">
              <text:p text:style-name="P54"><text:span text:style-name="T1">Research Support Staff</text:span></text:p>
            </table:table-cell>
          </table:table-row>
          <table:table-row table:style-name="Table1.4">
            <table:table-cell table:style-name="Table1.A4" office:value-type="string">
              <text:p text:style-name="P31"><text:span text:style-name="T1">Research Staff</text:span></text:p>
            </table:table-cell>
            <table:table-cell table:style-name="Table1.B4" office:value-type="string">
              <text:p text:style-name="P32"><text:span text:style-name="T12">Van </text:span><text:span text:style-name="T1">Aarsen</text:span></text:p>
            </table:table-cell>
            <table:table-cell table:style-name="Table1.B4" office:value-type="string">
              <text:p text:style-name="P40"><text:span text:style-name="T1">Kristine</text:span></text:p>
            </table:table-cell>
            <table:table-cell table:style-name="Table1.B4" office:value-type="string">
              <text:p text:style-name="P55"><text:span text:style-name="T1">Schulich School of Medicine and Dentistry\Emergency</text:span></text:p>
            </table:table-cell>
            <table:table-cell table:style-name="Table1.E4" office:value-type="string">
              <text:p text:style-name="P54"><text:span text:style-name="T1">Research Support Staff</text:span></text:p>
            </table:table-cell>
          </table:table-row>
        </table:table>
        <text:h text:style-name="P19" text:outline-level="1"><text:bookmark text:name="Common_Questions"/>Common Questions</text:h>
        <text:list xml:id="list3427254903" text:style-name="WWNum2">
          <text:list-item>
            <text:p text:style-name="P22"><text:bookmark text:name="1._1._Registration_Information"/><text:span text:style-name="T2">1. Registration</text:span><text:span text:style-name="T3"> </text:span><text:span text:style-name="T2">Information</text:span></text:p>
          </text:list-item>
        </text:list>
        <text:p text:style-name="P7"/>
      </text:section>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6"><text:span text:style-name="T10">#</text:span></text:p>
          </table:table-cell>
          <table:table-cell table:style-name="Table2.B1" office:value-type="string">
            <text:p text:style-name="P57"><text:span text:style-name="T10">Question</text:span></text:p>
          </table:table-cell>
          <table:table-cell table:style-name="Table2.C1" office:value-type="string">
            <text:p text:style-name="P58"><text:span text:style-name="T10">Answer</text:span></text:p>
          </table:table-cell>
        </table:table-row>
        <table:table-row table:style-name="Table2.2">
          <table:table-cell table:style-name="Table2.A2" office:value-type="string">
            <text:p text:style-name="P59"/>
            <text:p text:style-name="P61"/>
            <text:p text:style-name="P68"><text:span text:style-name="T1">1.1</text:span></text:p>
          </table:table-cell>
          <table:table-cell table:style-name="Table2.B2" office:value-type="string">
            <text:p text:style-name="P72"><text:span text:style-name="T1">Please confirm that you have reviewed the</text:span><text:span text:style-name="T13"> </text:span><text:span text:style-name="T1">eligibility requirements for the Health Sciences Full Board application</text:span><text:span text:style-name="T14"> </text:span><text:span text:style-name="T1">form.</text:span></text:p>
          </table:table-cell>
          <table:table-cell table:style-name="Table2.C2" office:value-type="string">
            <text:p text:style-name="P59"/>
            <text:p text:style-name="P61"/>
            <text:p text:style-name="P41"><text:span text:style-name="T1">Yes</text:span></text:p>
          </table:table-cell>
        </table:table-row>
        <text:soft-page-break/>
        <table:table-row table:style-name="Table2.3">
          <table:table-cell table:style-name="Table2.A2" office:value-type="string">
            <text:p text:style-name="P69"><text:span text:style-name="T1">1.2</text:span></text:p>
          </table:table-cell>
          <table:table-cell table:style-name="Table2.B2" office:value-type="string">
            <text:p text:style-name="P33"><text:span text:style-name="T1">Indicate the funding source</text:span></text:p>
          </table:table-cell>
          <table:table-cell table:style-name="Table2.C2" office:value-type="string">
            <text:p text:style-name="P43"><text:span text:style-name="T1">Self-funded|Other</text:span></text:p>
          </table:table-cell>
        </table:table-row>
      </table:table>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Standard"/>
          </table:table-cell>
          <table:table-cell table:style-name="Table3.B1" office:value-type="string">
            <text:p text:style-name="P33"><text:span text:style-name="T1">for this study.</text:span></text:p>
          </table:table-cell>
          <table:table-cell table:style-name="Table3.C1" office:value-type="string">
            <text:p text:style-name="Standard"/>
          </table:table-cell>
        </table:table-row>
        <table:table-row table:style-name="Table3.2">
          <table:table-cell table:style-name="Table3.A1" office:value-type="string">
            <text:p text:style-name="P74"/>
            <text:p text:style-name="P70"><text:span text:style-name="T1">1.3</text:span></text:p>
          </table:table-cell>
          <table:table-cell table:style-name="Table3.B1" office:value-type="string">
            <text:p text:style-name="P76"><text:span text:style-name="T1">Please specify the name of the funding source</text:span><text:span text:style-name="T15"> </text:span><text:span text:style-name="T1">selected above.</text:span></text:p>
          </table:table-cell>
          <table:table-cell table:style-name="Table3.C1" office:value-type="string">
            <text:p text:style-name="P74"/>
            <text:p text:style-name="P1"><text:span text:style-name="T1">Summer Research Training Program for research assistant medical student</text:span></text:p>
          </table:table-cell>
        </table:table-row>
        <table:table-row table:style-name="Table3.1">
          <table:table-cell table:style-name="Table3.A1" office:value-type="string">
            <text:p text:style-name="P69"><text:span text:style-name="T1">1.4</text:span></text:p>
          </table:table-cell>
          <table:table-cell table:style-name="Table3.B1" office:value-type="string">
            <text:p text:style-name="P33"><text:span text:style-name="T1">Is this a student project?</text:span></text:p>
          </table:table-cell>
          <table:table-cell table:style-name="Table3.C1" office:value-type="string">
            <text:p text:style-name="P43"><text:span text:style-name="T1">No</text:span></text:p>
          </table:table-cell>
        </table:table-row>
        <table:table-row table:style-name="Table3.1">
          <table:table-cell table:style-name="Table3.A1" office:value-type="string">
            <text:p text:style-name="P69"><text:span text:style-name="T1">1.5</text:span></text:p>
          </table:table-cell>
          <table:table-cell table:style-name="Table3.B1" office:value-type="string">
            <text:p text:style-name="P33"><text:span text:style-name="T1">Is this a multi-site study?</text:span></text:p>
          </table:table-cell>
          <table:table-cell table:style-name="Table3.C1" office:value-type="string">
            <text:p text:style-name="P43"><text:span text:style-name="T1">No</text:span></text:p>
          </table:table-cell>
        </table:table-row>
        <table:table-row table:style-name="Table3.5">
          <table:table-cell table:style-name="Table3.A1" office:value-type="string">
            <text:p text:style-name="P59"/>
            <text:p text:style-name="P59"/>
            <text:p text:style-name="P59"/>
            <text:p text:style-name="P71"><text:span text:style-name="T1">1.6</text:span></text:p>
          </table:table-cell>
          <table:table-cell table:style-name="Table3.B1" office:value-type="string">
            <text:p text:style-name="P77"><text:span text:style-name="T1">If YES has been selected in question 1.5 above, name the lead site and project leader for the study. If the study is administered by a Coordinating or Contract Research Organization (CRO) provide the name and contact information.</text:span></text:p>
          </table:table-cell>
          <table:table-cell table:style-name="Table3.C1" office:value-type="string">
            <text:p text:style-name="Standard"/>
          </table:table-cell>
        </table:table-row>
        <table:table-row table:style-name="Table3.6">
          <table:table-cell table:style-name="Table3.A1" office:value-type="string">
            <text:p text:style-name="P59"/>
            <text:p text:style-name="P59"/>
            <text:p text:style-name="P59"/>
            <text:p text:style-name="P62"/>
            <text:p text:style-name="P68"><text:span text:style-name="T1">1.7</text:span></text:p>
          </table:table-cell>
          <table:table-cell table:style-name="Table3.B1" office:value-type="string">
            <text:p text:style-name="P78"><text:span text:style-name="T1">Are the investigator(s) based at any of the sites below or will the study utilize any patient data,</text:span><text:span text:style-name="T16"> </text:span><text:span text:style-name="T1">staff resources or facilities</text:span><text:span text:style-name="T12"> </text:span><text:span text:style-name="T1">within any of these sites? (Please indicate all applicable sites and read the associated notes found in the blue information icon</text:span><text:span text:style-name="T17"> </text:span><text:span text:style-name="T1">above)</text:span></text:p>
          </table:table-cell>
          <table:table-cell table:style-name="Table3.C1" office:value-type="string">
            <text:p text:style-name="P59"/>
            <text:p text:style-name="P59"/>
            <text:p text:style-name="P59"/>
            <text:p text:style-name="P45"><text:span text:style-name="T1">LHSC - Victoria Hospital|LHSC - University Hospital|St. Joseph's Health Care London</text:span></text:p>
          </table:table-cell>
        </table:table-row>
        <table:table-row table:style-name="Table3.7">
          <table:table-cell table:style-name="Table3.A7" office:value-type="string">
            <text:p text:style-name="P59"/>
            <text:p text:style-name="P59"/>
            <text:p text:style-name="P59"/>
            <text:p text:style-name="P59"/>
            <text:p text:style-name="P59"/>
            <text:p text:style-name="P63"/>
            <text:p text:style-name="P68"><text:span text:style-name="T1">1.8</text:span></text:p>
          </table:table-cell>
          <table:table-cell table:style-name="Table3.B7" office:value-type="string">
            <text:p text:style-name="P59"/>
            <text:p text:style-name="P59"/>
            <text:p text:style-name="P59"/>
            <text:p text:style-name="P59"/>
            <text:p text:style-name="P59"/>
            <text:p text:style-name="P79"><text:span text:style-name="T1">Lay Summary of the study (typically less than 5 lines).</text:span></text:p>
          </table:table-cell>
          <table:table-cell table:style-name="Table3.C7" office:value-type="string">
            <text:p text:style-name="P80"><text:span text:style-name="T1">Pulse oximetry is a vital tool in the rapid and non-invasive assessment of emergency patients, providing a continuous estimate of hemoglobin saturation in arterial blood. Unfortunately, the costs of these devices are prohibitive and reduce availability in smaller centres and poor countries, putting millions of patients in danger of easily treatable and preventable conditions. With current rapid prototyping technologies such as 3D printing, it is possible to create a very inexpensive pulse oximeter that meets or exceeds the gold standard. The goal of this study is to develop, validate and certify a pulse oximeter that measures hemoglobin, carboxyhemoglobin and methemoglobin. This pulse oximeter will be certified with Health Canada, and then released under the Open Hardware License (OHL), such that hospitals and ministries of health in rural and impoverished communities in Canada and internationally would have easy access to these devices.</text:span></text:p>
          </table:table-cell>
        </table:table-row>
      </table:table>
      <text:list xml:id="list222009260129149" text:continue-numbering="true" text:style-name="WWNum2">
        <text:list-item>
          <text:p text:style-name="P21"><text:bookmark text:name="2._2._Background,_Methodology_and_Analys"/><text:span text:style-name="T2">2. Background, Methodology and</text:span><text:span text:style-name="T4"> </text:span><text:span text:style-name="T2">Analysis</text:span></text:p>
        </text:list-item>
      </text:list>
      <text:p text:style-name="P6"/>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1"><text:span text:style-name="T10">#</text:span></text:p>
          </table:table-cell>
          <table:table-cell table:style-name="Table4.B1" office:value-type="string">
            <text:p text:style-name="P82"><text:span text:style-name="T10">Question</text:span></text:p>
          </table:table-cell>
          <table:table-cell table:style-name="Table4.C1" office:value-type="string">
            <text:p text:style-name="P83"><text:span text:style-name="T10">Answer</text:span></text:p>
          </table:table-cell>
        </table:table-row>
        <text:soft-page-break/>
        <table:table-row table:style-name="Table4.2">
          <table:table-cell table:style-name="Table4.A2" office:value-type="string">
            <text:p text:style-name="P84"><text:span text:style-name="T1">2.1</text:span></text:p>
          </table:table-cell>
          <table:table-cell table:style-name="Table4.B2" office:value-type="string">
            <text:p text:style-name="P33"><text:span text:style-name="T1">Has the study</text:span></text:p>
          </table:table-cell>
          <table:table-cell table:style-name="Table4.C2" office:value-type="string">
            <text:p text:style-name="P43"><text:span text:style-name="T1">No</text:span></text:p>
          </table:table-cell>
        </table:table-row>
      </table:table>
      <text:p text:style-name="P15"/>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Standard"/>
          </table:table-cell>
          <table:table-cell table:style-name="Table5.B1" office:value-type="string">
            <text:p text:style-name="P85"><text:span text:style-name="T1">undergone a formal scientific or peer review (i.e. CIHR, NSERC,</text:span></text:p>
            <text:p text:style-name="P87"><text:span text:style-name="T1">NIH)? If yes, please attach the approval letter (or relevant correspondence).</text:span></text:p>
          </table:table-cell>
          <table:table-cell table:style-name="Table5.C1" office:value-type="string">
            <text:p text:style-name="Standard"/>
          </table:table-cell>
        </table:table-row>
        <table:table-row table:style-name="Table5.2">
          <table:table-cell table:style-name="Table5.A2" office:value-type="string">
            <text:p text:style-name="Standard"/>
          </table:table-cell>
          <table:table-cell table:style-name="Table5.B2" office:value-type="string">
            <text:p text:style-name="Standard"/>
          </table:table-cell>
          <table:table-cell table:style-name="Table5.C2" office:value-type="string">
            <text:p text:style-name="P43"><text:span text:style-name="T1">Pulse oximetry is a vital tool in the rapid and non-invasive assessment of</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42"><text:span text:style-name="T1">emergency patients, providing a continuous estimate of hemoglobin saturation</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42"><text:span text:style-name="T1">in arterial blood. Some pulse oximeters are even capable of monitoring</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42"><text:span text:style-name="T1">carboxyhemoglobin and methemoglobin, though these capabilities</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42"><text:span text:style-name="T1">dramatically increase costs. Unfortunately, the costs of both the simplified and</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42"><text:span text:style-name="T1">extended devices are prohibitive and reduce availability in smaller centres and</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42"><text:span text:style-name="T1">poor countries, putting millions of patients in danger of easily treatable and</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42"><text:span text:style-name="T1">preventable conditions. The technologies involved in the manufacture of a</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42"><text:span text:style-name="T1">pulse oximeter are widely known and have no active patents covering them.</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42"><text:span text:style-name="T1">This includes carboxy- and met-hemoglobin monitoring. Despite this, no</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42"><text:span text:style-name="T1">highquality device exists whose design and construction are both research-</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42"><text:span text:style-name="T1">validated and open to the public for study, production and dissemination. With</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42"><text:span text:style-name="T1">current rapid prototyping technologies such as 3D printing, it is possible to</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42"><text:span text:style-name="T1">create a very inexpensive pulse oximeter that meets or exceeds the gold</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42"><text:span text:style-name="T1">standard. Design considerations include: cost, availability of parts, ease of</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42"><text:span text:style-name="T1">construction, quality, ease of maintenance, ease of use. Preliminary</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42"><text:span text:style-name="T1">engineering work has been carried out for the pulse oximeter, with design</text:span></text:p>
          </table:table-cell>
        </table:table-row>
        <table:table-row table:style-name="Table5.19">
          <table:table-cell table:style-name="Table5.A3" office:value-type="string">
            <text:p text:style-name="P59"/>
            <text:p text:style-name="P59"/>
            <text:p text:style-name="P89"/>
            <text:p text:style-name="P91"><text:span text:style-name="T1">2.2</text:span></text:p>
          </table:table-cell>
          <table:table-cell table:style-name="Table5.B3" office:value-type="string">
            <text:p text:style-name="P99"><text:span text:style-name="T1">Outline the study rationale including relevant background information and justification. Cite references where appropriate.</text:span></text:p>
          </table:table-cell>
          <table:table-cell table:style-name="Table5.C3" office:value-type="string">
            <text:p text:style-name="P100"><text:span text:style-name="T1">specifications set and a prototype built. The prototype was the result of collaboration between an engineer and an emergency physician with</text:span><text:span text:style-name="T18"> </text:span><text:span text:style-name="T1">extensive local and international emergency experience. The pulse oximeter device emits light in four wavelengths: 590nm, 610nm, 660nm, 940nm. These allow for the calculation of oxygenated hemoglobin (660nm and 940nm), carboxyhemoglobin (610nm) and methemoglobin (590nm). The current bill</text:span><text:span text:style-name="T19"> </text:span><text:span text:style-name="T1">of materials for the prototype is included in Appendix A. A printed circuit board of</text:span><text:span text:style-name="T20"> </text:span><text:span text:style-name="T1">the</text:span><text:span text:style-name="T21"> </text:span><text:span text:style-name="T1">prototype</text:span><text:span text:style-name="T21"> </text:span><text:span text:style-name="T1">is</text:span><text:span text:style-name="T20"> </text:span><text:span text:style-name="T1">included</text:span><text:span text:style-name="T21"> </text:span><text:span text:style-name="T1">in</text:span><text:span text:style-name="T22"> </text:span><text:span text:style-name="T1">Appendix</text:span><text:span text:style-name="T21"> </text:span><text:span text:style-name="T1">B.</text:span><text:span text:style-name="T23"> </text:span><text:span text:style-name="T1">A</text:span><text:span text:style-name="T23"> </text:span><text:span text:style-name="T1">photograph</text:span><text:span text:style-name="T21"> </text:span><text:span text:style-name="T1">of</text:span><text:span text:style-name="T20"> </text:span><text:span text:style-name="T1">a</text:span><text:span text:style-name="T24"> </text:span><text:span text:style-name="T1">completed</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42"><text:span text:style-name="T1">prototype is included in Appendix C. Software must be designed and written</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42"><text:span text:style-name="T1">to translate the pulse oximeter's sensor signals into usable values, display</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42"><text:span text:style-name="T1">them, and provide appropriate alarms when necessary. As per widely-</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42"><text:span text:style-name="T1">understood and validated concepts, an R value is calculated (ratio of emitted</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42"><text:span text:style-name="T1">to absorbed light). This value is compared to a look-up table created during an</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42"><text:span text:style-name="T1">empirical calibration phase, which assigns R values to oxygen saturation</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42"><text:span text:style-name="T1">values. The value is then displayed for the user along with a graphical display</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42"><text:span text:style-name="T1">of the pulsatile wave to ensure the quality of the signal. An appropriate user</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42"><text:span text:style-name="T1">interface must accompany this software to allow for the safe setting of limits</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42"><text:span text:style-name="T1">and alarms. The goal of this two phase study is to develop, validate and certify</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42"><text:span text:style-name="T1">a pulse oximeter that measures hemoglobin, carboxyhemoglobin and</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42"><text:span text:style-name="T1">methemoglobin. Phase 1 consists of calibrating the experimental pulse</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42"><text:span text:style-name="T1">oximeter and Phase 2 consists of validating it. This pulse oximeter will be</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42"><text:span text:style-name="T1">certified with Health Canada, and then released under the Open Hardware</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42"><text:span text:style-name="T1">License (OHL), such that hospitals and ministries of health in rural and</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42"><text:span text:style-name="T1">impoverished communities in Canada and internationally would have easy</text:span></text:p>
          </table:table-cell>
        </table:table-row>
        <table:table-row table:style-name="Table5.36">
          <table:table-cell table:style-name="Table5.A36" office:value-type="string">
            <text:p text:style-name="Standard"/>
          </table:table-cell>
          <table:table-cell table:style-name="Table5.B36" office:value-type="string">
            <text:p text:style-name="Standard"/>
          </table:table-cell>
          <table:table-cell table:style-name="Table5.C36" office:value-type="string">
            <text:p text:style-name="P42"><text:span text:style-name="T1">access to these devices.</text:span></text:p>
          </table:table-cell>
        </table:table-row>
        <table:table-row table:style-name="Table5.37">
          <table:table-cell table:style-name="Table5.A1" office:value-type="string">
            <text:p text:style-name="P92"><text:span text:style-name="T1">2.3</text:span></text:p>
          </table:table-cell>
          <table:table-cell table:style-name="Table5.B1" office:value-type="string">
            <text:p text:style-name="P33"><text:span text:style-name="T1">Study Objectives.</text:span></text:p>
          </table:table-cell>
          <table:table-cell table:style-name="Table5.C1" office:value-type="string">
            <text:p text:style-name="P43"><text:span text:style-name="T1">The purpose of this 2-Phase study is to calibrate a prototype pulse oximeter</text:span></text:p>
          </table:table-cell>
        </table:table-row>
      </table:table>
      <text:p text:style-name="P15"><text:soft-page-break/></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Standard"/>
          </table:table-cell>
          <table:table-cell table:style-name="Table6.B1" office:value-type="string">
            <text:p text:style-name="Standard"/>
          </table:table-cell>
          <table:table-cell table:style-name="Table6.C1" office:value-type="string">
            <text:p text:style-name="P101"><text:span text:style-name="T1">and to conduct an equivalence test to determine if the prototype is equivalent to the gold standard pulse oximeter. The primary objectives are 1) to compare arterial blood sample oxygen saturation measurements to the device's R value to create an empirical calibration curve as per the FDA document “Pulse Oximeters - Premarket Notification Submissions [510(k)s]: Guidance for Industry and Food and Drug Administration Staff”, section 4.1.1</text:span></text:p>
            <text:p text:style-name="P41"><text:a xlink:type="simple" xlink:href="http://www.fda.gov/RegulatoryInformation/Guidances/ucm341718.htm#s4" text:style-name="ListLabel_20_4" text:visited-style-name="ListLabel_20_4"><text:span text:style-name="T1">( http://www.fda.gov/RegulatoryInformation/Guidances/ucm341718.htm#s4</text:span></text:a><text:span text:style-name="T1"> );</text:span></text:p>
            <text:p text:style-name="P102"><text:span text:style-name="T1">2) to determine if the experimental pulse oximeter measurements correspond with the gold-standard pulse oximeter measurements; and 3) to determine if the prototype pulse oximeter is equivalent to the gold standard pulse oximeter.</text:span></text:p>
          </table:table-cell>
        </table:table-row>
        <table:table-row table:style-name="Table6.2">
          <table:table-cell table:style-name="Table6.A1" office:value-type="string">
            <text:p text:style-name="P59"/>
            <text:p text:style-name="P59"/>
            <text:p text:style-name="P59"/>
            <text:p text:style-name="P59"/>
            <text:p text:style-name="P64"/>
            <text:p text:style-name="P91"><text:span text:style-name="T1">2.4</text:span></text:p>
          </table:table-cell>
          <table:table-cell table:style-name="Table6.B1" office:value-type="string">
            <text:p text:style-name="P59"/>
            <text:p text:style-name="P59"/>
            <text:p text:style-name="P65"/>
            <text:p text:style-name="P103"><text:span text:style-name="T1">Describe the study design and methodology. Please be specific (e.g.</text:span></text:p>
            <text:p text:style-name="P105"><text:span text:style-name="T1">Randomized, cohort, double blind).</text:span></text:p>
          </table:table-cell>
          <table:table-cell table:style-name="Table6.C1" office:value-type="string">
            <text:p text:style-name="P106"><text:span text:style-name="T1">This randomized controlled trial consists of 2 Phases. Phase 1 will include 50 </text:span><text:span text:style-name="T24">healthy, </text:span><text:span text:style-name="T1">non-smoking adults (greater than 18 years of age) to calibrate the experimental, 3D printed pulse oximiter. Participants will be recruited through e-mail advertisements and posters between May – August 2016. In Phase 2</text:span><text:span text:style-name="T25"> </text:span><text:span text:style-name="T1">we will conduct an equivalence study with 350 adult (greater than 18 years of age) emergency department (ED) patients and community volunteers visiting either </text:span><text:span text:style-name="T24">Victoria </text:span><text:span text:style-name="T1">or University Hospital at London Health Sciences Centre (LHSC). Investigators will approach patients at the invitation of a member in the circle of care to discuss the </text:span><text:span text:style-name="T24">study. </text:span><text:span text:style-name="T1">Recruitment will occur between October 2016 and January 2017. After going through the LOI and gaining documented written consent, the patient will be enrolled. All study procedures will be conducted in the ED (Victoria and University Hospital) at LHSC by the</text:span><text:span text:style-name="T26"> </text:span><text:span text:style-name="T1">PI.</text:span></text:p>
          </table:table-cell>
        </table:table-row>
        <table:table-row table:style-name="Table6.3">
          <table:table-cell table:style-name="Table6.A1" office:value-type="string">
            <text:p text:style-name="P75"/>
            <text:p text:style-name="P93"><text:span text:style-name="T1">2.5</text:span></text:p>
          </table:table-cell>
          <table:table-cell table:style-name="Table6.B1" office:value-type="string">
            <text:p text:style-name="P74"/>
            <text:p text:style-name="P35"><text:span text:style-name="T1">Indicate the inclusion criteria.</text:span></text:p>
          </table:table-cell>
          <table:table-cell table:style-name="Table6.C1" office:value-type="string">
            <text:p text:style-name="P107"><text:span text:style-name="T1">This study has 2 Phases. In Phase 1, healthy, non-smoking adult volunteers greater than 18 years of age are invited to participate. In Phase 2, all adult (&gt;18) non-critical patients and healthy community volunteers visiting the ED at VH and UH are eligible to participate.</text:span></text:p>
          </table:table-cell>
        </table:table-row>
        <table:table-row table:style-name="Table6.4">
          <table:table-cell table:style-name="Table6.A1" office:value-type="string">
            <text:p text:style-name="P59"/>
            <text:p text:style-name="P59"/>
            <text:p text:style-name="P59"/>
            <text:p text:style-name="P59"/>
            <text:p text:style-name="P94"><text:span text:style-name="T1">2.6</text:span></text:p>
          </table:table-cell>
          <table:table-cell table:style-name="Table6.B1" office:value-type="string">
            <text:p text:style-name="P59"/>
            <text:p text:style-name="P59"/>
            <text:p text:style-name="P59"/>
            <text:p text:style-name="P62"/>
            <text:p text:style-name="P108"><text:span text:style-name="T1">Indicate the exclusion criteria.</text:span></text:p>
          </table:table-cell>
          <table:table-cell table:style-name="Table6.C1" office:value-type="string">
            <text:p text:style-name="P109"><text:span text:style-name="T1">Potential participants will be excluded based on the following criteria: Phase 1: greater than 70 years of age, current smokers, previous history of cardiac disease (e.g., atrial fibrillation, myocardial infarction, congestive heart failure), history of moderate or severe asthma, history of seizures, history of stroke or transient ischemic attack, and pregnant women will be excluded.</text:span></text:p>
            <text:p text:style-name="P110"><text:span text:style-name="T1">Patients with any active pulmonary disease such as pneumonia will be excluded. Individuals who are unwilling to participate or are less than 18 years old will be excluded, as will those who are unable to consent. Phase 2, critical patients will be excluded from participating. Individuals who are unwilling to participate or are less than 18 years old will be excluded, as will those who are unable to consent.</text:span></text:p>
          </table:table-cell>
        </table:table-row>
        <table:table-row table:style-name="Table6.5">
          <table:table-cell table:style-name="Table6.A1" office:value-type="string">
            <text:p text:style-name="P59"/>
            <text:p text:style-name="P59"/>
            <text:p text:style-name="P65"/>
            <text:p text:style-name="P91"><text:span text:style-name="T1">2.7</text:span></text:p>
          </table:table-cell>
          <table:table-cell table:style-name="Table6.B1" office:value-type="string">
            <text:p text:style-name="P111"><text:span text:style-name="T1">Document the usual standard of care at the trial site(s) for this population (including diagnostic testing, frequency of follow up visits).</text:span></text:p>
          </table:table-cell>
          <table:table-cell table:style-name="Table6.C1" office:value-type="string">
            <text:p text:style-name="P74"/>
            <text:p text:style-name="P112"><text:span text:style-name="T1">A gold-standard pulse oximeter will be placed on another finger of the participant's hand and continuously monitored as per the institution's procedural sedation protocols. Participant samples will be tested with a CO- oximeter to ensure that background carboxyhemoglobin (COHb) is less than 2%.</text:span></text:p>
          </table:table-cell>
        </table:table-row>
        <table:table-row table:style-name="Table6.6">
          <table:table-cell table:style-name="Table6.A1" office:value-type="string">
            <text:p text:style-name="P92"><text:span text:style-name="T1">2.8</text:span></text:p>
          </table:table-cell>
          <table:table-cell table:style-name="Table6.B1" office:value-type="string">
            <text:p text:style-name="P88"><text:span text:style-name="T1">Document the study procedures and any</text:span></text:p>
          </table:table-cell>
          <table:table-cell table:style-name="Table6.C1" office:value-type="string">
            <text:p text:style-name="P43"><text:span text:style-name="T1">All study procedures will be conducted in the emergency department (VH and UH) at LHSC with an emergency-trained physician (EP) present at all times</text:span></text:p>
          </table:table-cell>
        </table:table-row>
      </table:table>
      <text:p text:style-name="P15"><text:soft-pag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Standard"/>
          </table:table-cell>
          <table:table-cell table:style-name="Table7.B1" office:value-type="string">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3"/>
            <text:p text:style-name="P86"><text:span text:style-name="T1">study specific testing that will be done.</text:span></text:p>
          </table:table-cell>
          <table:table-cell table:style-name="Table7.C1" office:value-type="string">
            <text:p text:style-name="P113"><text:span text:style-name="T1">(PI) between May 2016 and January 2017. Phase 1 (Calibration; approximately 50 participants): Upon obtaining informed consent, participants will be positioned supine in a hospital bed. Participants will be cannulated with an indwelling arterial catheter for frequent sampling of arterial blood.</text:span></text:p>
            <text:p text:style-name="P41"><text:span text:style-name="T1">The experimental pulse oximeter will be placed on the participant's finger and continuously monitored. A gold-standard pulse oximeter will be placed on a separate finger on the participant's same hand and continuously monitored as per the institution's procedural sedation protocols. Participant samples will be tested with a CO-oximeter to ensure that background carboxyhemoglobin (COHb) is less than 2%. Two blood samples will be taken with the participant on room air. The participant will then be fitted with 100% oxygen by non- rebreather mask. Under careful monitoring by the EP, oxygen saturation level will be decreased with gas mixtures of progressively decreasing oxygen and increasing nitrogen. Measurements will be recorded until the participant has unstable vitals (e.g., hypotension, tachycardia), is symptomatic or a pulse saturation of 70% is achieved. Oxygen levels will be immediately restored.</text:span></text:p>
            <text:p text:style-name="P114"><text:span text:style-name="T1">Arterial blood samples will be drawn and oxygen saturation will be measured when the gas mixture and R value readings have stabilized. 2 cubic centimetres of blood will be drawn for every 5% drop in blood oxygen saturation from 100% to 70% or earlier if the participant experiences unstable vitals or is symptomatic. Phase 1 of the study will take approximately 60 minutes to complete. This study design is routine for all pulse oximeters, and is as recommended by the FDA guidance document “Pulse Oximeters - Premarket Notification Submissions [510(k)s]: Guidance for Industry and Food and Drug Administration Staff”, section 4.1.1</text:span></text:p>
            <text:p text:style-name="P102"><text:a xlink:type="simple" xlink:href="http://www.fda.gov/RegulatoryInformation/Guidances/ucm341718.htm#s4" text:style-name="ListLabel_20_4" text:visited-style-name="ListLabel_20_4"><text:span text:style-name="T1">( http://www.fda.gov/RegulatoryInformation/Guidances/ucm341718.htm#s4</text:span></text:a><text:span text:style-name="T1"> ) Phase 2 (validation; approximately 350 community volunteers and ED patients): Study volunteers from the community or patients who have attended the ED for care are eligible to participate. Investigators will approach patients at the invitation of a member in the circle of care to discuss the study.</text:span></text:p>
            <text:p text:style-name="P114"><text:span text:style-name="T1">Recruitment will occur between October 2016 and January 2017. After going through the LOI and gaining documented written consent, the volunteer/patient will be enrolled. The experimental and control pulse oximeters will be placed on two different fingers on the same hand.</text:span></text:p>
            <text:p text:style-name="P115"><text:span text:style-name="T1">Participants will not be cannulated in Phase 2. Patients will then have one measurement taken with the experimental pulse oximeter and another measurement taken with a gold standard pulse oximeter. Measurements of oxygen saturation will be recorded to establish equivalence of the two oximeters. Part two of the study takes 5 minutes to complete, is completely non-invasive, and will not interfere with regular clinical care. There will be no interference with a patient's normal care during this phase.</text:span></text:p>
          </table:table-cell>
        </table:table-row>
        <table:table-row table:style-name="Table7.2">
          <table:table-cell table:style-name="Table7.A1" office:value-type="string">
            <text:p text:style-name="P59"/>
            <text:p text:style-name="P59"/>
            <text:p text:style-name="P65"/>
            <text:p text:style-name="P91"><text:span text:style-name="T1">2.9</text:span></text:p>
          </table:table-cell>
          <table:table-cell table:style-name="Table7.B1" office:value-type="string">
            <text:p text:style-name="P85"><text:span text:style-name="T1">Will any participant(s) be withdrawn from or denied usual therapy, or be subjected to other restrictions for any condition in order to participate in the study?</text:span></text:p>
          </table:table-cell>
          <table:table-cell table:style-name="Table7.C1" office:value-type="string">
            <text:p text:style-name="P59"/>
            <text:p text:style-name="P59"/>
            <text:p text:style-name="P65"/>
            <text:p text:style-name="P41"><text:span text:style-name="T1">No</text:span></text:p>
          </table:table-cell>
        </table:table-row>
        <table:table-row table:style-name="Table7.3">
          <table:table-cell table:style-name="Table7.A1" office:value-type="string">
            <text:p text:style-name="P92"><text:span text:style-name="T1">2.10</text:span></text:p>
          </table:table-cell>
          <table:table-cell table:style-name="Table7.B1" office:value-type="string">
            <text:p text:style-name="P116"><text:span text:style-name="T1">If YES has been selected in question 2.9</text:span></text:p>
          </table:table-cell>
          <table:table-cell table:style-name="Table7.C1" office:value-type="string">
            <text:p text:style-name="Standard"/>
          </table:table-cell>
        </table:table-row>
      </table:table>
      <text:p text:style-name="Standard"><text:soft-pag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Standard"/>
          </table:table-cell>
          <table:table-cell table:style-name="Table8.B1" office:value-type="string">
            <text:p text:style-name="P33"><text:span text:style-name="T1">above, please explain.</text:span></text:p>
          </table:table-cell>
          <table:table-cell table:style-name="Table8.C1" office:value-type="string">
            <text:p text:style-name="Standard"/>
          </table:table-cell>
        </table:table-row>
        <table:table-row table:style-name="Table8.2">
          <table:table-cell table:style-name="Table8.A2" office:value-type="string">
            <text:p text:style-name="Standard"/>
          </table:table-cell>
          <table:table-cell table:style-name="Table8.B2" office:value-type="string">
            <text:p text:style-name="Standard"/>
          </table:table-cell>
          <table:table-cell table:style-name="Table8.C2" office:value-type="string">
            <text:p text:style-name="P43"><text:span text:style-name="T1">The purpose of this study is to calibrate an experimental pulse oximeter and to</text:span></text:p>
          </table:table-cell>
        </table:table-row>
        <table:table-row table:style-name="Table8.3">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42"><text:span text:style-name="T1">conduct an equivalence test to determine if the prototype is equivalent to the</text:span></text:p>
          </table:table-cell>
        </table:table-row>
        <table:table-row table:style-name="Table8.3">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42"><text:span text:style-name="T1">gold standard pulse oximeter. The prototype first must be calibrated. The</text:span></text:p>
          </table:table-cell>
        </table:table-row>
        <table:table-row table:style-name="Table8.3">
          <table:table-cell table:style-name="Table8.A3" office:value-type="string">
            <text:p text:style-name="Standard"/>
          </table:table-cell>
          <table:table-cell table:style-name="Table8.B3" office:value-type="string">
            <text:p text:style-name="P37"><text:span text:style-name="T1">Describe the primary</text:span></text:p>
          </table:table-cell>
          <table:table-cell table:style-name="Table8.C3" office:value-type="string">
            <text:p text:style-name="P42"><text:span text:style-name="T1">primary outcome of calibration is to measure arterial blood sample oxygen</text:span></text:p>
          </table:table-cell>
        </table:table-row>
        <table:table-row table:style-name="Table8.3">
          <table:table-cell table:style-name="Table8.A3" office:value-type="string">
            <text:p text:style-name="Standard"/>
          </table:table-cell>
          <table:table-cell table:style-name="Table8.B3" office:value-type="string">
            <text:p text:style-name="P37"><text:span text:style-name="T1">and secondary</text:span></text:p>
          </table:table-cell>
          <table:table-cell table:style-name="Table8.C3" office:value-type="string">
            <text:p text:style-name="P42"><text:span text:style-name="T1">saturation levels and compare these measurements to the prototype's R value</text:span></text:p>
          </table:table-cell>
        </table:table-row>
        <table:table-row table:style-name="Table8.3">
          <table:table-cell table:style-name="Table8.A3" office:value-type="string">
            <text:p text:style-name="P117"><text:span text:style-name="T1">2.11</text:span></text:p>
          </table:table-cell>
          <table:table-cell table:style-name="Table8.B3" office:value-type="string">
            <text:p text:style-name="P37"><text:span text:style-name="T1">outcomes of this study</text:span></text:p>
          </table:table-cell>
          <table:table-cell table:style-name="Table8.C3" office:value-type="string">
            <text:p text:style-name="P42"><text:span text:style-name="T1">(measured as the ratio of emitted to absorbed light) to create an empirical</text:span></text:p>
          </table:table-cell>
        </table:table-row>
        <table:table-row table:style-name="Table8.3">
          <table:table-cell table:style-name="Table8.A3" office:value-type="string">
            <text:p text:style-name="Standard"/>
          </table:table-cell>
          <table:table-cell table:style-name="Table8.B3" office:value-type="string">
            <text:p text:style-name="P37"><text:span text:style-name="T1">and how they will be</text:span></text:p>
          </table:table-cell>
          <table:table-cell table:style-name="Table8.C3" office:value-type="string">
            <text:p text:style-name="P42"><text:span text:style-name="T1">calibration curve. Once the curve has been determined, the prototype pulse</text:span></text:p>
          </table:table-cell>
        </table:table-row>
        <table:table-row table:style-name="Table8.3">
          <table:table-cell table:style-name="Table8.A3" office:value-type="string">
            <text:p text:style-name="Standard"/>
          </table:table-cell>
          <table:table-cell table:style-name="Table8.B3" office:value-type="string">
            <text:p text:style-name="P37"><text:span text:style-name="T1">measured.</text:span></text:p>
          </table:table-cell>
          <table:table-cell table:style-name="Table8.C3" office:value-type="string">
            <text:p text:style-name="P42"><text:span text:style-name="T1">oximeter will be compared to the gold standard pulse oximeter to establish</text:span></text:p>
          </table:table-cell>
        </table:table-row>
        <table:table-row table:style-name="Table8.3">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42"><text:span text:style-name="T1">equivalence. The primary outcome to establish equivalence is to compare the</text:span></text:p>
          </table:table-cell>
        </table:table-row>
        <table:table-row table:style-name="Table8.3">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42"><text:span text:style-name="T1">experimental pulse oximeter measurements to the gold-standard pulse</text:span></text:p>
          </table:table-cell>
        </table:table-row>
        <table:table-row table:style-name="Table8.12">
          <table:table-cell table:style-name="Table8.A12" office:value-type="string">
            <text:p text:style-name="Standard"/>
          </table:table-cell>
          <table:table-cell table:style-name="Table8.B12" office:value-type="string">
            <text:p text:style-name="Standard"/>
          </table:table-cell>
          <table:table-cell table:style-name="Table8.C12" office:value-type="string">
            <text:p text:style-name="P42"><text:span text:style-name="T1">oximeter measurements.</text:span></text:p>
          </table:table-cell>
        </table:table-row>
        <table:table-row table:style-name="Table8.13">
          <table:table-cell table:style-name="Table8.A1" office:value-type="string">
            <text:p text:style-name="P118"><text:span text:style-name="T1">2.12</text:span></text:p>
          </table:table-cell>
          <table:table-cell table:style-name="Table8.B1" office:value-type="string">
            <text:p text:style-name="P122"><text:span text:style-name="T1">What is the local sample size?</text:span></text:p>
          </table:table-cell>
          <table:table-cell table:style-name="Table8.C1" office:value-type="string">
            <text:p text:style-name="P40"><text:span text:style-name="T1">400</text:span></text:p>
          </table:table-cell>
        </table:table-row>
        <table:table-row table:style-name="Table8.13">
          <table:table-cell table:style-name="Table8.A1" office:value-type="string">
            <text:p text:style-name="P118"><text:span text:style-name="T1">2.13</text:span></text:p>
          </table:table-cell>
          <table:table-cell table:style-name="Table8.B1" office:value-type="string">
            <text:p text:style-name="P104"><text:span text:style-name="T1">What is the total sample size?</text:span></text:p>
          </table:table-cell>
          <table:table-cell table:style-name="Table8.C1" office:value-type="string">
            <text:p text:style-name="P40"><text:span text:style-name="T1">400</text:span></text:p>
          </table:table-cell>
        </table:table-row>
        <table:table-row table:style-name="Table8.15">
          <table:table-cell table:style-name="Table8.A1" office:value-type="string">
            <text:p text:style-name="P74"/>
            <text:p text:style-name="P119"><text:span text:style-name="T1">2.14</text:span></text:p>
          </table:table-cell>
          <table:table-cell table:style-name="Table8.B1" office:value-type="string">
            <text:p text:style-name="P123"><text:span text:style-name="T1">Is the sample size justified in the sponsor or other study protocol?</text:span></text:p>
          </table:table-cell>
          <table:table-cell table:style-name="Table8.C1" office:value-type="string">
            <text:p text:style-name="P74"/>
            <text:p text:style-name="P1"><text:span text:style-name="T1">No</text:span></text:p>
          </table:table-cell>
        </table:table-row>
        <table:table-row table:style-name="Table8.2">
          <table:table-cell table:style-name="Table8.A2" office:value-type="string">
            <text:p text:style-name="P120"><text:span text:style-name="T1">2.15</text:span></text:p>
          </table:table-cell>
          <table:table-cell table:style-name="Table8.B2" office:value-type="string">
            <text:p text:style-name="P33"><text:span text:style-name="T1">If YES in question 2.14</text:span></text:p>
          </table:table-cell>
          <table:table-cell table:style-name="Table8.C2" office:value-type="string">
            <text:p text:style-name="P43"><text:span text:style-name="T1">According to FDA recommendations, 15 participants is the minimum number</text:span></text:p>
          </table:table-cell>
        </table:table-row>
        <table:table-row table:style-name="Table8.3">
          <table:table-cell table:style-name="Table8.A3" office:value-type="string">
            <text:p text:style-name="Standard"/>
          </table:table-cell>
          <table:table-cell table:style-name="Table8.B3" office:value-type="string">
            <text:p text:style-name="P37"><text:span text:style-name="T1">above, indicate the</text:span></text:p>
          </table:table-cell>
          <table:table-cell table:style-name="Table8.C3" office:value-type="string">
            <text:p text:style-name="P42"><text:span text:style-name="T1">required for calibration studies. In order to ensure the experimental pulse</text:span></text:p>
          </table:table-cell>
        </table:table-row>
        <table:table-row table:style-name="Table8.3">
          <table:table-cell table:style-name="Table8.A3" office:value-type="string">
            <text:p text:style-name="Standard"/>
          </table:table-cell>
          <table:table-cell table:style-name="Table8.B3" office:value-type="string">
            <text:p text:style-name="P37"><text:span text:style-name="T1">protocol page number.</text:span></text:p>
          </table:table-cell>
          <table:table-cell table:style-name="Table8.C3" office:value-type="string">
            <text:p text:style-name="P42"><text:span text:style-name="T1">oximeter is adequately calibrated, we have determine a sample of 50</text:span></text:p>
          </table:table-cell>
        </table:table-row>
        <table:table-row table:style-name="Table8.3">
          <table:table-cell table:style-name="Table8.A3" office:value-type="string">
            <text:p text:style-name="Standard"/>
          </table:table-cell>
          <table:table-cell table:style-name="Table8.B3" office:value-type="string">
            <text:p text:style-name="P37"><text:span text:style-name="T1">If NO, provide sample</text:span></text:p>
          </table:table-cell>
          <table:table-cell table:style-name="Table8.C3" office:value-type="string">
            <text:p text:style-name="P42"><text:span text:style-name="T1">participants is sufficient for Phase 1. In Phase 2, to maintain a power of 0.80</text:span></text:p>
          </table:table-cell>
        </table:table-row>
        <table:table-row table:style-name="Table8.3">
          <table:table-cell table:style-name="Table8.A3" office:value-type="string">
            <text:p text:style-name="Standard"/>
          </table:table-cell>
          <table:table-cell table:style-name="Table8.B3" office:value-type="string">
            <text:p text:style-name="P37"><text:span text:style-name="T1">size justification.</text:span></text:p>
          </table:table-cell>
          <table:table-cell table:style-name="Table8.C3" office:value-type="string">
            <text:p text:style-name="P42"><text:span text:style-name="T1">with an alpha of 0.05, the sample size was calculated at 350 participants to</text:span></text:p>
          </table:table-cell>
        </table:table-row>
        <table:table-row table:style-name="Table8.21">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42"><text:span text:style-name="T1">establish equivalence.</text:span></text:p>
          </table:table-cell>
        </table:table-row>
        <table:table-row table:style-name="Table8.22">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46"><text:bookmark text:name="Phase_1_sample_size"/><text:span text:style-name="T36">Phase 1 sample size</text:span></text:p>
          </table:table-cell>
        </table:table-row>
        <table:table-row table:style-name="Table8.23">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47"><text:span text:style-name="T1">The phase 1 (calibration) sample size was determined by considering the FDA</text:span></text:p>
          </table:table-cell>
        </table:table-row>
        <table:table-row table:style-name="Table8.3">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42"><text:span text:style-name="T1">and ISO recommendations for calibration studies on healthy volunteers. While</text:span></text:p>
          </table:table-cell>
        </table:table-row>
        <table:table-row table:style-name="Table8.3">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42"><text:span text:style-name="T1">15 is the minimum number required (See FDA document attached), we expect</text:span></text:p>
          </table:table-cell>
        </table:table-row>
        <table:table-row table:style-name="Table8.3">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42"><text:span text:style-name="T1">a sample size of 30 patients. To allow for unexpected variability, we have</text:span></text:p>
          </table:table-cell>
        </table:table-row>
        <table:table-row table:style-name="Table8.3">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42"><text:span text:style-name="T1">requested a sample size of 50 from the REB, though this number might be</text:span></text:p>
          </table:table-cell>
        </table:table-row>
        <table:table-row table:style-name="Table8.28">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42"><text:span text:style-name="T1">reduced after a interim analysis at 25-30 patients.</text:span></text:p>
          </table:table-cell>
        </table:table-row>
        <table:table-row table:style-name="Table8.29">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48"><text:bookmark text:name="Phase_3_Sample_Size"/><text:span text:style-name="T36">Phase 3 Sample Size</text:span></text:p>
          </table:table-cell>
        </table:table-row>
        <table:table-row table:style-name="Table8.23">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47"><text:span text:style-name="T1">The phase 3 sample size was calculated in the following way: Consider a</text:span></text:p>
          </table:table-cell>
        </table:table-row>
        <table:table-row table:style-name="Table8.3">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42"><text:span text:style-name="T1">clinical trial comparing two groups, a standard therapy (s) and a novel therapy</text:span></text:p>
          </table:table-cell>
        </table:table-row>
        <table:table-row table:style-name="Table8.3">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42"><text:span text:style-name="T1">(n). In each group, a proportion of subjects responds to the treatment: Ps and</text:span></text:p>
          </table:table-cell>
        </table:table-row>
        <table:table-row table:style-name="Table8.3">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42"><text:span text:style-name="T1">Pn. If the intention of the study is to show that the two groups are equivalent,</text:span></text:p>
          </table:table-cell>
        </table:table-row>
        <table:table-row table:style-name="Table8.3">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42"><text:span text:style-name="T1">the usual formulation of the null hypothesis (Ps=Pn) encounters logical</text:span></text:p>
          </table:table-cell>
        </table:table-row>
        <table:table-row table:style-name="Table8.3">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42"><text:span text:style-name="T1">difficulty. A statistical test may fail to reject this null hypothesis, but this will</text:span></text:p>
          </table:table-cell>
        </table:table-row>
        <table:table-row table:style-name="Table8.36">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42"><text:span text:style-name="T1">not mean that the two treatments are equivalent.</text:span></text:p>
          </table:table-cell>
        </table:table-row>
        <table:table-row table:style-name="Table8.37">
          <table:table-cell table:style-name="Table8.A12" office:value-type="string">
            <text:p text:style-name="Standard"/>
          </table:table-cell>
          <table:table-cell table:style-name="Table8.B12" office:value-type="string">
            <text:p text:style-name="Standard"/>
          </table:table-cell>
          <table:table-cell table:style-name="Table8.C12" office:value-type="string">
            <text:p text:style-name="P49"><text:span text:style-name="T1">Blackwelder (Controlled Clinical Trials 1982; 3: 345-353) proposes a</text:span></text:p>
          </table:table-cell>
        </table:table-row>
      </table:table>
      <text:p text:style-name="P15"><text:soft-page-break/></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Standard"/>
          </table:table-cell>
          <table:table-cell table:style-name="Table9.B1" office:value-type="string">
            <text:p text:style-name="Standard"/>
          </table:table-cell>
          <table:table-cell table:style-name="Table9.C1" office:value-type="string">
            <text:p text:style-name="P124"><text:span text:style-name="T1">solution. If a difference between the two treatments, call it D, is specified that </text:span><text:span text:style-name="T27">practically </text:span><text:span text:style-name="T1">represents equivalence, then the null hypothesis can be restated to include the specified difference. In other words, that: Ps is greater than or equal to Pn + D. Rejection of this hypothesis implies that the difference between the standard and novel treatments is less than or equal to D, indicating equivalence.</text:span></text:p>
            <text:p text:style-name="P126"/>
            <text:p text:style-name="P41"><text:span text:style-name="T1">The sample size needed to reject this hypothesis at alpha = 0.05 and beta =</text:span></text:p>
            <text:p text:style-name="P41"><text:span text:style-name="T1">0.20 (power of 80%) is:</text:span></text:p>
            <text:p text:style-name="P126"/>
            <text:p text:style-name="P1"><text:span text:style-name="T1">(Z </text:span><text:span text:style-name="T37">0.95 </text:span><text:span text:style-name="T1">+ Z </text:span><text:span text:style-name="T37">0.80</text:span><text:span text:style-name="T1">)</text:span><text:span text:style-name="T38">2 </text:span><text:span text:style-name="T1">[Ps(1-Ps) + Pn(1-Pn)] / (Ps-Pn-D)</text:span><text:span text:style-name="T38">2</text:span></text:p>
            <text:p text:style-name="P50"><text:span text:style-name="T1">We made the following assumptions:</text:span></text:p>
            <text:p text:style-name="P126"/>
            <text:list xml:id="list4098571979" text:style-name="WWNum1">
              <text:list-item>
                <text:p text:style-name="P127"><text:span text:style-name="T1">"response rate" being the proportion of correct readings, assuming a</text:span><text:span text:style-name="T28"> </text:span><text:span text:style-name="T1">4% variance is .96 in both the "gold standard" and "new pulse ox"</text:span><text:span text:style-name="T29"> </text:span><text:span text:style-name="T1">groups.</text:span></text:p>
              </text:list-item>
            </text:list>
            <text:p text:style-name="P90"/>
            <text:list xml:id="list222010097440906" text:continue-numbering="true" text:style-name="WWNum1">
              <text:list-item>
                <text:p text:style-name="P128"><text:span text:style-name="T1">A</text:span><text:span text:style-name="T30"> </text:span><text:span text:style-name="T1">practical difference (accepted clinical difference between the novel and standard device) of also</text:span><text:span text:style-name="T31"> </text:span><text:span text:style-name="T1">4%.</text:span></text:p>
              </text:list-item>
            </text:list>
            <text:p text:style-name="P126"/>
            <text:p text:style-name="P41"><text:span text:style-name="T1">With these numbers, we require 296 patients/volunteers in both groups. Equivalence is hard to prove and has the highest sample size needed. We rounded this number up to 350 to account for unexpected variability or difficulties.</text:span></text:p>
            <text:p text:style-name="P90"/>
            <text:p text:style-name="P102"><text:span text:style-name="T1">If we desired a non-inferiority </text:span><text:span text:style-name="T24">study, </text:span><text:span text:style-name="T1">those numbers go down significantly to 13/group. If there is truly no difference between the standard and</text:span><text:span text:style-name="T32"> </text:span><text:span text:style-name="T1">experimental treatment, then 26 patients are required to be 80% sure that the lower limit of a one-sided 95% confidence interval (or equivalently a 90% two-sided confidence interval) will be above the non-inferiority limit of -4. However, because of the very short amount of time required for each participant and no risk, we elected to run an equivalence</text:span><text:span text:style-name="T33"> </text:span><text:span text:style-name="T1">trial.</text:span></text:p>
            <text:p text:style-name="P129"/>
            <text:p text:style-name="P41"><text:bookmark text:name="Reference"/><text:span text:style-name="T36">Reference</text:span></text:p>
            <text:p text:style-name="P130"><text:span text:style-name="T40">Julious SA. Sample sizes for clinical trials with Normal data. </text:span><text:span text:style-name="T41">Statist. Med. </text:span><text:span text:style-name="T40">2004; </text:span><text:span text:style-name="T42">23</text:span><text:span text:style-name="T40">:1921-1986.</text:span></text:p>
          </table:table-cell>
        </table:table-row>
        <table:table-row table:style-name="Table9.2">
          <table:table-cell table:style-name="Table9.A1" office:value-type="string">
            <text:p text:style-name="P92"><text:span text:style-name="T1">2.16</text:span></text:p>
          </table:table-cell>
          <table:table-cell table:style-name="Table9.B1" office:value-type="string">
            <text:p text:style-name="P131"><text:span text:style-name="T1">Describe the method(s) for data analysis.</text:span></text:p>
          </table:table-cell>
          <table:table-cell table:style-name="Table9.C1" office:value-type="string">
            <text:p text:style-name="P132"><text:span text:style-name="T1">Data will be entered directly into a study-specific LibreOffice database (The Document Foundation, Berlin, Germany). No personal identifiers are being collected in this study. Standard descriptive statistics will be summarized using means and standard deviations and differences in proportions will be assessed by the Pearson chi-squared statistic where appropriate. All data analyses will be performed using R (R Foundation, Vienna, Austria). Phase 1: to validate the experimental pulse oximeter, readings from the arterial blood sample will be plotted against the R value from the prototype to establish a best-fit curve. Phase 2: two one sided tests will be employed to determine if the experimental pulse oximeter is equivalent to the gold standard. The confidence interval around the mean difference between the prototype and</text:span></text:p>
          </table:table-cell>
        </table:table-row>
      </table:table>
      <text:p text:style-name="P15"><text:soft-page-break/></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Standard"/>
          </table:table-cell>
          <table:table-cell table:style-name="Table10.B1" office:value-type="string">
            <text:p text:style-name="Standard"/>
          </table:table-cell>
          <table:table-cell table:style-name="Table10.C1" office:value-type="string">
            <text:p text:style-name="P43"><text:span text:style-name="T1">gold standard will be compared to predetermined acceptance criterion.</text:span></text:p>
          </table:table-cell>
        </table:table-row>
        <table:table-row table:style-name="Table10.2">
          <table:table-cell table:style-name="Table10.A1" office:value-type="string">
            <text:p text:style-name="P118"><text:span text:style-name="T1">2.17</text:span></text:p>
          </table:table-cell>
          <table:table-cell table:style-name="Table10.B1" office:value-type="string">
            <text:p text:style-name="P133"><text:span text:style-name="T1">Is an interim analysis planned?</text:span></text:p>
          </table:table-cell>
          <table:table-cell table:style-name="Table10.C1" office:value-type="string">
            <text:p text:style-name="P40"><text:span text:style-name="T1">No</text:span></text:p>
          </table:table-cell>
        </table:table-row>
        <table:table-row table:style-name="Table10.2">
          <table:table-cell table:style-name="Table10.A1" office:value-type="string">
            <text:p text:style-name="P118"><text:span text:style-name="T1">2.18</text:span></text:p>
          </table:table-cell>
          <table:table-cell table:style-name="Table10.B1" office:value-type="string">
            <text:p text:style-name="P33"><text:span text:style-name="T1">If YES to question 2.17 above, please describe.</text:span></text:p>
          </table:table-cell>
          <table:table-cell table:style-name="Table10.C1" office:value-type="string">
            <text:p text:style-name="Standard"/>
          </table:table-cell>
        </table:table-row>
        <table:table-row table:style-name="Table10.4">
          <table:table-cell table:style-name="Table10.A1" office:value-type="string">
            <text:p text:style-name="P74"/>
            <text:p text:style-name="P119"><text:span text:style-name="T1">2.19</text:span></text:p>
          </table:table-cell>
          <table:table-cell table:style-name="Table10.B1" office:value-type="string">
            <text:p text:style-name="P134"><text:span text:style-name="T1">How will the results of this study be made public?</text:span></text:p>
          </table:table-cell>
          <table:table-cell table:style-name="Table10.C1" office:value-type="string">
            <text:p text:style-name="P74"/>
            <text:p text:style-name="P1"><text:span text:style-name="T1">Peer reviewed publication|Presentation</text:span></text:p>
          </table:table-cell>
        </table:table-row>
        <table:table-row table:style-name="Table10.4">
          <table:table-cell table:style-name="Table10.A1" office:value-type="string">
            <text:p text:style-name="P74"/>
            <text:p text:style-name="P119"><text:span text:style-name="T1">2.20</text:span></text:p>
          </table:table-cell>
          <table:table-cell table:style-name="Table10.B1" office:value-type="string">
            <text:p text:style-name="P33"><text:span text:style-name="T1">If report to participants or other is selected above, please explain.</text:span></text:p>
          </table:table-cell>
          <table:table-cell table:style-name="Table10.C1" office:value-type="string">
            <text:p text:style-name="Standard"/>
          </table:table-cell>
        </table:table-row>
        <table:table-row table:style-name="Table10.6">
          <table:table-cell table:style-name="Table10.A1" office:value-type="string">
            <text:p text:style-name="P59"/>
            <text:p text:style-name="P59"/>
            <text:p text:style-name="P66"/>
            <text:p text:style-name="P121"><text:span text:style-name="T1">2.21</text:span></text:p>
          </table:table-cell>
          <table:table-cell table:style-name="Table10.B1" office:value-type="string">
            <text:p text:style-name="P135"><text:span text:style-name="T1">Does this study include any use of deliberate deception or withholding of key information that may influence a participant's performance or response?</text:span></text:p>
          </table:table-cell>
          <table:table-cell table:style-name="Table10.C1" office:value-type="string">
            <text:p text:style-name="P59"/>
            <text:p text:style-name="P59"/>
            <text:p text:style-name="P66"/>
            <text:p text:style-name="P41"><text:span text:style-name="T1">No</text:span></text:p>
          </table:table-cell>
        </table:table-row>
        <table:table-row table:style-name="Table10.7">
          <table:table-cell table:style-name="Table10.A1" office:value-type="string">
            <text:p text:style-name="P59"/>
            <text:p text:style-name="P59"/>
            <text:p text:style-name="P59"/>
            <text:p text:style-name="P59"/>
            <text:p text:style-name="P64"/>
            <text:p text:style-name="P121"><text:span text:style-name="T1">2.22</text:span></text:p>
          </table:table-cell>
          <table:table-cell table:style-name="Table10.B1" office:value-type="string">
            <text:p text:style-name="P72"><text:span text:style-name="T1">If YES in question 2.21 above, describe this process and provide justification for the planned deception or partial disclosure. Also describe how and when the participants will be debriefed. Please include the debriefing letter of information</text:span><text:span text:style-name="T31"> </text:span><text:span text:style-name="T1">and consent.</text:span></text:p>
          </table:table-cell>
          <table:table-cell table:style-name="Table10.C1" office:value-type="string">
            <text:p text:style-name="Standard"/>
          </table:table-cell>
        </table:table-row>
        <table:table-row table:style-name="Table10.8">
          <table:table-cell table:style-name="Table10.A1" office:value-type="string">
            <text:p text:style-name="P59"/>
            <text:p text:style-name="P61"/>
            <text:p text:style-name="P121"><text:span text:style-name="T1">2.23</text:span></text:p>
          </table:table-cell>
          <table:table-cell table:style-name="Table10.B1" office:value-type="string">
            <text:p text:style-name="P136"><text:span text:style-name="T1">Are biological specimens to be taken or analyzed for the purposes of this research protocol?</text:span></text:p>
          </table:table-cell>
          <table:table-cell table:style-name="Table10.C1" office:value-type="string">
            <text:p text:style-name="P59"/>
            <text:p text:style-name="P61"/>
            <text:p text:style-name="P41"><text:span text:style-name="T1">Yes</text:span></text:p>
          </table:table-cell>
        </table:table-row>
        <text:soft-page-break/>
        <table:table-row table:style-name="Table10.9">
          <table:table-cell table:style-name="Table10.A1" office:value-type="string">
            <text:p text:style-name="P59"/>
            <text:p text:style-name="P67"/>
            <text:p text:style-name="P121"><text:span text:style-name="T1">2.24</text:span></text:p>
          </table:table-cell>
          <table:table-cell table:style-name="Table10.B1" office:value-type="string">
            <text:p text:style-name="P137"><text:span text:style-name="T1">Are any biological specimens being taken for future genetic testing or other unspecified testing or studies?</text:span></text:p>
          </table:table-cell>
          <table:table-cell table:style-name="Table10.C1" office:value-type="string">
            <text:p text:style-name="P59"/>
            <text:p text:style-name="P67"/>
            <text:p text:style-name="P41"><text:span text:style-name="T1">No</text:span></text:p>
          </table:table-cell>
        </table:table-row>
      </table:table>
      <text:p text:style-name="P1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59"/>
            <text:p text:style-name="P59"/>
            <text:p text:style-name="P59"/>
            <text:p text:style-name="P59"/>
            <text:p text:style-name="P59"/>
            <text:p text:style-name="P59"/>
            <text:p text:style-name="P59"/>
            <text:p text:style-name="P59"/>
            <text:p text:style-name="P59"/>
            <text:p text:style-name="P95"><text:span text:style-name="T1">2.25</text:span></text:p>
          </table:table-cell>
          <table:table-cell table:style-name="Table11.B1" office:value-type="string">
            <text:p text:style-name="P73"><text:span text:style-name="T1">The subsequent use of tissue or biomaterials (except blood) originally collected for diagnostic purposes must be approved by the Department of Pathology </text:span><text:span text:style-name="T20">Tissue </text:span><text:span text:style-name="T1">Use Committee prior to submission to the HSREB and a copy of their approval appended to this form. If the </text:span><text:span text:style-name="T20">Tissue </text:span><text:span text:style-name="T1">Committee approval is not</text:span><text:span text:style-name="T34"> </text:span><text:span text:style-name="T1">available at the time of submission to the HSREB, ethics</text:span><text:span text:style-name="T31"> </text:span><text:span text:style-name="T1">approval will be withheld until a copy of </text:span><text:span text:style-name="T20">Tissue </text:span><text:span text:style-name="T1">Committee approval is received.</text:span></text:p>
          </table:table-cell>
          <table:table-cell table:style-name="Table11.C1" office:value-type="string">
            <text:p text:style-name="P59"/>
            <text:p text:style-name="P59"/>
            <text:p text:style-name="P59"/>
            <text:p text:style-name="P59"/>
            <text:p text:style-name="P59"/>
            <text:p text:style-name="P59"/>
            <text:p text:style-name="P59"/>
            <text:p text:style-name="P59"/>
            <text:p text:style-name="P59"/>
            <text:p text:style-name="P51"><text:span text:style-name="T1">Not applicable</text:span></text:p>
          </table:table-cell>
        </table:table-row>
      </table:table>
      <text:list xml:id="list222009023888339" text:continue-list="list222009260129149" text:style-name="WWNum2">
        <text:list-item>
          <text:p text:style-name="P23"><text:bookmark text:name="3._3._Drugs_and_Natural_Products"/><text:span text:style-name="T2">3. Drugs and Natural</text:span><text:span text:style-name="T5"> </text:span><text:span text:style-name="T2">Products</text:span></text:p>
        </text:list-item>
      </text:list>
      <text:p text:style-name="P6"/>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56"><text:span text:style-name="T10">#</text:span></text:p>
          </table:table-cell>
          <table:table-cell table:style-name="Table12.B1" office:value-type="string">
            <text:p text:style-name="P138"><text:span text:style-name="T10">Question</text:span></text:p>
          </table:table-cell>
          <table:table-cell table:style-name="Table12.C1" office:value-type="string">
            <text:p text:style-name="P139"><text:span text:style-name="T10">Answer</text:span></text:p>
          </table:table-cell>
        </table:table-row>
        <table:table-row table:style-name="Table12.2">
          <table:table-cell table:style-name="Table12.A2" office:value-type="string">
            <text:p text:style-name="P96"><text:span text:style-name="T1">3.1</text:span></text:p>
          </table:table-cell>
          <table:table-cell table:style-name="Table12.B2" office:value-type="string">
            <text:p text:style-name="P33"><text:span text:style-name="T1">Does the study involve drugs or natural products? If NO, please proceed to the Clinic Trials tab.</text:span></text:p>
          </table:table-cell>
          <table:table-cell table:style-name="Table12.C2" office:value-type="string">
            <text:p text:style-name="P32"><text:span text:style-name="T1">No</text:span></text:p>
          </table:table-cell>
        </table:table-row>
        <table:table-row table:style-name="Table12.3">
          <table:table-cell table:style-name="Table12.A2" office:value-type="string">
            <text:p text:style-name="P92"><text:span text:style-name="T1">3.2</text:span></text:p>
          </table:table-cell>
          <table:table-cell table:style-name="Table12.B2" office:value-type="string">
            <text:p text:style-name="P33"><text:span text:style-name="T1">Is Drug 1 an investigational drug?</text:span></text:p>
          </table:table-cell>
          <table:table-cell table:style-name="Table12.C2" office:value-type="string">
            <text:p text:style-name="Standard"/>
          </table:table-cell>
        </table:table-row>
        <table:table-row table:style-name="Table12.3">
          <table:table-cell table:style-name="Table12.A2" office:value-type="string">
            <text:p text:style-name="P92"><text:span text:style-name="T1">3.3</text:span></text:p>
          </table:table-cell>
          <table:table-cell table:style-name="Table12.B2" office:value-type="string">
            <text:p text:style-name="P33"><text:span text:style-name="T1">Drug 1 - Generic Name</text:span></text:p>
          </table:table-cell>
          <table:table-cell table:style-name="Table12.C2" office:value-type="string">
            <text:p text:style-name="Standard"/>
          </table:table-cell>
        </table:table-row>
        <table:table-row table:style-name="Table12.3">
          <table:table-cell table:style-name="Table12.A2" office:value-type="string">
            <text:p text:style-name="P92"><text:span text:style-name="T1">3.4</text:span></text:p>
          </table:table-cell>
          <table:table-cell table:style-name="Table12.B2" office:value-type="string">
            <text:p text:style-name="P33"><text:span text:style-name="T1">Drug 1 - Brand Name</text:span></text:p>
          </table:table-cell>
          <table:table-cell table:style-name="Table12.C2" office:value-type="string">
            <text:p text:style-name="Standard"/>
          </table:table-cell>
        </table:table-row>
        <table:table-row table:style-name="Table12.3">
          <table:table-cell table:style-name="Table12.A2" office:value-type="string">
            <text:p text:style-name="P92"><text:span text:style-name="T1">3.5</text:span></text:p>
          </table:table-cell>
          <table:table-cell table:style-name="Table12.B2" office:value-type="string">
            <text:p text:style-name="P33"><text:span text:style-name="T1">Drug 1 - Dose</text:span></text:p>
          </table:table-cell>
          <table:table-cell table:style-name="Table12.C2" office:value-type="string">
            <text:p text:style-name="Standard"/>
          </table:table-cell>
        </table:table-row>
        <table:table-row table:style-name="Table12.3">
          <table:table-cell table:style-name="Table12.A2" office:value-type="string">
            <text:p text:style-name="P92"><text:span text:style-name="T1">3.6</text:span></text:p>
          </table:table-cell>
          <table:table-cell table:style-name="Table12.B2" office:value-type="string">
            <text:p text:style-name="P33"><text:span text:style-name="T1">Drug 1 - Frequency</text:span></text:p>
          </table:table-cell>
          <table:table-cell table:style-name="Table12.C2" office:value-type="string">
            <text:p text:style-name="Standard"/>
          </table:table-cell>
        </table:table-row>
        <table:table-row table:style-name="Table12.3">
          <table:table-cell table:style-name="Table12.A2" office:value-type="string">
            <text:p text:style-name="P92"><text:span text:style-name="T1">3.7</text:span></text:p>
          </table:table-cell>
          <table:table-cell table:style-name="Table12.B2" office:value-type="string">
            <text:p text:style-name="P33"><text:span text:style-name="T1">Drug 1 - Route</text:span></text:p>
          </table:table-cell>
          <table:table-cell table:style-name="Table12.C2" office:value-type="string">
            <text:p text:style-name="Standard"/>
          </table:table-cell>
        </table:table-row>
        <table:table-row table:style-name="Table12.3">
          <table:table-cell table:style-name="Table12.A2" office:value-type="string">
            <text:p text:style-name="P92"><text:span text:style-name="T1">3.8</text:span></text:p>
          </table:table-cell>
          <table:table-cell table:style-name="Table12.B2" office:value-type="string">
            <text:p text:style-name="P33"><text:span text:style-name="T1">Drug 1 - Duration</text:span></text:p>
          </table:table-cell>
          <table:table-cell table:style-name="Table12.C2" office:value-type="string">
            <text:p text:style-name="Standard"/>
          </table:table-cell>
        </table:table-row>
        <table:table-row table:style-name="Table12.3">
          <table:table-cell table:style-name="Table12.A2" office:value-type="string">
            <text:p text:style-name="P92"><text:span text:style-name="T1">3.9</text:span></text:p>
          </table:table-cell>
          <table:table-cell table:style-name="Table12.B2" office:value-type="string">
            <text:p text:style-name="P33"><text:span text:style-name="T1">Is Drug 2 an investigational drug?</text:span></text:p>
          </table:table-cell>
          <table:table-cell table:style-name="Table12.C2" office:value-type="string">
            <text:p text:style-name="Standard"/>
          </table:table-cell>
        </table:table-row>
        <table:table-row table:style-name="Table12.3">
          <table:table-cell table:style-name="Table12.A2" office:value-type="string">
            <text:p text:style-name="P92"><text:span text:style-name="T1">3.10</text:span></text:p>
          </table:table-cell>
          <table:table-cell table:style-name="Table12.B2" office:value-type="string">
            <text:p text:style-name="P33"><text:span text:style-name="T1">Drug 2 - Generic Name</text:span></text:p>
          </table:table-cell>
          <table:table-cell table:style-name="Table12.C2" office:value-type="string">
            <text:p text:style-name="Standard"/>
          </table:table-cell>
        </table:table-row>
        <table:table-row table:style-name="Table12.3">
          <table:table-cell table:style-name="Table12.A2" office:value-type="string">
            <text:p text:style-name="P92"><text:span text:style-name="T1">3.11</text:span></text:p>
          </table:table-cell>
          <table:table-cell table:style-name="Table12.B2" office:value-type="string">
            <text:p text:style-name="P33"><text:span text:style-name="T1">Drug 2 - Brand Name</text:span></text:p>
          </table:table-cell>
          <table:table-cell table:style-name="Table12.C2" office:value-type="string">
            <text:p text:style-name="Standard"/>
          </table:table-cell>
        </table:table-row>
      </table:table>
      <text:p text:style-name="Standard"><text:soft-page-break/></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0"><text:span text:style-name="T1">3.12</text:span></text:p>
          </table:table-cell>
          <table:table-cell table:style-name="Table13.B1" office:value-type="string">
            <text:p text:style-name="P33"><text:span text:style-name="T1">Drug 2 - Dose</text:span></text:p>
          </table:table-cell>
          <table:table-cell table:style-name="Table13.C1" office:value-type="string">
            <text:p text:style-name="Standard"/>
          </table:table-cell>
        </table:table-row>
        <table:table-row table:style-name="Table13.1">
          <table:table-cell table:style-name="Table13.A1" office:value-type="string">
            <text:p text:style-name="P140"><text:span text:style-name="T1">3.13</text:span></text:p>
          </table:table-cell>
          <table:table-cell table:style-name="Table13.B1" office:value-type="string">
            <text:p text:style-name="P33"><text:span text:style-name="T1">Drug 2 - Frequency</text:span></text:p>
          </table:table-cell>
          <table:table-cell table:style-name="Table13.C1" office:value-type="string">
            <text:p text:style-name="Standard"/>
          </table:table-cell>
        </table:table-row>
        <table:table-row table:style-name="Table13.1">
          <table:table-cell table:style-name="Table13.A1" office:value-type="string">
            <text:p text:style-name="P140"><text:span text:style-name="T1">3.14</text:span></text:p>
          </table:table-cell>
          <table:table-cell table:style-name="Table13.B1" office:value-type="string">
            <text:p text:style-name="P33"><text:span text:style-name="T1">Dose 2 - Route</text:span></text:p>
          </table:table-cell>
          <table:table-cell table:style-name="Table13.C1" office:value-type="string">
            <text:p text:style-name="Standard"/>
          </table:table-cell>
        </table:table-row>
        <table:table-row table:style-name="Table13.1">
          <table:table-cell table:style-name="Table13.A1" office:value-type="string">
            <text:p text:style-name="P140"><text:span text:style-name="T1">3.15</text:span></text:p>
          </table:table-cell>
          <table:table-cell table:style-name="Table13.B1" office:value-type="string">
            <text:p text:style-name="P33"><text:span text:style-name="T1">Drug 2 - Duration</text:span></text:p>
          </table:table-cell>
          <table:table-cell table:style-name="Table13.C1" office:value-type="string">
            <text:p text:style-name="Standard"/>
          </table:table-cell>
        </table:table-row>
        <table:table-row table:style-name="Table13.1">
          <table:table-cell table:style-name="Table13.A1" office:value-type="string">
            <text:p text:style-name="P140"><text:span text:style-name="T1">3.16</text:span></text:p>
          </table:table-cell>
          <table:table-cell table:style-name="Table13.B1" office:value-type="string">
            <text:p text:style-name="P33"><text:span text:style-name="T1">Is Drug 3 an investigational drug?</text:span></text:p>
          </table:table-cell>
          <table:table-cell table:style-name="Table13.C1" office:value-type="string">
            <text:p text:style-name="Standard"/>
          </table:table-cell>
        </table:table-row>
        <table:table-row table:style-name="Table13.1">
          <table:table-cell table:style-name="Table13.A1" office:value-type="string">
            <text:p text:style-name="P140"><text:span text:style-name="T1">3.17</text:span></text:p>
          </table:table-cell>
          <table:table-cell table:style-name="Table13.B1" office:value-type="string">
            <text:p text:style-name="P33"><text:span text:style-name="T1">Drug 3 - Generic Name</text:span></text:p>
          </table:table-cell>
          <table:table-cell table:style-name="Table13.C1" office:value-type="string">
            <text:p text:style-name="Standard"/>
          </table:table-cell>
        </table:table-row>
        <table:table-row table:style-name="Table13.1">
          <table:table-cell table:style-name="Table13.A1" office:value-type="string">
            <text:p text:style-name="P140"><text:span text:style-name="T1">3.18</text:span></text:p>
          </table:table-cell>
          <table:table-cell table:style-name="Table13.B1" office:value-type="string">
            <text:p text:style-name="P33"><text:span text:style-name="T1">Drug 3 - Brand Name</text:span></text:p>
          </table:table-cell>
          <table:table-cell table:style-name="Table13.C1" office:value-type="string">
            <text:p text:style-name="Standard"/>
          </table:table-cell>
        </table:table-row>
        <table:table-row table:style-name="Table13.1">
          <table:table-cell table:style-name="Table13.A1" office:value-type="string">
            <text:p text:style-name="P140"><text:span text:style-name="T1">3.19</text:span></text:p>
          </table:table-cell>
          <table:table-cell table:style-name="Table13.B1" office:value-type="string">
            <text:p text:style-name="P33"><text:span text:style-name="T1">Drug 3 - Dose</text:span></text:p>
          </table:table-cell>
          <table:table-cell table:style-name="Table13.C1" office:value-type="string">
            <text:p text:style-name="Standard"/>
          </table:table-cell>
        </table:table-row>
        <table:table-row table:style-name="Table13.1">
          <table:table-cell table:style-name="Table13.A1" office:value-type="string">
            <text:p text:style-name="P140"><text:span text:style-name="T1">3.20</text:span></text:p>
          </table:table-cell>
          <table:table-cell table:style-name="Table13.B1" office:value-type="string">
            <text:p text:style-name="P33"><text:span text:style-name="T1">Drug 3 - Frequency</text:span></text:p>
          </table:table-cell>
          <table:table-cell table:style-name="Table13.C1" office:value-type="string">
            <text:p text:style-name="Standard"/>
          </table:table-cell>
        </table:table-row>
        <table:table-row table:style-name="Table13.1">
          <table:table-cell table:style-name="Table13.A1" office:value-type="string">
            <text:p text:style-name="P140"><text:span text:style-name="T1">3.21</text:span></text:p>
          </table:table-cell>
          <table:table-cell table:style-name="Table13.B1" office:value-type="string">
            <text:p text:style-name="P33"><text:span text:style-name="T1">Drug 3 - Route</text:span></text:p>
          </table:table-cell>
          <table:table-cell table:style-name="Table13.C1" office:value-type="string">
            <text:p text:style-name="Standard"/>
          </table:table-cell>
        </table:table-row>
        <table:table-row table:style-name="Table13.1">
          <table:table-cell table:style-name="Table13.A1" office:value-type="string">
            <text:p text:style-name="P140"><text:span text:style-name="T1">3.22</text:span></text:p>
          </table:table-cell>
          <table:table-cell table:style-name="Table13.B1" office:value-type="string">
            <text:p text:style-name="P33"><text:span text:style-name="T1">Drug 3 - Duration</text:span></text:p>
          </table:table-cell>
          <table:table-cell table:style-name="Table13.C1" office:value-type="string">
            <text:p text:style-name="Standard"/>
          </table:table-cell>
        </table:table-row>
        <table:table-row table:style-name="Table13.1">
          <table:table-cell table:style-name="Table13.A1" office:value-type="string">
            <text:p text:style-name="P140"><text:span text:style-name="T1">3.23</text:span></text:p>
          </table:table-cell>
          <table:table-cell table:style-name="Table13.B1" office:value-type="string">
            <text:p text:style-name="P33"><text:span text:style-name="T1">Is Drug 4 an investigational drug?</text:span></text:p>
          </table:table-cell>
          <table:table-cell table:style-name="Table13.C1" office:value-type="string">
            <text:p text:style-name="Standard"/>
          </table:table-cell>
        </table:table-row>
        <table:table-row table:style-name="Table13.1">
          <table:table-cell table:style-name="Table13.A1" office:value-type="string">
            <text:p text:style-name="P140"><text:span text:style-name="T1">3.24</text:span></text:p>
          </table:table-cell>
          <table:table-cell table:style-name="Table13.B1" office:value-type="string">
            <text:p text:style-name="P33"><text:span text:style-name="T1">Drug 4 - Generic Name</text:span></text:p>
          </table:table-cell>
          <table:table-cell table:style-name="Table13.C1" office:value-type="string">
            <text:p text:style-name="Standard"/>
          </table:table-cell>
        </table:table-row>
        <table:table-row table:style-name="Table13.1">
          <table:table-cell table:style-name="Table13.A1" office:value-type="string">
            <text:p text:style-name="P140"><text:span text:style-name="T1">3.25</text:span></text:p>
          </table:table-cell>
          <table:table-cell table:style-name="Table13.B1" office:value-type="string">
            <text:p text:style-name="P33"><text:span text:style-name="T1">Drug 4 - Brand Name</text:span></text:p>
          </table:table-cell>
          <table:table-cell table:style-name="Table13.C1" office:value-type="string">
            <text:p text:style-name="Standard"/>
          </table:table-cell>
        </table:table-row>
        <table:table-row table:style-name="Table13.1">
          <table:table-cell table:style-name="Table13.A1" office:value-type="string">
            <text:p text:style-name="P140"><text:span text:style-name="T1">3.26</text:span></text:p>
          </table:table-cell>
          <table:table-cell table:style-name="Table13.B1" office:value-type="string">
            <text:p text:style-name="P33"><text:span text:style-name="T1">Drug 4 - Dose</text:span></text:p>
          </table:table-cell>
          <table:table-cell table:style-name="Table13.C1" office:value-type="string">
            <text:p text:style-name="Standard"/>
          </table:table-cell>
        </table:table-row>
        <table:table-row table:style-name="Table13.1">
          <table:table-cell table:style-name="Table13.A1" office:value-type="string">
            <text:p text:style-name="P140"><text:span text:style-name="T1">3.27</text:span></text:p>
          </table:table-cell>
          <table:table-cell table:style-name="Table13.B1" office:value-type="string">
            <text:p text:style-name="P33"><text:span text:style-name="T1">Drug 4 - Frequency</text:span></text:p>
          </table:table-cell>
          <table:table-cell table:style-name="Table13.C1" office:value-type="string">
            <text:p text:style-name="Standard"/>
          </table:table-cell>
        </table:table-row>
        <table:table-row table:style-name="Table13.1">
          <table:table-cell table:style-name="Table13.A1" office:value-type="string">
            <text:p text:style-name="P140"><text:span text:style-name="T1">3.28</text:span></text:p>
          </table:table-cell>
          <table:table-cell table:style-name="Table13.B1" office:value-type="string">
            <text:p text:style-name="P33"><text:span text:style-name="T1">Drug 4 - Route</text:span></text:p>
          </table:table-cell>
          <table:table-cell table:style-name="Table13.C1" office:value-type="string">
            <text:p text:style-name="Standard"/>
          </table:table-cell>
        </table:table-row>
        <table:table-row table:style-name="Table13.1">
          <table:table-cell table:style-name="Table13.A1" office:value-type="string">
            <text:p text:style-name="P140"><text:span text:style-name="T1">3.29</text:span></text:p>
          </table:table-cell>
          <table:table-cell table:style-name="Table13.B1" office:value-type="string">
            <text:p text:style-name="P33"><text:span text:style-name="T1">Drug 4 - Duration</text:span></text:p>
          </table:table-cell>
          <table:table-cell table:style-name="Table13.C1" office:value-type="string">
            <text:p text:style-name="Standard"/>
          </table:table-cell>
        </table:table-row>
        <table:table-row table:style-name="Table13.1">
          <table:table-cell table:style-name="Table13.A1" office:value-type="string">
            <text:p text:style-name="P140"><text:span text:style-name="T1">3.30</text:span></text:p>
          </table:table-cell>
          <table:table-cell table:style-name="Table13.B1" office:value-type="string">
            <text:p text:style-name="P33"><text:span text:style-name="T1">Is Drug 5 an investigational drug?</text:span></text:p>
          </table:table-cell>
          <table:table-cell table:style-name="Table13.C1" office:value-type="string">
            <text:p text:style-name="Standard"/>
          </table:table-cell>
        </table:table-row>
        <table:table-row table:style-name="Table13.1">
          <table:table-cell table:style-name="Table13.A1" office:value-type="string">
            <text:p text:style-name="P140"><text:span text:style-name="T1">3.31</text:span></text:p>
          </table:table-cell>
          <table:table-cell table:style-name="Table13.B1" office:value-type="string">
            <text:p text:style-name="P33"><text:span text:style-name="T1">Drug 5 - Generic Name</text:span></text:p>
          </table:table-cell>
          <table:table-cell table:style-name="Table13.C1" office:value-type="string">
            <text:p text:style-name="Standard"/>
          </table:table-cell>
        </table:table-row>
        <table:table-row table:style-name="Table13.1">
          <table:table-cell table:style-name="Table13.A1" office:value-type="string">
            <text:p text:style-name="P140"><text:span text:style-name="T1">3.32</text:span></text:p>
          </table:table-cell>
          <table:table-cell table:style-name="Table13.B1" office:value-type="string">
            <text:p text:style-name="P33"><text:span text:style-name="T1">Drug 5 - Brand Name</text:span></text:p>
          </table:table-cell>
          <table:table-cell table:style-name="Table13.C1" office:value-type="string">
            <text:p text:style-name="Standard"/>
          </table:table-cell>
        </table:table-row>
        <table:table-row table:style-name="Table13.1">
          <table:table-cell table:style-name="Table13.A1" office:value-type="string">
            <text:p text:style-name="P140"><text:span text:style-name="T1">3.33</text:span></text:p>
          </table:table-cell>
          <table:table-cell table:style-name="Table13.B1" office:value-type="string">
            <text:p text:style-name="P33"><text:span text:style-name="T1">Drug 5 - Dose</text:span></text:p>
          </table:table-cell>
          <table:table-cell table:style-name="Table13.C1" office:value-type="string">
            <text:p text:style-name="Standard"/>
          </table:table-cell>
        </table:table-row>
        <table:table-row table:style-name="Table13.1">
          <table:table-cell table:style-name="Table13.A1" office:value-type="string">
            <text:p text:style-name="P140"><text:span text:style-name="T1">3.34</text:span></text:p>
          </table:table-cell>
          <table:table-cell table:style-name="Table13.B1" office:value-type="string">
            <text:p text:style-name="P33"><text:span text:style-name="T1">Drug 5 - Frequency</text:span></text:p>
          </table:table-cell>
          <table:table-cell table:style-name="Table13.C1" office:value-type="string">
            <text:p text:style-name="Standard"/>
          </table:table-cell>
        </table:table-row>
        <table:table-row table:style-name="Table13.24">
          <table:table-cell table:style-name="Table13.A1" office:value-type="string">
            <text:p text:style-name="P140"><text:span text:style-name="T1">3.35</text:span></text:p>
          </table:table-cell>
          <table:table-cell table:style-name="Table13.B1" office:value-type="string">
            <text:p text:style-name="P33"><text:span text:style-name="T1">Drug 5 - Route</text:span></text:p>
          </table:table-cell>
          <table:table-cell table:style-name="Table13.C1" office:value-type="string">
            <text:p text:style-name="Standard"/>
          </table:table-cell>
        </table:table-row>
      </table:table>
      <text:p text:style-name="Standard"><text:soft-page-break/></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Standard"/>
          </table:table-cell>
          <table:table-cell table:style-name="Table14.B1" office:value-type="string">
            <text:p text:style-name="Standard"/>
          </table:table-cell>
          <table:table-cell table:style-name="Table14.C1" office:value-type="string">
            <text:p text:style-name="Standard"/>
          </table:table-cell>
        </table:table-row>
        <table:table-row table:style-name="Table14.1">
          <table:table-cell table:style-name="Table14.A1" office:value-type="string">
            <text:p text:style-name="P140"><text:span text:style-name="T1">3.36</text:span></text:p>
          </table:table-cell>
          <table:table-cell table:style-name="Table14.B1" office:value-type="string">
            <text:p text:style-name="P33"><text:span text:style-name="T1">Drug 5 - Duration</text:span></text:p>
          </table:table-cell>
          <table:table-cell table:style-name="Table14.C1" office:value-type="string">
            <text:p text:style-name="Standard"/>
          </table:table-cell>
        </table:table-row>
        <table:table-row table:style-name="Table14.1">
          <table:table-cell table:style-name="Table14.A1" office:value-type="string">
            <text:p text:style-name="P140"><text:span text:style-name="T1">3.37</text:span></text:p>
          </table:table-cell>
          <table:table-cell table:style-name="Table14.B1" office:value-type="string">
            <text:p text:style-name="P33"><text:span text:style-name="T1">Is Drug 6 an investigational drug?</text:span></text:p>
          </table:table-cell>
          <table:table-cell table:style-name="Table14.C1" office:value-type="string">
            <text:p text:style-name="Standard"/>
          </table:table-cell>
        </table:table-row>
        <table:table-row table:style-name="Table14.1">
          <table:table-cell table:style-name="Table14.A1" office:value-type="string">
            <text:p text:style-name="P140"><text:span text:style-name="T1">3.38</text:span></text:p>
          </table:table-cell>
          <table:table-cell table:style-name="Table14.B1" office:value-type="string">
            <text:p text:style-name="P33"><text:span text:style-name="T1">Drug 6 - Generic Name</text:span></text:p>
          </table:table-cell>
          <table:table-cell table:style-name="Table14.C1" office:value-type="string">
            <text:p text:style-name="Standard"/>
          </table:table-cell>
        </table:table-row>
        <table:table-row table:style-name="Table14.1">
          <table:table-cell table:style-name="Table14.A1" office:value-type="string">
            <text:p text:style-name="P140"><text:span text:style-name="T1">3.39</text:span></text:p>
          </table:table-cell>
          <table:table-cell table:style-name="Table14.B1" office:value-type="string">
            <text:p text:style-name="P33"><text:span text:style-name="T1">Drug 6 - Brand Name</text:span></text:p>
          </table:table-cell>
          <table:table-cell table:style-name="Table14.C1" office:value-type="string">
            <text:p text:style-name="Standard"/>
          </table:table-cell>
        </table:table-row>
        <table:table-row table:style-name="Table14.1">
          <table:table-cell table:style-name="Table14.A1" office:value-type="string">
            <text:p text:style-name="P140"><text:span text:style-name="T1">3.40</text:span></text:p>
          </table:table-cell>
          <table:table-cell table:style-name="Table14.B1" office:value-type="string">
            <text:p text:style-name="P33"><text:span text:style-name="T1">Drug 6 - Dose</text:span></text:p>
          </table:table-cell>
          <table:table-cell table:style-name="Table14.C1" office:value-type="string">
            <text:p text:style-name="Standard"/>
          </table:table-cell>
        </table:table-row>
        <table:table-row table:style-name="Table14.1">
          <table:table-cell table:style-name="Table14.A1" office:value-type="string">
            <text:p text:style-name="P140"><text:span text:style-name="T1">3.41</text:span></text:p>
          </table:table-cell>
          <table:table-cell table:style-name="Table14.B1" office:value-type="string">
            <text:p text:style-name="P33"><text:span text:style-name="T1">Drug 6 - Frequency</text:span></text:p>
          </table:table-cell>
          <table:table-cell table:style-name="Table14.C1" office:value-type="string">
            <text:p text:style-name="Standard"/>
          </table:table-cell>
        </table:table-row>
        <table:table-row table:style-name="Table14.1">
          <table:table-cell table:style-name="Table14.A1" office:value-type="string">
            <text:p text:style-name="P140"><text:span text:style-name="T1">3.42</text:span></text:p>
          </table:table-cell>
          <table:table-cell table:style-name="Table14.B1" office:value-type="string">
            <text:p text:style-name="P33"><text:span text:style-name="T1">Drug 6 - Route</text:span></text:p>
          </table:table-cell>
          <table:table-cell table:style-name="Table14.C1" office:value-type="string">
            <text:p text:style-name="Standard"/>
          </table:table-cell>
        </table:table-row>
        <table:table-row table:style-name="Table14.1">
          <table:table-cell table:style-name="Table14.A1" office:value-type="string">
            <text:p text:style-name="P140"><text:span text:style-name="T1">3.43</text:span></text:p>
          </table:table-cell>
          <table:table-cell table:style-name="Table14.B1" office:value-type="string">
            <text:p text:style-name="P33"><text:span text:style-name="T1">Drug 6 - Duration</text:span></text:p>
          </table:table-cell>
          <table:table-cell table:style-name="Table14.C1" office:value-type="string">
            <text:p text:style-name="Standard"/>
          </table:table-cell>
        </table:table-row>
        <table:table-row table:style-name="Table14.1">
          <table:table-cell table:style-name="Table14.A1" office:value-type="string">
            <text:p text:style-name="P140"><text:span text:style-name="T1">3.44</text:span></text:p>
          </table:table-cell>
          <table:table-cell table:style-name="Table14.B1" office:value-type="string">
            <text:p text:style-name="P33"><text:span text:style-name="T1">Is Drug 7 an investigational drug?</text:span></text:p>
          </table:table-cell>
          <table:table-cell table:style-name="Table14.C1" office:value-type="string">
            <text:p text:style-name="Standard"/>
          </table:table-cell>
        </table:table-row>
        <table:table-row table:style-name="Table14.1">
          <table:table-cell table:style-name="Table14.A1" office:value-type="string">
            <text:p text:style-name="P140"><text:span text:style-name="T1">3.45</text:span></text:p>
          </table:table-cell>
          <table:table-cell table:style-name="Table14.B1" office:value-type="string">
            <text:p text:style-name="P33"><text:span text:style-name="T1">Drug 7 - Generic Name</text:span></text:p>
          </table:table-cell>
          <table:table-cell table:style-name="Table14.C1" office:value-type="string">
            <text:p text:style-name="Standard"/>
          </table:table-cell>
        </table:table-row>
        <table:table-row table:style-name="Table14.1">
          <table:table-cell table:style-name="Table14.A1" office:value-type="string">
            <text:p text:style-name="P140"><text:span text:style-name="T1">3.46</text:span></text:p>
          </table:table-cell>
          <table:table-cell table:style-name="Table14.B1" office:value-type="string">
            <text:p text:style-name="P33"><text:span text:style-name="T1">Drug 7 - Brand Name</text:span></text:p>
          </table:table-cell>
          <table:table-cell table:style-name="Table14.C1" office:value-type="string">
            <text:p text:style-name="Standard"/>
          </table:table-cell>
        </table:table-row>
        <table:table-row table:style-name="Table14.1">
          <table:table-cell table:style-name="Table14.A1" office:value-type="string">
            <text:p text:style-name="P140"><text:span text:style-name="T1">3.47</text:span></text:p>
          </table:table-cell>
          <table:table-cell table:style-name="Table14.B1" office:value-type="string">
            <text:p text:style-name="P33"><text:span text:style-name="T1">Drug 7 - Dose</text:span></text:p>
          </table:table-cell>
          <table:table-cell table:style-name="Table14.C1" office:value-type="string">
            <text:p text:style-name="Standard"/>
          </table:table-cell>
        </table:table-row>
        <table:table-row table:style-name="Table14.1">
          <table:table-cell table:style-name="Table14.A1" office:value-type="string">
            <text:p text:style-name="P140"><text:span text:style-name="T1">3.48</text:span></text:p>
          </table:table-cell>
          <table:table-cell table:style-name="Table14.B1" office:value-type="string">
            <text:p text:style-name="P33"><text:span text:style-name="T1">Drug 7 - Frequency</text:span></text:p>
          </table:table-cell>
          <table:table-cell table:style-name="Table14.C1" office:value-type="string">
            <text:p text:style-name="Standard"/>
          </table:table-cell>
        </table:table-row>
        <table:table-row table:style-name="Table14.1">
          <table:table-cell table:style-name="Table14.A1" office:value-type="string">
            <text:p text:style-name="P140"><text:span text:style-name="T1">3.49</text:span></text:p>
          </table:table-cell>
          <table:table-cell table:style-name="Table14.B1" office:value-type="string">
            <text:p text:style-name="P33"><text:span text:style-name="T1">Drug 7 - Route</text:span></text:p>
          </table:table-cell>
          <table:table-cell table:style-name="Table14.C1" office:value-type="string">
            <text:p text:style-name="Standard"/>
          </table:table-cell>
        </table:table-row>
        <table:table-row table:style-name="Table14.1">
          <table:table-cell table:style-name="Table14.A1" office:value-type="string">
            <text:p text:style-name="P140"><text:span text:style-name="T1">3.50</text:span></text:p>
          </table:table-cell>
          <table:table-cell table:style-name="Table14.B1" office:value-type="string">
            <text:p text:style-name="P33"><text:span text:style-name="T1">Drug 7 - Duration</text:span></text:p>
          </table:table-cell>
          <table:table-cell table:style-name="Table14.C1" office:value-type="string">
            <text:p text:style-name="Standard"/>
          </table:table-cell>
        </table:table-row>
        <table:table-row table:style-name="Table14.1">
          <table:table-cell table:style-name="Table14.A1" office:value-type="string">
            <text:p text:style-name="P140"><text:span text:style-name="T1">3.51</text:span></text:p>
          </table:table-cell>
          <table:table-cell table:style-name="Table14.B1" office:value-type="string">
            <text:p text:style-name="P33"><text:span text:style-name="T1">Is Drug 8 an investigational drug?</text:span></text:p>
          </table:table-cell>
          <table:table-cell table:style-name="Table14.C1" office:value-type="string">
            <text:p text:style-name="Standard"/>
          </table:table-cell>
        </table:table-row>
        <table:table-row table:style-name="Table14.1">
          <table:table-cell table:style-name="Table14.A1" office:value-type="string">
            <text:p text:style-name="P140"><text:span text:style-name="T1">3.52</text:span></text:p>
          </table:table-cell>
          <table:table-cell table:style-name="Table14.B1" office:value-type="string">
            <text:p text:style-name="P33"><text:span text:style-name="T1">Drug 8 - Generic Name</text:span></text:p>
          </table:table-cell>
          <table:table-cell table:style-name="Table14.C1" office:value-type="string">
            <text:p text:style-name="Standard"/>
          </table:table-cell>
        </table:table-row>
        <table:table-row table:style-name="Table14.1">
          <table:table-cell table:style-name="Table14.A1" office:value-type="string">
            <text:p text:style-name="P140"><text:span text:style-name="T1">3.53</text:span></text:p>
          </table:table-cell>
          <table:table-cell table:style-name="Table14.B1" office:value-type="string">
            <text:p text:style-name="P33"><text:span text:style-name="T1">Drug 8 - Brand Name</text:span></text:p>
          </table:table-cell>
          <table:table-cell table:style-name="Table14.C1" office:value-type="string">
            <text:p text:style-name="Standard"/>
          </table:table-cell>
        </table:table-row>
        <table:table-row table:style-name="Table14.1">
          <table:table-cell table:style-name="Table14.A1" office:value-type="string">
            <text:p text:style-name="P140"><text:span text:style-name="T1">3.54</text:span></text:p>
          </table:table-cell>
          <table:table-cell table:style-name="Table14.B1" office:value-type="string">
            <text:p text:style-name="P33"><text:span text:style-name="T1">Drug 8 - Dose</text:span></text:p>
          </table:table-cell>
          <table:table-cell table:style-name="Table14.C1" office:value-type="string">
            <text:p text:style-name="Standard"/>
          </table:table-cell>
        </table:table-row>
        <table:table-row table:style-name="Table14.1">
          <table:table-cell table:style-name="Table14.A1" office:value-type="string">
            <text:p text:style-name="P140"><text:span text:style-name="T1">3.55</text:span></text:p>
          </table:table-cell>
          <table:table-cell table:style-name="Table14.B1" office:value-type="string">
            <text:p text:style-name="P33"><text:span text:style-name="T1">Drug 8 - Frequency</text:span></text:p>
          </table:table-cell>
          <table:table-cell table:style-name="Table14.C1" office:value-type="string">
            <text:p text:style-name="Standard"/>
          </table:table-cell>
        </table:table-row>
        <table:table-row table:style-name="Table14.1">
          <table:table-cell table:style-name="Table14.A1" office:value-type="string">
            <text:p text:style-name="P140"><text:span text:style-name="T1">3.56</text:span></text:p>
          </table:table-cell>
          <table:table-cell table:style-name="Table14.B1" office:value-type="string">
            <text:p text:style-name="P33"><text:span text:style-name="T1">Drug 8 - Route</text:span></text:p>
          </table:table-cell>
          <table:table-cell table:style-name="Table14.C1" office:value-type="string">
            <text:p text:style-name="Standard"/>
          </table:table-cell>
        </table:table-row>
        <table:table-row table:style-name="Table14.1">
          <table:table-cell table:style-name="Table14.A1" office:value-type="string">
            <text:p text:style-name="P140"><text:span text:style-name="T1">3.57</text:span></text:p>
          </table:table-cell>
          <table:table-cell table:style-name="Table14.B1" office:value-type="string">
            <text:p text:style-name="P33"><text:span text:style-name="T1">Drug 8 - Duration</text:span></text:p>
          </table:table-cell>
          <table:table-cell table:style-name="Table14.C1" office:value-type="string">
            <text:p text:style-name="Standard"/>
          </table:table-cell>
        </table:table-row>
        <table:table-row table:style-name="Table14.24">
          <table:table-cell table:style-name="Table14.A1" office:value-type="string">
            <text:p text:style-name="P140"><text:span text:style-name="T1">3.58</text:span></text:p>
          </table:table-cell>
          <table:table-cell table:style-name="Table14.B1" office:value-type="string">
            <text:p text:style-name="P33"><text:span text:style-name="T1">Is Drug 9 an investigational drug?</text:span></text:p>
          </table:table-cell>
          <table:table-cell table:style-name="Table14.C1" office:value-type="string">
            <text:p text:style-name="Standard"/>
          </table:table-cell>
        </table:table-row>
      </table:table>
      <text:p text:style-name="Standard"><text:soft-page-break/></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Standard"/>
          </table:table-cell>
          <table:table-cell table:style-name="Table15.B1" office:value-type="string">
            <text:p text:style-name="Standard"/>
          </table:table-cell>
          <table:table-cell table:style-name="Table15.C1" office:value-type="string">
            <text:p text:style-name="Standard"/>
          </table:table-cell>
        </table:table-row>
        <table:table-row table:style-name="Table15.1">
          <table:table-cell table:style-name="Table15.A1" office:value-type="string">
            <text:p text:style-name="P140"><text:span text:style-name="T1">3.59</text:span></text:p>
          </table:table-cell>
          <table:table-cell table:style-name="Table15.B1" office:value-type="string">
            <text:p text:style-name="P33"><text:span text:style-name="T1">Drug 9 - Generic Name</text:span></text:p>
          </table:table-cell>
          <table:table-cell table:style-name="Table15.C1" office:value-type="string">
            <text:p text:style-name="Standard"/>
          </table:table-cell>
        </table:table-row>
        <table:table-row table:style-name="Table15.1">
          <table:table-cell table:style-name="Table15.A1" office:value-type="string">
            <text:p text:style-name="P140"><text:span text:style-name="T1">3.60</text:span></text:p>
          </table:table-cell>
          <table:table-cell table:style-name="Table15.B1" office:value-type="string">
            <text:p text:style-name="P33"><text:span text:style-name="T1">Drug 9 - Brand Name</text:span></text:p>
          </table:table-cell>
          <table:table-cell table:style-name="Table15.C1" office:value-type="string">
            <text:p text:style-name="Standard"/>
          </table:table-cell>
        </table:table-row>
        <table:table-row table:style-name="Table15.1">
          <table:table-cell table:style-name="Table15.A1" office:value-type="string">
            <text:p text:style-name="P140"><text:span text:style-name="T1">3.61</text:span></text:p>
          </table:table-cell>
          <table:table-cell table:style-name="Table15.B1" office:value-type="string">
            <text:p text:style-name="P33"><text:span text:style-name="T1">Drug 9 - Dose</text:span></text:p>
          </table:table-cell>
          <table:table-cell table:style-name="Table15.C1" office:value-type="string">
            <text:p text:style-name="Standard"/>
          </table:table-cell>
        </table:table-row>
        <table:table-row table:style-name="Table15.1">
          <table:table-cell table:style-name="Table15.A1" office:value-type="string">
            <text:p text:style-name="P140"><text:span text:style-name="T1">3.62</text:span></text:p>
          </table:table-cell>
          <table:table-cell table:style-name="Table15.B1" office:value-type="string">
            <text:p text:style-name="P33"><text:span text:style-name="T1">Drug 9 - Frequency</text:span></text:p>
          </table:table-cell>
          <table:table-cell table:style-name="Table15.C1" office:value-type="string">
            <text:p text:style-name="Standard"/>
          </table:table-cell>
        </table:table-row>
        <table:table-row table:style-name="Table15.1">
          <table:table-cell table:style-name="Table15.A1" office:value-type="string">
            <text:p text:style-name="P140"><text:span text:style-name="T1">3.63</text:span></text:p>
          </table:table-cell>
          <table:table-cell table:style-name="Table15.B1" office:value-type="string">
            <text:p text:style-name="P33"><text:span text:style-name="T1">Drug 9 - Frequency</text:span></text:p>
          </table:table-cell>
          <table:table-cell table:style-name="Table15.C1" office:value-type="string">
            <text:p text:style-name="Standard"/>
          </table:table-cell>
        </table:table-row>
        <table:table-row table:style-name="Table15.1">
          <table:table-cell table:style-name="Table15.A1" office:value-type="string">
            <text:p text:style-name="P140"><text:span text:style-name="T1">3.64</text:span></text:p>
          </table:table-cell>
          <table:table-cell table:style-name="Table15.B1" office:value-type="string">
            <text:p text:style-name="P33"><text:span text:style-name="T1">Drug 9 - Route</text:span></text:p>
          </table:table-cell>
          <table:table-cell table:style-name="Table15.C1" office:value-type="string">
            <text:p text:style-name="Standard"/>
          </table:table-cell>
        </table:table-row>
        <table:table-row table:style-name="Table15.1">
          <table:table-cell table:style-name="Table15.A1" office:value-type="string">
            <text:p text:style-name="P140"><text:span text:style-name="T1">3.65</text:span></text:p>
          </table:table-cell>
          <table:table-cell table:style-name="Table15.B1" office:value-type="string">
            <text:p text:style-name="P33"><text:span text:style-name="T1">Drug 9 - Duration</text:span></text:p>
          </table:table-cell>
          <table:table-cell table:style-name="Table15.C1" office:value-type="string">
            <text:p text:style-name="Standard"/>
          </table:table-cell>
        </table:table-row>
        <table:table-row table:style-name="Table15.1">
          <table:table-cell table:style-name="Table15.A1" office:value-type="string">
            <text:p text:style-name="P140"><text:span text:style-name="T1">3.66</text:span></text:p>
          </table:table-cell>
          <table:table-cell table:style-name="Table15.B1" office:value-type="string">
            <text:p text:style-name="P33"><text:span text:style-name="T1">Is Drug 10 an investigational drug?</text:span></text:p>
          </table:table-cell>
          <table:table-cell table:style-name="Table15.C1" office:value-type="string">
            <text:p text:style-name="Standard"/>
          </table:table-cell>
        </table:table-row>
        <table:table-row table:style-name="Table15.1">
          <table:table-cell table:style-name="Table15.A1" office:value-type="string">
            <text:p text:style-name="P140"><text:span text:style-name="T1">3.67</text:span></text:p>
          </table:table-cell>
          <table:table-cell table:style-name="Table15.B1" office:value-type="string">
            <text:p text:style-name="P33"><text:span text:style-name="T1">Drug 10 - Generic Name</text:span></text:p>
          </table:table-cell>
          <table:table-cell table:style-name="Table15.C1" office:value-type="string">
            <text:p text:style-name="Standard"/>
          </table:table-cell>
        </table:table-row>
        <table:table-row table:style-name="Table15.1">
          <table:table-cell table:style-name="Table15.A1" office:value-type="string">
            <text:p text:style-name="P140"><text:span text:style-name="T1">3.68</text:span></text:p>
          </table:table-cell>
          <table:table-cell table:style-name="Table15.B1" office:value-type="string">
            <text:p text:style-name="P33"><text:span text:style-name="T1">Drug 10 - Brand Name</text:span></text:p>
          </table:table-cell>
          <table:table-cell table:style-name="Table15.C1" office:value-type="string">
            <text:p text:style-name="Standard"/>
          </table:table-cell>
        </table:table-row>
        <table:table-row table:style-name="Table15.1">
          <table:table-cell table:style-name="Table15.A1" office:value-type="string">
            <text:p text:style-name="P140"><text:span text:style-name="T1">3.69</text:span></text:p>
          </table:table-cell>
          <table:table-cell table:style-name="Table15.B1" office:value-type="string">
            <text:p text:style-name="P33"><text:span text:style-name="T1">Drug 10 - Dose</text:span></text:p>
          </table:table-cell>
          <table:table-cell table:style-name="Table15.C1" office:value-type="string">
            <text:p text:style-name="Standard"/>
          </table:table-cell>
        </table:table-row>
        <table:table-row table:style-name="Table15.1">
          <table:table-cell table:style-name="Table15.A1" office:value-type="string">
            <text:p text:style-name="P140"><text:span text:style-name="T1">3.70</text:span></text:p>
          </table:table-cell>
          <table:table-cell table:style-name="Table15.B1" office:value-type="string">
            <text:p text:style-name="P33"><text:span text:style-name="T1">Drug 10 - Frequency</text:span></text:p>
          </table:table-cell>
          <table:table-cell table:style-name="Table15.C1" office:value-type="string">
            <text:p text:style-name="Standard"/>
          </table:table-cell>
        </table:table-row>
        <table:table-row table:style-name="Table15.1">
          <table:table-cell table:style-name="Table15.A1" office:value-type="string">
            <text:p text:style-name="P140"><text:span text:style-name="T1">3.71</text:span></text:p>
          </table:table-cell>
          <table:table-cell table:style-name="Table15.B1" office:value-type="string">
            <text:p text:style-name="P33"><text:span text:style-name="T1">Drug 10 - Route</text:span></text:p>
          </table:table-cell>
          <table:table-cell table:style-name="Table15.C1" office:value-type="string">
            <text:p text:style-name="Standard"/>
          </table:table-cell>
        </table:table-row>
        <table:table-row table:style-name="Table15.15">
          <table:table-cell table:style-name="Table15.A15" office:value-type="string">
            <text:p text:style-name="P140"><text:span text:style-name="T1">3.72</text:span></text:p>
          </table:table-cell>
          <table:table-cell table:style-name="Table15.B15" office:value-type="string">
            <text:p text:style-name="P33"><text:span text:style-name="T1">Drug 10 - Duration</text:span></text:p>
          </table:table-cell>
          <table:table-cell table:style-name="Table15.C15" office:value-type="string">
            <text:p text:style-name="Standard"/>
          </table:table-cell>
        </table:table-row>
      </table:table>
      <text:list xml:id="list222008803093465" text:continue-numbering="true" text:style-name="WWNum2">
        <text:list-item>
          <text:p text:style-name="P21"><text:bookmark text:name="4._4._Clinical_Trials"/><text:span text:style-name="T2">4. Clinical</text:span><text:span text:style-name="T6"> </text:span><text:span text:style-name="T7">Trials</text:span></text:p>
        </text:list-item>
      </text:list>
      <text:p text:style-name="P6"/>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1"><text:span text:style-name="T10">#</text:span></text:p>
          </table:table-cell>
          <table:table-cell table:style-name="Table16.B1" office:value-type="string">
            <text:p text:style-name="P142"><text:span text:style-name="T10">Question</text:span></text:p>
          </table:table-cell>
          <table:table-cell table:style-name="Table16.C1" office:value-type="string">
            <text:p text:style-name="P143"><text:span text:style-name="T10">Answer</text:span></text:p>
          </table:table-cell>
        </table:table-row>
        <table:table-row table:style-name="Table16.2">
          <table:table-cell table:style-name="Table16.A2" office:value-type="string">
            <text:p text:style-name="P75"/>
            <text:p text:style-name="P144"><text:span text:style-name="T1">4.1</text:span></text:p>
          </table:table-cell>
          <table:table-cell table:style-name="Table16.B2" office:value-type="string">
            <text:p text:style-name="P148"><text:span text:style-name="T1">Is this a clinical trial? If this is NOT a clinical trial, please select NO and proceed to the Risks and Benefits section.</text:span></text:p>
          </table:table-cell>
          <table:table-cell table:style-name="Table16.C2" office:value-type="string">
            <text:p text:style-name="P75"/>
            <text:p text:style-name="P1"><text:span text:style-name="T1">Yes</text:span></text:p>
          </table:table-cell>
        </table:table-row>
        <table:table-row table:style-name="Table16.3">
          <table:table-cell table:style-name="Table16.A2" office:value-type="string">
            <text:p text:style-name="P145"><text:span text:style-name="T1">4.2</text:span></text:p>
          </table:table-cell>
          <table:table-cell table:style-name="Table16.B2" office:value-type="string">
            <text:p text:style-name="P33"><text:span text:style-name="T1">Proposed type of clinical trial:</text:span></text:p>
          </table:table-cell>
          <table:table-cell table:style-name="Table16.C2" office:value-type="string">
            <text:p text:style-name="Standard"/>
          </table:table-cell>
        </table:table-row>
        <table:table-row table:style-name="Table16.4">
          <table:table-cell table:style-name="Table16.A2" office:value-type="string">
            <text:p text:style-name="P145"><text:span text:style-name="T1">4.3</text:span></text:p>
          </table:table-cell>
          <table:table-cell table:style-name="Table16.B2" office:value-type="string">
            <text:p text:style-name="P149"><text:span text:style-name="T1">Does this trial involve a drug, device or natural health product used for an indication outside the Health Canada Notice of Compliance (NOC) or Drug Identification Number (DIN) application or Medical Device</text:span></text:p>
          </table:table-cell>
          <table:table-cell table:style-name="Table16.C2" office:value-type="string">
            <text:p text:style-name="P43"><text:span text:style-name="T1">Yes - Device</text:span></text:p>
          </table:table-cell>
        </table:table-row>
      </table:table>
      <text:p text:style-name="P15"><text:soft-page-break/></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Standard"/>
          </table:table-cell>
          <table:table-cell table:style-name="Table17.B1" office:value-type="string">
            <text:p text:style-name="P33"><text:span text:style-name="T1">License?</text:span></text:p>
          </table:table-cell>
          <table:table-cell table:style-name="Table17.C1" office:value-type="string">
            <text:p text:style-name="Standard"/>
          </table:table-cell>
        </table:table-row>
        <table:table-row table:style-name="Table17.2">
          <table:table-cell table:style-name="Table17.A1" office:value-type="string">
            <text:p text:style-name="P59"/>
            <text:p text:style-name="P61"/>
            <text:p text:style-name="P91"><text:span text:style-name="T1">4.4</text:span></text:p>
          </table:table-cell>
          <table:table-cell table:style-name="Table17.B1" office:value-type="string">
            <text:p text:style-name="P148"><text:span text:style-name="T1">If YES to question 4.3 above, have you received a No Objection Letter (NOL) or comparable document from Health Canada?</text:span></text:p>
          </table:table-cell>
          <table:table-cell table:style-name="Table17.C1" office:value-type="string">
            <text:p text:style-name="P75"/>
            <text:p text:style-name="P1"><text:span text:style-name="T1">Not yet submitted - sole Canadian site therefore require Health Sciences REB approval prior to submission to Health Canada</text:span></text:p>
          </table:table-cell>
        </table:table-row>
        <table:table-row table:style-name="Table17.3">
          <table:table-cell table:style-name="Table17.A1" office:value-type="string">
            <text:p text:style-name="P74"/>
            <text:p text:style-name="P93"><text:span text:style-name="T1">4.5</text:span></text:p>
          </table:table-cell>
          <table:table-cell table:style-name="Table17.B1" office:value-type="string">
            <text:p text:style-name="P150"><text:span text:style-name="T1">Is this a US Food and Drug Administration monitored study?</text:span></text:p>
          </table:table-cell>
          <table:table-cell table:style-name="Table17.C1" office:value-type="string">
            <text:p text:style-name="P74"/>
            <text:p text:style-name="P1"><text:span text:style-name="T1">No</text:span></text:p>
          </table:table-cell>
        </table:table-row>
        <table:table-row table:style-name="Table17.3">
          <table:table-cell table:style-name="Table17.A1" office:value-type="string">
            <text:p text:style-name="P74"/>
            <text:p text:style-name="P93"><text:span text:style-name="T1">4.6</text:span></text:p>
          </table:table-cell>
          <table:table-cell table:style-name="Table17.B1" office:value-type="string">
            <text:p text:style-name="P151"><text:span text:style-name="T1">Has this study been or will this study be registered on a publicly accessible clinical trial registry?</text:span></text:p>
          </table:table-cell>
          <table:table-cell table:style-name="Table17.C1" office:value-type="string">
            <text:p text:style-name="P74"/>
            <text:p text:style-name="P1"><text:span text:style-name="T1">Yes</text:span></text:p>
          </table:table-cell>
        </table:table-row>
        <table:table-row table:style-name="Table17.5">
          <table:table-cell table:style-name="Table17.A1" office:value-type="string">
            <text:p text:style-name="P75"/>
            <text:p text:style-name="P93"><text:span text:style-name="T1">4.7</text:span></text:p>
          </table:table-cell>
          <table:table-cell table:style-name="Table17.B1" office:value-type="string">
            <text:p text:style-name="P34"><text:span text:style-name="T1">If YES is specified in question</text:span></text:p>
            <text:p text:style-name="P152"><text:span text:style-name="T1">4.6 above, please indicate the registry name and</text:span><text:span text:style-name="T12"> </text:span><text:span text:style-name="T1">registration </text:span><text:span text:style-name="T24">number.</text:span></text:p>
          </table:table-cell>
          <table:table-cell table:style-name="Table17.C1" office:value-type="string">
            <text:p text:style-name="P75"/>
            <text:p text:style-name="P1"><text:change-start text:change-id="ct94174836992672"/><text:span text:style-name="T43">“Calibration and Validation of High Quality Low-Cost 3D Printed Pulse Oximeter”</text:span></text:p>
            <text:p text:style-name="P1"><text:span text:style-name="T43">NCT02846974</text:span><text:change-end text:change-id="ct94174836992672"/><text:change text:change-id="ct94174836407776"/></text:p>
          </table:table-cell>
        </table:table-row>
        <table:table-row table:style-name="Table17.6">
          <table:table-cell table:style-name="Table17.A1" office:value-type="string">
            <text:p text:style-name="P59"/>
            <text:p text:style-name="P59"/>
            <text:p text:style-name="P65"/>
            <text:p text:style-name="P91"><text:span text:style-name="T1">4.8</text:span></text:p>
          </table:table-cell>
          <table:table-cell table:style-name="Table17.B1" office:value-type="string">
            <text:p text:style-name="P151"><text:span text:style-name="T1">Is there a data safety monitoring board (DSMB)? If YES, please note that you must submit the Data Safety Monitoring Committee report(s) to the Office of Research Ethics using Form 2-F-014.</text:span></text:p>
          </table:table-cell>
          <table:table-cell table:style-name="Table17.C1" office:value-type="string">
            <text:p text:style-name="P59"/>
            <text:p text:style-name="P59"/>
            <text:p text:style-name="P65"/>
            <text:p text:style-name="P41"><text:span text:style-name="T1">No</text:span></text:p>
          </table:table-cell>
        </table:table-row>
        <table:table-row table:style-name="Table17.7">
          <table:table-cell table:style-name="Table17.A1" office:value-type="string">
            <text:p text:style-name="P96"><text:span text:style-name="T1">4.9</text:span></text:p>
          </table:table-cell>
          <table:table-cell table:style-name="Table17.B1" office:value-type="string">
            <text:p text:style-name="P153"><text:span text:style-name="T1">If there is a DSMB, is it independent of the sponsor?</text:span></text:p>
          </table:table-cell>
          <table:table-cell table:style-name="Table17.C1" office:value-type="string">
            <text:p text:style-name="Standard"/>
          </table:table-cell>
        </table:table-row>
        <table:table-row table:style-name="Table17.7">
          <table:table-cell table:style-name="Table17.A1" office:value-type="string">
            <text:p text:style-name="P96"><text:span text:style-name="T1">4.10</text:span></text:p>
          </table:table-cell>
          <table:table-cell table:style-name="Table17.B1" office:value-type="string">
            <text:p text:style-name="P154"><text:span text:style-name="T1">If NO in question 4.9 above, please provide justification.</text:span></text:p>
          </table:table-cell>
          <table:table-cell table:style-name="Table17.C1" office:value-type="string">
            <text:p text:style-name="Standard"/>
          </table:table-cell>
        </table:table-row>
        <table:table-row table:style-name="Table17.3">
          <table:table-cell table:style-name="Table17.A1" office:value-type="string">
            <text:p text:style-name="P74"/>
            <text:p text:style-name="P93"><text:span text:style-name="T1">4.11</text:span></text:p>
          </table:table-cell>
          <table:table-cell table:style-name="Table17.B1" office:value-type="string">
            <text:p text:style-name="P155"><text:span text:style-name="T1">Has the drug or other therapy been evaluated in previous human trials?</text:span></text:p>
          </table:table-cell>
          <table:table-cell table:style-name="Table17.C1" office:value-type="string">
            <text:p text:style-name="P74"/>
            <text:p text:style-name="P1"><text:span text:style-name="T1">Not applicable</text:span></text:p>
          </table:table-cell>
        </table:table-row>
        <table:table-row table:style-name="Table17.2">
          <table:table-cell table:style-name="Table17.A1" office:value-type="string">
            <text:p text:style-name="P59"/>
            <text:p text:style-name="P61"/>
            <text:p text:style-name="P91"><text:span text:style-name="T1">4.12</text:span></text:p>
          </table:table-cell>
          <table:table-cell table:style-name="Table17.B1" office:value-type="string">
            <text:p text:style-name="P148"><text:span text:style-name="T1">If NO in question 4.11 above, please describe any animal studies that have led to this study. (Cite references where applicable)</text:span></text:p>
          </table:table-cell>
          <table:table-cell table:style-name="Table17.C1" office:value-type="string">
            <text:p text:style-name="Standard"/>
          </table:table-cell>
        </table:table-row>
        <table:table-row table:style-name="Table17.7">
          <table:table-cell table:style-name="Table17.A1" office:value-type="string">
            <text:p text:style-name="P96"><text:span text:style-name="T1">4.13</text:span></text:p>
          </table:table-cell>
          <table:table-cell table:style-name="Table17.B1" office:value-type="string">
            <text:p text:style-name="P148"><text:span text:style-name="T1">Will this trial use a placebo or active comparator?</text:span></text:p>
          </table:table-cell>
          <table:table-cell table:style-name="Table17.C1" office:value-type="string">
            <text:p text:style-name="P40"><text:span text:style-name="T1">Yes</text:span></text:p>
          </table:table-cell>
        </table:table-row>
        <text:soft-page-break/>
        <table:table-row table:style-name="Table17.12">
          <table:table-cell table:style-name="Table17.A12" office:value-type="string">
            <text:p text:style-name="P92"><text:span text:style-name="T1">4.14</text:span></text:p>
          </table:table-cell>
          <table:table-cell table:style-name="Table17.B12" office:value-type="string">
            <text:p text:style-name="P33"><text:span text:style-name="T1">If YES in question 4.13 above, please describe the placebo or</text:span></text:p>
          </table:table-cell>
          <table:table-cell table:style-name="Table17.C12" office:value-type="string">
            <text:p text:style-name="P156"><text:span text:style-name="T1">Pulse oximetry is a vital tool in the rapid and non-invasive assessment of emergency patients, providing a continuous estimate of hemoglobin</text:span></text:p>
          </table:table-cell>
        </table:table-row>
      </table:table>
      <text:p text:style-name="P15"/>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Standard"/>
          </table:table-cell>
          <table:table-cell table:style-name="Table18.B1" office:value-type="string">
            <text:p text:style-name="P59"/>
            <text:p text:style-name="P60"/>
            <text:p text:style-name="P157"><text:span text:style-name="T1">active comparator and justify</text:span><text:span text:style-name="T12"> </text:span><text:span text:style-name="T1">its inclusion. Also, please describe how the risks to participants will be</text:span><text:span text:style-name="T31"> </text:span><text:span text:style-name="T1">minimized.</text:span></text:p>
          </table:table-cell>
          <table:table-cell table:style-name="Table18.C1" office:value-type="string">
            <text:p text:style-name="P158"><text:span text:style-name="T1">saturation in arterial blood. In addition to the prototype pulse oximeter being evaluated, a gold-standard pulse oximeter will be placed on another finger on the same hand of the participant and continuously monitor blood saturation levels as per the institution's procedural sedation protocols. The use of the gold standard as a comparator will allow us to monitor blood saturation levels concurrently with the prototype. Additionally, the use of the gold standard as a comparator poses no risk to the participant.</text:span></text:p>
          </table:table-cell>
        </table:table-row>
      </table:table>
      <text:list xml:id="list222009479045250" text:continue-numbering="true" text:style-name="WWNum2">
        <text:list-item>
          <text:p text:style-name="P23"><text:bookmark text:name="5._5._Risks_and_Benefits"/><text:span text:style-name="T2">5. Risks and</text:span><text:span text:style-name="T3"> </text:span><text:span text:style-name="T2">Benefits</text:span></text:p>
        </text:list-item>
      </text:list>
      <text:p text:style-name="P6"/>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59"><text:span text:style-name="T10">#</text:span></text:p>
          </table:table-cell>
          <table:table-cell table:style-name="Table19.B1" office:value-type="string">
            <text:p text:style-name="P160"><text:span text:style-name="T10">Question</text:span></text:p>
          </table:table-cell>
          <table:table-cell table:style-name="Table19.C1" office:value-type="string">
            <text:p text:style-name="P161"><text:span text:style-name="T10">Answer</text:span></text:p>
          </table:table-cell>
        </table:table-row>
        <table:table-row table:style-name="Table19.2">
          <table:table-cell table:style-name="Table19.A2" office:value-type="string">
            <text:p text:style-name="P162"><text:span text:style-name="T1">5.1</text:span></text:p>
          </table:table-cell>
          <table:table-cell table:style-name="Table19.B2" office:value-type="string">
            <text:p text:style-name="P167"><text:span text:style-name="T1">Describe any direct benefits to the study participants.</text:span></text:p>
          </table:table-cell>
          <table:table-cell table:style-name="Table19.C2" office:value-type="string">
            <text:p text:style-name="P40"><text:span text:style-name="T1">There are no known benefits to the study participants.</text:span></text:p>
          </table:table-cell>
        </table:table-row>
        <table:table-row table:style-name="Table19.3">
          <table:table-cell table:style-name="Table19.A2" office:value-type="string">
            <text:p text:style-name="P59"/>
            <text:p text:style-name="P59"/>
            <text:p text:style-name="P59"/>
            <text:p text:style-name="P62"/>
            <text:p text:style-name="P163"><text:span text:style-name="T1">5.2</text:span></text:p>
          </table:table-cell>
          <table:table-cell table:style-name="Table19.B2" office:value-type="string">
            <text:p text:style-name="P59"/>
            <text:p text:style-name="P59"/>
            <text:p text:style-name="P59"/>
            <text:p text:style-name="P168"><text:span text:style-name="T1">Describe the potential benefits to society.</text:span></text:p>
          </table:table-cell>
          <table:table-cell table:style-name="Table19.C2" office:value-type="string">
            <text:p text:style-name="P170"><text:span text:style-name="T1">Developing and validating a high-quality, low-priced pulse oximeter whose design is freely available will impact emergency rooms in both the developed and developing worlds. In the developed world, a sub-$25 pulse oximeter that measures hemoglobin, carboxyhemoglobin and methemoglobin will make it possible for physicians to provide better</text:span><text:span text:style-name="T35"> </text:span><text:span text:style-name="T1">care for patients without the pitfalls of traditional pulse oximeters that do not measure carboxy- and met-hemoglobin. In the developing world, these low-cost pulse oximeters will allow ministries of health and hospitals to forgo rationing of these devices and provide them to hospitals and clinics, multiplying the availability</text:span><text:span text:style-name="T26"> </text:span><text:span text:style-name="T1">dramatically.</text:span></text:p>
          </table:table-cell>
        </table:table-row>
        <table:table-row table:style-name="Table19.4">
          <table:table-cell table:style-name="Table19.A2" office:value-type="string">
            <text:p text:style-name="P59"/>
            <text:p text:style-name="P59"/>
            <text:p text:style-name="P59"/>
            <text:p text:style-name="P59"/>
            <text:p text:style-name="P64"/>
            <text:p text:style-name="P163"><text:span text:style-name="T1">5.3</text:span></text:p>
          </table:table-cell>
          <table:table-cell table:style-name="Table19.B2" office:value-type="string">
            <text:p text:style-name="P59"/>
            <text:p text:style-name="P67"/>
            <text:p text:style-name="P169"><text:span text:style-name="T1">List and describe the potential risks/harms/inconveniences of the study, including risks from radiation exposure. This information must be included in the informed consent documentation.</text:span></text:p>
          </table:table-cell>
          <table:table-cell table:style-name="Table19.C2" office:value-type="string">
            <text:p text:style-name="P171"><text:span text:style-name="T1">During the study protocol in Phase 1, participants will be cannulated with an indwelling arterial catheter for frequent sampling of arterial blood.</text:span></text:p>
            <text:p text:style-name="P172"><text:span text:style-name="T1">Participants may feel discomfort during the catheter insertion process. The participant will also be fitted with a non-rebreather mask as part of the Phase 1 study protocol in order to reduce the oxygen saturation level with gas mixtures of progressively decreasing oxygen and increasing nitrogen. Participants may experience low blood pressure, tachycardia or chest pain. Phase 1 is estimated to take 60 minutes to complete. In Phase 2 of the study, participants will wear both the experimental and gold standard pulse oximeter. There are no additional risks associated with wearing two pulse oximeters for the five minute duration of the study.</text:span></text:p>
            <text:p text:style-name="P41"><text:span text:style-name="T1">Phase 2 is estimated to take 5 minutes to complete.</text:span></text:p>
          </table:table-cell>
        </table:table-row>
        <table:table-row table:style-name="Table19.5">
          <table:table-cell table:style-name="Table19.A2" office:value-type="string">
            <text:p text:style-name="P59"/>
            <text:p text:style-name="P59"/>
            <text:p text:style-name="P66"/>
            <text:p text:style-name="P163"><text:span text:style-name="T1">5.4</text:span></text:p>
          </table:table-cell>
          <table:table-cell table:style-name="Table19.B2" office:value-type="string">
            <text:p text:style-name="P75"/>
            <text:p text:style-name="P173"><text:span text:style-name="T1">For the study risks listed above, describe the monitoring to be undertaken during and following the study conclusion.</text:span></text:p>
          </table:table-cell>
          <table:table-cell table:style-name="Table19.C2" office:value-type="string">
            <text:p text:style-name="P174"><text:span text:style-name="T1">The entirety of the study protocol will be conducted within the emergency department at LHSC, on a hospital bed, with an emergency trained physician monitoring at all times. In Phase 1 the arterial catheter will be inserted by an experienced emergency physician. Should an adverse event occur, the participant will be monitored one-on-one by the physician and treated according to best medical practice. Arterial oxygen saturation will be continuously monitored as per the institution's procedural sedation protocols.</text:span></text:p>
          </table:table-cell>
        </table:table-row>
        <table:table-row table:style-name="Table19.6">
          <table:table-cell table:style-name="Table19.A2" office:value-type="string">
            <text:p text:style-name="P164"><text:span text:style-name="T1">5.5</text:span></text:p>
          </table:table-cell>
          <table:table-cell table:style-name="Table19.B2" office:value-type="string">
            <text:p text:style-name="P175"><text:span text:style-name="T1">If a research participant is/or becomes pregnant, breastfeeds</text:span></text:p>
          </table:table-cell>
          <table:table-cell table:style-name="Table19.C2" office:value-type="string">
            <text:p text:style-name="P43"><text:span text:style-name="T1">No</text:span></text:p>
          </table:table-cell>
        </table:table-row>
      </table:table>
      <text:p text:style-name="P15"><text:soft-page-break/></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Standard"/>
          </table:table-cell>
          <table:table-cell table:style-name="Table20.B1" office:value-type="string">
            <text:p text:style-name="P167"><text:span text:style-name="T1">a child or fathers a child while in the study, does their participation in the study pose a possible risk to the fetus or child?</text:span></text:p>
          </table:table-cell>
          <table:table-cell table:style-name="Table20.C1" office:value-type="string">
            <text:p text:style-name="Standard"/>
          </table:table-cell>
        </table:table-row>
        <table:table-row table:style-name="Table20.2">
          <table:table-cell table:style-name="Table20.A1" office:value-type="string">
            <text:p text:style-name="P59"/>
            <text:p text:style-name="P59"/>
            <text:p text:style-name="P65"/>
            <text:p text:style-name="P163"><text:span text:style-name="T1">5.6</text:span></text:p>
          </table:table-cell>
          <table:table-cell table:style-name="Table20.B1" office:value-type="string">
            <text:p text:style-name="P33"><text:span text:style-name="T1">If YES is selected in question</text:span></text:p>
            <text:p text:style-name="P176"><text:span text:style-name="T1">5.5 above, please discuss these risks and indicate what monitoring will be</text:span><text:span text:style-name="T15"> </text:span><text:span text:style-name="T1">undertaken during the study and following the study conclusion?</text:span></text:p>
          </table:table-cell>
          <table:table-cell table:style-name="Table20.C1" office:value-type="string">
            <text:p text:style-name="Standard"/>
          </table:table-cell>
        </table:table-row>
        <table:table-row table:style-name="Table20.3">
          <table:table-cell table:style-name="Table20.A3" office:value-type="string">
            <text:p text:style-name="P59"/>
            <text:p text:style-name="P59"/>
            <text:p text:style-name="P59"/>
            <text:p text:style-name="P165"><text:span text:style-name="T1">5.7</text:span></text:p>
          </table:table-cell>
          <table:table-cell table:style-name="Table20.B3" office:value-type="string">
            <text:p text:style-name="P177"><text:span text:style-name="T1">If a research participant fathers a child while in the </text:span><text:span text:style-name="T24">study, </text:span><text:span text:style-name="T1">will access to the health records of the "pregnant" partner and/or her child be required and/or will the woman or child be monitored by this study during and/or after the pregnancy?</text:span></text:p>
          </table:table-cell>
          <table:table-cell table:style-name="Table20.C3" office:value-type="string">
            <text:p text:style-name="P59"/>
            <text:p text:style-name="P59"/>
            <text:p text:style-name="P59"/>
            <text:p text:style-name="P45"><text:span text:style-name="T1">No</text:span></text:p>
          </table:table-cell>
        </table:table-row>
      </table:table>
      <text:list xml:id="list222009234428552" text:continue-numbering="true" text:style-name="WWNum2">
        <text:list-item>
          <text:p text:style-name="P21"><text:bookmark text:name="6._6._Recruitment_and_Informed_Consent"/><text:span text:style-name="T2">6. Recruitment and Informed</text:span><text:span text:style-name="T8"> </text:span><text:span text:style-name="T2">Consent</text:span></text:p>
        </text:list-item>
      </text:list>
      <text:p text:style-name="P6"/>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41"><text:span text:style-name="T10">#</text:span></text:p>
          </table:table-cell>
          <table:table-cell table:style-name="Table21.B1" office:value-type="string">
            <text:p text:style-name="P179"><text:span text:style-name="T10">Question</text:span></text:p>
          </table:table-cell>
          <table:table-cell table:style-name="Table21.C1" office:value-type="string">
            <text:p text:style-name="P180"><text:span text:style-name="T10">Answer</text:span></text:p>
          </table:table-cell>
        </table:table-row>
        <table:table-row table:style-name="Table21.2">
          <table:table-cell table:style-name="Table21.A2" office:value-type="string">
            <text:p text:style-name="P74"/>
            <text:p text:style-name="P144"><text:span text:style-name="T1">6.1</text:span></text:p>
          </table:table-cell>
          <table:table-cell table:style-name="Table21.B2" office:value-type="string">
            <text:p text:style-name="P32"><text:span text:style-name="T1">Describe the method(s) for recruiting participants.</text:span></text:p>
          </table:table-cell>
          <table:table-cell table:style-name="Table21.C2" office:value-type="string">
            <text:p text:style-name="P181"><text:span text:style-name="T1">Investigators will receive referrals from other Healthcare providers|Advertising (i.e. poster or email or web-based). Please submit a copy of all advertisements.</text:span></text:p>
          </table:table-cell>
        </table:table-row>
        <table:table-row table:style-name="Table21.2">
          <table:table-cell table:style-name="Table21.A2" office:value-type="string">
            <text:p text:style-name="P74"/>
            <text:p text:style-name="P144"><text:span text:style-name="T1">6.2</text:span></text:p>
          </table:table-cell>
          <table:table-cell table:style-name="Table21.B2" office:value-type="string">
            <text:p text:style-name="P33"><text:span text:style-name="T1">If OTHER or </text:span><text:span text:style-name="T31">DATABASE </text:span><text:span text:style-name="T1">OF PEOPLE is</text:span></text:p>
            <text:p text:style-name="P182"><text:span text:style-name="T1">selected in question 6.1 above, please specify here.</text:span></text:p>
          </table:table-cell>
          <table:table-cell table:style-name="Table21.C2" office:value-type="string">
            <text:p text:style-name="Standard"/>
          </table:table-cell>
        </table:table-row>
        <table:table-row table:style-name="Table21.4">
          <table:table-cell table:style-name="Table21.A2" office:value-type="string">
            <text:p text:style-name="P146"><text:span text:style-name="T1">6.3</text:span></text:p>
          </table:table-cell>
          <table:table-cell table:style-name="Table21.B2" office:value-type="string">
            <text:p text:style-name="P33"><text:span text:style-name="T1">Will personal health information (PHI) be used to identify potential participants?</text:span></text:p>
          </table:table-cell>
          <table:table-cell table:style-name="Table21.C2" office:value-type="string">
            <text:p text:style-name="P40"><text:span text:style-name="T1">No</text:span></text:p>
          </table:table-cell>
        </table:table-row>
        <table:table-row table:style-name="Table21.2">
          <table:table-cell table:style-name="Table21.A2" office:value-type="string">
            <text:p text:style-name="P74"/>
            <text:p text:style-name="P144"><text:span text:style-name="T1">6.4</text:span></text:p>
          </table:table-cell>
          <table:table-cell table:style-name="Table21.B2" office:value-type="string">
            <text:p text:style-name="P33"><text:span text:style-name="T1">If PHI will be used, please describe the screening and consent process regarding PHI.</text:span></text:p>
          </table:table-cell>
          <table:table-cell table:style-name="Table21.C2" office:value-type="string">
            <text:p text:style-name="Standard"/>
          </table:table-cell>
        </table:table-row>
        <table:table-row table:style-name="Table21.6">
          <table:table-cell table:style-name="Table21.A2" office:value-type="string">
            <text:p text:style-name="P183"/>
            <text:p text:style-name="P144"><text:span text:style-name="T1">6.5</text:span></text:p>
          </table:table-cell>
          <table:table-cell table:style-name="Table21.B2" office:value-type="string">
            <text:p text:style-name="P38"><text:span text:style-name="T1">How will potential participants be contacted? Please provide a copy of all telephone scripts and correspondence documents in the attachments tab.</text:span></text:p>
          </table:table-cell>
          <table:table-cell table:style-name="Table21.C2" office:value-type="string">
            <text:p text:style-name="P43"><text:span text:style-name="T1">Phase 1: By poster or via email</text:span></text:p>
            <text:p text:style-name="P126"/>
            <text:p text:style-name="P41"><text:span text:style-name="T1">Phase 2: In Person in the Emergency Department. First patient contact will be within the circle of care</text:span></text:p>
          </table:table-cell>
        </table:table-row>
        <text:soft-page-break/>
        <table:table-row table:style-name="Table21.4">
          <table:table-cell table:style-name="Table21.A2" office:value-type="string">
            <text:p text:style-name="P147"><text:span text:style-name="T1">6.6</text:span></text:p>
          </table:table-cell>
          <table:table-cell table:style-name="Table21.B2" office:value-type="string">
            <text:p text:style-name="P184"><text:span text:style-name="T1">If OTHER is selected in question 6.5 above, please specify in this box.</text:span></text:p>
          </table:table-cell>
          <table:table-cell table:style-name="Table21.C2" office:value-type="string">
            <text:p text:style-name="Standard"/>
          </table:table-cell>
        </table:table-row>
      </table:table>
      <text:p text:style-name="Standard"/>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59"/>
            <text:p text:style-name="P59"/>
            <text:p text:style-name="P59"/>
            <text:p text:style-name="P59"/>
            <text:p text:style-name="P59"/>
            <text:p text:style-name="P97"><text:span text:style-name="T1">6.7</text:span></text:p>
          </table:table-cell>
          <table:table-cell table:style-name="Table22.B1" office:value-type="string">
            <text:p text:style-name="P59"/>
            <text:p text:style-name="P59"/>
            <text:p text:style-name="P65"/>
            <text:p text:style-name="P178"><text:span text:style-name="T1">Describe the process for obtaining informed consent. Please attach a copy of the Information Letter/Consent Form, Audio/Video Recording Consent Form, and the content of any telephone script and/or any other material that will be used in the informed consent process.</text:span></text:p>
          </table:table-cell>
          <table:table-cell table:style-name="Table22.C1" office:value-type="string">
            <text:p text:style-name="P185"><text:span text:style-name="T1">Participants will be provided with the LOI and informed consent document. The investigator will verbally describe the study to the participant. The participant will be made aware of the purpose of the </text:span><text:span text:style-name="T24">study, </text:span><text:span text:style-name="T1">what their participation in the study entails, assured there is no deception in the protocol, be made aware of the risks of participating, and be assured that they may end their participation in the study at any time without consequence. The investigator will provide ample time to read the LOI and actively solicit any questions or concerns. Documented written consent will be obtained before enrolling the participant. For Phase 2, patients will have first contact within the circle of care for participation.</text:span></text:p>
          </table:table-cell>
        </table:table-row>
        <table:table-row table:style-name="Table22.2">
          <table:table-cell table:style-name="Table22.A1" office:value-type="string">
            <text:p text:style-name="P96"><text:span text:style-name="T1">6.8</text:span></text:p>
          </table:table-cell>
          <table:table-cell table:style-name="Table22.B1" office:value-type="string">
            <text:p text:style-name="P186"><text:span text:style-name="T1">Indicate if the research will involve any of the following:</text:span></text:p>
          </table:table-cell>
          <table:table-cell table:style-name="Table22.C1" office:value-type="string">
            <text:p text:style-name="P187"><text:span text:style-name="T1">Healthy volunteers|Patients|Employees or students of UWO or the institution where the study is being carried out</text:span></text:p>
          </table:table-cell>
        </table:table-row>
        <table:table-row table:style-name="Table22.2">
          <table:table-cell table:style-name="Table22.A1" office:value-type="string">
            <text:p text:style-name="P96"><text:span text:style-name="T1">6.9</text:span></text:p>
          </table:table-cell>
          <table:table-cell table:style-name="Table22.B1" office:value-type="string">
            <text:p text:style-name="P33"><text:span text:style-name="T1">Will minors or persons not able to consent for themselves be included in the study?</text:span></text:p>
          </table:table-cell>
          <table:table-cell table:style-name="Table22.C1" office:value-type="string">
            <text:p text:style-name="P40"><text:span text:style-name="T1">No</text:span></text:p>
          </table:table-cell>
        </table:table-row>
        <table:table-row table:style-name="Table22.4">
          <table:table-cell table:style-name="Table22.A1" office:value-type="string">
            <text:p text:style-name="P59"/>
            <text:p text:style-name="P67"/>
            <text:p text:style-name="P91"><text:span text:style-name="T1">6.10</text:span></text:p>
          </table:table-cell>
          <table:table-cell table:style-name="Table22.B1" office:value-type="string">
            <text:p text:style-name="P175"><text:span text:style-name="T1">If YES is selected in question 6.9 above, describe the consent process and indicate who will be asked to consent on their behalf and discuss what safeguards will be employed to ensure the rights of the research participant are protected.</text:span></text:p>
          </table:table-cell>
          <table:table-cell table:style-name="Table22.C1" office:value-type="string">
            <text:p text:style-name="Standard"/>
          </table:table-cell>
        </table:table-row>
        <table:table-row table:style-name="Table22.5">
          <table:table-cell table:style-name="Table22.A1" office:value-type="string">
            <text:p text:style-name="P59"/>
            <text:p text:style-name="P59"/>
            <text:p text:style-name="P59"/>
            <text:p text:style-name="P62"/>
            <text:p text:style-name="P91"><text:span text:style-name="T1">6.11</text:span></text:p>
          </table:table-cell>
          <table:table-cell table:style-name="Table22.B1" office:value-type="string">
            <text:p text:style-name="P33"><text:span text:style-name="T1">When the inability to provide an informed consent is expected to be temporary, describe what procedures will be used to regularly assess capacity and to obtain consent if the individual later becomes capable of providing consent.</text:span></text:p>
            <text:p text:style-name="P36"><text:span text:style-name="T1">Alternatively, if diminished capacity is anticipated for the study population, describe the procedure used to assess capacity and obtain ongoing consent.</text:span></text:p>
          </table:table-cell>
          <table:table-cell table:style-name="Table22.C1" office:value-type="string">
            <text:p text:style-name="P59"/>
            <text:p text:style-name="P59"/>
            <text:p text:style-name="P59"/>
            <text:p text:style-name="P62"/>
            <text:p text:style-name="P41"><text:span text:style-name="T1">N/A</text:span></text:p>
          </table:table-cell>
        </table:table-row>
        <table:table-row table:style-name="Table22.2">
          <table:table-cell table:style-name="Table22.A1" office:value-type="string">
            <text:p text:style-name="P96"><text:span text:style-name="T1">6.12</text:span></text:p>
          </table:table-cell>
          <table:table-cell table:style-name="Table22.B1" office:value-type="string">
            <text:p text:style-name="P33"><text:span text:style-name="T1">List any anticipated communication difficulties:</text:span></text:p>
          </table:table-cell>
          <table:table-cell table:style-name="Table22.C1" office:value-type="string">
            <text:p text:style-name="P40"><text:span text:style-name="T1">None</text:span></text:p>
          </table:table-cell>
        </table:table-row>
        <table:table-row table:style-name="Table22.2">
          <table:table-cell table:style-name="Table22.A1" office:value-type="string">
            <text:p text:style-name="P96"><text:span text:style-name="T1">6.13</text:span></text:p>
          </table:table-cell>
          <table:table-cell table:style-name="Table22.B1" office:value-type="string">
            <text:p text:style-name="P33"><text:span text:style-name="T1">Describe the procedures to address any communication difficulties (if applicable):</text:span></text:p>
          </table:table-cell>
          <table:table-cell table:style-name="Table22.C1" office:value-type="string">
            <text:p text:style-name="Standard"/>
          </table:table-cell>
        </table:table-row>
        <table:table-row table:style-name="Table22.8">
          <table:table-cell table:style-name="Table22.A8" office:value-type="string">
            <text:p text:style-name="P74"/>
            <text:p text:style-name="P93"><text:span text:style-name="T1">6.14</text:span></text:p>
          </table:table-cell>
          <table:table-cell table:style-name="Table22.B8" office:value-type="string">
            <text:p text:style-name="P188"><text:span text:style-name="T1">Indicate what compensation, if any, will be provided to participants and include a justification for compensation.</text:span></text:p>
          </table:table-cell>
          <table:table-cell table:style-name="Table22.C8" office:value-type="string">
            <text:p text:style-name="P125"><text:span text:style-name="T1">Participants will not be compensated for taking part in this study.</text:span></text:p>
          </table:table-cell>
        </table:table-row>
      </table:table>
      <text:list xml:id="list222009204390777" text:continue-numbering="true" text:style-name="WWNum2">
        <text:list-item>
          <text:p text:style-name="P21"><text:bookmark text:name="7._7._Confidentiality_and_Data_Security"/><text:span text:style-name="T2">7. Confidentiality and Data</text:span><text:span text:style-name="T5"> </text:span><text:span text:style-name="T2">Security</text:span></text:p>
        </text:list-item>
      </text:list>
      <text:p text:style-name="P6"/>
      <table:table table:name="Table23" table:style-name="Table23">
        <table:table-column table:style-name="Table23.A"/>
        <table:table-column table:style-name="Table23.B"/>
        <table:table-column table:style-name="Table23.C"/>
        <text:soft-page-break/>
        <table:table-row table:style-name="Table23.1">
          <table:table-cell table:style-name="Table23.A1" office:value-type="string">
            <text:p text:style-name="P159"><text:span text:style-name="T10">#</text:span></text:p>
          </table:table-cell>
          <table:table-cell table:style-name="Table23.B1" office:value-type="string">
            <text:p text:style-name="P189"><text:span text:style-name="T10">Question</text:span></text:p>
          </table:table-cell>
          <table:table-cell table:style-name="Table23.C1" office:value-type="string">
            <text:p text:style-name="P190"><text:span text:style-name="T10">Answer</text:span></text:p>
          </table:table-cell>
        </table:table-row>
      </table:table>
      <text:p text:style-name="P16"/>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Standard"/>
          </table:table-cell>
          <table:table-cell table:style-name="Table24.B1" office:value-type="string">
            <text:p text:style-name="Standard"/>
          </table:table-cell>
          <table:table-cell table:style-name="Table24.C1" office:value-type="string">
            <text:p text:style-name="Standard"/>
          </table:table-cell>
        </table:table-row>
        <table:table-row table:style-name="Table24.2">
          <table:table-cell table:style-name="Table24.A2" office:value-type="string">
            <text:p text:style-name="P96"><text:span text:style-name="T1">7.1</text:span></text:p>
          </table:table-cell>
          <table:table-cell table:style-name="Table24.B2" office:value-type="string">
            <text:p text:style-name="P33"><text:span text:style-name="T1">Are you collecting personal identifiers for this study?</text:span></text:p>
          </table:table-cell>
          <table:table-cell table:style-name="Table24.C2" office:value-type="string">
            <text:p text:style-name="P40"><text:span text:style-name="T1">No</text:span></text:p>
          </table:table-cell>
        </table:table-row>
        <table:table-row table:style-name="Table24.3">
          <table:table-cell table:style-name="Table24.A2" office:value-type="string">
            <text:p text:style-name="P74"/>
            <text:p text:style-name="P93"><text:span text:style-name="T1">7.2</text:span></text:p>
          </table:table-cell>
          <table:table-cell table:style-name="Table24.B2" office:value-type="string">
            <text:p text:style-name="P33"><text:span text:style-name="T1">Identify any personal identifiers collected for this study. Select all that apply.</text:span></text:p>
          </table:table-cell>
          <table:table-cell table:style-name="Table24.C2" office:value-type="string">
            <text:p text:style-name="P74"/>
            <text:p text:style-name="P1"><text:span text:style-name="T1">None</text:span></text:p>
          </table:table-cell>
        </table:table-row>
        <table:table-row table:style-name="Table24.2">
          <table:table-cell table:style-name="Table24.A2" office:value-type="string">
            <text:p text:style-name="P96"><text:span text:style-name="T1">7.3</text:span></text:p>
          </table:table-cell>
          <table:table-cell table:style-name="Table24.B2" office:value-type="string">
            <text:p text:style-name="P191"><text:span text:style-name="T1">Explain and justify the use of this identifier - Full name:</text:span></text:p>
          </table:table-cell>
          <table:table-cell table:style-name="Table24.C2" office:value-type="string">
            <text:p text:style-name="Standard"/>
          </table:table-cell>
        </table:table-row>
        <table:table-row table:style-name="Table24.2">
          <table:table-cell table:style-name="Table24.A2" office:value-type="string">
            <text:p text:style-name="P96"><text:span text:style-name="T1">7.4</text:span></text:p>
          </table:table-cell>
          <table:table-cell table:style-name="Table24.B2" office:value-type="string">
            <text:p text:style-name="P191"><text:span text:style-name="T1">Explain and justify the use of this identifier - Initials:</text:span></text:p>
          </table:table-cell>
          <table:table-cell table:style-name="Table24.C2" office:value-type="string">
            <text:p text:style-name="Standard"/>
          </table:table-cell>
        </table:table-row>
        <table:table-row table:style-name="Table24.2">
          <table:table-cell table:style-name="Table24.A2" office:value-type="string">
            <text:p text:style-name="P96"><text:span text:style-name="T1">7.5</text:span></text:p>
          </table:table-cell>
          <table:table-cell table:style-name="Table24.B2" office:value-type="string">
            <text:p text:style-name="P191"><text:span text:style-name="T1">Explain and justify the use of this identifier - Health card number:</text:span></text:p>
          </table:table-cell>
          <table:table-cell table:style-name="Table24.C2" office:value-type="string">
            <text:p text:style-name="Standard"/>
          </table:table-cell>
        </table:table-row>
        <table:table-row table:style-name="Table24.2">
          <table:table-cell table:style-name="Table24.A2" office:value-type="string">
            <text:p text:style-name="P96"><text:span text:style-name="T1">7.6</text:span></text:p>
          </table:table-cell>
          <table:table-cell table:style-name="Table24.B2" office:value-type="string">
            <text:p text:style-name="P191"><text:span text:style-name="T1">Explain and justify the use of this identifier - Address:</text:span></text:p>
          </table:table-cell>
          <table:table-cell table:style-name="Table24.C2" office:value-type="string">
            <text:p text:style-name="Standard"/>
          </table:table-cell>
        </table:table-row>
        <table:table-row table:style-name="Table24.2">
          <table:table-cell table:style-name="Table24.A2" office:value-type="string">
            <text:p text:style-name="P96"><text:span text:style-name="T1">7.7</text:span></text:p>
          </table:table-cell>
          <table:table-cell table:style-name="Table24.B2" office:value-type="string">
            <text:p text:style-name="P191"><text:span text:style-name="T1">Explain and justify the use of this identifier - Full postal code:</text:span></text:p>
          </table:table-cell>
          <table:table-cell table:style-name="Table24.C2" office:value-type="string">
            <text:p text:style-name="Standard"/>
          </table:table-cell>
        </table:table-row>
        <table:table-row table:style-name="Table24.2">
          <table:table-cell table:style-name="Table24.A2" office:value-type="string">
            <text:p text:style-name="P96"><text:span text:style-name="T1">7.8</text:span></text:p>
          </table:table-cell>
          <table:table-cell table:style-name="Table24.B2" office:value-type="string">
            <text:p text:style-name="P191"><text:span text:style-name="T1">Explain and justify the use of this identifier - Partial postal code:</text:span></text:p>
          </table:table-cell>
          <table:table-cell table:style-name="Table24.C2" office:value-type="string">
            <text:p text:style-name="Standard"/>
          </table:table-cell>
        </table:table-row>
        <table:table-row table:style-name="Table24.2">
          <table:table-cell table:style-name="Table24.A2" office:value-type="string">
            <text:p text:style-name="P96"><text:span text:style-name="T1">7.9</text:span></text:p>
          </table:table-cell>
          <table:table-cell table:style-name="Table24.B2" office:value-type="string">
            <text:p text:style-name="P191"><text:span text:style-name="T1">Explain and justify the use of this identifier - Telephone number:</text:span></text:p>
          </table:table-cell>
          <table:table-cell table:style-name="Table24.C2" office:value-type="string">
            <text:p text:style-name="Standard"/>
          </table:table-cell>
        </table:table-row>
        <table:table-row table:style-name="Table24.2">
          <table:table-cell table:style-name="Table24.A2" office:value-type="string">
            <text:p text:style-name="P96"><text:span text:style-name="T1">7.10</text:span></text:p>
          </table:table-cell>
          <table:table-cell table:style-name="Table24.B2" office:value-type="string">
            <text:p text:style-name="P191"><text:span text:style-name="T1">Explain and justify the use of this identifier - Email:</text:span></text:p>
          </table:table-cell>
          <table:table-cell table:style-name="Table24.C2" office:value-type="string">
            <text:p text:style-name="Standard"/>
          </table:table-cell>
        </table:table-row>
        <table:table-row table:style-name="Table24.2">
          <table:table-cell table:style-name="Table24.A2" office:value-type="string">
            <text:p text:style-name="P96"><text:span text:style-name="T1">7.11</text:span></text:p>
          </table:table-cell>
          <table:table-cell table:style-name="Table24.B2" office:value-type="string">
            <text:p text:style-name="P191"><text:span text:style-name="T1">Explain and justify the use of this identifier - Family Physician:</text:span></text:p>
          </table:table-cell>
          <table:table-cell table:style-name="Table24.C2" office:value-type="string">
            <text:p text:style-name="Standard"/>
          </table:table-cell>
        </table:table-row>
        <table:table-row table:style-name="Table24.2">
          <table:table-cell table:style-name="Table24.A2" office:value-type="string">
            <text:p text:style-name="P96"><text:span text:style-name="T1">7.12</text:span></text:p>
          </table:table-cell>
          <table:table-cell table:style-name="Table24.B2" office:value-type="string">
            <text:p text:style-name="P191"><text:span text:style-name="T1">Explain and justify the use of this identifier - Date of birth:</text:span></text:p>
          </table:table-cell>
          <table:table-cell table:style-name="Table24.C2" office:value-type="string">
            <text:p text:style-name="Standard"/>
          </table:table-cell>
        </table:table-row>
        <table:table-row table:style-name="Table24.2">
          <table:table-cell table:style-name="Table24.A2" office:value-type="string">
            <text:p text:style-name="P96"><text:span text:style-name="T1">7.13</text:span></text:p>
          </table:table-cell>
          <table:table-cell table:style-name="Table24.B2" office:value-type="string">
            <text:p text:style-name="P191"><text:span text:style-name="T1">Explain and justify the use of this identifier - Partial date of birth:</text:span></text:p>
          </table:table-cell>
          <table:table-cell table:style-name="Table24.C2" office:value-type="string">
            <text:p text:style-name="Standard"/>
          </table:table-cell>
        </table:table-row>
        <table:table-row table:style-name="Table24.2">
          <table:table-cell table:style-name="Table24.A2" office:value-type="string">
            <text:p text:style-name="P96"><text:span text:style-name="T1">7.14</text:span></text:p>
          </table:table-cell>
          <table:table-cell table:style-name="Table24.B2" office:value-type="string">
            <text:p text:style-name="P191"><text:span text:style-name="T1">Explain and justify the use of this identifier - Hospital number:</text:span></text:p>
          </table:table-cell>
          <table:table-cell table:style-name="Table24.C2" office:value-type="string">
            <text:p text:style-name="Standard"/>
          </table:table-cell>
        </table:table-row>
        <table:table-row table:style-name="Table24.2">
          <table:table-cell table:style-name="Table24.A2" office:value-type="string">
            <text:p text:style-name="P96"><text:span text:style-name="T1">7.15</text:span></text:p>
          </table:table-cell>
          <table:table-cell table:style-name="Table24.B2" office:value-type="string">
            <text:p text:style-name="P191"><text:span text:style-name="T1">Explain and justify the use of this identifier - Other:</text:span></text:p>
          </table:table-cell>
          <table:table-cell table:style-name="Table24.C2" office:value-type="string">
            <text:p text:style-name="Standard"/>
          </table:table-cell>
        </table:table-row>
        <text:soft-page-break/>
        <table:table-row table:style-name="Table24.17">
          <table:table-cell table:style-name="Table24.A2" office:value-type="string">
            <text:p text:style-name="P92"><text:span text:style-name="T1">7.16</text:span></text:p>
          </table:table-cell>
          <table:table-cell table:style-name="Table24.B2" office:value-type="string">
            <text:p text:style-name="P33"><text:span text:style-name="T1">Where will information collected as</text:span></text:p>
          </table:table-cell>
          <table:table-cell table:style-name="Table24.C2" office:value-type="string">
            <text:p text:style-name="P43"><text:span text:style-name="T1">University or Hospital network drive (specify below)|Memory</text:span></text:p>
          </table:table-cell>
        </table:table-row>
      </table:table>
      <text:p text:style-name="P15"/>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Standard"/>
          </table:table-cell>
          <table:table-cell table:style-name="Table25.B1" office:value-type="string">
            <text:p text:style-name="P192"><text:span text:style-name="T1">part of this study be stored? (select all that apply)</text:span></text:p>
          </table:table-cell>
          <table:table-cell table:style-name="Table25.C1" office:value-type="string">
            <text:p text:style-name="P40"><text:span text:style-name="T1">stick</text:span></text:p>
          </table:table-cell>
        </table:table-row>
        <table:table-row table:style-name="Table25.2">
          <table:table-cell table:style-name="Table25.A1" office:value-type="string">
            <text:p text:style-name="P59"/>
            <text:p text:style-name="P59"/>
            <text:p text:style-name="P59"/>
            <text:p text:style-name="P62"/>
            <text:p text:style-name="P163"><text:span text:style-name="T1">7.17</text:span></text:p>
          </table:table-cell>
          <table:table-cell table:style-name="Table25.B1" office:value-type="string">
            <text:p text:style-name="P59"/>
            <text:p text:style-name="P59"/>
            <text:p text:style-name="P59"/>
            <text:p text:style-name="P193"><text:span text:style-name="T1">If required, please specify further information below.</text:span></text:p>
          </table:table-cell>
          <table:table-cell table:style-name="Table25.C1" office:value-type="string">
            <text:p text:style-name="P194"><text:span text:style-name="T1">All data collected will be maintained on the LHSC “P” Drive in a password protected folder. Investigators will only look at or analyse data on LHSC computers. Data will only be passed between investigators on encrypted memory sticks or through the LHSC secure FTP sites. Hard copies will be stored in a locked filing cabinet and destroyed once the data has been electronically recorded. While no identifying data will be collected, blood sample data will be coded with unique serial numbers to facilitate data entry and validation. The serial number will in no way identify the patient.</text:span></text:p>
          </table:table-cell>
        </table:table-row>
        <table:table-row table:style-name="Table25.3">
          <table:table-cell table:style-name="Table25.A1" office:value-type="string">
            <text:p text:style-name="P75"/>
            <text:p text:style-name="P166"><text:span text:style-name="T1">7.18</text:span></text:p>
          </table:table-cell>
          <table:table-cell table:style-name="Table25.B1" office:value-type="string">
            <text:p text:style-name="P195"><text:span text:style-name="T1">If identifiable participant information is stored on a hard drive or portable device, the device must be encrypted. Describe the encryption being used.</text:span></text:p>
          </table:table-cell>
          <table:table-cell table:style-name="Table25.C1" office:value-type="string">
            <text:p text:style-name="P196"><text:span text:style-name="T1">The Division of Emergency Medicine uses 256-bit encryption technology for data security. Access to the data requires an electronic signature and valid username and password; all users must be authorized by the principal investigator.</text:span></text:p>
          </table:table-cell>
        </table:table-row>
        <table:table-row table:style-name="Table25.4">
          <table:table-cell table:style-name="Table25.A1" office:value-type="string">
            <text:p text:style-name="P164"><text:span text:style-name="T1">7.19</text:span></text:p>
          </table:table-cell>
          <table:table-cell table:style-name="Table25.B1" office:value-type="string">
            <text:p text:style-name="P33"><text:span text:style-name="T1">How will you record study data?</text:span></text:p>
          </table:table-cell>
          <table:table-cell table:style-name="Table25.C1" office:value-type="string">
            <text:p text:style-name="P43"><text:span text:style-name="T1">Data Collection Form</text:span></text:p>
          </table:table-cell>
        </table:table-row>
        <table:table-row table:style-name="Table25.5">
          <table:table-cell table:style-name="Table25.A1" office:value-type="string">
            <text:p text:style-name="P59"/>
            <text:p text:style-name="P67"/>
            <text:p text:style-name="P163"><text:span text:style-name="T1">7.20</text:span></text:p>
          </table:table-cell>
          <table:table-cell table:style-name="Table25.B1" office:value-type="string">
            <text:p text:style-name="P75"/>
            <text:p text:style-name="P197"><text:span text:style-name="T1">Describe the coding system to protect identifiable information or explain why the data must remain identifiable.</text:span></text:p>
          </table:table-cell>
          <table:table-cell table:style-name="Table25.C1" office:value-type="string">
            <text:p text:style-name="P199"><text:span text:style-name="T1">While no identifying data will be collected, blood sample data will be coded with unique serial numbers to track data entry and validation. After the relevant information is collected from the participant and recorded in a secure password protected database and data validation is complete, the original data collection form will be destroyed.</text:span></text:p>
          </table:table-cell>
        </table:table-row>
        <table:table-row table:style-name="Table25.3">
          <table:table-cell table:style-name="Table25.A1" office:value-type="string">
            <text:p text:style-name="P75"/>
            <text:p text:style-name="P166"><text:span text:style-name="T1">7.21</text:span></text:p>
          </table:table-cell>
          <table:table-cell table:style-name="Table25.B1" office:value-type="string">
            <text:p text:style-name="P198"><text:span text:style-name="T1">How will you store and protect the master list, signed original letters of information and consent documents or other data with identifiers?</text:span></text:p>
          </table:table-cell>
          <table:table-cell table:style-name="Table25.C1" office:value-type="string">
            <text:p text:style-name="P43"><text:span text:style-name="T1">Paper file (Required Protection: Locked cabinet in locked institutional office)|Electronic file (local) (Required Protection: Password protected computer on a secure network behind institutional firewalls - specify location)</text:span></text:p>
          </table:table-cell>
        </table:table-row>
        <table:table-row table:style-name="Table25.7">
          <table:table-cell table:style-name="Table25.A1" office:value-type="string">
            <text:p text:style-name="P59"/>
            <text:p text:style-name="P59"/>
            <text:p text:style-name="P59"/>
            <text:p text:style-name="P165"><text:span text:style-name="T1">7.22</text:span></text:p>
          </table:table-cell>
          <table:table-cell table:style-name="Table25.B1" office:value-type="string">
            <text:p text:style-name="P59"/>
            <text:p text:style-name="P59"/>
            <text:p text:style-name="P66"/>
            <text:p text:style-name="P200"><text:span text:style-name="T1">If any options are selected above, please provide the specific details here.</text:span></text:p>
          </table:table-cell>
          <table:table-cell table:style-name="Table25.C1" office:value-type="string">
            <text:p text:style-name="P194"><text:span text:style-name="T1">All data collected will be maintained on the LHSC “P” Drive in a password protected folder. Investigators will only look at or analyse data on LHSC computers. Data will only be passed between investigators on encrypted memory sticks or through secure FTP sites. Hard copies will be stored in a locked filing cabinet and destroyed once the data has been electronically recorded. Data will be coded with unique identifiers and the master list containing any identifiers will be stored separately from the collected data.</text:span></text:p>
          </table:table-cell>
        </table:table-row>
        <table:table-row table:style-name="Table25.3">
          <table:table-cell table:style-name="Table25.A1" office:value-type="string">
            <text:p text:style-name="P75"/>
            <text:p text:style-name="P166"><text:span text:style-name="T1">7.23</text:span></text:p>
          </table:table-cell>
          <table:table-cell table:style-name="Table25.B1" office:value-type="string">
            <text:p text:style-name="P74"/>
            <text:p text:style-name="P201"><text:span text:style-name="T1">How will you store and protect data without identifiers?</text:span></text:p>
          </table:table-cell>
          <table:table-cell table:style-name="Table25.C1" office:value-type="string">
            <text:p text:style-name="P43"><text:span text:style-name="T1">Data will be coded with unique identifiers and the master list containing any identifiers will be stored separately from the collected data with only the unique identifier to link the master list to the participant information.</text:span></text:p>
          </table:table-cell>
        </table:table-row>
        <table:table-row table:style-name="Table25.4">
          <table:table-cell table:style-name="Table25.A1" office:value-type="string">
            <text:p text:style-name="P164"><text:span text:style-name="T1">7.24</text:span></text:p>
          </table:table-cell>
          <table:table-cell table:style-name="Table25.B1" office:value-type="string">
            <text:p text:style-name="P202"><text:span text:style-name="T1">If you plan to de-identify the study data, please describe the method of de-</text:span></text:p>
          </table:table-cell>
          <table:table-cell table:style-name="Table25.C1" office:value-type="string">
            <text:p text:style-name="Standard"/>
          </table:table-cell>
        </table:table-row>
      </table:table>
      <text:p text:style-name="Standard"><text:soft-page-break/></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Standard"/>
          </table:table-cell>
          <table:table-cell table:style-name="Table26.B1" office:value-type="string">
            <text:p text:style-name="P33"><text:span text:style-name="T1">identification.</text:span></text:p>
          </table:table-cell>
          <table:table-cell table:style-name="Table26.C1" office:value-type="string">
            <text:p text:style-name="Standard"/>
          </table:table-cell>
        </table:table-row>
        <table:table-row table:style-name="Table26.2">
          <table:table-cell table:style-name="Table26.A1" office:value-type="string">
            <text:p text:style-name="P59"/>
            <text:p text:style-name="P67"/>
            <text:p text:style-name="P163"><text:span text:style-name="T1">7.25</text:span></text:p>
          </table:table-cell>
          <table:table-cell table:style-name="Table26.B1" office:value-type="string">
            <text:p text:style-name="P59"/>
            <text:p text:style-name="P61"/>
            <text:p text:style-name="P203"><text:span text:style-name="T1">How long will you keep the study data?</text:span></text:p>
          </table:table-cell>
          <table:table-cell table:style-name="Table26.C1" office:value-type="string">
            <text:p text:style-name="P43"><text:span text:style-name="T1">Computer and electronic records will be encrypted and secured in a locked filing cabinet at LHSC where the research data will be stored for 15 years and then destroyed according to current practice, which includes placing the records in locked, confidential shredding bins. The bins are then collected by an outsourced company and the contents are shredded.</text:span></text:p>
          </table:table-cell>
        </table:table-row>
        <table:table-row table:style-name="Table26.3">
          <table:table-cell table:style-name="Table26.A1" office:value-type="string">
            <text:p text:style-name="P59"/>
            <text:p text:style-name="P59"/>
            <text:p text:style-name="P66"/>
            <text:p text:style-name="P163"><text:span text:style-name="T1">7.26</text:span></text:p>
          </table:table-cell>
          <table:table-cell table:style-name="Table26.B1" office:value-type="string">
            <text:p text:style-name="P59"/>
            <text:p text:style-name="P59"/>
            <text:p text:style-name="P65"/>
            <text:p text:style-name="P204"><text:span text:style-name="T1">How will you destroy the study data after this period? (If applicable)</text:span></text:p>
          </table:table-cell>
          <table:table-cell table:style-name="Table26.C1" office:value-type="string">
            <text:p text:style-name="P196"><text:span text:style-name="T1">Computer and electronic records will be encrypted and secured in a locked filing cabinet at LHSC where the research data will be stored for 15 years and then destroyed according to current practice, which includes placing the records in locked, confidential shredding bins. The bins are then collected by an outsourced company and the contents are shredded. All study files will be appropriately deleted and all memory sticks cleared.</text:span></text:p>
          </table:table-cell>
        </table:table-row>
        <table:table-row table:style-name="Table26.4">
          <table:table-cell table:style-name="Table26.A1" office:value-type="string">
            <text:p text:style-name="P59"/>
            <text:p text:style-name="P59"/>
            <text:p text:style-name="P65"/>
            <text:p text:style-name="P163"><text:span text:style-name="T1">7.27</text:span></text:p>
          </table:table-cell>
          <table:table-cell table:style-name="Table26.B1" office:value-type="string">
            <text:p text:style-name="P205"><text:span text:style-name="T1">Does this study require you to send data outside of the institution where it is collected? This includes data taken off-site for analysis. Please note that Western/Robarts are considered off- site locations for hospital/Lawson based studies, and vice-versa.</text:span></text:p>
          </table:table-cell>
          <table:table-cell table:style-name="Table26.C1" office:value-type="string">
            <text:p text:style-name="P59"/>
            <text:p text:style-name="P59"/>
            <text:p text:style-name="P65"/>
            <text:p text:style-name="P41"><text:span text:style-name="T1">No</text:span></text:p>
          </table:table-cell>
        </table:table-row>
        <table:table-row table:style-name="Table26.1">
          <table:table-cell table:style-name="Table26.A1" office:value-type="string">
            <text:p text:style-name="P164"><text:span text:style-name="T1">7.28</text:span></text:p>
          </table:table-cell>
          <table:table-cell table:style-name="Table26.B1" office:value-type="string">
            <text:p text:style-name="P33"><text:span text:style-name="T1">Where will the data be sent?</text:span></text:p>
          </table:table-cell>
          <table:table-cell table:style-name="Table26.C1" office:value-type="string">
            <text:p text:style-name="Standard"/>
          </table:table-cell>
        </table:table-row>
        <table:table-row table:style-name="Table26.6">
          <table:table-cell table:style-name="Table26.A1" office:value-type="string">
            <text:p text:style-name="P74"/>
            <text:p text:style-name="P166"><text:span text:style-name="T1">7.29</text:span></text:p>
          </table:table-cell>
          <table:table-cell table:style-name="Table26.B1" office:value-type="string">
            <text:p text:style-name="P206"><text:span text:style-name="T1">Does the data to be transferred include personal identifiers? If yes, a data transfer agreement may be necessary.</text:span></text:p>
          </table:table-cell>
          <table:table-cell table:style-name="Table26.C1" office:value-type="string">
            <text:p text:style-name="P74"/>
            <text:p text:style-name="P1"><text:span text:style-name="T1">No</text:span></text:p>
          </table:table-cell>
        </table:table-row>
        <table:table-row table:style-name="Table26.7">
          <table:table-cell table:style-name="Table26.A1" office:value-type="string">
            <text:p text:style-name="P162"><text:span text:style-name="T1">7.30</text:span></text:p>
          </table:table-cell>
          <table:table-cell table:style-name="Table26.B1" office:value-type="string">
            <text:p text:style-name="P207"><text:span text:style-name="T1">List the personal identifiers that will be included with the data sent off-site.</text:span></text:p>
          </table:table-cell>
          <table:table-cell table:style-name="Table26.C1" office:value-type="string">
            <text:p text:style-name="Standard"/>
          </table:table-cell>
        </table:table-row>
        <table:table-row table:style-name="Table26.1">
          <table:table-cell table:style-name="Table26.A1" office:value-type="string">
            <text:p text:style-name="P164"><text:span text:style-name="T1">7.31</text:span></text:p>
          </table:table-cell>
          <table:table-cell table:style-name="Table26.B1" office:value-type="string">
            <text:p text:style-name="P33"><text:span text:style-name="T1">How will the data be transmitted?</text:span></text:p>
          </table:table-cell>
          <table:table-cell table:style-name="Table26.C1" office:value-type="string">
            <text:p text:style-name="Standard"/>
          </table:table-cell>
        </table:table-row>
        <table:table-row table:style-name="Table26.7">
          <table:table-cell table:style-name="Table26.A1" office:value-type="string">
            <text:p text:style-name="P162"><text:span text:style-name="T1">7.32</text:span></text:p>
          </table:table-cell>
          <table:table-cell table:style-name="Table26.B1" office:value-type="string">
            <text:p text:style-name="P208"><text:span text:style-name="T1">Please specify any additional details on data transmission below.</text:span></text:p>
          </table:table-cell>
          <table:table-cell table:style-name="Table26.C1" office:value-type="string">
            <text:p text:style-name="Standard"/>
          </table:table-cell>
        </table:table-row>
        <table:table-row table:style-name="Table26.7">
          <table:table-cell table:style-name="Table26.A1" office:value-type="string">
            <text:p text:style-name="P162"><text:span text:style-name="T1">7.33</text:span></text:p>
          </table:table-cell>
          <table:table-cell table:style-name="Table26.B1" office:value-type="string">
            <text:p text:style-name="P33"><text:span text:style-name="T1">Will you link the locally collected data with any other data sets?</text:span></text:p>
          </table:table-cell>
          <table:table-cell table:style-name="Table26.C1" office:value-type="string">
            <text:p text:style-name="P40"><text:span text:style-name="T1">No</text:span></text:p>
          </table:table-cell>
        </table:table-row>
        <table:table-row table:style-name="Table26.7">
          <table:table-cell table:style-name="Table26.A1" office:value-type="string">
            <text:p text:style-name="P162"><text:span text:style-name="T1">7.34</text:span></text:p>
          </table:table-cell>
          <table:table-cell table:style-name="Table26.B1" office:value-type="string">
            <text:p text:style-name="P33"><text:span text:style-name="T1">If YES is selected in question 7.33 above, identify the dataset</text:span></text:p>
          </table:table-cell>
          <table:table-cell table:style-name="Table26.C1" office:value-type="string">
            <text:p text:style-name="Standard"/>
          </table:table-cell>
        </table:table-row>
        <table:table-row table:style-name="Table26.6">
          <table:table-cell table:style-name="Table26.A1" office:value-type="string">
            <text:p text:style-name="P74"/>
            <text:p text:style-name="P166"><text:span text:style-name="T1">7.35</text:span></text:p>
          </table:table-cell>
          <table:table-cell table:style-name="Table26.B1" office:value-type="string">
            <text:p text:style-name="P209"><text:span text:style-name="T1">If YES is selected in question 7.33 above, explain how the linkage will occur.</text:span></text:p>
          </table:table-cell>
          <table:table-cell table:style-name="Table26.C1" office:value-type="string">
            <text:p text:style-name="Standard"/>
          </table:table-cell>
        </table:table-row>
      </table:table>
      <text:p text:style-name="Standard"><text:soft-page-break/></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74"/>
            <text:p text:style-name="P166"><text:span text:style-name="T1">7.36</text:span></text:p>
          </table:table-cell>
          <table:table-cell table:style-name="Table27.B1" office:value-type="string">
            <text:p text:style-name="P33"><text:span text:style-name="T1">If YES is selected in question 7.33 above, provide a list of data items contained in the dataset.</text:span></text:p>
          </table:table-cell>
          <table:table-cell table:style-name="Table27.C1" office:value-type="string">
            <text:p text:style-name="Standard"/>
          </table:table-cell>
        </table:table-row>
        <table:table-row table:style-name="Table27.2">
          <table:table-cell table:style-name="Table27.A1" office:value-type="string">
            <text:p text:style-name="P162"><text:span text:style-name="T1">7.37</text:span></text:p>
          </table:table-cell>
          <table:table-cell table:style-name="Table27.B1" office:value-type="string">
            <text:p text:style-name="P33"><text:span text:style-name="T1">Will the study data be entered into a database for future use?</text:span></text:p>
          </table:table-cell>
          <table:table-cell table:style-name="Table27.C1" office:value-type="string">
            <text:p text:style-name="P40"><text:span text:style-name="T1">No</text:span></text:p>
          </table:table-cell>
        </table:table-row>
        <table:table-row table:style-name="Table27.3">
          <table:table-cell table:style-name="Table27.A1" office:value-type="string">
            <text:p text:style-name="P59"/>
            <text:p text:style-name="P67"/>
            <text:p text:style-name="P163"><text:span text:style-name="T1">7.38</text:span></text:p>
          </table:table-cell>
          <table:table-cell table:style-name="Table27.B1" office:value-type="string">
            <text:p text:style-name="P135"><text:span text:style-name="T1">If YES is selected in question 7.37 above, please specify where it will be stored, who the custodian will be, who will have access to the database and what security measures will be in place.</text:span></text:p>
          </table:table-cell>
          <table:table-cell table:style-name="Table27.C1" office:value-type="string">
            <text:p text:style-name="Standard"/>
          </table:table-cell>
        </table:table-row>
        <table:table-row table:style-name="Table27.4">
          <table:table-cell table:style-name="Table27.A4" office:value-type="string">
            <text:p text:style-name="P59"/>
            <text:p text:style-name="P61"/>
            <text:p text:style-name="P163"><text:span text:style-name="T1">7.39</text:span></text:p>
          </table:table-cell>
          <table:table-cell table:style-name="Table27.B4" office:value-type="string">
            <text:p text:style-name="P210"><text:span text:style-name="T1">Please list agencies/groups/persons outside of your local research team who will have access to the identifiable data and indicate why access is required.</text:span></text:p>
          </table:table-cell>
          <table:table-cell table:style-name="Table27.C4" office:value-type="string">
            <text:p text:style-name="P59"/>
            <text:p text:style-name="P61"/>
            <text:p text:style-name="P41"><text:span text:style-name="T1">None</text:span></text:p>
          </table:table-cell>
        </table:table-row>
      </table:table>
      <text:list xml:id="list222008437560480" text:continue-numbering="true" text:style-name="WWNum2">
        <text:list-item>
          <text:p text:style-name="P21"><text:bookmark text:name="8._8._Conflict_of_Interest"/><text:span text:style-name="T2">8. Conflict of</text:span><text:span text:style-name="T5"> </text:span><text:span text:style-name="T2">Interest</text:span></text:p>
        </text:list-item>
      </text:list>
      <text:p text:style-name="P6"/>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56"><text:span text:style-name="T10">#</text:span></text:p>
          </table:table-cell>
          <table:table-cell table:style-name="Table28.B1" office:value-type="string">
            <text:p text:style-name="P211"><text:span text:style-name="T10">Question</text:span></text:p>
          </table:table-cell>
          <table:table-cell table:style-name="Table28.C1" office:value-type="string">
            <text:p text:style-name="P139"><text:span text:style-name="T10">Answer</text:span></text:p>
          </table:table-cell>
        </table:table-row>
        <table:table-row table:style-name="Table28.2">
          <table:table-cell table:style-name="Table28.A2" office:value-type="string">
            <text:p text:style-name="P74"/>
            <text:p text:style-name="P212"><text:span text:style-name="T1">8.1</text:span></text:p>
          </table:table-cell>
          <table:table-cell table:style-name="Table28.B2" office:value-type="string">
            <text:p text:style-name="P214"><text:span text:style-name="T1">Will any investigators, members of the research teams, and/or their partners or immediate family members function as advisors, employees, officers, directors or consultants for a study- related sponsor or funding source?</text:span></text:p>
          </table:table-cell>
          <table:table-cell table:style-name="Table28.C2" office:value-type="string">
            <text:p text:style-name="P74"/>
            <text:p text:style-name="P35"><text:span text:style-name="T1">No</text:span></text:p>
          </table:table-cell>
        </table:table-row>
        <table:table-row table:style-name="Table28.2">
          <table:table-cell table:style-name="Table28.A2" office:value-type="string">
            <text:p text:style-name="P74"/>
            <text:p text:style-name="P212"><text:span text:style-name="T1">8.2</text:span></text:p>
          </table:table-cell>
          <table:table-cell table:style-name="Table28.B2" office:value-type="string">
            <text:p text:style-name="P214"><text:span text:style-name="T1">Will any investigators, members of the research team, and/or their partners or immediate family members have a direct or indirect financial interest (including patents or stocks) in the drug, device or technology employed in this research study?</text:span></text:p>
          </table:table-cell>
          <table:table-cell table:style-name="Table28.C2" office:value-type="string">
            <text:p text:style-name="P74"/>
            <text:p text:style-name="P35"><text:span text:style-name="T1">No</text:span></text:p>
          </table:table-cell>
        </table:table-row>
        <table:table-row table:style-name="Table28.2">
          <table:table-cell table:style-name="Table28.A2" office:value-type="string">
            <text:p text:style-name="P74"/>
            <text:p text:style-name="P212"><text:span text:style-name="T1">8.3</text:span></text:p>
          </table:table-cell>
          <table:table-cell table:style-name="Table28.B2" office:value-type="string">
            <text:p text:style-name="P214"><text:span text:style-name="T1">Will any investigators, members of the research team, and/or their partners or immediate family members receive any personal benefit (apart from fees for service) as a result of, or connects to this study?</text:span></text:p>
          </table:table-cell>
          <table:table-cell table:style-name="Table28.C2" office:value-type="string">
            <text:p text:style-name="P74"/>
            <text:p text:style-name="P35"><text:span text:style-name="T1">No</text:span></text:p>
          </table:table-cell>
        </table:table-row>
        <table:table-row table:style-name="Table28.5">
          <table:table-cell table:style-name="Table28.A5" office:value-type="string">
            <text:p text:style-name="P213"><text:span text:style-name="T1">8.4</text:span></text:p>
          </table:table-cell>
          <table:table-cell table:style-name="Table28.B5" office:value-type="string">
            <text:p text:style-name="P214"><text:span text:style-name="T1">If YES is selected in any of the above, please describe the nature of the conflict of interest and how all conflict(s) of interest will be managed.</text:span></text:p>
          </table:table-cell>
          <table:table-cell table:style-name="Table28.C5" office:value-type="string">
            <text:p text:style-name="Standard"/>
          </table:table-cell>
        </table:table-row>
      </table:table>
      <text:list xml:id="list222010273212165" text:continue-numbering="true" text:style-name="WWNum2">
        <text:list-item>
          <text:p text:style-name="P24"><text:bookmark text:name="9._9._Industry_Sponsored_Protocols"/><text:span text:style-name="T2">9. Industry Sponsored</text:span><text:span text:style-name="T9"> </text:span><text:span text:style-name="T2">Protocols</text:span></text:p>
        </text:list-item>
      </text:list>
      <text:p text:style-name="P6"/>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215"><text:span text:style-name="T10">#</text:span></text:p>
          </table:table-cell>
          <table:table-cell table:style-name="Table29.B1" office:value-type="string">
            <text:p text:style-name="P138"><text:span text:style-name="T10">Question</text:span></text:p>
          </table:table-cell>
          <table:table-cell table:style-name="Table29.C1" office:value-type="string">
            <text:p text:style-name="P139"><text:span text:style-name="T10">Answer</text:span></text:p>
          </table:table-cell>
        </table:table-row>
        <table:table-row table:style-name="Table29.2">
          <table:table-cell table:style-name="Table29.A2" office:value-type="string">
            <text:p text:style-name="P216"><text:span text:style-name="T1">9.1</text:span></text:p>
          </table:table-cell>
          <table:table-cell table:style-name="Table29.B2" office:value-type="string">
            <text:p text:style-name="P33"><text:span text:style-name="T1">Is this an industry sponsored protocol?</text:span></text:p>
          </table:table-cell>
          <table:table-cell table:style-name="Table29.C2" office:value-type="string">
            <text:p text:style-name="P33"><text:span text:style-name="T1">No</text:span></text:p>
          </table:table-cell>
        </table:table-row>
        <table:table-row table:style-name="Table29.2">
          <table:table-cell table:style-name="Table29.A2" office:value-type="string">
            <text:p text:style-name="P216"><text:span text:style-name="T1">9.2</text:span></text:p>
          </table:table-cell>
          <table:table-cell table:style-name="Table29.B2" office:value-type="string">
            <text:p text:style-name="P33"><text:span text:style-name="T1">Billing Information - Company Institution:</text:span></text:p>
          </table:table-cell>
          <table:table-cell table:style-name="Table29.C2" office:value-type="string">
            <text:p text:style-name="Standard"/>
          </table:table-cell>
        </table:table-row>
        <table:table-row table:style-name="Table29.2">
          <table:table-cell table:style-name="Table29.A2" office:value-type="string">
            <text:p text:style-name="P216"><text:span text:style-name="T1">9.3</text:span></text:p>
          </table:table-cell>
          <table:table-cell table:style-name="Table29.B2" office:value-type="string">
            <text:p text:style-name="P33"><text:span text:style-name="T1">Contact Person:</text:span></text:p>
          </table:table-cell>
          <table:table-cell table:style-name="Table29.C2" office:value-type="string">
            <text:p text:style-name="Standard"/>
          </table:table-cell>
        </table:table-row>
        <table:table-row table:style-name="Table29.5">
          <table:table-cell table:style-name="Table29.A2" office:value-type="string">
            <text:p text:style-name="P216"><text:span text:style-name="T1">9.4</text:span></text:p>
          </table:table-cell>
          <table:table-cell table:style-name="Table29.B2" office:value-type="string">
            <text:p text:style-name="P33"><text:span text:style-name="T1">Email of Contact Person:</text:span></text:p>
          </table:table-cell>
          <table:table-cell table:style-name="Table29.C2" office:value-type="string">
            <text:p text:style-name="Standard"/>
          </table:table-cell>
        </table:table-row>
      </table:table>
      <text:p text:style-name="Standard"><text:soft-page-break/></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Standard"/>
          </table:table-cell>
          <table:table-cell table:style-name="Table30.B1" office:value-type="string">
            <text:p text:style-name="Standard"/>
          </table:table-cell>
          <table:table-cell table:style-name="Table30.C1" office:value-type="string">
            <text:p text:style-name="Standard"/>
          </table:table-cell>
        </table:table-row>
        <table:table-row table:style-name="Table30.1">
          <table:table-cell table:style-name="Table30.A1" office:value-type="string">
            <text:p text:style-name="P92"><text:span text:style-name="T1">9.5</text:span></text:p>
          </table:table-cell>
          <table:table-cell table:style-name="Table30.B1" office:value-type="string">
            <text:p text:style-name="P33"><text:span text:style-name="T1">Street Address:</text:span></text:p>
          </table:table-cell>
          <table:table-cell table:style-name="Table30.C1" office:value-type="string">
            <text:p text:style-name="Standard"/>
          </table:table-cell>
        </table:table-row>
        <table:table-row table:style-name="Table30.1">
          <table:table-cell table:style-name="Table30.A1" office:value-type="string">
            <text:p text:style-name="P92"><text:span text:style-name="T1">9.6</text:span></text:p>
          </table:table-cell>
          <table:table-cell table:style-name="Table30.B1" office:value-type="string">
            <text:p text:style-name="P33"><text:span text:style-name="T1">City:</text:span></text:p>
          </table:table-cell>
          <table:table-cell table:style-name="Table30.C1" office:value-type="string">
            <text:p text:style-name="Standard"/>
          </table:table-cell>
        </table:table-row>
        <table:table-row table:style-name="Table30.1">
          <table:table-cell table:style-name="Table30.A1" office:value-type="string">
            <text:p text:style-name="P92"><text:span text:style-name="T1">9.7</text:span></text:p>
          </table:table-cell>
          <table:table-cell table:style-name="Table30.B1" office:value-type="string">
            <text:p text:style-name="P33"><text:span text:style-name="T1">Country:</text:span></text:p>
          </table:table-cell>
          <table:table-cell table:style-name="Table30.C1" office:value-type="string">
            <text:p text:style-name="Standard"/>
          </table:table-cell>
        </table:table-row>
        <table:table-row table:style-name="Table30.1">
          <table:table-cell table:style-name="Table30.A1" office:value-type="string">
            <text:p text:style-name="P92"><text:span text:style-name="T1">9.8</text:span></text:p>
          </table:table-cell>
          <table:table-cell table:style-name="Table30.B1" office:value-type="string">
            <text:p text:style-name="P33"><text:span text:style-name="T1">Province/State:</text:span></text:p>
          </table:table-cell>
          <table:table-cell table:style-name="Table30.C1" office:value-type="string">
            <text:p text:style-name="Standard"/>
          </table:table-cell>
        </table:table-row>
        <table:table-row table:style-name="Table30.1">
          <table:table-cell table:style-name="Table30.A1" office:value-type="string">
            <text:p text:style-name="P92"><text:span text:style-name="T1">9.9</text:span></text:p>
          </table:table-cell>
          <table:table-cell table:style-name="Table30.B1" office:value-type="string">
            <text:p text:style-name="P33"><text:span text:style-name="T1">Phone Number:</text:span></text:p>
          </table:table-cell>
          <table:table-cell table:style-name="Table30.C1" office:value-type="string">
            <text:p text:style-name="Standard"/>
          </table:table-cell>
        </table:table-row>
        <table:table-row table:style-name="Table30.1">
          <table:table-cell table:style-name="Table30.A1" office:value-type="string">
            <text:p text:style-name="P92"><text:span text:style-name="T1">9.10</text:span></text:p>
          </table:table-cell>
          <table:table-cell table:style-name="Table30.B1" office:value-type="string">
            <text:p text:style-name="P33"><text:span text:style-name="T1">Fax:</text:span></text:p>
          </table:table-cell>
          <table:table-cell table:style-name="Table30.C1" office:value-type="string">
            <text:p text:style-name="Standard"/>
          </table:table-cell>
        </table:table-row>
        <table:table-row table:style-name="Table30.1">
          <table:table-cell table:style-name="Table30.A1" office:value-type="string">
            <text:p text:style-name="P92"><text:span text:style-name="T1">9.11</text:span></text:p>
          </table:table-cell>
          <table:table-cell table:style-name="Table30.B1" office:value-type="string">
            <text:p text:style-name="P33"><text:span text:style-name="T1">Contract and/or protocol reference number required:</text:span></text:p>
          </table:table-cell>
          <table:table-cell table:style-name="Table30.C1" office:value-type="string">
            <text:p text:style-name="Standard"/>
          </table:table-cell>
        </table:table-row>
        <table:table-row table:style-name="Table30.1">
          <table:table-cell table:style-name="Table30.A1" office:value-type="string">
            <text:p text:style-name="P92"><text:span text:style-name="T1">9.12</text:span></text:p>
          </table:table-cell>
          <table:table-cell table:style-name="Table30.B1" office:value-type="string">
            <text:p text:style-name="P33"><text:span text:style-name="T1">Additional Sponsor Reference or contact information:</text:span></text:p>
          </table:table-cell>
          <table:table-cell table:style-name="Table30.C1" office:value-type="string">
            <text:p text:style-name="Standard"/>
          </table:table-cell>
        </table:table-row>
        <table:table-row table:style-name="Table30.1">
          <table:table-cell table:style-name="Table30.A1" office:value-type="string">
            <text:p text:style-name="P92"><text:span text:style-name="T1">9.13</text:span></text:p>
          </table:table-cell>
          <table:table-cell table:style-name="Table30.B1" office:value-type="string">
            <text:p text:style-name="P33"><text:span text:style-name="T1">Do you wish to apply for a REB Administration Fee Adjustment/Waiver?</text:span></text:p>
          </table:table-cell>
          <table:table-cell table:style-name="Table30.C1" office:value-type="string">
            <text:p text:style-name="Standard"/>
          </table:table-cell>
        </table:table-row>
        <table:table-row table:style-name="Table30.1">
          <table:table-cell table:style-name="Table30.A1" office:value-type="string">
            <text:p text:style-name="P92"><text:span text:style-name="T1">9.14</text:span></text:p>
          </table:table-cell>
          <table:table-cell table:style-name="Table30.B1" office:value-type="string">
            <text:p text:style-name="P33"><text:span text:style-name="T1">Do you agree to the Conditions for Industry Funded Research Investigators?</text:span></text:p>
          </table:table-cell>
          <table:table-cell table:style-name="Table30.C1" office:value-type="string">
            <text:p text:style-name="Standard"/>
          </table:table-cell>
        </table:table-row>
        <table:table-row table:style-name="Table30.12">
          <table:table-cell table:style-name="Table30.A12" office:value-type="string">
            <text:p text:style-name="P96"><text:span text:style-name="T1">9.15</text:span></text:p>
          </table:table-cell>
          <table:table-cell table:style-name="Table30.B12" office:value-type="string">
            <text:p text:style-name="P33"><text:span text:style-name="T1">Do you agree to provide supporting documents? (These can be added in the attachments section)</text:span></text:p>
          </table:table-cell>
          <table:table-cell table:style-name="Table30.C12" office:value-type="string">
            <text:p text:style-name="Standard"/>
          </table:table-cell>
        </table:table-row>
      </table:table>
      <text:list xml:id="list222009837969110" text:continue-numbering="true" text:style-name="WWNum2">
        <text:list-item>
          <text:p text:style-name="P25"><text:bookmark text:name="10._10._Confirmation_of_Responsibility"/><text:span text:style-name="T2">10. Confirmation of</text:span><text:span text:style-name="T8"> </text:span><text:span text:style-name="T2">Responsibility</text:span></text:p>
        </text:list-item>
      </text:list>
      <text:p text:style-name="P6"/>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56"><text:span text:style-name="T10">#</text:span></text:p>
          </table:table-cell>
          <table:table-cell table:style-name="Table31.B1" office:value-type="string">
            <text:p text:style-name="P217"><text:span text:style-name="T10">Question</text:span></text:p>
          </table:table-cell>
          <table:table-cell table:style-name="Table31.C1" office:value-type="string">
            <text:p text:style-name="P139"><text:span text:style-name="T10">Answer</text:span></text:p>
          </table:table-cell>
        </table:table-row>
        <table:table-row table:style-name="Table31.2">
          <table:table-cell table:style-name="Table31.A2" office:value-type="string">
            <text:p text:style-name="P218"><text:span text:style-name="T1">10.1</text:span></text:p>
          </table:table-cell>
          <table:table-cell table:style-name="Table31.B2" office:value-type="string">
            <text:p text:style-name="P221"><text:span text:style-name="T1">I assume full responsibility for the scientific and ethical conduct of the study as described in this REB application and submitted protocol.</text:span></text:p>
          </table:table-cell>
          <table:table-cell table:style-name="Table31.C2" office:value-type="string">
            <text:p text:style-name="P32"><text:span text:style-name="T1">Yes</text:span></text:p>
          </table:table-cell>
        </table:table-row>
        <table:table-row table:style-name="Table31.3">
          <table:table-cell table:style-name="Table31.A2" office:value-type="string">
            <text:p text:style-name="P74"/>
            <text:p text:style-name="P219"><text:span text:style-name="T1">10.2</text:span></text:p>
          </table:table-cell>
          <table:table-cell table:style-name="Table31.B2" office:value-type="string">
            <text:p text:style-name="P221"><text:span text:style-name="T1">I agree to conduct this study in compliance with the Tri-Council Policy Statement (TCPS2), Ethical Conduct in Research Involving Humans and any other relevant regulations and guidelines.</text:span></text:p>
          </table:table-cell>
          <table:table-cell table:style-name="Table31.C2" office:value-type="string">
            <text:p text:style-name="P74"/>
            <text:p text:style-name="P35"><text:span text:style-name="T1">Yes</text:span></text:p>
          </table:table-cell>
        </table:table-row>
        <table:table-row table:style-name="Table31.3">
          <table:table-cell table:style-name="Table31.A2" office:value-type="string">
            <text:p text:style-name="P74"/>
            <text:p text:style-name="P219"><text:span text:style-name="T1">10.3</text:span></text:p>
          </table:table-cell>
          <table:table-cell table:style-name="Table31.B2" office:value-type="string">
            <text:p text:style-name="P221"><text:span text:style-name="T1">I certify that all researchers and other personnel involved in this project at this institution are appropriately qualified and experienced or will undergo appropriate training to fulfill their role in this project.</text:span></text:p>
          </table:table-cell>
          <table:table-cell table:style-name="Table31.C2" office:value-type="string">
            <text:p text:style-name="P74"/>
            <text:p text:style-name="P35"><text:span text:style-name="T1">Yes</text:span></text:p>
          </table:table-cell>
        </table:table-row>
        <table:table-row table:style-name="Table31.5">
          <table:table-cell table:style-name="Table31.A2" office:value-type="string">
            <text:p text:style-name="P220"><text:span text:style-name="T1">10.4</text:span></text:p>
          </table:table-cell>
          <table:table-cell table:style-name="Table31.B2" office:value-type="string">
            <text:p text:style-name="P33"><text:span text:style-name="T1">I certify that any and all conflicts of interest have been declared.</text:span></text:p>
          </table:table-cell>
          <table:table-cell table:style-name="Table31.C2" office:value-type="string">
            <text:p text:style-name="P33"><text:span text:style-name="T1">Yes</text:span></text:p>
          </table:table-cell>
        </table:table-row>
        <table:table-row table:style-name="Table31.2">
          <table:table-cell table:style-name="Table31.A2" office:value-type="string">
            <text:p text:style-name="P218"><text:span text:style-name="T1">10.5</text:span></text:p>
          </table:table-cell>
          <table:table-cell table:style-name="Table31.B2" office:value-type="string">
            <text:p text:style-name="P221"><text:span text:style-name="T1">I have obtained all necessary resource utilization signatures, and all costs associated with the use of these resources have been declared.</text:span></text:p>
          </table:table-cell>
          <table:table-cell table:style-name="Table31.C2" office:value-type="string">
            <text:p text:style-name="P32"><text:span text:style-name="T1">Yes</text:span></text:p>
          </table:table-cell>
        </table:table-row>
        <table:table-row table:style-name="Table31.7">
          <table:table-cell table:style-name="Table31.A2" office:value-type="string">
            <text:p text:style-name="P220"><text:span text:style-name="T1">10.6</text:span></text:p>
          </table:table-cell>
          <table:table-cell table:style-name="Table31.B2" office:value-type="string">
            <text:p text:style-name="P33"><text:span text:style-name="T1">On behalf of my research team, I recognize the importance of maintaining the confidentiality of all personal information, including personal health information, and the privacy of individuals with respect to that information. I will ensure that the personal information is used</text:span></text:p>
          </table:table-cell>
          <table:table-cell table:style-name="Table31.C2" office:value-type="string">
            <text:p text:style-name="P33"><text:span text:style-name="T1">Yes</text:span></text:p>
          </table:table-cell>
        </table:table-row>
      </table:table>
      <text:p text:style-name="P15"><text:soft-page-break/></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Standard"/>
          </table:table-cell>
          <table:table-cell table:style-name="Table32.B1" office:value-type="string">
            <text:p text:style-name="P221"><text:span text:style-name="T1">only as necessary, to fulfill the specific research objectives and related research questions described in this application and approved by the REB. This includes all conditions and restrictions imposed by the REB govern</text:span></text:p>
          </table:table-cell>
          <table:table-cell table:style-name="Table32.C1" office:value-type="string">
            <text:p text:style-name="Standard"/>
          </table:table-cell>
        </table:table-row>
        <table:table-row table:style-name="Table32.2">
          <table:table-cell table:style-name="Table32.A1" office:value-type="string">
            <text:p text:style-name="P218"><text:span text:style-name="T1">10.7</text:span></text:p>
          </table:table-cell>
          <table:table-cell table:style-name="Table32.B1" office:value-type="string">
            <text:p text:style-name="P221"><text:span text:style-name="T1">I will adhere to the Protocol and Informed Consent document as approved by the Health Sciences REB.</text:span></text:p>
          </table:table-cell>
          <table:table-cell table:style-name="Table32.C1" office:value-type="string">
            <text:p text:style-name="P32"><text:span text:style-name="T1">Yes</text:span></text:p>
          </table:table-cell>
        </table:table-row>
        <table:table-row table:style-name="Table32.3">
          <table:table-cell table:style-name="Table32.A3" office:value-type="string">
            <text:p text:style-name="P218"><text:span text:style-name="T1">10.8</text:span></text:p>
          </table:table-cell>
          <table:table-cell table:style-name="Table32.B3" office:value-type="string">
            <text:p text:style-name="P222"><text:span text:style-name="T1">Have you exported a copy of this submission to Word using the "Export to Word" button? Note that you will be unable to submit future revisions if this is not done.</text:span></text:p>
          </table:table-cell>
          <table:table-cell table:style-name="Table32.C3" office:value-type="string">
            <text:p text:style-name="P32"><text:span text:style-name="T1">Yes</text:span></text:p>
          </table:table-cell>
        </table:table-row>
      </table:table>
      <text:h text:style-name="P20" text:outline-level="1"><text:bookmark text:name="Attachments"/>Attachments</text:h>
      <text:p text:style-name="P8"/>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223"><text:span text:style-name="T10">Description</text:span></text:p>
          </table:table-cell>
          <table:table-cell table:style-name="Table33.B1" office:value-type="string">
            <text:p text:style-name="P224"><text:span text:style-name="T10">File Name</text:span></text:p>
          </table:table-cell>
          <table:table-cell table:style-name="Table33.C1" office:value-type="string">
            <text:p text:style-name="P225"><text:span text:style-name="T10">Version Date</text:span></text:p>
          </table:table-cell>
        </table:table-row>
        <table:table-row table:style-name="Table33.2">
          <table:table-cell table:style-name="Table33.A2" office:value-type="string">
            <text:p text:style-name="Standard"/>
          </table:table-cell>
          <table:table-cell table:style-name="Table33.B2" office:value-type="string">
            <text:p text:style-name="P226"><text:span text:style-name="T1">107952 Loubani (post).pdf</text:span></text:p>
          </table:table-cell>
          <table:table-cell table:style-name="Table33.C2" office:value-type="string">
            <text:p text:style-name="P39"><text:span text:style-name="T1">22/04/2016</text:span></text:p>
          </table:table-cell>
        </table:table-row>
        <table:table-row table:style-name="Table33.3">
          <table:table-cell table:style-name="Table33.A3" office:value-type="string">
            <text:p text:style-name="P98"><text:span text:style-name="T1">Source code for oximeter, taken from https://github.com/GliaX/oximeter</text:span></text:p>
          </table:table-cell>
          <table:table-cell table:style-name="Table33.B3" office:value-type="string">
            <text:p text:style-name="P52"><text:span text:style-name="T1">oximeter_codeino.txt</text:span></text:p>
          </table:table-cell>
          <table:table-cell table:style-name="Table33.C3" office:value-type="string">
            <text:p text:style-name="P39"><text:span text:style-name="T1">04/05/2016</text:span></text:p>
          </table:table-cell>
        </table:table-row>
      </table:table>
      <text:p text:style-name="Text_20_body">//&lt;![CDATA[</text:p>
      <text:p text:style-name="Text_20_body">Sys.Application.initialize();</text:p>
      <text:p text:style-name="Text_20_body">//]]&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203cm" fo:margin-right="0cm" fo:text-indent="0cm" style:auto-text-indent="false"/>
      <style:text-properties fo:font-size="12pt"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left="0.203cm" fo:margin-right="0cm" fo:text-indent="0cm" style:auto-text-indent="false"/>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left="0.557cm" fo:margin-right="0cm" fo:margin-top="0.226cm" fo:margin-bottom="0cm" loext:contextual-spacing="false" fo:text-indent="-0.353cm" style:auto-text-indent="false"/>
    </style:style>
    <style:style style:name="Table_20_Paragraph" style:display-name="Table Paragraph" style:family="paragraph" style:parent-style-name="Standard" style:default-outline-level="">
      <style:paragraph-properties fo:margin-top="0.044cm" fo:margin-bottom="0cm" loext:contextual-spacing="fals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2pt" fo:letter-spacing="-0.002cm"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text-scale="100%"/>
    </style:style>
    <style:style style:name="ListLabel_20_2" style:display-name="ListLabel 2" style:family="text">
      <style:text-properties fo:font-size="10pt" fo:letter-spacing="-0.002cm"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text-scale="100%"/>
    </style:style>
    <style:style style:name="ListLabel_20_3" style:display-name="ListLabel 3"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459cm" fo:margin-left="0.051cm"/>
        </style:list-level-properties>
      </text:list-level-style-number>
      <text:list-level-style-bullet text:level="2" style:num-suffix="•" text:bullet-char="•">
        <style:list-level-properties text:list-level-position-and-space-mode="label-alignment">
          <style:list-level-label-alignment text:label-followed-by="listtab" fo:text-indent="-0.459cm" fo:margin-left="1.372cm"/>
        </style:list-level-properties>
      </text:list-level-style-bullet>
      <text:list-level-style-bullet text:level="3" style:num-suffix="•" text:bullet-char="•">
        <style:list-level-properties text:list-level-position-and-space-mode="label-alignment">
          <style:list-level-label-alignment text:label-followed-by="listtab" fo:text-indent="-0.459cm" fo:margin-left="2.711cm"/>
        </style:list-level-properties>
      </text:list-level-style-bullet>
      <text:list-level-style-bullet text:level="4" style:num-suffix="•" text:bullet-char="•">
        <style:list-level-properties text:list-level-position-and-space-mode="label-alignment">
          <style:list-level-label-alignment text:label-followed-by="listtab" fo:text-indent="-0.459cm" fo:margin-left="4.048cm"/>
        </style:list-level-properties>
      </text:list-level-style-bullet>
      <text:list-level-style-bullet text:level="5" style:num-suffix="•" text:bullet-char="•">
        <style:list-level-properties text:list-level-position-and-space-mode="label-alignment">
          <style:list-level-label-alignment text:label-followed-by="listtab" fo:text-indent="-0.459cm" fo:margin-left="5.387cm"/>
        </style:list-level-properties>
      </text:list-level-style-bullet>
      <text:list-level-style-bullet text:level="6" style:num-suffix="•" text:bullet-char="•">
        <style:list-level-properties text:list-level-position-and-space-mode="label-alignment">
          <style:list-level-label-alignment text:label-followed-by="listtab" fo:text-indent="-0.459cm" fo:margin-left="6.724cm"/>
        </style:list-level-properties>
      </text:list-level-style-bullet>
      <text:list-level-style-bullet text:level="7" style:num-suffix="•" text:bullet-char="•">
        <style:list-level-properties text:list-level-position-and-space-mode="label-alignment">
          <style:list-level-label-alignment text:label-followed-by="listtab" fo:text-indent="-0.459cm" fo:margin-left="8.063cm"/>
        </style:list-level-properties>
      </text:list-level-style-bullet>
      <text:list-level-style-bullet text:level="8" style:num-suffix="•" text:bullet-char="•">
        <style:list-level-properties text:list-level-position-and-space-mode="label-alignment">
          <style:list-level-label-alignment text:label-followed-by="listtab" fo:text-indent="-0.459cm" fo:margin-left="9.4cm"/>
        </style:list-level-properties>
      </text:list-level-style-bullet>
      <text:list-level-style-bullet text:level="9" style:num-suffix="•" text:bullet-char="•">
        <style:list-level-properties text:list-level-position-and-space-mode="label-alignment">
          <style:list-level-label-alignment text:label-followed-by="listtab" fo:text-indent="-0.459cm" fo:margin-left="10.73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353cm" fo:margin-left="0.557cm"/>
        </style:list-level-properties>
      </text:list-level-style-number>
      <text:list-level-style-bullet text:level="2" style:num-suffix="•" text:bullet-char="•">
        <style:list-level-properties text:list-level-position-and-space-mode="label-alignment">
          <style:list-level-label-alignment text:label-followed-by="listtab" fo:text-indent="-0.353cm" fo:margin-left="2.409cm"/>
        </style:list-level-properties>
      </text:list-level-style-bullet>
      <text:list-level-style-bullet text:level="3" style:num-suffix="•" text:bullet-char="•">
        <style:list-level-properties text:list-level-position-and-space-mode="label-alignment">
          <style:list-level-label-alignment text:label-followed-by="listtab" fo:text-indent="-0.353cm" fo:margin-left="4.255cm"/>
        </style:list-level-properties>
      </text:list-level-style-bullet>
      <text:list-level-style-bullet text:level="4" style:num-suffix="•" text:bullet-char="•">
        <style:list-level-properties text:list-level-position-and-space-mode="label-alignment">
          <style:list-level-label-alignment text:label-followed-by="listtab" fo:text-indent="-0.353cm" fo:margin-left="6.1cm"/>
        </style:list-level-properties>
      </text:list-level-style-bullet>
      <text:list-level-style-bullet text:level="5" style:num-suffix="•" text:bullet-char="•">
        <style:list-level-properties text:list-level-position-and-space-mode="label-alignment">
          <style:list-level-label-alignment text:label-followed-by="listtab" fo:text-indent="-0.353cm" fo:margin-left="7.945cm"/>
        </style:list-level-properties>
      </text:list-level-style-bullet>
      <text:list-level-style-bullet text:level="6" style:num-suffix="•" text:bullet-char="•">
        <style:list-level-properties text:list-level-position-and-space-mode="label-alignment">
          <style:list-level-label-alignment text:label-followed-by="listtab" fo:text-indent="-0.353cm" fo:margin-left="9.79cm"/>
        </style:list-level-properties>
      </text:list-level-style-bullet>
      <text:list-level-style-bullet text:level="7" style:num-suffix="•" text:bullet-char="•">
        <style:list-level-properties text:list-level-position-and-space-mode="label-alignment">
          <style:list-level-label-alignment text:label-followed-by="listtab" fo:text-indent="-0.353cm" fo:margin-left="11.635cm"/>
        </style:list-level-properties>
      </text:list-level-style-bullet>
      <text:list-level-style-bullet text:level="8" style:num-suffix="•" text:bullet-char="•">
        <style:list-level-properties text:list-level-position-and-space-mode="label-alignment">
          <style:list-level-label-alignment text:label-followed-by="listtab" fo:text-indent="-0.353cm" fo:margin-left="13.48cm"/>
        </style:list-level-properties>
      </text:list-level-style-bullet>
      <text:list-level-style-bullet text:level="9" style:num-suffix="•" text:bullet-char="•">
        <style:list-level-properties text:list-level-position-and-space-mode="label-alignment">
          <style:list-level-label-alignment text:label-followed-by="listtab" fo:text-indent="-0.353cm" fo:margin-left="15.32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0.494cm" fo:margin-left="1.799cm" fo:margin-right="0.77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2">
      <style:page-layout-properties fo:page-width="21.59cm" fo:page-height="27.94cm" style:num-format="1" style:print-orientation="portrait" fo:margin-top="0.882cm" fo:margin-bottom="0.494cm" fo:margin-left="1.799cm" fo:margin-right="0.77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0.494cm" fo:margin-left="1.799cm" fo:margin-right="0.776cm" style:writing-mode="lr-tb" style:layout-grid-color="#c0c0c0" style:layout-grid-lines="2645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Header">Version Date: May 2, 2017</text:p>
      </style:header>
    </style:master-page>
    <style:master-page style:name="First_20_Page" style:display-name="First Page" style:page-layout-name="Mpm2" style:next-style-name="Standard"/>
    <style:master-page style:name="Converted1" style:page-layout-name="Mpm3">
      <style:header>
        <text:p text:style-name="Header">Version Date: May 2, 2017</text:p>
      </style:header>
    </style:master-page>
    <style:master-page style:name="Converted2" style:page-layout-name="Mpm3">
      <style:header>
        <text:p text:style-name="Header">Version Date: May 2, 2017</text:p>
      </style:header>
    </style:master-page>
    <style:master-page style:name="Converted3" style:page-layout-name="Mpm3">
      <style:header>
        <text:p text:style-name="Header">Version Date: May 2, 2017</text:p>
      </style:header>
    </style:master-page>
    <style:master-page style:name="Converted4" style:page-layout-name="Mpm3">
      <style:header>
        <text:p text:style-name="Header">Version Date: May 2, 2017</text:p>
      </style:header>
    </style:master-page>
    <style:master-page style:name="Converted5" style:page-layout-name="Mpm3">
      <style:header>
        <text:p text:style-name="Header">Version Date: May 2, 2017</text:p>
      </style:header>
    </style:master-page>
    <style:master-page style:name="Converted6" style:page-layout-name="Mpm3">
      <style:header>
        <text:p text:style-name="Header">Version Date: May 2, 2017</text:p>
      </style:header>
    </style:master-page>
    <style:master-page style:name="Converted7" style:page-layout-name="Mpm3">
      <style:header>
        <text:p text:style-name="Header">Version Date: May 2, 2017</text:p>
      </style:header>
    </style:master-page>
    <style:master-page style:name="Converted8" style:page-layout-name="Mpm3">
      <style:header>
        <text:p text:style-name="Header">Version Date: May 2, 2017</text:p>
      </style:header>
    </style:master-page>
    <style:master-page style:name="Converted9" style:page-layout-name="Mpm3">
      <style:header>
        <text:p text:style-name="Header">Version Date: May 2, 2017</text:p>
      </style:header>
    </style:master-page>
    <style:master-page style:name="Converted10" style:page-layout-name="Mpm3">
      <style:header>
        <text:p text:style-name="Header">Version Date: May 2, 2017</text:p>
      </style:header>
    </style:master-page>
    <style:master-page style:name="Converted11" style:page-layout-name="Mpm3">
      <style:header>
        <text:p text:style-name="Header">Version Date: May 2, 2017</text:p>
      </style:header>
    </style:master-page>
    <style:master-page style:name="Converted12" style:page-layout-name="Mpm3">
      <style:header>
        <text:p text:style-name="Header">Version Date: May 2, 2017</text:p>
      </style:header>
    </style:master-page>
    <style:master-page style:name="Converted13" style:page-layout-name="Mpm3">
      <style:header>
        <text:p text:style-name="Header">Version Date: May 2, 2017</text:p>
      </style:header>
    </style:master-page>
    <style:master-page style:name="Converted14" style:page-layout-name="Mpm3">
      <style:header>
        <text:p text:style-name="Header">Version Date: May 2, 2017</text:p>
      </style:header>
    </style:master-page>
    <style:master-page style:name="Converted15" style:page-layout-name="Mpm3">
      <style:header>
        <text:p text:style-name="Header">Version Date: May 2, 2017</text:p>
      </style:header>
    </style:master-page>
    <style:master-page style:name="Converted16" style:page-layout-name="Mpm3">
      <style:header>
        <text:p text:style-name="Header">Version Date: May 2, 2017</text:p>
      </style:header>
    </style:master-page>
    <style:master-page style:name="Converted17" style:page-layout-name="Mpm3">
      <style:header>
        <text:p text:style-name="Header">Version Date: May 2, 2017</text:p>
      </style:header>
    </style:master-page>
    <style:master-page style:name="Converted18" style:page-layout-name="Mpm3">
      <style:header>
        <text:p text:style-name="Header">Version Date: May 2, 2017</text:p>
      </style:header>
    </style:master-page>
    <style:master-page style:name="Converted19" style:page-layout-name="Mpm3">
      <style:header>
        <text:p text:style-name="Header">Version Date: May 2, 2017</text:p>
      </style:header>
    </style:master-page>
    <style:master-page style:name="Converted20" style:page-layout-name="Mpm3">
      <style:header>
        <text:p text:style-name="Header">Version Date: May 2, 2017</text:p>
      </style:header>
    </style:master-page>
    <style:master-page style:name="Converted21" style:page-layout-name="Mpm3">
      <style:header>
        <text:p text:style-name="Header">Version Date: May 2, 20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ROMEO - Researcher Portal </dc:title>
    <dc:creator>Kristine VanAarsen</dc:creator>
    <meta:editing-cycles>3</meta:editing-cycles>
    <meta:creation-date>2017-05-02T14:48:00</meta:creation-date>
    <dc:date>2017-05-04T17:02:00</dc:date>
    <meta:editing-duration>PT3M</meta:editing-duration>
    <meta:generator>LibreOffice/6.0.6.2$Linux_X86_64 LibreOffice_project/00m0$Build-2</meta:generator>
    <meta:document-statistic meta:table-count="33" meta:image-count="0" meta:object-count="0" meta:page-count="43" meta:paragraph-count="723" meta:word-count="6519" meta:character-count="40450" meta:non-whitespace-character-count="34665"/>
    <meta:user-defined meta:name="AppVersion">14.0000</meta:user-defined>
    <meta:user-defined meta:name="Company">London hospitals</meta:user-defined>
    <meta:user-defined meta:name="Created" meta:value-type="date">2016-06-08T00:00:00</meta:user-defined>
    <meta:user-defined meta:name="Creator">Writer</meta:user-defined>
    <meta:user-defined meta:name="DocSecurity" meta:value-type="float">0</meta:user-defined>
    <meta:user-defined meta:name="HyperlinksChanged" meta:value-type="boolean">false</meta:user-defined>
    <meta:user-defined meta:name="LastSaved" meta:value-type="date">2016-06-08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295F0944" xlink:href=""/>
  </office:meta>
</office:document-meta>
</file>